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D000001E9247F626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 style:family="table">
      <style:table-properties style:width="16.436cm" table:align="center" style:writing-mode="lr-tb"/>
    </style:style>
    <style:style style:name="Table1.A" style:family="table-column">
      <style:table-column-properties style:column-width="0.933cm"/>
    </style:style>
    <style:style style:name="Table1.B" style:family="table-column">
      <style:table-column-properties style:column-width="3.062cm"/>
    </style:style>
    <style:style style:name="Table1.C" style:family="table-column">
      <style:table-column-properties style:column-width="1.441cm"/>
    </style:style>
    <style:style style:name="Table1.D" style:family="table-column">
      <style:table-column-properties style:column-width="1.072cm"/>
    </style:style>
    <style:style style:name="Table1.E" style:family="table-column">
      <style:table-column-properties style:column-width="1.93cm"/>
    </style:style>
    <style:style style:name="Table1.F" style:family="table-column">
      <style:table-column-properties style:column-width="2.429cm"/>
    </style:style>
    <style:style style:name="Table1.G" style:family="table-column">
      <style:table-column-properties style:column-width="3.129cm"/>
    </style:style>
    <style:style style:name="Table1.H" style:family="table-column">
      <style:table-column-properties style:column-width="2.439cm"/>
    </style:style>
    <style:style style:name="Table1.1" style:family="table-row">
      <style:table-row-properties style:min-row-height="0.582cm" fo:keep-together="always"/>
    </style:style>
    <style:style style:name="Table1.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1.2" style:family="table-row">
      <style:table-row-properties style:min-row-height="0.644cm" fo:keep-together="always"/>
    </style:style>
    <style:style style:name="Table1.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1.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1.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1.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1.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1.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7" style:family="table-row">
      <style:table-row-properties style:min-row-height="0.88cm" fo:keep-together="always"/>
    </style:style>
    <style:style style:name="Table1.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8" style:family="table-row">
      <style:table-row-properties style:min-row-height="0.993cm" fo:keep-together="always"/>
    </style:style>
    <style:style style:name="Table1.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9" style:family="table-row">
      <style:table-row-properties style:min-row-height="1.148cm" fo:keep-together="always"/>
    </style:style>
    <style:style style:name="Table1.10" style:family="table-row">
      <style:table-row-properties fo:keep-together="always"/>
    </style:style>
    <style:style style:name="Table1.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11" style:family="table-row">
      <style:table-row-properties fo:keep-together="always"/>
    </style:style>
    <style:style style:name="Table1.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 style:family="table">
      <style:table-properties style:width="16.436cm" table:align="center" style:writing-mode="lr-tb"/>
    </style:style>
    <style:style style:name="Table6.A" style:family="table-column">
      <style:table-column-properties style:column-width="0.933cm"/>
    </style:style>
    <style:style style:name="Table6.B" style:family="table-column">
      <style:table-column-properties style:column-width="3.062cm"/>
    </style:style>
    <style:style style:name="Table6.C" style:family="table-column">
      <style:table-column-properties style:column-width="1.441cm"/>
    </style:style>
    <style:style style:name="Table6.D" style:family="table-column">
      <style:table-column-properties style:column-width="1.072cm"/>
    </style:style>
    <style:style style:name="Table6.E" style:family="table-column">
      <style:table-column-properties style:column-width="1.93cm"/>
    </style:style>
    <style:style style:name="Table6.F" style:family="table-column">
      <style:table-column-properties style:column-width="2.429cm"/>
    </style:style>
    <style:style style:name="Table6.G" style:family="table-column">
      <style:table-column-properties style:column-width="3.129cm"/>
    </style:style>
    <style:style style:name="Table6.H" style:family="table-column">
      <style:table-column-properties style:column-width="2.439cm"/>
    </style:style>
    <style:style style:name="Table6.1" style:family="table-row">
      <style:table-row-properties style:min-row-height="0.582cm" fo:keep-together="always"/>
    </style:style>
    <style:style style:name="Table6.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6.2" style:family="table-row">
      <style:table-row-properties style:min-row-height="0.644cm" fo:keep-together="always"/>
    </style:style>
    <style:style style:name="Table6.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6.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6.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6.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6.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6.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7" style:family="table-row">
      <style:table-row-properties style:min-row-height="0.88cm" fo:keep-together="always"/>
    </style:style>
    <style:style style:name="Table6.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8" style:family="table-row">
      <style:table-row-properties style:min-row-height="0.993cm" fo:keep-together="always"/>
    </style:style>
    <style:style style:name="Table6.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3" style:family="table-row">
      <style:table-row-properties style:min-row-height="1.148cm" fo:keep-together="always"/>
    </style:style>
    <style:style style:name="Table6.14" style:family="table-row">
      <style:table-row-properties fo:keep-together="always"/>
    </style:style>
    <style:style style:name="Table6.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5" style:family="table-row">
      <style:table-row-properties fo:keep-together="always"/>
    </style:style>
    <style:style style:name="Table6.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 style:family="table">
      <style:table-properties style:width="16.436cm" table:align="center" style:writing-mode="lr-tb"/>
    </style:style>
    <style:style style:name="Table7.A" style:family="table-column">
      <style:table-column-properties style:column-width="0.933cm"/>
    </style:style>
    <style:style style:name="Table7.B" style:family="table-column">
      <style:table-column-properties style:column-width="3.062cm"/>
    </style:style>
    <style:style style:name="Table7.C" style:family="table-column">
      <style:table-column-properties style:column-width="1.441cm"/>
    </style:style>
    <style:style style:name="Table7.D" style:family="table-column">
      <style:table-column-properties style:column-width="0.861cm"/>
    </style:style>
    <style:style style:name="Table7.E" style:family="table-column">
      <style:table-column-properties style:column-width="2.141cm"/>
    </style:style>
    <style:style style:name="Table7.F" style:family="table-column">
      <style:table-column-properties style:column-width="2.429cm"/>
    </style:style>
    <style:style style:name="Table7.G" style:family="table-column">
      <style:table-column-properties style:column-width="3.129cm"/>
    </style:style>
    <style:style style:name="Table7.H" style:family="table-column">
      <style:table-column-properties style:column-width="2.439cm"/>
    </style:style>
    <style:style style:name="Table7.1" style:family="table-row">
      <style:table-row-properties style:min-row-height="0.582cm" fo:keep-together="always"/>
    </style:style>
    <style:style style:name="Table7.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7.2" style:family="table-row">
      <style:table-row-properties style:min-row-height="0.644cm" fo:keep-together="always"/>
    </style:style>
    <style:style style:name="Table7.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7.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7.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7.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7.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7.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7" style:family="table-row">
      <style:table-row-properties style:min-row-height="0.88cm" fo:keep-together="always"/>
    </style:style>
    <style:style style:name="Table7.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8" style:family="table-row">
      <style:table-row-properties style:min-row-height="0.993cm" fo:keep-together="always"/>
    </style:style>
    <style:style style:name="Table7.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5" style:family="table-row">
      <style:table-row-properties style:min-row-height="1.148cm" fo:keep-together="always"/>
    </style:style>
    <style:style style:name="Table7.16" style:family="table-row">
      <style:table-row-properties fo:keep-together="always"/>
    </style:style>
    <style:style style:name="Table7.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7" style:family="table-row">
      <style:table-row-properties fo:keep-together="always"/>
    </style:style>
    <style:style style:name="Table7.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 style:family="table">
      <style:table-properties style:width="16.436cm" table:align="center" style:writing-mode="lr-tb"/>
    </style:style>
    <style:style style:name="Table2.A" style:family="table-column">
      <style:table-column-properties style:column-width="0.933cm"/>
    </style:style>
    <style:style style:name="Table2.B" style:family="table-column">
      <style:table-column-properties style:column-width="3.062cm"/>
    </style:style>
    <style:style style:name="Table2.C" style:family="table-column">
      <style:table-column-properties style:column-width="1.441cm"/>
    </style:style>
    <style:style style:name="Table2.D" style:family="table-column">
      <style:table-column-properties style:column-width="1.072cm"/>
    </style:style>
    <style:style style:name="Table2.E" style:family="table-column">
      <style:table-column-properties style:column-width="2.196cm"/>
    </style:style>
    <style:style style:name="Table2.F" style:family="table-column">
      <style:table-column-properties style:column-width="2.163cm"/>
    </style:style>
    <style:style style:name="Table2.G" style:family="table-column">
      <style:table-column-properties style:column-width="3.129cm"/>
    </style:style>
    <style:style style:name="Table2.H" style:family="table-column">
      <style:table-column-properties style:column-width="2.439cm"/>
    </style:style>
    <style:style style:name="Table2.1" style:family="table-row">
      <style:table-row-properties style:min-row-height="0.582cm" fo:keep-together="always"/>
    </style:style>
    <style:style style:name="Table2.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2.2" style:family="table-row">
      <style:table-row-properties style:min-row-height="0.644cm" fo:keep-together="always"/>
    </style:style>
    <style:style style:name="Table2.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2.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2.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2.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2.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2.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7" style:family="table-row">
      <style:table-row-properties style:min-row-height="0.88cm" fo:keep-together="always"/>
    </style:style>
    <style:style style:name="Table2.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8" style:family="table-row">
      <style:table-row-properties style:min-row-height="0.993cm" fo:keep-together="always"/>
    </style:style>
    <style:style style:name="Table2.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5" style:family="table-row">
      <style:table-row-properties style:min-row-height="1.148cm" fo:keep-together="always"/>
    </style:style>
    <style:style style:name="Table2.16" style:family="table-row">
      <style:table-row-properties fo:keep-together="always"/>
    </style:style>
    <style:style style:name="Table2.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7" style:family="table-row">
      <style:table-row-properties fo:keep-together="always"/>
    </style:style>
    <style:style style:name="Table2.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 style:family="table">
      <style:table-properties style:width="16.436cm" table:align="center" style:writing-mode="lr-tb"/>
    </style:style>
    <style:style style:name="Table3.A" style:family="table-column">
      <style:table-column-properties style:column-width="0.933cm"/>
    </style:style>
    <style:style style:name="Table3.B" style:family="table-column">
      <style:table-column-properties style:column-width="3.062cm"/>
    </style:style>
    <style:style style:name="Table3.C" style:family="table-column">
      <style:table-column-properties style:column-width="1.441cm"/>
    </style:style>
    <style:style style:name="Table3.D" style:family="table-column">
      <style:table-column-properties style:column-width="1.072cm"/>
    </style:style>
    <style:style style:name="Table3.E" style:family="table-column">
      <style:table-column-properties style:column-width="2.196cm"/>
    </style:style>
    <style:style style:name="Table3.F" style:family="table-column">
      <style:table-column-properties style:column-width="2.163cm"/>
    </style:style>
    <style:style style:name="Table3.G" style:family="table-column">
      <style:table-column-properties style:column-width="3.129cm"/>
    </style:style>
    <style:style style:name="Table3.H" style:family="table-column">
      <style:table-column-properties style:column-width="2.439cm"/>
    </style:style>
    <style:style style:name="Table3.1" style:family="table-row">
      <style:table-row-properties style:min-row-height="0.582cm" fo:keep-together="always"/>
    </style:style>
    <style:style style:name="Table3.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3.2" style:family="table-row">
      <style:table-row-properties style:min-row-height="0.644cm" fo:keep-together="always"/>
    </style:style>
    <style:style style:name="Table3.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3.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3.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3.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3.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3.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7" style:family="table-row">
      <style:table-row-properties style:min-row-height="0.88cm" fo:keep-together="always"/>
    </style:style>
    <style:style style:name="Table3.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8" style:family="table-row">
      <style:table-row-properties style:min-row-height="0.993cm" fo:keep-together="always"/>
    </style:style>
    <style:style style:name="Table3.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4" style:family="table-row">
      <style:table-row-properties style:min-row-height="1.148cm" fo:keep-together="always"/>
    </style:style>
    <style:style style:name="Table3.15" style:family="table-row">
      <style:table-row-properties fo:keep-together="always"/>
    </style:style>
    <style:style style:name="Table3.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6" style:family="table-row">
      <style:table-row-properties fo:keep-together="always"/>
    </style:style>
    <style:style style:name="Table3.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 style:family="table">
      <style:table-properties style:width="16.436cm" table:align="center" style:writing-mode="lr-tb"/>
    </style:style>
    <style:style style:name="Table4.A" style:family="table-column">
      <style:table-column-properties style:column-width="0.933cm"/>
    </style:style>
    <style:style style:name="Table4.B" style:family="table-column">
      <style:table-column-properties style:column-width="3.062cm"/>
    </style:style>
    <style:style style:name="Table4.C" style:family="table-column">
      <style:table-column-properties style:column-width="1.441cm"/>
    </style:style>
    <style:style style:name="Table4.D" style:family="table-column">
      <style:table-column-properties style:column-width="1.072cm"/>
    </style:style>
    <style:style style:name="Table4.E" style:family="table-column">
      <style:table-column-properties style:column-width="2.196cm"/>
    </style:style>
    <style:style style:name="Table4.F" style:family="table-column">
      <style:table-column-properties style:column-width="2.163cm"/>
    </style:style>
    <style:style style:name="Table4.G" style:family="table-column">
      <style:table-column-properties style:column-width="3.129cm"/>
    </style:style>
    <style:style style:name="Table4.H" style:family="table-column">
      <style:table-column-properties style:column-width="2.439cm"/>
    </style:style>
    <style:style style:name="Table4.1" style:family="table-row">
      <style:table-row-properties style:min-row-height="0.582cm" fo:keep-together="always"/>
    </style:style>
    <style:style style:name="Table4.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4.2" style:family="table-row">
      <style:table-row-properties style:min-row-height="0.644cm" fo:keep-together="always"/>
    </style:style>
    <style:style style:name="Table4.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4.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4.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4.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4.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4.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7" style:family="table-row">
      <style:table-row-properties style:min-row-height="0.88cm" fo:keep-together="always"/>
    </style:style>
    <style:style style:name="Table4.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8" style:family="table-row">
      <style:table-row-properties style:min-row-height="0.993cm" fo:keep-together="always"/>
    </style:style>
    <style:style style:name="Table4.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3" style:family="table-row">
      <style:table-row-properties style:min-row-height="1.148cm" fo:keep-together="always"/>
    </style:style>
    <style:style style:name="Table4.14" style:family="table-row">
      <style:table-row-properties fo:keep-together="always"/>
    </style:style>
    <style:style style:name="Table4.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5" style:family="table-row">
      <style:table-row-properties fo:keep-together="always"/>
    </style:style>
    <style:style style:name="Table4.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 style:family="table">
      <style:table-properties style:width="16.436cm" fo:break-before="auto" fo:break-after="auto" table:align="center" fo:background-color="transparent" fo:keep-with-next="auto" style:may-break-between-rows="true" style:writing-mode="lr-tb">
        <style:background-image/>
      </style:table-properties>
    </style:style>
    <style:style style:name="Tableau4.A" style:family="table-column">
      <style:table-column-properties style:column-width="0.9cm"/>
    </style:style>
    <style:style style:name="Tableau4.B" style:family="table-column">
      <style:table-column-properties style:column-width="2.514cm"/>
    </style:style>
    <style:style style:name="Tableau4.C" style:family="table-column">
      <style:table-column-properties style:column-width="3.201cm"/>
    </style:style>
    <style:style style:name="Tableau4.D" style:family="table-column">
      <style:table-column-properties style:column-width="2.792cm"/>
    </style:style>
    <style:style style:name="Tableau4.E" style:family="table-column">
      <style:table-column-properties style:column-width="4.087cm"/>
    </style:style>
    <style:style style:name="Tableau4.F" style:family="table-column">
      <style:table-column-properties style:column-width="2.942cm"/>
    </style:style>
    <style:style style:name="Tableau4.1" style:family="table-row">
      <style:table-row-properties style:min-row-height="0.582cm" fo:keep-together="always"/>
    </style:style>
    <style:style style:name="Tableau4.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au4.2" style:family="table-row">
      <style:table-row-properties style:min-row-height="0.644cm" fo:keep-together="always"/>
    </style:style>
    <style:style style:name="Tableau4.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au4.D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au4.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au4.D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au4.A4" style:family="table-cell">
      <style:table-cell-properties style:vertical-align="top" fo:background-color="#808080" fo:padding-left="0.191cm" fo:padding-right="0.191cm" fo:padding-top="0cm" fo:padding-bottom="0cm" fo:border-left="1pt solid #000000" fo:border-right="none" fo:border-top="none" fo:border-bottom="1pt solid #000000" style:writing-mode="lr-tb">
        <style:background-image/>
      </style:table-cell-properties>
    </style:style>
    <style:style style:name="Tableau4.F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4.5" style:family="table-row">
      <style:table-row-properties style:min-row-height="0.88cm" fo:keep-together="always"/>
    </style:style>
    <style:style style:name="Tableau4.F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4.6" style:family="table-row">
      <style:table-row-properties style:min-row-height="0.993cm" fo:keep-together="always"/>
    </style:style>
    <style:style style:name="Tableau4.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15" style:family="table-row">
      <style:table-row-properties style:min-row-height="0.601cm" fo:background-color="transparent" fo:keep-together="always">
        <style:background-image/>
      </style:table-row-properties>
    </style:style>
    <style:style style:name="Tableau4.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 style:family="table">
      <style:table-properties style:width="16.436cm" table:align="center" style:writing-mode="lr-tb"/>
    </style:style>
    <style:style style:name="Tableau2.A" style:family="table-column">
      <style:table-column-properties style:column-width="0.898cm"/>
    </style:style>
    <style:style style:name="Tableau2.B" style:family="table-column">
      <style:table-column-properties style:column-width="2.514cm"/>
    </style:style>
    <style:style style:name="Tableau2.C" style:family="table-column">
      <style:table-column-properties style:column-width="2.99cm"/>
    </style:style>
    <style:style style:name="Tableau2.D" style:family="table-column">
      <style:table-column-properties style:column-width="2.713cm"/>
    </style:style>
    <style:style style:name="Tableau2.E" style:family="table-column">
      <style:table-column-properties style:column-width="4.378cm"/>
    </style:style>
    <style:style style:name="Tableau2.F" style:family="table-column">
      <style:table-column-properties style:column-width="2.944cm"/>
    </style:style>
    <style:style style:name="Tableau2.1" style:family="table-row">
      <style:table-row-properties style:min-row-height="0.582cm" fo:keep-together="always"/>
    </style:style>
    <style:style style:name="Tableau2.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au2.2" style:family="table-row">
      <style:table-row-properties style:min-row-height="0.644cm" fo:keep-together="always"/>
    </style:style>
    <style:style style:name="Tableau2.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au2.D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au2.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au2.D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au2.A4" style:family="table-cell">
      <style:table-cell-properties style:vertical-align="top" fo:background-color="#808080" fo:padding-left="0.191cm" fo:padding-right="0.191cm" fo:padding-top="0cm" fo:padding-bottom="0cm" fo:border-left="1pt solid #000000" fo:border-right="none" fo:border-top="none" fo:border-bottom="1pt solid #000000" style:writing-mode="lr-tb">
        <style:background-image/>
      </style:table-cell-properties>
    </style:style>
    <style:style style:name="Tableau2.F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2.5" style:family="table-row">
      <style:table-row-properties style:min-row-height="0.88cm" fo:keep-together="always"/>
    </style:style>
    <style:style style:name="Tableau2.F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2.6" style:family="table-row">
      <style:table-row-properties style:min-row-height="0.993cm" fo:keep-together="always"/>
    </style:style>
    <style:style style:name="Tableau2.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9" style:family="table-row">
      <style:table-row-properties style:min-row-height="0.543cm" fo:keep-together="always"/>
    </style:style>
    <style:style style:name="Tableau2.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10" style:family="table-row">
      <style:table-row-properties style:min-row-height="0.464cm" fo:keep-together="always"/>
    </style:style>
    <style:style style:name="Tableau2.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13" style:family="table-row">
      <style:table-row-properties style:min-row-height="0.48cm" fo:keep-together="always"/>
    </style:style>
    <style:style style:name="Tableau2.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14" style:family="table-row">
      <style:table-row-properties style:min-row-height="0.501cm" fo:keep-together="always"/>
    </style:style>
    <style:style style:name="Tableau2.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15" style:family="table-row">
      <style:table-row-properties style:min-row-height="0.503cm" fo:keep-together="always"/>
    </style:style>
    <style:style style:name="Tableau2.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1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19" style:family="table-row">
      <style:table-row-properties style:min-row-height="1.058cm" fo:keep-together="always"/>
    </style:style>
    <style:style style:name="Tableau2.A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2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2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2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2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2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2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2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2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2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2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2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2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2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2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2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2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2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2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24" style:family="table-row">
      <style:table-row-properties style:min-row-height="0.601cm" fo:keep-together="always"/>
    </style:style>
    <style:style style:name="Tableau2.A2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2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2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2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25" style:family="table-row">
      <style:table-row-properties style:min-row-height="1.635cm" fo:keep-together="always"/>
    </style:style>
    <style:style style:name="Tableau2.A2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2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2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2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 style:family="table">
      <style:table-properties style:width="16.436cm" table:align="center" style:writing-mode="lr-tb"/>
    </style:style>
    <style:style style:name="Table9.A" style:family="table-column">
      <style:table-column-properties style:column-width="0.9cm"/>
    </style:style>
    <style:style style:name="Table9.B" style:family="table-column">
      <style:table-column-properties style:column-width="2.514cm"/>
    </style:style>
    <style:style style:name="Table9.C" style:family="table-column">
      <style:table-column-properties style:column-width="3.201cm"/>
    </style:style>
    <style:style style:name="Table9.D" style:family="table-column">
      <style:table-column-properties style:column-width="2.588cm"/>
    </style:style>
    <style:style style:name="Table9.E" style:family="table-column">
      <style:table-column-properties style:column-width="4.292cm"/>
    </style:style>
    <style:style style:name="Table9.F" style:family="table-column">
      <style:table-column-properties style:column-width="2.942cm"/>
    </style:style>
    <style:style style:name="Table9.1" style:family="table-row">
      <style:table-row-properties style:min-row-height="0.582cm" fo:keep-together="always"/>
    </style:style>
    <style:style style:name="Table9.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9.2" style:family="table-row">
      <style:table-row-properties style:min-row-height="0.644cm" fo:keep-together="always"/>
    </style:style>
    <style:style style:name="Table9.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9.D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9.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9.D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9.A4" style:family="table-cell">
      <style:table-cell-properties style:vertical-align="top" fo:background-color="#808080" fo:padding-left="0.191cm" fo:padding-right="0.191cm" fo:padding-top="0cm" fo:padding-bottom="0cm" fo:border-left="1pt solid #000000" fo:border-right="none" fo:border-top="none" fo:border-bottom="1pt solid #000000" style:writing-mode="lr-tb">
        <style:background-image/>
      </style:table-cell-properties>
    </style:style>
    <style:style style:name="Table9.F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9.5" style:family="table-row">
      <style:table-row-properties style:min-row-height="0.88cm" fo:keep-together="always"/>
    </style:style>
    <style:style style:name="Table9.F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9.6" style:family="table-row">
      <style:table-row-properties style:min-row-height="0.993cm" fo:keep-together="always"/>
    </style:style>
    <style:style style:name="Table9.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19" style:family="table-row">
      <style:table-row-properties style:min-row-height="0.601cm" fo:keep-together="always"/>
    </style:style>
    <style:style style:name="Table9.A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2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2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2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2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 style:family="table">
      <style:table-properties style:width="16.436cm" table:align="center" style:writing-mode="lr-tb"/>
    </style:style>
    <style:style style:name="Tableau3.A" style:family="table-column">
      <style:table-column-properties style:column-width="0.9cm"/>
    </style:style>
    <style:style style:name="Tableau3.B" style:family="table-column">
      <style:table-column-properties style:column-width="2.514cm"/>
    </style:style>
    <style:style style:name="Tableau3.C" style:family="table-column">
      <style:table-column-properties style:column-width="2.879cm"/>
    </style:style>
    <style:style style:name="Tableau3.D" style:family="table-column">
      <style:table-column-properties style:column-width="2.822cm"/>
    </style:style>
    <style:style style:name="Tableau3.E" style:family="table-column">
      <style:table-column-properties style:column-width="4.38cm"/>
    </style:style>
    <style:style style:name="Tableau3.F" style:family="table-column">
      <style:table-column-properties style:column-width="2.942cm"/>
    </style:style>
    <style:style style:name="Tableau3.1" style:family="table-row">
      <style:table-row-properties style:min-row-height="0.582cm" fo:keep-together="always"/>
    </style:style>
    <style:style style:name="Tableau3.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au3.2" style:family="table-row">
      <style:table-row-properties style:min-row-height="0.644cm" fo:keep-together="always"/>
    </style:style>
    <style:style style:name="Tableau3.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au3.D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au3.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au3.D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au3.A4" style:family="table-cell">
      <style:table-cell-properties style:vertical-align="top" fo:background-color="#808080" fo:padding-left="0.191cm" fo:padding-right="0.191cm" fo:padding-top="0cm" fo:padding-bottom="0cm" fo:border-left="1pt solid #000000" fo:border-right="none" fo:border-top="none" fo:border-bottom="1pt solid #000000" style:writing-mode="lr-tb">
        <style:background-image/>
      </style:table-cell-properties>
    </style:style>
    <style:style style:name="Tableau3.F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3.5" style:family="table-row">
      <style:table-row-properties style:min-row-height="0.88cm" fo:keep-together="always"/>
    </style:style>
    <style:style style:name="Tableau3.F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3.6" style:family="table-row">
      <style:table-row-properties style:min-row-height="0.993cm" fo:keep-together="always"/>
    </style:style>
    <style:style style:name="Tableau3.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C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C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14" style:family="table-row">
      <style:table-row-properties style:min-row-height="0.601cm" fo:keep-together="always"/>
    </style:style>
    <style:style style:name="Tableau3.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 style:family="table">
      <style:table-properties style:width="16.436cm" table:align="center" style:writing-mode="lr-tb"/>
    </style:style>
    <style:style style:name="Tableau5.A" style:family="table-column">
      <style:table-column-properties style:column-width="0.9cm"/>
    </style:style>
    <style:style style:name="Tableau5.B" style:family="table-column">
      <style:table-column-properties style:column-width="2.686cm"/>
    </style:style>
    <style:style style:name="Tableau5.C" style:family="table-column">
      <style:table-column-properties style:column-width="2.91cm"/>
    </style:style>
    <style:style style:name="Tableau5.D" style:family="table-column">
      <style:table-column-properties style:column-width="2.794cm"/>
    </style:style>
    <style:style style:name="Tableau5.E" style:family="table-column">
      <style:table-column-properties style:column-width="4.203cm"/>
    </style:style>
    <style:style style:name="Tableau5.F" style:family="table-column">
      <style:table-column-properties style:column-width="2.942cm"/>
    </style:style>
    <style:style style:name="Tableau5.1" style:family="table-row">
      <style:table-row-properties style:min-row-height="0.582cm" fo:keep-together="always"/>
    </style:style>
    <style:style style:name="Tableau5.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au5.2" style:family="table-row">
      <style:table-row-properties style:min-row-height="0.644cm" fo:keep-together="always"/>
    </style:style>
    <style:style style:name="Tableau5.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au5.D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au5.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au5.D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au5.A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5.5" style:family="table-row">
      <style:table-row-properties style:min-row-height="0.88cm" fo:keep-together="always"/>
    </style:style>
    <style:style style:name="Tableau5.F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5.6" style:family="table-row">
      <style:table-row-properties style:min-row-height="0.993cm" fo:keep-together="always"/>
    </style:style>
    <style:style style:name="Tableau5.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18" style:family="table-row">
      <style:table-row-properties style:min-row-height="0.601cm" fo:keep-together="always"/>
    </style:style>
    <style:style style:name="Tableau5.A1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6" style:family="table">
      <style:table-properties style:width="16.436cm" table:align="center" style:writing-mode="lr-tb"/>
    </style:style>
    <style:style style:name="Tableau6.A" style:family="table-column">
      <style:table-column-properties style:column-width="0.9cm"/>
    </style:style>
    <style:style style:name="Tableau6.B" style:family="table-column">
      <style:table-column-properties style:column-width="2.514cm"/>
    </style:style>
    <style:style style:name="Tableau6.C" style:family="table-column">
      <style:table-column-properties style:column-width="2.99cm"/>
    </style:style>
    <style:style style:name="Tableau6.D" style:family="table-column">
      <style:table-column-properties style:column-width="2.593cm"/>
    </style:style>
    <style:style style:name="Tableau6.E" style:family="table-column">
      <style:table-column-properties style:column-width="4.498cm"/>
    </style:style>
    <style:style style:name="Tableau6.F" style:family="table-column">
      <style:table-column-properties style:column-width="2.942cm"/>
    </style:style>
    <style:style style:name="Tableau6.1" style:family="table-row">
      <style:table-row-properties style:min-row-height="0.582cm" fo:keep-together="always"/>
    </style:style>
    <style:style style:name="Tableau6.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au6.2" style:family="table-row">
      <style:table-row-properties style:min-row-height="0.644cm" fo:keep-together="always"/>
    </style:style>
    <style:style style:name="Tableau6.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au6.D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au6.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au6.D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au6.A4" style:family="table-cell">
      <style:table-cell-properties style:vertical-align="top" fo:background-color="#808080" fo:padding-left="0.191cm" fo:padding-right="0.191cm" fo:padding-top="0cm" fo:padding-bottom="0cm" fo:border-left="1pt solid #000000" fo:border-right="none" fo:border-top="none" fo:border-bottom="1pt solid #000000" style:writing-mode="lr-tb">
        <style:background-image/>
      </style:table-cell-properties>
    </style:style>
    <style:style style:name="Tableau6.F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6.5" style:family="table-row">
      <style:table-row-properties style:min-row-height="0.88cm" fo:keep-together="always"/>
    </style:style>
    <style:style style:name="Tableau6.F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6.6" style:family="table-row">
      <style:table-row-properties style:min-row-height="0.993cm" fo:keep-together="always"/>
    </style:style>
    <style:style style:name="Tableau6.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D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E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F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6.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D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E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F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6.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D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F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6.10" style:family="table-row">
      <style:table-row-properties style:min-row-height="0.601cm" fo:keep-together="always"/>
    </style:style>
    <style:style style:name="Tableau6.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F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6.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F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end" style:justify-single-word="false"/>
    </style:style>
    <style:style style:name="P6" style:family="paragraph" style:parent-style-name="Footer">
      <style:paragraph-properties fo:text-align="center" style:justify-single-word="false"/>
    </style:style>
    <style:style style:name="P7" style:family="paragraph" style:parent-style-name="Footer">
      <style:text-properties fo:color="#000000" style:font-name="Droid Sans" fo:font-size="11pt" fo:font-style="normal" fo:font-weight="normal" officeooo:paragraph-rsid="0044e43f" style:font-name-asian="Wingdings" style:font-size-asian="11pt" style:font-style-asian="normal" style:font-weight-asian="normal" style:font-name-complex="Comic Sans MS" style:font-size-complex="11pt" style:font-style-complex="normal" style:font-weight-complex="normal"/>
    </style:style>
    <style:style style:name="P8" style:family="paragraph" style:parent-style-name="Footer">
      <style:text-properties fo:color="#000000" style:font-name="Droid Sans" fo:font-size="11pt" fo:font-style="normal" fo:font-weight="normal" officeooo:paragraph-rsid="0082366d" style:font-name-asian="Wingdings" style:font-size-asian="11pt" style:font-style-asian="normal" style:font-weight-asian="normal" style:font-name-complex="Comic Sans MS" style:font-size-complex="11pt" style:font-style-complex="normal" style:font-weight-complex="normal"/>
    </style:style>
    <style:style style:name="P9" style:family="paragraph" style:parent-style-name="Footer">
      <style:text-properties fo:color="#000000" style:font-name="Droid Sans" fo:font-size="11pt" fo:font-style="normal" fo:font-weight="normal" officeooo:paragraph-rsid="0085e3d9" style:font-name-asian="Wingdings" style:font-size-asian="11pt" style:font-style-asian="normal" style:font-weight-asian="normal" style:font-name-complex="Comic Sans MS" style:font-size-complex="11pt" style:font-style-complex="normal" style:font-weight-complex="normal"/>
    </style:style>
    <style:style style:name="P10" style:family="paragraph" style:parent-style-name="Footer">
      <style:text-properties fo:color="#000000" style:font-name="Droid Sans" fo:font-size="11pt" fo:font-style="normal" fo:font-weight="normal" officeooo:paragraph-rsid="008ccc69" style:font-name-asian="Wingdings" style:font-size-asian="11pt" style:font-style-asian="normal" style:font-weight-asian="normal" style:font-name-complex="Comic Sans MS" style:font-size-complex="11pt" style:font-style-complex="normal" style:font-weight-complex="normal"/>
    </style:style>
    <style:style style:name="P11" style:family="paragraph" style:parent-style-name="Footer">
      <style:text-properties fo:color="#000000" style:font-name="Droid Sans" fo:font-size="11pt" fo:font-style="normal" fo:font-weight="normal" officeooo:paragraph-rsid="008eb41d" style:font-name-asian="Wingdings" style:font-size-asian="11pt" style:font-style-asian="normal" style:font-weight-asian="normal" style:font-name-complex="Comic Sans MS" style:font-size-complex="11pt" style:font-style-complex="normal" style:font-weight-complex="normal"/>
    </style:style>
    <style:style style:name="P12" style:family="paragraph" style:parent-style-name="Footer">
      <style:text-properties fo:color="#000000" style:font-name="Droid Sans" fo:font-size="11pt" fo:font-style="normal" fo:font-weight="normal" officeooo:paragraph-rsid="00915fe7" style:font-name-asian="Wingdings" style:font-size-asian="11pt" style:font-style-asian="normal" style:font-weight-asian="normal" style:font-name-complex="Comic Sans MS" style:font-size-complex="11pt" style:font-style-complex="normal" style:font-weight-complex="normal"/>
    </style:style>
    <style:style style:name="P13" style:family="paragraph" style:parent-style-name="Footer">
      <style:text-properties fo:color="#000000" style:font-name="Droid Sans" fo:font-size="11pt" fo:font-style="normal" fo:font-weight="normal" officeooo:rsid="00193c28" officeooo:paragraph-rsid="011c571c" style:font-name-asian="Wingdings" style:font-size-asian="11pt" style:font-style-asian="normal" style:font-weight-asian="normal" style:font-name-complex="Comic Sans MS" style:font-size-complex="11pt" style:font-style-complex="normal" style:font-weight-complex="normal"/>
    </style:style>
    <style:style style:name="P14" style:family="paragraph" style:parent-style-name="Footer">
      <style:text-properties fo:color="#000000" style:font-name="Droid Sans" fo:font-size="11pt" fo:font-style="normal" fo:font-weight="normal" officeooo:rsid="00e24334" officeooo:paragraph-rsid="0111262a" style:font-name-asian="Wingdings" style:font-size-asian="11pt" style:font-style-asian="normal" style:font-weight-asian="normal" style:font-name-complex="Comic Sans MS" style:font-size-complex="11pt" style:font-style-complex="normal" style:font-weight-complex="normal"/>
    </style:style>
    <style:style style:name="P15" style:family="paragraph" style:parent-style-name="Footer">
      <style:text-properties fo:color="#000000" style:font-name="Droid Sans" fo:font-size="11pt" fo:font-style="normal" fo:font-weight="normal" officeooo:rsid="00e24334" officeooo:paragraph-rsid="011c571c" style:font-name-asian="Wingdings" style:font-size-asian="11pt" style:font-style-asian="normal" style:font-weight-asian="normal" style:font-name-complex="Comic Sans MS" style:font-size-complex="11pt" style:font-style-complex="normal" style:font-weight-complex="normal"/>
    </style:style>
    <style:style style:name="P16" style:family="paragraph" style:parent-style-name="Footer">
      <style:text-properties fo:color="#000000" style:font-name="Droid Sans" fo:font-size="11pt" fo:font-style="normal" fo:font-weight="normal" officeooo:rsid="014790d6" officeooo:paragraph-rsid="014790d6" style:font-name-asian="Wingdings" style:font-size-asian="11pt" style:font-style-asian="normal" style:font-weight-asian="normal" style:font-name-complex="Comic Sans MS" style:font-size-complex="11pt" style:font-style-complex="normal" style:font-weight-complex="normal"/>
    </style:style>
    <style:style style:name="P17" style:family="paragraph" style:parent-style-name="Footer">
      <style:text-properties fo:color="#000000" style:font-name="Droid Sans" fo:font-size="11pt" fo:font-style="normal" fo:font-weight="normal" officeooo:rsid="01484bf1" officeooo:paragraph-rsid="01484bf1" style:font-name-asian="Wingdings" style:font-size-asian="11pt" style:font-style-asian="normal" style:font-weight-asian="normal" style:font-name-complex="Comic Sans MS" style:font-size-complex="11pt" style:font-style-complex="normal" style:font-weight-complex="normal"/>
    </style:style>
    <style:style style:name="P18" style:family="paragraph" style:parent-style-name="Footer">
      <style:text-properties fo:color="#000000" style:font-name="Droid Sans" fo:font-size="11pt" fo:font-style="normal" fo:font-weight="normal" officeooo:rsid="01484bf1" officeooo:paragraph-rsid="0173374b" style:font-name-asian="Wingdings" style:font-size-asian="11pt" style:font-style-asian="normal" style:font-weight-asian="normal" style:font-name-complex="Comic Sans MS" style:font-size-complex="11pt" style:font-style-complex="normal" style:font-weight-complex="normal"/>
    </style:style>
    <style:style style:name="P19" style:family="paragraph" style:parent-style-name="Footer">
      <style:text-properties fo:color="#000000" style:font-name="Droid Sans" fo:font-size="11pt" fo:font-style="normal" fo:font-weight="normal" officeooo:rsid="018277bc" officeooo:paragraph-rsid="018277bc" style:font-name-asian="Wingdings" style:font-size-asian="11pt" style:font-style-asian="normal" style:font-weight-asian="normal" style:font-name-complex="Comic Sans MS" style:font-size-complex="11pt" style:font-style-complex="normal" style:font-weight-complex="normal"/>
    </style:style>
    <style:style style:name="P20" style:family="paragraph" style:parent-style-name="Footer">
      <style:text-properties fo:color="#000000" style:font-name="Droid Sans" fo:font-size="9pt" fo:font-style="normal" fo:font-weight="normal" officeooo:rsid="0014597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1" style:family="paragraph" style:parent-style-name="Footer">
      <style:text-properties fo:color="#000000" style:font-name="Droid Sans" fo:font-size="9pt" fo:font-style="normal" fo:font-weight="normal" officeooo:rsid="001c5cfc"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2" style:family="paragraph" style:parent-style-name="Footer">
      <style:text-properties fo:color="#000000" style:font-name="Droid Sans" fo:font-size="9pt" fo:font-style="normal" fo:font-weight="normal" officeooo:rsid="0018572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3" style:family="paragraph" style:parent-style-name="Footer">
      <style:text-properties fo:color="#000000" style:font-name="Droid Sans" fo:font-size="9pt" fo:font-style="normal" fo:font-weight="normal" officeooo:rsid="00180820"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4" style:family="paragraph" style:parent-style-name="Footer">
      <style:text-properties fo:color="#000000" style:font-name="Droid Sans" fo:font-size="9pt" fo:font-style="normal" fo:font-weight="normal" officeooo:rsid="00146dff"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5" style:family="paragraph" style:parent-style-name="Footer">
      <style:text-properties fo:color="#000000" style:font-name="Droid Sans" fo:font-size="9pt" fo:font-style="normal" fo:font-weight="normal" officeooo:rsid="000da08e"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6" style:family="paragraph" style:parent-style-name="Footer">
      <style:text-properties fo:color="#000000" style:font-name="Droid Sans" fo:font-size="9pt" fo:font-style="normal" fo:font-weight="normal" officeooo:rsid="0028541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7" style:family="paragraph" style:parent-style-name="Footer">
      <style:text-properties fo:color="#000000" style:font-name="Droid Sans" fo:font-size="9pt" fo:font-style="normal" fo:font-weight="normal" officeooo:rsid="0029bd9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8" style:family="paragraph" style:parent-style-name="Footer">
      <style:text-properties fo:color="#000000" style:font-name="Droid Sans" fo:font-size="9pt" fo:font-style="normal" fo:font-weight="normal" officeooo:rsid="002b6ce8"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9" style:family="paragraph" style:parent-style-name="Footer">
      <style:text-properties fo:color="#000000" style:font-name="Droid Sans" fo:font-size="9pt" fo:font-style="normal" fo:font-weight="normal" officeooo:rsid="001bbdda" officeooo:paragraph-rsid="0111262a" style:font-name-asian="Wingdings" style:font-size-asian="9pt" style:font-style-asian="normal" style:font-weight-asian="normal" style:font-name-complex="Comic Sans MS" style:font-size-complex="9pt" style:font-style-complex="normal" style:font-weight-complex="normal"/>
    </style:style>
    <style:style style:name="P30" style:family="paragraph" style:parent-style-name="Footer">
      <style:text-properties fo:color="#000000" style:font-name="Droid Sans" fo:font-size="9pt" fo:font-style="normal" fo:font-weight="normal" officeooo:rsid="001bbdda" officeooo:paragraph-rsid="011c571c" style:font-name-asian="Wingdings" style:font-size-asian="9pt" style:font-style-asian="normal" style:font-weight-asian="normal" style:font-name-complex="Comic Sans MS" style:font-size-complex="9pt" style:font-style-complex="normal" style:font-weight-complex="normal"/>
    </style:style>
    <style:style style:name="P31" style:family="paragraph" style:parent-style-name="Footer">
      <style:text-properties fo:color="#000000" style:font-name="Droid Sans" fo:font-size="9pt" fo:font-style="normal" fo:font-weight="normal" officeooo:rsid="00247708" officeooo:paragraph-rsid="011c571c" style:font-name-asian="Wingdings" style:font-size-asian="9pt" style:font-style-asian="normal" style:font-weight-asian="normal" style:font-name-complex="Comic Sans MS" style:font-size-complex="9pt" style:font-style-complex="normal" style:font-weight-complex="normal"/>
    </style:style>
    <style:style style:name="P32" style:family="paragraph" style:parent-style-name="Footer">
      <style:text-properties fo:color="#000000" style:font-name="Droid Sans" fo:font-size="9pt" fo:font-style="normal" fo:font-weight="normal" officeooo:rsid="002a801b" officeooo:paragraph-rsid="011c571c" style:font-name-asian="Wingdings" style:font-size-asian="9pt" style:font-style-asian="normal" style:font-weight-asian="normal" style:font-name-complex="Comic Sans MS" style:font-size-complex="9pt" style:font-style-complex="normal" style:font-weight-complex="normal"/>
    </style:style>
    <style:style style:name="P33" style:family="paragraph" style:parent-style-name="Footer">
      <style:text-properties fo:color="#000000" style:font-name="Droid Sans" fo:font-size="9pt" fo:font-style="normal" fo:font-weight="normal" officeooo:rsid="002afb14" officeooo:paragraph-rsid="011c571c" style:font-name-asian="Wingdings" style:font-size-asian="9pt" style:font-style-asian="normal" style:font-weight-asian="normal" style:font-name-complex="Comic Sans MS" style:font-size-complex="9pt" style:font-style-complex="normal" style:font-weight-complex="normal"/>
    </style:style>
    <style:style style:name="P34" style:family="paragraph" style:parent-style-name="Footer">
      <style:text-properties fo:color="#000000" style:font-name="Droid Sans" fo:font-size="9pt" fo:font-style="normal" fo:font-weight="normal" officeooo:rsid="002ca0ad" officeooo:paragraph-rsid="011c571c" style:font-name-asian="Wingdings" style:font-size-asian="9pt" style:font-style-asian="normal" style:font-weight-asian="normal" style:font-name-complex="Comic Sans MS" style:font-size-complex="9pt" style:font-style-complex="normal" style:font-weight-complex="normal"/>
    </style:style>
    <style:style style:name="P35" style:family="paragraph" style:parent-style-name="Footer">
      <style:text-properties fo:color="#000000" style:font-name="Droid Sans" fo:font-size="9pt" fo:font-style="normal" fo:font-weight="normal" officeooo:rsid="014790d6" officeooo:paragraph-rsid="014790d6" style:font-name-asian="Wingdings" style:font-size-asian="9pt" style:font-style-asian="normal" style:font-weight-asian="normal" style:font-name-complex="Comic Sans MS" style:font-size-complex="9pt" style:font-style-complex="normal" style:font-weight-complex="normal"/>
    </style:style>
    <style:style style:name="P36" style:family="paragraph" style:parent-style-name="Footer">
      <style:text-properties fo:color="#000000" style:font-name="Droid Sans" fo:font-size="9pt" fo:font-style="normal" fo:font-weight="normal" officeooo:rsid="01484bf1" officeooo:paragraph-rsid="01484bf1" style:font-name-asian="Wingdings" style:font-size-asian="9pt" style:font-style-asian="normal" style:font-weight-asian="normal" style:font-name-complex="Comic Sans MS" style:font-size-complex="9pt" style:font-style-complex="normal" style:font-weight-complex="normal"/>
    </style:style>
    <style:style style:name="P37" style:family="paragraph" style:parent-style-name="Footer">
      <style:text-properties fo:color="#000000" style:font-name="Droid Sans" fo:font-size="9pt" fo:font-style="normal" fo:font-weight="normal" officeooo:rsid="014b2e0d" officeooo:paragraph-rsid="014b2e0d" style:font-name-asian="Wingdings" style:font-size-asian="9pt" style:font-style-asian="normal" style:font-weight-asian="normal" style:font-name-complex="Comic Sans MS" style:font-size-complex="9pt" style:font-style-complex="normal" style:font-weight-complex="normal"/>
    </style:style>
    <style:style style:name="P38" style:family="paragraph" style:parent-style-name="Footer">
      <style:paragraph-properties fo:text-align="center" style:justify-single-word="false"/>
      <style:text-properties fo:color="#000000" style:font-name="Droid Sans" fo:font-size="9pt" fo:font-style="normal" fo:font-weight="normal" officeooo:rsid="014b2e0d" officeooo:paragraph-rsid="014b2e0d" style:font-name-asian="Wingdings" style:font-size-asian="9pt" style:font-style-asian="normal" style:font-weight-asian="normal" style:font-name-complex="Comic Sans MS" style:font-size-complex="9pt" style:font-style-complex="normal" style:font-weight-complex="normal"/>
    </style:style>
    <style:style style:name="P39" style:family="paragraph" style:parent-style-name="Footer">
      <style:text-properties fo:color="#000000" style:font-name="Droid Sans" fo:font-size="9pt" fo:font-style="normal" fo:font-weight="normal" officeooo:rsid="0161196f" officeooo:paragraph-rsid="014b2e0d" style:font-name-asian="Wingdings" style:font-size-asian="9pt" style:font-style-asian="normal" style:font-weight-asian="normal" style:font-name-complex="Comic Sans MS" style:font-size-complex="9pt" style:font-style-complex="normal" style:font-weight-complex="normal"/>
    </style:style>
    <style:style style:name="P40" style:family="paragraph" style:parent-style-name="Footer">
      <style:text-properties fo:color="#000000" style:font-name="Droid Sans" fo:font-size="9pt" fo:font-style="normal" fo:font-weight="normal" officeooo:rsid="0170b9d3" officeooo:paragraph-rsid="0170b9d3" style:font-name-asian="Wingdings" style:font-size-asian="9pt" style:font-style-asian="normal" style:font-weight-asian="normal" style:font-name-complex="Comic Sans MS" style:font-size-complex="9pt" style:font-style-complex="normal" style:font-weight-complex="normal"/>
    </style:style>
    <style:style style:name="P41" style:family="paragraph" style:parent-style-name="Footer">
      <style:text-properties fo:color="#000000" style:font-name="Droid Sans" fo:font-size="9pt" fo:font-style="normal" fo:font-weight="normal" officeooo:rsid="01717465" officeooo:paragraph-rsid="01717465" style:font-name-asian="Wingdings" style:font-size-asian="9pt" style:font-style-asian="normal" style:font-weight-asian="normal" style:font-name-complex="Comic Sans MS" style:font-size-complex="9pt" style:font-style-complex="normal" style:font-weight-complex="normal"/>
    </style:style>
    <style:style style:name="P42" style:family="paragraph" style:parent-style-name="Footer">
      <style:text-properties fo:color="#000000" style:font-name="Droid Sans" fo:font-size="9pt" fo:font-style="normal" fo:font-weight="normal" officeooo:rsid="0173a23f" officeooo:paragraph-rsid="0173a23f" style:font-name-asian="Wingdings" style:font-size-asian="9pt" style:font-style-asian="normal" style:font-weight-asian="normal" style:font-name-complex="Comic Sans MS" style:font-size-complex="9pt" style:font-style-complex="normal" style:font-weight-complex="normal"/>
    </style:style>
    <style:style style:name="P43" style:family="paragraph" style:parent-style-name="Footer">
      <style:text-properties fo:color="#000000" style:font-name="Droid Sans" fo:font-size="9pt" fo:font-style="normal" fo:font-weight="normal" officeooo:rsid="01808e18" officeooo:paragraph-rsid="01808e18" style:font-name-asian="Wingdings" style:font-size-asian="9pt" style:font-style-asian="normal" style:font-weight-asian="normal" style:font-name-complex="Comic Sans MS" style:font-size-complex="9pt" style:font-style-complex="normal" style:font-weight-complex="normal"/>
    </style:style>
    <style:style style:name="P44" style:family="paragraph" style:parent-style-name="Footer">
      <style:text-properties fo:color="#000000" style:font-name="Droid Sans" fo:font-size="9pt" fo:font-style="normal" fo:font-weight="normal" officeooo:rsid="01808e18" officeooo:paragraph-rsid="01826c8e" style:font-name-asian="Wingdings" style:font-size-asian="9pt" style:font-style-asian="normal" style:font-weight-asian="normal" style:font-name-complex="Comic Sans MS" style:font-size-complex="9pt" style:font-style-complex="normal" style:font-weight-complex="normal"/>
    </style:style>
    <style:style style:name="P45" style:family="paragraph" style:parent-style-name="Footer">
      <style:text-properties fo:color="#000000" style:font-name="Droid Sans" fo:font-size="9pt" fo:font-style="normal" fo:font-weight="normal" officeooo:rsid="01924f89" officeooo:paragraph-rsid="01924f89" style:font-name-asian="Wingdings" style:font-size-asian="9pt" style:font-style-asian="normal" style:font-weight-asian="normal" style:font-name-complex="Comic Sans MS" style:font-size-complex="9pt" style:font-style-complex="normal" style:font-weight-complex="normal"/>
    </style:style>
    <style:style style:name="P46" style:family="paragraph" style:parent-style-name="Standard">
      <style:text-properties style:font-name="Droid Sans"/>
    </style:style>
    <style:style style:name="P47"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48" style:family="paragraph" style:parent-style-name="Standard">
      <style:text-properties style:font-name="Droid Sans" fo:font-style="normal" fo:font-weight="normal" officeooo:paragraph-rsid="0044e43f" style:font-style-asian="normal" style:font-weight-asian="normal" style:font-style-complex="normal" style:font-weight-complex="normal"/>
    </style:style>
    <style:style style:name="P49" style:family="paragraph" style:parent-style-name="Standard">
      <style:text-properties style:font-name="Droid Sans" fo:font-style="normal" fo:font-weight="normal" officeooo:paragraph-rsid="0082366d" style:font-style-asian="normal" style:font-weight-asian="normal" style:font-style-complex="normal" style:font-weight-complex="normal"/>
    </style:style>
    <style:style style:name="P50" style:family="paragraph" style:parent-style-name="Standard">
      <style:text-properties style:font-name="Droid Sans" fo:font-style="normal" fo:font-weight="normal" officeooo:paragraph-rsid="008ccc69" style:font-style-asian="normal" style:font-weight-asian="normal" style:font-style-complex="normal" style:font-weight-complex="normal"/>
    </style:style>
    <style:style style:name="P51" style:family="paragraph" style:parent-style-name="Standard">
      <style:text-properties style:font-name="Droid Sans" fo:font-style="normal" fo:font-weight="normal" officeooo:paragraph-rsid="008eb41d" style:font-style-asian="normal" style:font-weight-asian="normal" style:font-style-complex="normal" style:font-weight-complex="normal"/>
    </style:style>
    <style:style style:name="P52" style:family="paragraph" style:parent-style-name="Standard">
      <style:text-properties style:font-name="Droid Sans" fo:font-style="normal" fo:font-weight="normal" officeooo:paragraph-rsid="00915fe7" style:font-style-asian="normal" style:font-weight-asian="normal" style:font-style-complex="normal" style:font-weight-complex="normal"/>
    </style:style>
    <style:style style:name="P53" style:family="paragraph" style:parent-style-name="Standard">
      <style:text-properties style:font-name="Droid Sans" fo:font-style="normal" fo:font-weight="normal" officeooo:rsid="002331a5" officeooo:paragraph-rsid="0111262a" style:font-style-asian="normal" style:font-weight-asian="normal" style:font-style-complex="normal" style:font-weight-complex="normal"/>
    </style:style>
    <style:style style:name="P54" style:family="paragraph" style:parent-style-name="Standard">
      <style:text-properties style:font-name="Droid Sans" fo:font-style="normal" fo:font-weight="normal" officeooo:paragraph-rsid="0111262a" style:font-style-asian="normal" style:font-weight-asian="normal" style:font-style-complex="normal" style:font-weight-complex="normal"/>
    </style:style>
    <style:style style:name="P55" style:family="paragraph" style:parent-style-name="Standard">
      <style:text-properties style:font-name="Droid Sans" fo:font-style="normal" fo:font-weight="normal" officeooo:paragraph-rsid="011c571c" style:font-style-asian="normal" style:font-weight-asian="normal" style:font-style-complex="normal" style:font-weight-complex="normal"/>
    </style:style>
    <style:style style:name="P56" style:family="paragraph" style:parent-style-name="Standard">
      <style:paragraph-properties fo:text-align="center" style:justify-single-word="false"/>
      <style:text-properties style:font-name="Droid Sans" fo:font-size="10pt" fo:font-style="normal" fo:font-weight="bold" officeooo:paragraph-rsid="0044e43f" style:font-name-asian="Wingdings" style:font-size-asian="10pt" style:font-style-asian="normal" style:font-weight-asian="bold" style:font-style-complex="normal" style:font-weight-complex="bold"/>
    </style:style>
    <style:style style:name="P57" style:family="paragraph" style:parent-style-name="Standard">
      <style:paragraph-properties fo:text-align="center" style:justify-single-word="false"/>
      <style:text-properties style:font-name="Droid Sans" fo:font-size="10pt" fo:font-style="normal" fo:font-weight="bold" officeooo:rsid="0029bd97" officeooo:paragraph-rsid="0044e43f" style:font-name-asian="Wingdings" style:font-size-asian="10pt" style:font-style-asian="normal" style:font-weight-asian="bold" style:font-style-complex="normal" style:font-weight-complex="bold"/>
    </style:style>
    <style:style style:name="P58" style:family="paragraph" style:parent-style-name="Standard">
      <style:paragraph-properties fo:text-align="center" style:justify-single-word="false"/>
      <style:text-properties style:font-name="Droid Sans" fo:font-size="10pt" fo:font-style="normal" fo:font-weight="bold" officeooo:rsid="00145977" officeooo:paragraph-rsid="0044e43f" style:font-name-asian="Wingdings" style:font-size-asian="10pt" style:font-style-asian="normal" style:font-weight-asian="bold" style:font-style-complex="normal" style:font-weight-complex="bold"/>
    </style:style>
    <style:style style:name="P59" style:family="paragraph" style:parent-style-name="Standard">
      <style:text-properties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60" style:family="paragraph" style:parent-style-name="Standard">
      <style:text-properties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61" style:family="paragraph" style:parent-style-name="Standard">
      <style:text-properties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62" style:family="paragraph" style:parent-style-name="Standard">
      <style:text-properties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63" style:family="paragraph" style:parent-style-name="Standard">
      <style:text-properties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64" style:family="paragraph" style:parent-style-name="Standard">
      <style:text-properties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65" style:family="paragraph" style:parent-style-name="Standard">
      <style:text-properties style:font-name="Droid Sans" fo:font-size="11pt" fo:font-style="normal" fo:font-weight="normal" officeooo:paragraph-rsid="0111262a" style:font-name-asian="Wingdings" style:font-size-asian="11pt" style:font-style-asian="normal" style:font-weight-asian="normal" style:font-name-complex="Wingdings" style:font-size-complex="11pt" style:font-style-complex="normal" style:font-weight-complex="normal"/>
    </style:style>
    <style:style style:name="P66" style:family="paragraph" style:parent-style-name="Standard">
      <style:text-properties style:font-name="Droid Sans" fo:font-size="11pt" fo:font-style="normal" fo:font-weight="normal" officeooo:rsid="002138c0" officeooo:paragraph-rsid="011c571c" style:font-name-asian="Wingdings" style:font-size-asian="11pt" style:font-style-asian="normal" style:font-weight-asian="normal" style:font-name-complex="Wingdings" style:font-size-complex="11pt" style:font-style-complex="normal" style:font-weight-complex="normal"/>
    </style:style>
    <style:style style:name="P67" style:family="paragraph" style:parent-style-name="Standard">
      <style:text-properties style:font-name="Droid Sans" fo:font-size="11pt" fo:font-style="normal" fo:font-weight="normal" officeooo:paragraph-rsid="011c571c" style:font-name-asian="Wingdings" style:font-size-asian="11pt" style:font-style-asian="normal" style:font-weight-asian="normal" style:font-name-complex="Wingdings" style:font-size-complex="11pt" style:font-style-complex="normal" style:font-weight-complex="normal"/>
    </style:style>
    <style:style style:name="P68" style:family="paragraph" style:parent-style-name="Standard">
      <style:text-properties style:font-name="Droid Sans" fo:font-size="9pt" fo:font-style="normal" fo:font-weight="normal" officeooo:paragraph-rsid="0085e3d9" style:font-size-asian="9pt" style:font-style-asian="normal" style:font-weight-asian="normal" style:font-size-complex="9pt" style:font-style-complex="normal" style:font-weight-complex="normal"/>
    </style:style>
    <style:style style:name="P69" style:family="paragraph" style:parent-style-name="Standard">
      <style:paragraph-properties style:snap-to-layout-grid="false"/>
      <style:text-properties style:font-name="Droid Sans" fo:font-size="9pt" fo:font-style="normal" fo:font-weight="normal" officeooo:rsid="005822cb" officeooo:paragraph-rsid="005c4ca8" style:font-name-asian="Wingdings" style:font-size-asian="9pt" style:font-style-asian="normal" style:font-weight-asian="normal" style:font-size-complex="9pt" style:font-style-complex="normal" style:font-weight-complex="normal"/>
    </style:style>
    <style:style style:name="P70" style:family="paragraph" style:parent-style-name="Standard">
      <style:paragraph-properties style:snap-to-layout-grid="false"/>
      <style:text-properties style:font-name="Droid Sans" fo:font-size="9pt" fo:font-style="normal" fo:font-weight="normal" officeooo:rsid="005822cb" officeooo:paragraph-rsid="005822cb" style:font-name-asian="Wingdings" style:font-size-asian="9pt" style:font-style-asian="normal" style:font-weight-asian="normal" style:font-size-complex="9pt" style:font-style-complex="normal" style:font-weight-complex="normal"/>
    </style:style>
    <style:style style:name="P71" style:family="paragraph" style:parent-style-name="Standard">
      <style:paragraph-properties style:snap-to-layout-grid="false"/>
      <style:text-properties style:font-name="Droid Sans" fo:font-size="9pt" fo:font-style="normal" fo:font-weight="normal" officeooo:rsid="006c9a8b" officeooo:paragraph-rsid="006c9a8b" style:font-name-asian="Wingdings" style:font-size-asian="9pt" style:font-style-asian="normal" style:font-weight-asian="normal" style:font-size-complex="9pt" style:font-style-complex="normal" style:font-weight-complex="normal"/>
    </style:style>
    <style:style style:name="P72" style:family="paragraph" style:parent-style-name="Standard">
      <style:paragraph-properties style:snap-to-layout-grid="false"/>
      <style:text-properties style:font-name="Droid Sans" fo:font-size="9pt" fo:font-style="normal" fo:font-weight="normal" officeooo:rsid="005e2456" officeooo:paragraph-rsid="005ee6d6" style:font-name-asian="Wingdings" style:font-size-asian="9pt" style:font-style-asian="normal" style:font-weight-asian="normal" style:font-size-complex="9pt" style:font-style-complex="normal" style:font-weight-complex="normal"/>
    </style:style>
    <style:style style:name="P73" style:family="paragraph" style:parent-style-name="Standard">
      <style:paragraph-properties style:snap-to-layout-grid="false"/>
      <style:text-properties style:font-name="Droid Sans" fo:font-size="9pt" fo:font-style="normal" fo:font-weight="normal" officeooo:rsid="005e2456" officeooo:paragraph-rsid="0068be50" style:font-name-asian="Wingdings" style:font-size-asian="9pt" style:font-style-asian="normal" style:font-weight-asian="normal" style:font-size-complex="9pt" style:font-style-complex="normal" style:font-weight-complex="normal"/>
    </style:style>
    <style:style style:name="P74" style:family="paragraph" style:parent-style-name="Standard">
      <style:paragraph-properties style:snap-to-layout-grid="false"/>
      <style:text-properties style:font-name="Droid Sans" fo:font-size="9pt" fo:font-style="normal" fo:font-weight="normal" officeooo:rsid="005e2456" officeooo:paragraph-rsid="005e2456" style:font-name-asian="Wingdings" style:font-size-asian="9pt" style:font-style-asian="normal" style:font-weight-asian="normal" style:font-size-complex="9pt" style:font-style-complex="normal" style:font-weight-complex="normal"/>
    </style:style>
    <style:style style:name="P75" style:family="paragraph" style:parent-style-name="Standard">
      <style:paragraph-properties style:snap-to-layout-grid="false"/>
      <style:text-properties style:font-name="Droid Sans" fo:font-size="9pt" fo:font-style="normal" fo:font-weight="normal" officeooo:rsid="005e2456" officeooo:paragraph-rsid="00c5580b" style:font-name-asian="Wingdings" style:font-size-asian="9pt" style:font-style-asian="normal" style:font-weight-asian="normal" style:font-size-complex="9pt" style:font-style-complex="normal" style:font-weight-complex="normal"/>
    </style:style>
    <style:style style:name="P76" style:family="paragraph" style:parent-style-name="Standard">
      <style:text-properties style:font-name="Droid Sans" fo:font-size="9pt" fo:font-style="normal" fo:font-weight="normal" officeooo:rsid="004f1b4f" officeooo:paragraph-rsid="004f1b4f" style:font-name-asian="Wingdings" style:font-size-asian="9pt" style:font-style-asian="normal" style:font-weight-asian="normal" style:font-size-complex="9pt" style:font-style-complex="normal" style:font-weight-complex="normal"/>
    </style:style>
    <style:style style:name="P77" style:family="paragraph" style:parent-style-name="Standard">
      <style:text-properties style:font-name="Droid Sans" fo:font-size="9pt" fo:font-style="normal" fo:font-weight="normal" officeooo:rsid="004fb4c8" officeooo:paragraph-rsid="004fb4c8" style:font-name-asian="Wingdings" style:font-size-asian="9pt" style:font-style-asian="normal" style:font-weight-asian="normal" style:font-size-complex="9pt" style:font-style-complex="normal" style:font-weight-complex="normal"/>
    </style:style>
    <style:style style:name="P78" style:family="paragraph" style:parent-style-name="Standard">
      <style:paragraph-properties style:snap-to-layout-grid="false"/>
      <style:text-properties style:font-name="Droid Sans" fo:font-size="9pt" fo:font-style="normal" fo:font-weight="normal" officeooo:rsid="005ee6d6" officeooo:paragraph-rsid="005ee6d6" style:font-name-asian="Wingdings" style:font-size-asian="9pt" style:font-style-asian="normal" style:font-weight-asian="normal" style:font-size-complex="9pt" style:font-style-complex="normal" style:font-weight-complex="normal"/>
    </style:style>
    <style:style style:name="P79" style:family="paragraph" style:parent-style-name="Standard">
      <style:paragraph-properties style:snap-to-layout-grid="false"/>
      <style:text-properties style:font-name="Droid Sans" fo:font-size="9pt" fo:font-style="normal" fo:font-weight="normal" officeooo:rsid="006e0f45" officeooo:paragraph-rsid="006e0f45" style:font-name-asian="Wingdings" style:font-size-asian="9pt" style:font-style-asian="normal" style:font-weight-asian="normal" style:font-size-complex="9pt" style:font-style-complex="normal" style:font-weight-complex="normal"/>
    </style:style>
    <style:style style:name="P80" style:family="paragraph" style:parent-style-name="Standard">
      <style:paragraph-properties style:snap-to-layout-grid="false"/>
      <style:text-properties style:font-name="Droid Sans" fo:font-size="9pt" fo:font-style="normal" fo:font-weight="normal" officeooo:rsid="006e0f45" officeooo:paragraph-rsid="0071c99b" style:font-name-asian="Wingdings" style:font-size-asian="9pt" style:font-style-asian="normal" style:font-weight-asian="normal" style:font-size-complex="9pt" style:font-style-complex="normal" style:font-weight-complex="normal"/>
    </style:style>
    <style:style style:name="P81" style:family="paragraph" style:parent-style-name="Standard">
      <style:paragraph-properties style:snap-to-layout-grid="false"/>
      <style:text-properties style:font-name="Droid Sans" fo:font-size="9pt" fo:font-style="normal" fo:font-weight="normal" officeooo:rsid="006e0f45" officeooo:paragraph-rsid="009b6002" style:font-name-asian="Wingdings" style:font-size-asian="9pt" style:font-style-asian="normal" style:font-weight-asian="normal" style:font-size-complex="9pt" style:font-style-complex="normal" style:font-weight-complex="normal"/>
    </style:style>
    <style:style style:name="P82" style:family="paragraph" style:parent-style-name="Standard">
      <style:paragraph-properties style:snap-to-layout-grid="false"/>
      <style:text-properties style:font-name="Droid Sans" fo:font-size="9pt" fo:font-style="normal" fo:font-weight="normal" officeooo:rsid="006e0f45" officeooo:paragraph-rsid="006ffa38" style:font-name-asian="Wingdings" style:font-size-asian="9pt" style:font-style-asian="normal" style:font-weight-asian="normal" style:font-size-complex="9pt" style:font-style-complex="normal" style:font-weight-complex="normal"/>
    </style:style>
    <style:style style:name="P83" style:family="paragraph" style:parent-style-name="Standard">
      <style:paragraph-properties style:snap-to-layout-grid="false"/>
      <style:text-properties style:font-name="Droid Sans" fo:font-size="9pt" fo:font-style="normal" fo:font-weight="normal" officeooo:rsid="006e0f45" officeooo:paragraph-rsid="0078556c" style:font-name-asian="Wingdings" style:font-size-asian="9pt" style:font-style-asian="normal" style:font-weight-asian="normal" style:font-size-complex="9pt" style:font-style-complex="normal" style:font-weight-complex="normal"/>
    </style:style>
    <style:style style:name="P84" style:family="paragraph" style:parent-style-name="Standard">
      <style:paragraph-properties style:snap-to-layout-grid="false"/>
      <style:text-properties style:font-name="Droid Sans" fo:font-size="9pt" fo:font-style="normal" fo:font-weight="normal" officeooo:rsid="006e0f45" officeooo:paragraph-rsid="00c5580b" style:font-name-asian="Wingdings" style:font-size-asian="9pt" style:font-style-asian="normal" style:font-weight-asian="normal" style:font-size-complex="9pt" style:font-style-complex="normal" style:font-weight-complex="normal"/>
    </style:style>
    <style:style style:name="P85" style:family="paragraph" style:parent-style-name="Standard">
      <style:paragraph-properties style:snap-to-layout-grid="false"/>
      <style:text-properties style:font-name="Droid Sans" fo:font-size="9pt" fo:font-style="normal" fo:font-weight="normal" officeooo:rsid="006be5ef" officeooo:paragraph-rsid="006be5ef" style:font-name-asian="Wingdings" style:font-size-asian="9pt" style:font-style-asian="normal" style:font-weight-asian="normal" style:font-size-complex="9pt" style:font-style-complex="normal" style:font-weight-complex="normal"/>
    </style:style>
    <style:style style:name="P86" style:family="paragraph" style:parent-style-name="Standard">
      <style:paragraph-properties style:snap-to-layout-grid="false"/>
      <style:text-properties style:font-name="Droid Sans" fo:font-size="9pt" fo:font-style="normal" fo:font-weight="normal" officeooo:rsid="006181c9" officeooo:paragraph-rsid="006181c9" style:font-name-asian="Wingdings" style:font-size-asian="9pt" style:font-style-asian="normal" style:font-weight-asian="normal" style:font-size-complex="9pt" style:font-style-complex="normal" style:font-weight-complex="normal"/>
    </style:style>
    <style:style style:name="P87" style:family="paragraph" style:parent-style-name="Standard">
      <style:text-properties style:font-name="Droid Sans" fo:font-size="9pt" fo:font-style="normal" fo:font-weight="normal" officeooo:rsid="004e0d59" officeooo:paragraph-rsid="004e0d59" style:font-name-asian="Wingdings" style:font-size-asian="9pt" style:font-style-asian="normal" style:font-weight-asian="normal" style:font-size-complex="9pt" style:font-style-complex="normal" style:font-weight-complex="normal"/>
    </style:style>
    <style:style style:name="P88" style:family="paragraph" style:parent-style-name="Standard">
      <style:paragraph-properties style:snap-to-layout-grid="false"/>
      <style:text-properties style:font-name="Droid Sans" fo:font-size="9pt" fo:font-style="normal" fo:font-weight="normal" officeooo:rsid="0056af27" officeooo:paragraph-rsid="0056af27" style:font-name-asian="Wingdings" style:font-size-asian="9pt" style:font-style-asian="normal" style:font-weight-asian="normal" style:font-size-complex="9pt" style:font-style-complex="normal" style:font-weight-complex="normal"/>
    </style:style>
    <style:style style:name="P89" style:family="paragraph" style:parent-style-name="Standard">
      <style:paragraph-properties style:snap-to-layout-grid="false"/>
      <style:text-properties style:font-name="Droid Sans" fo:font-size="9pt" fo:font-style="normal" fo:font-weight="normal" officeooo:rsid="0076e5c3" officeooo:paragraph-rsid="0076e5c3" style:font-name-asian="Wingdings" style:font-size-asian="9pt" style:font-style-asian="normal" style:font-weight-asian="normal" style:font-size-complex="9pt" style:font-style-complex="normal" style:font-weight-complex="normal"/>
    </style:style>
    <style:style style:name="P90" style:family="paragraph" style:parent-style-name="Standard">
      <style:paragraph-properties style:snap-to-layout-grid="false"/>
      <style:text-properties style:font-name="Droid Sans" fo:font-size="9pt" fo:font-style="normal" fo:font-weight="normal" officeooo:rsid="00672804" officeooo:paragraph-rsid="00672804" style:font-name-asian="Wingdings" style:font-size-asian="9pt" style:font-style-asian="normal" style:font-weight-asian="normal" style:font-size-complex="9pt" style:font-style-complex="normal" style:font-weight-complex="normal"/>
    </style:style>
    <style:style style:name="P91" style:family="paragraph" style:parent-style-name="Standard">
      <style:paragraph-properties style:snap-to-layout-grid="false"/>
      <style:text-properties style:font-name="Droid Sans" fo:font-size="9pt" fo:font-style="normal" fo:font-weight="normal" officeooo:rsid="006d01dd" officeooo:paragraph-rsid="006d01dd" style:font-name-asian="Wingdings" style:font-size-asian="9pt" style:font-style-asian="normal" style:font-weight-asian="normal" style:font-size-complex="9pt" style:font-style-complex="normal" style:font-weight-complex="normal"/>
    </style:style>
    <style:style style:name="P92" style:family="paragraph" style:parent-style-name="Standard">
      <style:paragraph-properties style:snap-to-layout-grid="false"/>
      <style:text-properties style:font-name="Droid Sans" fo:font-size="9pt" fo:font-style="normal" fo:font-weight="normal" officeooo:rsid="00634cf7" officeooo:paragraph-rsid="00634cf7" style:font-name-asian="Wingdings" style:font-size-asian="9pt" style:font-style-asian="normal" style:font-weight-asian="normal" style:font-size-complex="9pt" style:font-style-complex="normal" style:font-weight-complex="normal"/>
    </style:style>
    <style:style style:name="P93" style:family="paragraph" style:parent-style-name="Standard">
      <style:paragraph-properties style:snap-to-layout-grid="false"/>
      <style:text-properties style:font-name="Droid Sans" fo:font-size="9pt" fo:font-style="normal" fo:font-weight="normal" officeooo:rsid="005e1928" officeooo:paragraph-rsid="005e1928" style:font-name-asian="Wingdings" style:font-size-asian="9pt" style:font-style-asian="normal" style:font-weight-asian="normal" style:font-size-complex="9pt" style:font-style-complex="normal" style:font-weight-complex="normal"/>
    </style:style>
    <style:style style:name="P94" style:family="paragraph" style:parent-style-name="Standard">
      <style:paragraph-properties style:snap-to-layout-grid="false"/>
      <style:text-properties style:font-name="Droid Sans" fo:font-size="9pt" fo:font-style="normal" fo:font-weight="normal" officeooo:rsid="00653e0b" officeooo:paragraph-rsid="00653e0b" style:font-name-asian="Wingdings" style:font-size-asian="9pt" style:font-style-asian="normal" style:font-weight-asian="normal" style:font-size-complex="9pt" style:font-style-complex="normal" style:font-weight-complex="normal"/>
    </style:style>
    <style:style style:name="P95" style:family="paragraph" style:parent-style-name="Standard">
      <style:paragraph-properties style:snap-to-layout-grid="false"/>
      <style:text-properties style:font-name="Droid Sans" fo:font-size="9pt" fo:font-style="normal" fo:font-weight="normal" officeooo:rsid="00648c3a" officeooo:paragraph-rsid="00648c3a" style:font-name-asian="Wingdings" style:font-size-asian="9pt" style:font-style-asian="normal" style:font-weight-asian="normal" style:font-size-complex="9pt" style:font-style-complex="normal" style:font-weight-complex="normal"/>
    </style:style>
    <style:style style:name="P96" style:family="paragraph" style:parent-style-name="Standard">
      <style:paragraph-properties style:snap-to-layout-grid="false"/>
      <style:text-properties style:font-name="Droid Sans" fo:font-size="9pt" fo:font-style="normal" fo:font-weight="normal" officeooo:rsid="0096615b" officeooo:paragraph-rsid="0096615b" style:font-name-asian="Wingdings" style:font-size-asian="9pt" style:font-style-asian="normal" style:font-weight-asian="normal" style:font-size-complex="9pt" style:font-style-complex="normal" style:font-weight-complex="normal"/>
    </style:style>
    <style:style style:name="P97" style:family="paragraph" style:parent-style-name="Standard">
      <style:paragraph-properties style:snap-to-layout-grid="false"/>
      <style:text-properties style:font-name="Droid Sans" fo:font-size="9pt" fo:font-style="normal" fo:font-weight="normal" officeooo:rsid="0096615b" officeooo:paragraph-rsid="00983002" style:font-name-asian="Wingdings" style:font-size-asian="9pt" style:font-style-asian="normal" style:font-weight-asian="normal" style:font-size-complex="9pt" style:font-style-complex="normal" style:font-weight-complex="normal"/>
    </style:style>
    <style:style style:name="P98" style:family="paragraph" style:parent-style-name="Standard">
      <style:paragraph-properties style:snap-to-layout-grid="false"/>
      <style:text-properties style:font-name="Droid Sans" fo:font-size="9pt" fo:font-style="normal" fo:font-weight="normal" officeooo:rsid="0096615b" officeooo:paragraph-rsid="009b6002" style:font-name-asian="Wingdings" style:font-size-asian="9pt" style:font-style-asian="normal" style:font-weight-asian="normal" style:font-size-complex="9pt" style:font-style-complex="normal" style:font-weight-complex="normal"/>
    </style:style>
    <style:style style:name="P99" style:family="paragraph" style:parent-style-name="Standard">
      <style:paragraph-properties style:snap-to-layout-grid="false"/>
      <style:text-properties style:font-name="Droid Sans" fo:font-size="9pt" fo:font-style="normal" fo:font-weight="normal" officeooo:rsid="0096615b" officeooo:paragraph-rsid="009d6ee9" style:font-name-asian="Wingdings" style:font-size-asian="9pt" style:font-style-asian="normal" style:font-weight-asian="normal" style:font-size-complex="9pt" style:font-style-complex="normal" style:font-weight-complex="normal"/>
    </style:style>
    <style:style style:name="P100" style:family="paragraph" style:parent-style-name="Standard">
      <style:paragraph-properties style:snap-to-layout-grid="false"/>
      <style:text-properties style:font-name="Droid Sans" fo:font-size="9pt" fo:font-style="normal" fo:font-weight="normal" officeooo:rsid="0076ef4e" officeooo:paragraph-rsid="00c5580b" style:font-name-asian="Wingdings" style:font-size-asian="9pt" style:font-style-asian="normal" style:font-weight-asian="normal" style:font-size-complex="9pt" style:font-style-complex="normal" style:font-weight-complex="normal"/>
    </style:style>
    <style:style style:name="P101" style:family="paragraph" style:parent-style-name="Standard">
      <style:paragraph-properties style:snap-to-layout-grid="false"/>
      <style:text-properties style:font-name="Droid Sans" fo:font-size="9pt" fo:font-style="normal" fo:font-weight="normal" officeooo:rsid="005a3235" officeooo:paragraph-rsid="00c5580b" style:font-name-asian="Wingdings" style:font-size-asian="9pt" style:font-style-asian="normal" style:font-weight-asian="normal" style:font-size-complex="9pt" style:font-style-complex="normal" style:font-weight-complex="normal"/>
    </style:style>
    <style:style style:name="P102" style:family="paragraph" style:parent-style-name="Standard">
      <style:paragraph-properties style:snap-to-layout-grid="false"/>
      <style:text-properties style:font-name="Droid Sans" fo:font-size="9pt" fo:font-style="normal" fo:font-weight="normal" officeooo:rsid="00739268" officeooo:paragraph-rsid="00739268" style:font-name-asian="Wingdings" style:font-size-asian="9pt" style:font-style-asian="normal" style:font-weight-asian="normal" style:font-size-complex="9pt" style:font-style-complex="normal" style:font-weight-complex="normal"/>
    </style:style>
    <style:style style:name="P103" style:family="paragraph" style:parent-style-name="Standard">
      <style:paragraph-properties style:snap-to-layout-grid="false"/>
      <style:text-properties style:font-name="Droid Sans" fo:font-size="9pt" fo:font-style="normal" fo:font-weight="normal" officeooo:rsid="005b0d5e" officeooo:paragraph-rsid="00c5580b" style:font-name-asian="Wingdings" style:font-size-asian="9pt" style:font-style-asian="normal" style:font-weight-asian="normal" style:font-size-complex="9pt" style:font-style-complex="normal" style:font-weight-complex="normal"/>
    </style:style>
    <style:style style:name="P104" style:family="paragraph" style:parent-style-name="Standard">
      <style:paragraph-properties style:snap-to-layout-grid="false"/>
      <style:text-properties style:font-name="Droid Sans" fo:font-size="9pt" fo:font-style="normal" fo:font-weight="normal" officeooo:rsid="005b8ffd" officeooo:paragraph-rsid="00c5580b" style:font-name-asian="Wingdings" style:font-size-asian="9pt" style:font-style-asian="normal" style:font-weight-asian="normal" style:font-size-complex="9pt" style:font-style-complex="normal" style:font-weight-complex="normal"/>
    </style:style>
    <style:style style:name="P105" style:family="paragraph" style:parent-style-name="Standard">
      <style:paragraph-properties style:snap-to-layout-grid="false"/>
      <style:text-properties style:font-name="Droid Sans" fo:font-size="9pt" fo:font-style="normal" fo:font-weight="normal" officeooo:rsid="00595e4a" officeooo:paragraph-rsid="00c5580b" style:font-name-asian="Wingdings" style:font-size-asian="9pt" style:font-style-asian="normal" style:font-weight-asian="normal" style:font-size-complex="9pt" style:font-style-complex="normal" style:font-weight-complex="normal"/>
    </style:style>
    <style:style style:name="P106" style:family="paragraph" style:parent-style-name="Standard">
      <style:paragraph-properties style:snap-to-layout-grid="false"/>
      <style:text-properties style:font-name="Droid Sans" fo:font-size="9pt" fo:font-style="normal" fo:font-weight="normal" officeooo:rsid="00745139" officeooo:paragraph-rsid="00c5580b" style:font-name-asian="Wingdings" style:font-size-asian="9pt" style:font-style-asian="normal" style:font-weight-asian="normal" style:font-size-complex="9pt" style:font-style-complex="normal" style:font-weight-complex="normal"/>
    </style:style>
    <style:style style:name="P107" style:family="paragraph" style:parent-style-name="Standard">
      <style:paragraph-properties style:snap-to-layout-grid="false"/>
      <style:text-properties style:font-name="Droid Sans" fo:font-size="9pt" fo:font-style="normal" fo:font-weight="normal" officeooo:rsid="0069fa2a" officeooo:paragraph-rsid="00c5580b" style:font-name-asian="Wingdings" style:font-size-asian="9pt" style:font-style-asian="normal" style:font-weight-asian="normal" style:font-size-complex="9pt" style:font-style-complex="normal" style:font-weight-complex="normal"/>
    </style:style>
    <style:style style:name="P108" style:family="paragraph" style:parent-style-name="Standard">
      <style:text-properties style:font-name="Droid Sans" fo:font-size="9pt" fo:font-style="normal" fo:font-weight="normal" officeooo:rsid="00516187" officeooo:paragraph-rsid="00516187" style:font-name-asian="Wingdings" style:font-size-asian="9pt" style:font-style-asian="normal" style:font-weight-asian="normal" style:font-size-complex="9pt" style:font-style-complex="normal" style:font-weight-complex="normal"/>
    </style:style>
    <style:style style:name="P109" style:family="paragraph" style:parent-style-name="Standard">
      <style:text-properties style:font-name="Droid Sans" fo:font-size="9pt" fo:font-style="normal" fo:font-weight="normal" officeooo:rsid="00516187" officeooo:paragraph-rsid="0052e7ce" style:font-name-asian="Wingdings" style:font-size-asian="9pt" style:font-style-asian="normal" style:font-weight-asian="normal" style:font-size-complex="9pt" style:font-style-complex="normal" style:font-weight-complex="normal"/>
    </style:style>
    <style:style style:name="P110" style:family="paragraph" style:parent-style-name="Standard">
      <style:text-properties style:font-name="Droid Sans" fo:font-size="9pt" fo:font-style="normal" fo:font-weight="normal" officeooo:rsid="00d946b7" officeooo:paragraph-rsid="00d946b7" style:font-name-asian="Wingdings" style:font-size-asian="9pt" style:font-style-asian="normal" style:font-weight-asian="normal" style:font-size-complex="9pt" style:font-style-complex="normal" style:font-weight-complex="normal"/>
    </style:style>
    <style:style style:name="P111" style:family="paragraph" style:parent-style-name="Standard">
      <style:text-properties style:font-name="Droid Sans" fo:font-size="9pt" fo:font-style="normal" fo:font-weight="normal" officeooo:rsid="0019f367" officeooo:paragraph-rsid="0111262a" style:font-name-asian="Wingdings" style:font-size-asian="9pt" style:font-style-asian="normal" style:font-weight-asian="normal" style:font-size-complex="9pt" style:font-style-complex="normal" style:font-weight-complex="normal"/>
    </style:style>
    <style:style style:name="P112" style:family="paragraph" style:parent-style-name="Standard">
      <style:text-properties style:font-name="Droid Sans" fo:font-size="9pt" fo:font-style="normal" fo:font-weight="normal" officeooo:rsid="001a1c49" officeooo:paragraph-rsid="0111262a" style:font-name-asian="Wingdings" style:font-size-asian="9pt" style:font-style-asian="normal" style:font-weight-asian="normal" style:font-size-complex="9pt" style:font-style-complex="normal" style:font-weight-complex="normal"/>
    </style:style>
    <style:style style:name="P113" style:family="paragraph" style:parent-style-name="Standard">
      <style:text-properties style:font-name="Droid Sans" fo:font-size="9pt" fo:font-style="normal" fo:font-weight="normal" officeooo:rsid="00265914" officeooo:paragraph-rsid="011c571c" style:font-name-asian="Wingdings" style:font-size-asian="9pt" style:font-style-asian="normal" style:font-weight-asian="normal" style:font-size-complex="9pt" style:font-style-complex="normal" style:font-weight-complex="normal"/>
    </style:style>
    <style:style style:name="P114" style:family="paragraph" style:parent-style-name="Standard">
      <style:text-properties style:font-name="Droid Sans" fo:font-size="9pt" fo:font-style="normal" fo:font-weight="normal" officeooo:rsid="00265914" officeooo:paragraph-rsid="015cc225" style:font-name-asian="Wingdings" style:font-size-asian="9pt" style:font-style-asian="normal" style:font-weight-asian="normal" style:font-size-complex="9pt" style:font-style-complex="normal" style:font-weight-complex="normal"/>
    </style:style>
    <style:style style:name="P115" style:family="paragraph" style:parent-style-name="Standard">
      <style:text-properties style:font-name="Droid Sans" fo:font-size="9pt" fo:font-style="normal" fo:font-weight="normal" officeooo:rsid="001ca37b" officeooo:paragraph-rsid="011c571c" style:font-name-asian="Wingdings" style:font-size-asian="9pt" style:font-style-asian="normal" style:font-weight-asian="normal" style:font-size-complex="9pt" style:font-style-complex="normal" style:font-weight-complex="normal"/>
    </style:style>
    <style:style style:name="P116" style:family="paragraph" style:parent-style-name="Standard">
      <style:text-properties style:font-name="Droid Sans" fo:font-size="9pt" fo:font-style="normal" fo:font-weight="normal" officeooo:rsid="00284762" officeooo:paragraph-rsid="011c571c" style:font-name-asian="Wingdings" style:font-size-asian="9pt" style:font-style-asian="normal" style:font-weight-asian="normal" style:font-size-complex="9pt" style:font-style-complex="normal" style:font-weight-complex="normal"/>
    </style:style>
    <style:style style:name="P117" style:family="paragraph" style:parent-style-name="Standard">
      <style:text-properties style:font-name="Droid Sans" fo:font-size="9pt" fo:font-style="normal" fo:font-weight="normal" officeooo:rsid="00284762" officeooo:paragraph-rsid="01697632" style:font-name-asian="Wingdings" style:font-size-asian="9pt" style:font-style-asian="normal" style:font-weight-asian="normal" style:font-size-complex="9pt" style:font-style-complex="normal" style:font-weight-complex="normal"/>
    </style:style>
    <style:style style:name="P118" style:family="paragraph" style:parent-style-name="Standard">
      <style:text-properties style:font-name="Droid Sans" fo:font-size="9pt" fo:font-style="normal" fo:font-weight="normal" officeooo:rsid="001dec86" officeooo:paragraph-rsid="011c571c" style:font-name-asian="Wingdings" style:font-size-asian="9pt" style:font-style-asian="normal" style:font-weight-asian="normal" style:font-size-complex="9pt" style:font-style-complex="normal" style:font-weight-complex="normal"/>
    </style:style>
    <style:style style:name="P119" style:family="paragraph" style:parent-style-name="Standard">
      <style:text-properties style:font-name="Droid Sans" fo:font-size="9pt" fo:font-style="normal" fo:font-weight="normal" officeooo:rsid="001e073e" officeooo:paragraph-rsid="011c571c" style:font-name-asian="Wingdings" style:font-size-asian="9pt" style:font-style-asian="normal" style:font-weight-asian="normal" style:font-size-complex="9pt" style:font-style-complex="normal" style:font-weight-complex="normal"/>
    </style:style>
    <style:style style:name="P120" style:family="paragraph" style:parent-style-name="Standard">
      <style:text-properties style:font-name="Droid Sans" fo:font-size="9pt" fo:font-style="normal" fo:font-weight="normal" officeooo:rsid="002afb14" officeooo:paragraph-rsid="011c571c" style:font-name-asian="Wingdings" style:font-size-asian="9pt" style:font-style-asian="normal" style:font-weight-asian="normal" style:font-size-complex="9pt" style:font-style-complex="normal" style:font-weight-complex="normal"/>
    </style:style>
    <style:style style:name="P121" style:family="paragraph" style:parent-style-name="Standard">
      <style:text-properties style:font-name="Droid Sans" fo:font-size="9pt" fo:font-style="normal" fo:font-weight="normal" officeooo:rsid="002afb14" officeooo:paragraph-rsid="01862f51" style:font-name-asian="Wingdings" style:font-size-asian="9pt" style:font-style-asian="normal" style:font-weight-asian="normal" style:font-size-complex="9pt" style:font-style-complex="normal" style:font-weight-complex="normal"/>
    </style:style>
    <style:style style:name="P122" style:family="paragraph" style:parent-style-name="Standard">
      <style:text-properties style:font-name="Droid Sans" fo:font-size="9pt" fo:font-style="normal" fo:font-weight="normal" officeooo:rsid="002afb14" officeooo:paragraph-rsid="018ab0a6" style:font-name-asian="Wingdings" style:font-size-asian="9pt" style:font-style-asian="normal" style:font-weight-asian="normal" style:font-size-complex="9pt" style:font-style-complex="normal" style:font-weight-complex="normal"/>
    </style:style>
    <style:style style:name="P123" style:family="paragraph" style:parent-style-name="Standard">
      <style:text-properties style:font-name="Droid Sans" fo:font-size="9pt" fo:font-style="normal" fo:font-weight="normal" officeooo:rsid="002afb14" officeooo:paragraph-rsid="018f319f" style:font-name-asian="Wingdings" style:font-size-asian="9pt" style:font-style-asian="normal" style:font-weight-asian="normal" style:font-size-complex="9pt" style:font-style-complex="normal" style:font-weight-complex="normal"/>
    </style:style>
    <style:style style:name="P124" style:family="paragraph" style:parent-style-name="Standard">
      <style:text-properties style:font-name="Droid Sans" fo:font-size="9pt" fo:font-style="normal" fo:font-weight="normal" officeooo:rsid="002a801b" officeooo:paragraph-rsid="011c571c" style:font-name-asian="Wingdings" style:font-size-asian="9pt" style:font-style-asian="normal" style:font-weight-asian="normal" style:font-size-complex="9pt" style:font-style-complex="normal" style:font-weight-complex="normal"/>
    </style:style>
    <style:style style:name="P125" style:family="paragraph" style:parent-style-name="Standard">
      <style:text-properties style:font-name="Droid Sans" fo:font-size="9pt" fo:font-style="normal" fo:font-weight="normal" officeooo:rsid="002ca0ad" officeooo:paragraph-rsid="011c571c" style:font-name-asian="Wingdings" style:font-size-asian="9pt" style:font-style-asian="normal" style:font-weight-asian="normal" style:font-size-complex="9pt" style:font-style-complex="normal" style:font-weight-complex="normal"/>
    </style:style>
    <style:style style:name="P126" style:family="paragraph" style:parent-style-name="Standard">
      <style:text-properties style:font-name="Droid Sans" fo:font-size="9pt" fo:font-style="normal" fo:font-weight="normal" officeooo:rsid="0159b3d8" officeooo:paragraph-rsid="0159b3d8" style:font-name-asian="Wingdings" style:font-size-asian="9pt" style:font-style-asian="normal" style:font-weight-asian="normal" style:font-size-complex="9pt" style:font-style-complex="normal" style:font-weight-complex="normal"/>
    </style:style>
    <style:style style:name="P127" style:family="paragraph" style:parent-style-name="Standard">
      <style:text-properties style:font-name="Droid Sans" fo:font-size="9pt" fo:font-style="normal" fo:font-weight="normal" officeooo:rsid="015ab692" officeooo:paragraph-rsid="015ab692" style:font-name-asian="Wingdings" style:font-size-asian="9pt" style:font-style-asian="normal" style:font-weight-asian="normal" style:font-size-complex="9pt" style:font-style-complex="normal" style:font-weight-complex="normal"/>
    </style:style>
    <style:style style:name="P128" style:family="paragraph" style:parent-style-name="Standard">
      <style:text-properties style:font-name="Droid Sans" fo:font-size="9pt" fo:font-style="normal" fo:font-weight="normal" officeooo:rsid="015c73c6" officeooo:paragraph-rsid="0161196f" style:font-name-asian="Wingdings" style:font-size-asian="9pt" style:font-style-asian="normal" style:font-weight-asian="normal" style:font-size-complex="9pt" style:font-style-complex="normal" style:font-weight-complex="normal"/>
    </style:style>
    <style:style style:name="P129" style:family="paragraph" style:parent-style-name="Standard">
      <style:text-properties style:font-name="Droid Sans" fo:font-size="9pt" fo:font-style="normal" fo:font-weight="normal" officeooo:rsid="016042a4" officeooo:paragraph-rsid="016042a4" style:font-name-asian="Wingdings" style:font-size-asian="9pt" style:font-style-asian="normal" style:font-weight-asian="normal" style:font-size-complex="9pt" style:font-style-complex="normal" style:font-weight-complex="normal"/>
    </style:style>
    <style:style style:name="P130" style:family="paragraph" style:parent-style-name="Standard">
      <style:text-properties style:font-name="Droid Sans" fo:font-size="9pt" fo:font-style="normal" fo:font-weight="normal" officeooo:rsid="0161196f" officeooo:paragraph-rsid="0161196f" style:font-name-asian="Wingdings" style:font-size-asian="9pt" style:font-style-asian="normal" style:font-weight-asian="normal" style:font-size-complex="9pt" style:font-style-complex="normal" style:font-weight-complex="normal"/>
    </style:style>
    <style:style style:name="P131" style:family="paragraph" style:parent-style-name="Standard">
      <style:text-properties style:font-name="Droid Sans" fo:font-size="9pt" fo:font-style="normal" fo:font-weight="normal" officeooo:rsid="0161196f" officeooo:paragraph-rsid="016042a4" style:font-name-asian="Wingdings" style:font-size-asian="9pt" style:font-style-asian="normal" style:font-weight-asian="normal" style:font-size-complex="9pt" style:font-style-complex="normal" style:font-weight-complex="normal"/>
    </style:style>
    <style:style style:name="P132" style:family="paragraph" style:parent-style-name="Standard">
      <style:text-properties style:font-name="Droid Sans" fo:font-size="9pt" fo:font-style="normal" fo:font-weight="normal" officeooo:rsid="0163995f" officeooo:paragraph-rsid="0163995f" style:font-name-asian="Wingdings" style:font-size-asian="9pt" style:font-style-asian="normal" style:font-weight-asian="normal" style:font-size-complex="9pt" style:font-style-complex="normal" style:font-weight-complex="normal"/>
    </style:style>
    <style:style style:name="P133" style:family="paragraph" style:parent-style-name="Standard">
      <style:text-properties style:font-name="Droid Sans" fo:font-size="9pt" fo:font-style="normal" fo:font-weight="normal" officeooo:rsid="0166587b" officeooo:paragraph-rsid="0166587b" style:font-name-asian="Wingdings" style:font-size-asian="9pt" style:font-style-asian="normal" style:font-weight-asian="normal" style:font-size-complex="9pt" style:font-style-complex="normal" style:font-weight-complex="normal"/>
    </style:style>
    <style:style style:name="P134" style:family="paragraph" style:parent-style-name="Standard">
      <style:text-properties style:font-name="Droid Sans" fo:font-size="9pt" fo:font-style="normal" fo:font-weight="normal" officeooo:rsid="01677e2b" officeooo:paragraph-rsid="01677e2b" style:font-name-asian="Wingdings" style:font-size-asian="9pt" style:font-style-asian="normal" style:font-weight-asian="normal" style:font-size-complex="9pt" style:font-style-complex="normal" style:font-weight-complex="normal"/>
    </style:style>
    <style:style style:name="P135" style:family="paragraph" style:parent-style-name="Standard">
      <style:text-properties style:font-name="Droid Sans" fo:font-size="9pt" fo:font-style="normal" fo:font-weight="normal" officeooo:rsid="01677e2b" officeooo:paragraph-rsid="01697632" style:font-name-asian="Wingdings" style:font-size-asian="9pt" style:font-style-asian="normal" style:font-weight-asian="normal" style:font-size-complex="9pt" style:font-style-complex="normal" style:font-weight-complex="normal"/>
    </style:style>
    <style:style style:name="P136" style:family="paragraph" style:parent-style-name="Standard">
      <style:text-properties style:font-name="Droid Sans" fo:font-size="9pt" fo:font-style="normal" fo:font-weight="normal" officeooo:rsid="01677e2b" officeooo:paragraph-rsid="016b53b2" style:font-name-asian="Wingdings" style:font-size-asian="9pt" style:font-style-asian="normal" style:font-weight-asian="normal" style:font-size-complex="9pt" style:font-style-complex="normal" style:font-weight-complex="normal"/>
    </style:style>
    <style:style style:name="P137" style:family="paragraph" style:parent-style-name="Standard">
      <style:text-properties style:font-name="Droid Sans" fo:font-size="9pt" fo:font-style="normal" fo:font-weight="normal" officeooo:rsid="017145e6" officeooo:paragraph-rsid="017145e6" style:font-name-asian="Wingdings" style:font-size-asian="9pt" style:font-style-asian="normal" style:font-weight-asian="normal" style:font-size-complex="9pt" style:font-style-complex="normal" style:font-weight-complex="normal"/>
    </style:style>
    <style:style style:name="P138" style:family="paragraph" style:parent-style-name="Standard">
      <style:text-properties style:font-name="Droid Sans" fo:font-size="9pt" fo:font-style="normal" fo:font-weight="normal" officeooo:rsid="01769d3f" officeooo:paragraph-rsid="01769d3f" style:font-name-asian="Wingdings" style:font-size-asian="9pt" style:font-style-asian="normal" style:font-weight-asian="normal" style:font-size-complex="9pt" style:font-style-complex="normal" style:font-weight-complex="normal"/>
    </style:style>
    <style:style style:name="P139" style:family="paragraph" style:parent-style-name="Standard">
      <style:text-properties style:font-name="Droid Sans" fo:font-size="9pt" fo:font-style="normal" fo:font-weight="normal" officeooo:rsid="018a4865" officeooo:paragraph-rsid="018a4865" style:font-name-asian="Wingdings" style:font-size-asian="9pt" style:font-style-asian="normal" style:font-weight-asian="normal" style:font-size-complex="9pt" style:font-style-complex="normal" style:font-weight-complex="normal"/>
    </style:style>
    <style:style style:name="P140" style:family="paragraph" style:parent-style-name="Standard">
      <style:text-properties style:font-name="Droid Sans" fo:font-size="9pt" fo:font-style="normal" fo:font-weight="normal" officeooo:rsid="0195725d" officeooo:paragraph-rsid="0195725d" style:font-name-asian="Wingdings" style:font-size-asian="9pt" style:font-style-asian="normal" style:font-weight-asian="normal" style:font-size-complex="9pt" style:font-style-complex="normal" style:font-weight-complex="normal"/>
    </style:style>
    <style:style style:name="P141" style:family="paragraph" style:parent-style-name="Standard">
      <style:paragraph-properties fo:text-align="center" style:justify-single-word="false"/>
      <style:text-properties style:font-name="Droid Sans" fo:font-size="9pt" fo:font-style="normal" fo:font-weight="bold" officeooo:rsid="00145977" officeooo:paragraph-rsid="0044e43f" style:font-name-asian="Wingdings" style:font-size-asian="9pt" style:font-style-asian="normal" style:font-weight-asian="bold" style:font-size-complex="9pt" style:font-style-complex="normal" style:font-weight-complex="bold"/>
    </style:style>
    <style:style style:name="P142" style:family="paragraph" style:parent-style-name="Standard">
      <style:paragraph-properties fo:text-align="center" style:justify-single-word="false"/>
      <style:text-properties style:font-name="Droid Sans" fo:font-size="9pt" fo:font-style="normal" fo:font-weight="bold" officeooo:rsid="00146dff" officeooo:paragraph-rsid="0044e43f" style:font-name-asian="Wingdings" style:font-size-asian="9pt" style:font-style-asian="normal" style:font-weight-asian="bold" style:font-size-complex="9pt" style:font-style-complex="normal" style:font-weight-complex="bold"/>
    </style:style>
    <style:style style:name="P143" style:family="paragraph" style:parent-style-name="Standard">
      <style:paragraph-properties fo:text-align="center" style:justify-single-word="false"/>
      <style:text-properties style:font-name="Droid Sans" fo:font-size="9pt" fo:font-style="normal" fo:font-weight="bold" officeooo:paragraph-rsid="0044e43f" style:font-name-asian="Wingdings" style:font-size-asian="9pt" style:font-style-asian="normal" style:font-weight-asian="bold" style:font-size-complex="9pt" style:font-style-complex="normal" style:font-weight-complex="bold"/>
    </style:style>
    <style:style style:name="P144" style:family="paragraph" style:parent-style-name="Standard">
      <style:paragraph-properties fo:text-align="center" style:justify-single-word="false"/>
      <style:text-properties style:font-name="Droid Sans" fo:font-size="9pt" fo:font-style="normal" fo:font-weight="bold" officeooo:paragraph-rsid="0111262a" style:font-name-asian="Wingdings" style:font-size-asian="9pt" style:font-style-asian="normal" style:font-weight-asian="bold" style:font-size-complex="9pt" style:font-style-complex="normal" style:font-weight-complex="bold"/>
    </style:style>
    <style:style style:name="P145" style:family="paragraph" style:parent-style-name="Standard">
      <style:paragraph-properties fo:text-align="center" style:justify-single-word="false"/>
      <style:text-properties style:font-name="Droid Sans" fo:font-size="9pt" fo:font-style="normal" fo:font-weight="bold" officeooo:paragraph-rsid="011c571c" style:font-name-asian="Wingdings" style:font-size-asian="9pt" style:font-style-asian="normal" style:font-weight-asian="bold" style:font-size-complex="9pt" style:font-style-complex="normal" style:font-weight-complex="bold"/>
    </style:style>
    <style:style style:name="P146" style:family="paragraph" style:parent-style-name="Standard">
      <style:paragraph-properties fo:text-align="center" style:justify-single-word="false"/>
      <style:text-properties style:font-name="Droid Sans" fo:font-size="9pt" fo:font-style="normal" fo:font-weight="bold" officeooo:rsid="00185722" officeooo:paragraph-rsid="0044e43f" style:font-name-asian="Wingdings" style:font-size-asian="9pt" style:font-style-asian="normal" style:font-weight-asian="bold" style:font-size-complex="9pt" style:font-style-complex="normal" style:font-weight-complex="bold"/>
    </style:style>
    <style:style style:name="P147" style:family="paragraph" style:parent-style-name="Standard">
      <style:paragraph-properties fo:text-align="center" style:justify-single-word="false"/>
      <style:text-properties style:font-name="Droid Sans" fo:font-size="9pt" fo:font-style="normal" fo:font-weight="bold" officeooo:rsid="001c5cfc" officeooo:paragraph-rsid="0044e43f" style:font-name-asian="Wingdings" style:font-size-asian="9pt" style:font-style-asian="normal" style:font-weight-asian="bold" style:font-size-complex="9pt" style:font-style-complex="normal" style:font-weight-complex="bold"/>
    </style:style>
    <style:style style:name="P148" style:family="paragraph" style:parent-style-name="Standard">
      <style:paragraph-properties fo:text-align="center" style:justify-single-word="false"/>
      <style:text-properties style:font-name="Droid Sans" fo:font-size="9pt" fo:font-style="normal" fo:font-weight="bold" officeooo:rsid="00238d9f" officeooo:paragraph-rsid="0044e43f" style:font-name-asian="Wingdings" style:font-size-asian="9pt" style:font-style-asian="normal" style:font-weight-asian="bold" style:font-size-complex="9pt" style:font-style-complex="normal" style:font-weight-complex="bold"/>
    </style:style>
    <style:style style:name="P149" style:family="paragraph" style:parent-style-name="Standard">
      <style:paragraph-properties fo:text-align="center" style:justify-single-word="false"/>
      <style:text-properties style:font-name="Droid Sans" fo:font-size="9pt" fo:font-style="normal" fo:font-weight="bold" officeooo:rsid="001a1c49" officeooo:paragraph-rsid="011c571c" style:font-name-asian="Wingdings" style:font-size-asian="9pt" style:font-style-asian="normal" style:font-weight-asian="bold" style:font-size-complex="9pt" style:font-style-complex="normal" style:font-weight-complex="bold"/>
    </style:style>
    <style:style style:name="P150" style:family="paragraph" style:parent-style-name="Standard">
      <style:paragraph-properties fo:text-align="center" style:justify-single-word="false"/>
      <style:text-properties style:font-name="Droid Sans" fo:font-size="9pt" fo:font-style="normal" fo:font-weight="bold" officeooo:rsid="001bbdda" officeooo:paragraph-rsid="011c571c" style:font-name-asian="Wingdings" style:font-size-asian="9pt" style:font-style-asian="normal" style:font-weight-asian="bold" style:font-size-complex="9pt" style:font-style-complex="normal" style:font-weight-complex="bold"/>
    </style:style>
    <style:style style:name="P151" style:family="paragraph" style:parent-style-name="Standard">
      <style:text-properties style:font-name="Droid Sans" fo:font-size="9pt" fo:font-style="normal" style:text-underline-style="none" fo:font-weight="normal" officeooo:rsid="001536f2" officeooo:paragraph-rsid="0044e43f" style:font-name-asian="Wingdings" style:font-size-asian="9pt" style:font-style-asian="normal" style:font-weight-asian="normal" style:font-name-complex="Wingdings" style:font-size-complex="9pt" style:font-style-complex="normal" style:font-weight-complex="normal"/>
    </style:style>
    <style:style style:name="P152" style:family="paragraph" style:parent-style-name="Standard">
      <style:text-properties style:font-name="Droid Sans" fo:font-size="9pt" fo:font-style="normal" style:text-underline-style="none" fo:font-weight="normal" officeooo:rsid="00171ab6" officeooo:paragraph-rsid="0044e43f" style:font-name-asian="Wingdings" style:font-size-asian="9pt" style:font-style-asian="normal" style:font-weight-asian="normal" style:font-name-complex="Wingdings" style:font-size-complex="9pt" style:font-style-complex="normal" style:font-weight-complex="normal"/>
    </style:style>
    <style:style style:name="P153" style:family="paragraph" style:parent-style-name="Standard">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54" style:family="paragraph" style:parent-style-name="Standard">
      <style:text-properties style:font-name="Droid Sans" fo:font-size="9pt" fo:font-style="normal" style:text-underline-style="none" fo:font-weight="normal" officeooo:paragraph-rsid="0085e3d9" style:font-name-asian="Wingdings" style:font-size-asian="9pt" style:font-style-asian="normal" style:font-weight-asian="normal" style:font-name-complex="Wingdings" style:font-size-complex="9pt" style:font-style-complex="normal" style:font-weight-complex="normal"/>
    </style:style>
    <style:style style:name="P155" style:family="paragraph" style:parent-style-name="Standard">
      <style:text-properties style:font-name="Droid Sans" fo:font-size="9pt" fo:font-style="normal" style:text-underline-style="none" fo:font-weight="normal" officeooo:rsid="000da08e" officeooo:paragraph-rsid="0044e43f" style:font-name-asian="Wingdings" style:font-size-asian="9pt" style:font-style-asian="normal" style:font-weight-asian="normal" style:font-name-complex="Wingdings" style:font-size-complex="9pt" style:font-style-complex="normal" style:font-weight-complex="normal"/>
    </style:style>
    <style:style style:name="P156" style:family="paragraph" style:parent-style-name="Standard">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157" style:family="paragraph" style:parent-style-name="Standard">
      <style:text-properties style:font-name="Droid Sans" fo:font-size="9pt" fo:font-style="normal" style:text-underline-style="none" fo:font-weight="normal" officeooo:rsid="0011c762" officeooo:paragraph-rsid="0044e43f" style:font-name-asian="Wingdings" style:font-size-asian="9pt" style:font-style-asian="normal" style:font-weight-asian="normal" style:font-name-complex="Wingdings" style:font-size-complex="9pt" style:font-style-complex="normal" style:font-weight-complex="normal"/>
    </style:style>
    <style:style style:name="P158" style:family="paragraph" style:parent-style-name="Standard">
      <style:text-properties style:font-name="Droid Sans" fo:font-size="9pt" fo:font-style="normal" style:text-underline-style="none" fo:font-weight="normal" officeooo:paragraph-rsid="0082366d" style:font-name-asian="Wingdings" style:font-size-asian="9pt" style:font-style-asian="normal" style:font-weight-asian="normal" style:font-name-complex="Wingdings" style:font-size-complex="9pt" style:font-style-complex="normal" style:font-weight-complex="normal"/>
    </style:style>
    <style:style style:name="P159" style:family="paragraph" style:parent-style-name="Standard">
      <style:text-properties style:font-name="Droid Sans" fo:font-size="9pt" fo:font-style="normal" style:text-underline-style="none" fo:font-weight="normal" officeooo:paragraph-rsid="0044e43f" style:font-name-asian="Wingdings" style:font-size-asian="9pt" style:font-style-asian="normal" style:font-weight-asian="normal" style:font-name-complex="Wingdings" style:font-size-complex="9pt" style:font-style-complex="normal" style:font-weight-complex="normal"/>
    </style:style>
    <style:style style:name="P160" style:family="paragraph" style:parent-style-name="Standard">
      <style:text-properties style:font-name="Droid Sans" fo:font-size="9pt" fo:font-style="normal" style:text-underline-style="none" fo:font-weight="normal" officeooo:paragraph-rsid="008ccc69" style:font-name-asian="Wingdings" style:font-size-asian="9pt" style:font-style-asian="normal" style:font-weight-asian="normal" style:font-name-complex="Wingdings" style:font-size-complex="9pt" style:font-style-complex="normal" style:font-weight-complex="normal"/>
    </style:style>
    <style:style style:name="P161" style:family="paragraph" style:parent-style-name="Standard">
      <style:text-properties style:font-name="Droid Sans" fo:font-size="9pt" fo:font-style="normal" style:text-underline-style="none" fo:font-weight="normal" officeooo:rsid="001dc0a3" officeooo:paragraph-rsid="0044e43f" style:font-name-asian="Wingdings" style:font-size-asian="9pt" style:font-style-asian="normal" style:font-weight-asian="normal" style:font-name-complex="Wingdings" style:font-size-complex="9pt" style:font-style-complex="normal" style:font-weight-complex="normal"/>
    </style:style>
    <style:style style:name="P162" style:family="paragraph" style:parent-style-name="Standard">
      <style:text-properties style:font-name="Droid Sans" fo:font-size="9pt" fo:font-style="normal" style:text-underline-style="none" fo:font-weight="normal" officeooo:paragraph-rsid="008eb41d" style:font-name-asian="Wingdings" style:font-size-asian="9pt" style:font-style-asian="normal" style:font-weight-asian="normal" style:font-name-complex="Wingdings" style:font-size-complex="9pt" style:font-style-complex="normal" style:font-weight-complex="normal"/>
    </style:style>
    <style:style style:name="P163" style:family="paragraph" style:parent-style-name="Standard">
      <style:text-properties style:font-name="Droid Sans" fo:font-size="9pt" fo:font-style="normal" style:text-underline-style="none" fo:font-weight="normal" officeooo:rsid="00256c8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64" style:family="paragraph" style:parent-style-name="Standard">
      <style:text-properties style:font-name="Droid Sans" fo:font-size="9pt" fo:font-style="normal" style:text-underline-style="none" fo:font-weight="normal" officeooo:rsid="002747b2" officeooo:paragraph-rsid="0044e43f" style:font-name-asian="Wingdings" style:font-size-asian="9pt" style:font-style-asian="normal" style:font-weight-asian="normal" style:font-name-complex="Wingdings" style:font-size-complex="9pt" style:font-style-complex="normal" style:font-weight-complex="normal"/>
    </style:style>
    <style:style style:name="P165" style:family="paragraph" style:parent-style-name="Standard">
      <style:text-properties style:font-name="Droid Sans" fo:font-size="9pt" fo:font-style="normal" style:text-underline-style="none" fo:font-weight="normal" officeooo:paragraph-rsid="00915fe7" style:font-name-asian="Wingdings" style:font-size-asian="9pt" style:font-style-asian="normal" style:font-weight-asian="normal" style:font-name-complex="Wingdings" style:font-size-complex="9pt" style:font-style-complex="normal" style:font-weight-complex="normal"/>
    </style:style>
    <style:style style:name="P166" style:family="paragraph" style:parent-style-name="Standard">
      <style:text-properties style:font-name="Droid Sans" fo:font-size="9pt" fo:font-style="normal" style:text-underline-style="none" fo:font-weight="normal" officeooo:rsid="001bbdda" officeooo:paragraph-rsid="011c571c" style:font-name-asian="Wingdings" style:font-size-asian="9pt" style:font-style-asian="normal" style:font-weight-asian="normal" style:font-name-complex="Wingdings" style:font-size-complex="9pt" style:font-style-complex="normal" style:font-weight-complex="normal"/>
    </style:style>
    <style:style style:name="P167" style:family="paragraph" style:parent-style-name="Standard">
      <style:text-properties style:font-name="Droid Sans" fo:font-size="9pt" fo:font-style="normal" style:text-underline-style="none" fo:font-weight="normal" officeooo:paragraph-rsid="0111262a" style:font-name-asian="Wingdings" style:font-size-asian="9pt" style:font-style-asian="normal" style:font-weight-asian="normal" style:font-name-complex="Wingdings" style:font-size-complex="9pt" style:font-style-complex="normal" style:font-weight-complex="normal"/>
    </style:style>
    <style:style style:name="P168" style:family="paragraph" style:parent-style-name="Standard">
      <style:text-properties style:font-name="Droid Sans" fo:font-size="9pt" fo:font-style="normal" style:text-underline-style="none" fo:font-weight="normal" officeooo:rsid="002afb14" officeooo:paragraph-rsid="011c571c" style:font-name-asian="Wingdings" style:font-size-asian="9pt" style:font-style-asian="normal" style:font-weight-asian="normal" style:font-name-complex="Wingdings" style:font-size-complex="9pt" style:font-style-complex="normal" style:font-weight-complex="normal"/>
    </style:style>
    <style:style style:name="P169" style:family="paragraph" style:parent-style-name="Standard">
      <style:text-properties style:font-name="Droid Sans" fo:font-size="9pt" fo:font-style="normal" style:text-underline-style="none" fo:font-weight="normal" officeooo:rsid="002ca0ad" officeooo:paragraph-rsid="011c571c" style:font-name-asian="Wingdings" style:font-size-asian="9pt" style:font-style-asian="normal" style:font-weight-asian="normal" style:font-name-complex="Wingdings" style:font-size-complex="9pt" style:font-style-complex="normal" style:font-weight-complex="normal"/>
    </style:style>
    <style:style style:name="P170" style:family="paragraph" style:parent-style-name="Standard">
      <style:text-properties style:font-name="Droid Sans" fo:font-size="9pt" fo:font-style="normal" style:text-underline-style="none" fo:font-weight="normal" officeooo:paragraph-rsid="011c571c" style:font-name-asian="Wingdings" style:font-size-asian="9pt" style:font-style-asian="normal" style:font-weight-asian="normal" style:font-name-complex="Wingdings" style:font-size-complex="9pt" style:font-style-complex="normal" style:font-weight-complex="normal"/>
    </style:style>
    <style:style style:name="P171" style:family="paragraph" style:parent-style-name="Standard">
      <style:paragraph-properties fo:text-align="justify" style:justify-single-word="false"/>
      <style:text-properties fo:color="#0000ff" style:font-name="Droid Sans" fo:font-size="12pt" style:font-size-asian="12pt" style:font-name-complex="Arial"/>
    </style:style>
    <style:style style:name="P172" style:family="paragraph" style:parent-style-name="Standard">
      <style:text-properties fo:color="#000000" style:font-name="Droid Sans" fo:font-size="12pt" fo:font-style="normal" fo:font-weight="normal" officeooo:paragraph-rsid="0044e43f" style:font-size-asian="12pt" style:font-style-asian="normal" style:font-weight-asian="normal" style:font-size-complex="12pt" style:font-style-complex="normal" style:font-weight-complex="normal"/>
    </style:style>
    <style:style style:name="P173" style:family="paragraph" style:parent-style-name="Standard">
      <style:text-properties fo:color="#000000" style:font-name="Droid Sans" fo:font-size="12pt" fo:font-style="normal" fo:font-weight="normal" officeooo:paragraph-rsid="0082366d" style:font-size-asian="12pt" style:font-style-asian="normal" style:font-weight-asian="normal" style:font-size-complex="12pt" style:font-style-complex="normal" style:font-weight-complex="normal"/>
    </style:style>
    <style:style style:name="P174" style:family="paragraph" style:parent-style-name="Standard">
      <style:text-properties fo:color="#000000" style:font-name="Droid Sans" fo:font-size="12pt" fo:font-style="normal" fo:font-weight="normal" officeooo:paragraph-rsid="0085e3d9" style:font-size-asian="12pt" style:font-style-asian="normal" style:font-weight-asian="normal" style:font-size-complex="12pt" style:font-style-complex="normal" style:font-weight-complex="normal"/>
    </style:style>
    <style:style style:name="P175" style:family="paragraph" style:parent-style-name="Standard">
      <style:text-properties fo:color="#000000" style:font-name="Droid Sans" fo:font-size="12pt" fo:font-style="normal" fo:font-weight="normal" officeooo:paragraph-rsid="008ccc69" style:font-size-asian="12pt" style:font-style-asian="normal" style:font-weight-asian="normal" style:font-size-complex="12pt" style:font-style-complex="normal" style:font-weight-complex="normal"/>
    </style:style>
    <style:style style:name="P176" style:family="paragraph" style:parent-style-name="Standard">
      <style:text-properties fo:color="#000000" style:font-name="Droid Sans" fo:font-size="12pt" fo:font-style="normal" fo:font-weight="normal" officeooo:paragraph-rsid="008eb41d" style:font-size-asian="12pt" style:font-style-asian="normal" style:font-weight-asian="normal" style:font-size-complex="12pt" style:font-style-complex="normal" style:font-weight-complex="normal"/>
    </style:style>
    <style:style style:name="P177" style:family="paragraph" style:parent-style-name="Standard">
      <style:text-properties fo:color="#000000" style:font-name="Droid Sans" fo:font-size="12pt" fo:font-style="normal" fo:font-weight="normal" officeooo:paragraph-rsid="00915fe7" style:font-size-asian="12pt" style:font-style-asian="normal" style:font-weight-asian="normal" style:font-size-complex="12pt" style:font-style-complex="normal" style:font-weight-complex="normal"/>
    </style:style>
    <style:style style:name="P178"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179"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180"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size-complex="12pt" style:font-style-complex="normal" style:font-weight-complex="normal"/>
    </style:style>
    <style:style style:name="P181"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size-complex="12pt" style:font-style-complex="normal" style:font-weight-complex="normal"/>
    </style:style>
    <style:style style:name="P182"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size-complex="12pt" style:font-style-complex="normal" style:font-weight-complex="normal"/>
    </style:style>
    <style:style style:name="P183"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size-complex="12pt" style:font-style-complex="normal" style:font-weight-complex="normal"/>
    </style:style>
    <style:style style:name="P184"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size-complex="12pt" style:font-style-complex="normal" style:font-weight-complex="normal"/>
    </style:style>
    <style:style style:name="P185" style:family="paragraph" style:parent-style-name="Standard">
      <style:text-properties fo:color="#000000" style:font-name="Droid Sans" fo:font-size="12pt" fo:font-style="normal" fo:font-weight="normal" officeooo:paragraph-rsid="011c571c" style:font-name-asian="Wingdings" style:font-size-asian="12pt" style:font-style-asian="normal" style:font-weight-asian="normal" style:font-size-complex="12pt" style:font-style-complex="normal" style:font-weight-complex="normal"/>
    </style:style>
    <style:style style:name="P186"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187"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name-complex="Wingdings" style:font-size-complex="12pt" style:font-style-complex="normal" style:font-weight-complex="normal"/>
    </style:style>
    <style:style style:name="P188"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name-complex="Wingdings" style:font-size-complex="12pt" style:font-style-complex="normal" style:font-weight-complex="normal"/>
    </style:style>
    <style:style style:name="P189"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name-complex="Wingdings" style:font-size-complex="12pt" style:font-style-complex="normal" style:font-weight-complex="normal"/>
    </style:style>
    <style:style style:name="P190"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name-complex="Wingdings" style:font-size-complex="12pt" style:font-style-complex="normal" style:font-weight-complex="normal"/>
    </style:style>
    <style:style style:name="P191"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name-complex="Wingdings" style:font-size-complex="12pt" style:font-style-complex="normal" style:font-weight-complex="normal"/>
    </style:style>
    <style:style style:name="P192" style:family="paragraph" style:parent-style-name="Standard">
      <style:text-properties fo:color="#000000" style:font-name="Droid Sans" fo:font-size="12pt" fo:font-style="normal" fo:font-weight="normal" officeooo:rsid="002138c0" officeooo:paragraph-rsid="011c571c" style:font-name-asian="Wingdings" style:font-size-asian="12pt" style:font-style-asian="normal" style:font-weight-asian="normal" style:font-name-complex="Wingdings" style:font-size-complex="12pt" style:font-style-complex="normal" style:font-weight-complex="normal"/>
    </style:style>
    <style:style style:name="P193" style:family="paragraph" style:parent-style-name="Standard">
      <style:text-properties fo:color="#000000" style:font-name="Droid Sans" fo:font-size="12pt" fo:font-style="normal" fo:font-weight="normal" officeooo:paragraph-rsid="011c571c" style:font-name-asian="Wingdings" style:font-size-asian="12pt" style:font-style-asian="normal" style:font-weight-asian="normal" style:font-name-complex="Wingdings" style:font-size-complex="12pt" style:font-style-complex="normal" style:font-weight-complex="normal"/>
    </style:style>
    <style:style style:name="P194" style:family="paragraph" style:parent-style-name="Standard">
      <style:text-properties fo:color="#000000" style:font-name="Droid Sans" fo:font-size="11pt" fo:font-style="normal" fo:font-weight="normal" officeooo:rsid="005590f4" officeooo:paragraph-rsid="005590f4" style:font-name-asian="Wingdings" style:font-size-asian="11pt" style:font-style-asian="normal" style:font-weight-asian="normal" style:font-size-complex="11pt" style:font-style-complex="normal" style:font-weight-complex="normal"/>
    </style:style>
    <style:style style:name="P195" style:family="paragraph" style:parent-style-name="Standard">
      <style:text-properties fo:color="#000000" style:font-name="Droid Sans" fo:font-size="11pt" fo:font-style="normal" fo:font-weight="normal" officeooo:rsid="005590f4" officeooo:paragraph-rsid="0082366d" style:font-name-asian="Wingdings" style:font-size-asian="11pt" style:font-style-asian="normal" style:font-weight-asian="normal" style:font-size-complex="11pt" style:font-style-complex="normal" style:font-weight-complex="normal"/>
    </style:style>
    <style:style style:name="P196" style:family="paragraph" style:parent-style-name="Standard">
      <style:text-properties fo:color="#000000" style:font-name="Droid Sans" fo:font-size="11pt" fo:font-style="normal" fo:font-weight="normal" officeooo:rsid="005590f4" officeooo:paragraph-rsid="0085e3d9" style:font-name-asian="Wingdings" style:font-size-asian="11pt" style:font-style-asian="normal" style:font-weight-asian="normal" style:font-size-complex="11pt" style:font-style-complex="normal" style:font-weight-complex="normal"/>
    </style:style>
    <style:style style:name="P197" style:family="paragraph" style:parent-style-name="Standard">
      <style:text-properties fo:color="#000000" style:font-name="Droid Sans" fo:font-size="11pt" fo:font-style="normal" fo:font-weight="normal" officeooo:rsid="005590f4" officeooo:paragraph-rsid="008ccc69" style:font-name-asian="Wingdings" style:font-size-asian="11pt" style:font-style-asian="normal" style:font-weight-asian="normal" style:font-size-complex="11pt" style:font-style-complex="normal" style:font-weight-complex="normal"/>
    </style:style>
    <style:style style:name="P198" style:family="paragraph" style:parent-style-name="Standard">
      <style:text-properties fo:color="#000000" style:font-name="Droid Sans" fo:font-size="11pt" fo:font-style="normal" fo:font-weight="normal" officeooo:rsid="005590f4" officeooo:paragraph-rsid="008eb41d" style:font-name-asian="Wingdings" style:font-size-asian="11pt" style:font-style-asian="normal" style:font-weight-asian="normal" style:font-size-complex="11pt" style:font-style-complex="normal" style:font-weight-complex="normal"/>
    </style:style>
    <style:style style:name="P199" style:family="paragraph" style:parent-style-name="Standard">
      <style:text-properties fo:color="#000000" style:font-name="Droid Sans" fo:font-size="11pt" fo:font-style="normal" fo:font-weight="normal" officeooo:rsid="005590f4" officeooo:paragraph-rsid="00915fe7" style:font-name-asian="Wingdings" style:font-size-asian="11pt" style:font-style-asian="normal" style:font-weight-asian="normal" style:font-size-complex="11pt" style:font-style-complex="normal" style:font-weight-complex="normal"/>
    </style:style>
    <style:style style:name="P200" style:family="paragraph" style:parent-style-name="Standard">
      <style:text-properties fo:color="#000000" style:font-name="Droid Sans" fo:font-size="11pt" fo:font-style="normal" fo:font-weight="normal" officeooo:rsid="004d7ab3" officeooo:paragraph-rsid="004d7ab3" style:font-name-asian="Wingdings" style:font-size-asian="11pt" style:font-style-asian="normal" style:font-weight-asian="normal" style:font-size-complex="11pt" style:font-style-complex="normal" style:font-weight-complex="normal"/>
    </style:style>
    <style:style style:name="P201" style:family="paragraph" style:parent-style-name="Standard">
      <style:text-properties fo:color="#000000" style:font-name="Droid Sans" fo:font-size="11pt" fo:font-style="normal" fo:font-weight="normal" officeooo:rsid="004d7ab3" officeooo:paragraph-rsid="0082366d" style:font-name-asian="Wingdings" style:font-size-asian="11pt" style:font-style-asian="normal" style:font-weight-asian="normal" style:font-size-complex="11pt" style:font-style-complex="normal" style:font-weight-complex="normal"/>
    </style:style>
    <style:style style:name="P202" style:family="paragraph" style:parent-style-name="Standard">
      <style:text-properties fo:color="#000000" style:font-name="Droid Sans" fo:font-size="11pt" fo:font-style="normal" fo:font-weight="normal" officeooo:rsid="004d7ab3" officeooo:paragraph-rsid="0085e3d9" style:font-name-asian="Wingdings" style:font-size-asian="11pt" style:font-style-asian="normal" style:font-weight-asian="normal" style:font-size-complex="11pt" style:font-style-complex="normal" style:font-weight-complex="normal"/>
    </style:style>
    <style:style style:name="P203" style:family="paragraph" style:parent-style-name="Standard">
      <style:text-properties fo:color="#000000" style:font-name="Droid Sans" fo:font-size="11pt" fo:font-style="normal" fo:font-weight="normal" officeooo:rsid="004d7ab3" officeooo:paragraph-rsid="008ccc69" style:font-name-asian="Wingdings" style:font-size-asian="11pt" style:font-style-asian="normal" style:font-weight-asian="normal" style:font-size-complex="11pt" style:font-style-complex="normal" style:font-weight-complex="normal"/>
    </style:style>
    <style:style style:name="P204" style:family="paragraph" style:parent-style-name="Standard">
      <style:text-properties fo:color="#000000" style:font-name="Droid Sans" fo:font-size="11pt" fo:font-style="normal" fo:font-weight="normal" officeooo:rsid="004d7ab3" officeooo:paragraph-rsid="008eb41d" style:font-name-asian="Wingdings" style:font-size-asian="11pt" style:font-style-asian="normal" style:font-weight-asian="normal" style:font-size-complex="11pt" style:font-style-complex="normal" style:font-weight-complex="normal"/>
    </style:style>
    <style:style style:name="P205" style:family="paragraph" style:parent-style-name="Standard">
      <style:text-properties fo:color="#000000" style:font-name="Droid Sans" fo:font-size="11pt" fo:font-style="normal" fo:font-weight="normal" officeooo:rsid="004d7ab3" officeooo:paragraph-rsid="00915fe7" style:font-name-asian="Wingdings" style:font-size-asian="11pt" style:font-style-asian="normal" style:font-weight-asian="normal" style:font-size-complex="11pt" style:font-style-complex="normal" style:font-weight-complex="normal"/>
    </style:style>
    <style:style style:name="P206" style:family="paragraph" style:parent-style-name="Standard">
      <style:text-properties fo:color="#000000" style:font-name="Droid Sans" fo:font-size="11pt" fo:font-style="normal" fo:font-weight="normal" officeooo:rsid="00e078be" officeooo:paragraph-rsid="0111262a" style:font-name-asian="Wingdings" style:font-size-asian="11pt" style:font-style-asian="normal" style:font-weight-asian="normal" style:font-size-complex="11pt" style:font-style-complex="normal" style:font-weight-complex="normal"/>
    </style:style>
    <style:style style:name="P207" style:family="paragraph" style:parent-style-name="Standard">
      <style:text-properties fo:color="#000000" style:font-name="Droid Sans" fo:font-size="11pt" fo:font-style="normal" fo:font-weight="normal" officeooo:rsid="00e078be" officeooo:paragraph-rsid="011c571c" style:font-name-asian="Wingdings" style:font-size-asian="11pt" style:font-style-asian="normal" style:font-weight-asian="normal" style:font-size-complex="11pt" style:font-style-complex="normal" style:font-weight-complex="normal"/>
    </style:style>
    <style:style style:name="P208" style:family="paragraph" style:parent-style-name="Standard">
      <style:text-properties fo:color="#000000" style:font-name="Droid Sans" fo:font-size="11pt" fo:font-style="normal" fo:font-weight="normal" officeooo:rsid="00193c28" officeooo:paragraph-rsid="0111262a" style:font-name-asian="Wingdings" style:font-size-asian="11pt" style:font-style-asian="normal" style:font-weight-asian="normal" style:font-size-complex="11pt" style:font-style-complex="normal" style:font-weight-complex="normal"/>
    </style:style>
    <style:style style:name="P209" style:family="paragraph" style:parent-style-name="Standard">
      <style:text-properties fo:color="#000000" style:font-name="Droid Sans" fo:font-size="11pt" fo:font-style="normal" fo:font-weight="normal" officeooo:rsid="00193c28" officeooo:paragraph-rsid="011c571c" style:font-name-asian="Wingdings" style:font-size-asian="11pt" style:font-style-asian="normal" style:font-weight-asian="normal" style:font-size-complex="11pt" style:font-style-complex="normal" style:font-weight-complex="normal"/>
    </style:style>
    <style:style style:name="P210" style:family="paragraph" style:parent-style-name="Standard">
      <style:text-properties fo:color="#000000" style:font-name="Droid Sans" fo:font-size="11pt" fo:font-style="normal" fo:font-weight="normal" officeooo:rsid="002138c0" officeooo:paragraph-rsid="0111262a" style:font-name-asian="Wingdings" style:font-size-asian="11pt" style:font-style-asian="normal" style:font-weight-asian="normal" style:font-size-complex="11pt" style:font-style-complex="normal" style:font-weight-complex="normal"/>
    </style:style>
    <style:style style:name="P211" style:family="paragraph" style:parent-style-name="Standard">
      <style:text-properties fo:color="#000000" style:font-name="Droid Sans" fo:font-size="11pt" fo:font-style="normal" fo:font-weight="normal" officeooo:rsid="002138c0" officeooo:paragraph-rsid="011c571c" style:font-name-asian="Wingdings" style:font-size-asian="11pt" style:font-style-asian="normal" style:font-weight-asian="normal" style:font-size-complex="11pt" style:font-style-complex="normal" style:font-weight-complex="normal"/>
    </style:style>
    <style:style style:name="P212" style:family="paragraph" style:parent-style-name="Standard">
      <style:text-properties fo:color="#000000" style:font-name="Droid Sans" fo:font-size="11pt" fo:font-style="normal" fo:font-weight="normal" officeooo:paragraph-rsid="0111262a" style:font-name-asian="Wingdings" style:font-size-asian="11pt" style:font-style-asian="normal" style:font-weight-asian="normal" style:font-size-complex="11pt" style:font-style-complex="normal" style:font-weight-complex="normal"/>
    </style:style>
    <style:style style:name="P213" style:family="paragraph" style:parent-style-name="Standard">
      <style:paragraph-properties fo:text-align="center" style:justify-single-word="false"/>
      <style:text-properties fo:color="#000000"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214" style:family="paragraph" style:parent-style-name="Standard">
      <style:paragraph-properties fo:text-align="center" style:justify-single-word="false"/>
      <style:text-properties fo:color="#000000"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215" style:family="paragraph" style:parent-style-name="Standard">
      <style:paragraph-properties fo:text-align="center" style:justify-single-word="false"/>
      <style:text-properties fo:color="#000000"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216" style:family="paragraph" style:parent-style-name="Standard">
      <style:paragraph-properties fo:text-align="center" style:justify-single-word="false"/>
      <style:text-properties fo:color="#000000"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217" style:family="paragraph" style:parent-style-name="Standard">
      <style:paragraph-properties fo:text-align="center" style:justify-single-word="false"/>
      <style:text-properties fo:color="#000000"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218" style:family="paragraph" style:parent-style-name="Standard">
      <style:paragraph-properties fo:text-align="center" style:justify-single-word="false"/>
      <style:text-properties fo:color="#000000"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219" style:family="paragraph" style:parent-style-name="Standard">
      <style:paragraph-properties fo:text-align="center" style:justify-single-word="false"/>
      <style:text-properties fo:color="#000000" style:font-name="Droid Sans" fo:font-size="11pt" fo:font-style="normal" fo:font-weight="normal" officeooo:paragraph-rsid="0111262a" style:font-name-asian="Wingdings" style:font-size-asian="11pt" style:font-style-asian="normal" style:font-weight-asian="normal" style:font-name-complex="Wingdings" style:font-size-complex="11pt" style:font-style-complex="normal" style:font-weight-complex="normal"/>
    </style:style>
    <style:style style:name="P220" style:family="paragraph" style:parent-style-name="Standard">
      <style:paragraph-properties fo:text-align="center" style:justify-single-word="false"/>
      <style:text-properties fo:color="#000000" style:font-name="Droid Sans" fo:font-size="11pt" fo:font-style="normal" fo:font-weight="normal" officeooo:paragraph-rsid="011c571c" style:font-name-asian="Wingdings" style:font-size-asian="11pt" style:font-style-asian="normal" style:font-weight-asian="normal" style:font-name-complex="Wingdings" style:font-size-complex="11pt" style:font-style-complex="normal" style:font-weight-complex="normal"/>
    </style:style>
    <style:style style:name="P221" style:family="paragraph" style:parent-style-name="Standard">
      <style:paragraph-properties fo:text-align="center" style:justify-single-word="false"/>
      <style:text-properties fo:color="#000000" style:font-name="Droid Sans" fo:font-size="11pt" fo:font-style="normal" fo:font-weight="normal" officeooo:paragraph-rsid="0173374b" style:font-name-asian="Wingdings" style:font-size-asian="11pt" style:font-style-asian="normal" style:font-weight-asian="normal" style:font-name-complex="Wingdings" style:font-size-complex="11pt" style:font-style-complex="normal" style:font-weight-complex="normal"/>
    </style:style>
    <style:style style:name="P222" style:family="paragraph" style:parent-style-name="Standard">
      <style:text-properties fo:color="#000000" style:font-name="Droid Sans" fo:font-size="11pt" fo:font-style="normal" fo:font-weight="normal" officeooo:rsid="002138c0" officeooo:paragraph-rsid="0111262a" style:font-name-asian="Wingdings" style:font-size-asian="11pt" style:font-style-asian="normal" style:font-weight-asian="normal" style:font-name-complex="Wingdings" style:font-size-complex="11pt" style:font-style-complex="normal" style:font-weight-complex="normal"/>
    </style:style>
    <style:style style:name="P223" style:family="paragraph" style:parent-style-name="Standard">
      <style:text-properties fo:color="#000000" style:font-name="Droid Sans" fo:font-size="11pt" fo:font-style="normal" fo:font-weight="normal" officeooo:paragraph-rsid="0111262a" style:font-name-asian="Wingdings" style:font-size-asian="11pt" style:font-style-asian="normal" style:font-weight-asian="normal" style:font-name-complex="Wingdings" style:font-size-complex="11pt" style:font-style-complex="normal" style:font-weight-complex="normal"/>
    </style:style>
    <style:style style:name="P224" style:family="paragraph" style:parent-style-name="Standard">
      <style:text-properties fo:color="#ffffff" style:font-name="Droid Sans" fo:font-size="12pt" fo:font-style="normal" fo:font-weight="bold" officeooo:paragraph-rsid="0044e43f" style:font-name-asian="Wingdings" style:font-size-asian="12pt" style:font-style-asian="normal" style:font-weight-asian="bold" style:font-name-complex="Wingdings" style:font-size-complex="12pt" style:font-style-complex="normal" style:font-weight-complex="bold"/>
    </style:style>
    <style:style style:name="P225" style:family="paragraph" style:parent-style-name="Standard">
      <style:text-properties fo:color="#ffffff" style:font-name="Droid Sans" fo:font-size="12pt" fo:font-style="normal" fo:font-weight="bold" officeooo:paragraph-rsid="0082366d" style:font-name-asian="Wingdings" style:font-size-asian="12pt" style:font-style-asian="normal" style:font-weight-asian="bold" style:font-name-complex="Wingdings" style:font-size-complex="12pt" style:font-style-complex="normal" style:font-weight-complex="bold"/>
    </style:style>
    <style:style style:name="P226" style:family="paragraph" style:parent-style-name="Standard">
      <style:text-properties fo:color="#ffffff" style:font-name="Droid Sans" fo:font-size="12pt" fo:font-style="normal" fo:font-weight="bold" officeooo:paragraph-rsid="0085e3d9" style:font-name-asian="Wingdings" style:font-size-asian="12pt" style:font-style-asian="normal" style:font-weight-asian="bold" style:font-name-complex="Wingdings" style:font-size-complex="12pt" style:font-style-complex="normal" style:font-weight-complex="bold"/>
    </style:style>
    <style:style style:name="P227" style:family="paragraph" style:parent-style-name="Standard">
      <style:text-properties fo:color="#ffffff" style:font-name="Droid Sans" fo:font-size="12pt" fo:font-style="normal" fo:font-weight="bold" officeooo:paragraph-rsid="008ccc69" style:font-name-asian="Wingdings" style:font-size-asian="12pt" style:font-style-asian="normal" style:font-weight-asian="bold" style:font-name-complex="Wingdings" style:font-size-complex="12pt" style:font-style-complex="normal" style:font-weight-complex="bold"/>
    </style:style>
    <style:style style:name="P228" style:family="paragraph" style:parent-style-name="Standard">
      <style:text-properties fo:color="#ffffff" style:font-name="Droid Sans" fo:font-size="12pt" fo:font-style="normal" fo:font-weight="bold" officeooo:paragraph-rsid="008eb41d" style:font-name-asian="Wingdings" style:font-size-asian="12pt" style:font-style-asian="normal" style:font-weight-asian="bold" style:font-name-complex="Wingdings" style:font-size-complex="12pt" style:font-style-complex="normal" style:font-weight-complex="bold"/>
    </style:style>
    <style:style style:name="P229" style:family="paragraph" style:parent-style-name="Standard">
      <style:text-properties fo:color="#ffffff" style:font-name="Droid Sans" fo:font-size="12pt" fo:font-style="normal" fo:font-weight="bold" officeooo:paragraph-rsid="00915fe7" style:font-name-asian="Wingdings" style:font-size-asian="12pt" style:font-style-asian="normal" style:font-weight-asian="bold" style:font-name-complex="Wingdings" style:font-size-complex="12pt" style:font-style-complex="normal" style:font-weight-complex="bold"/>
    </style:style>
    <style:style style:name="P230" style:family="paragraph" style:parent-style-name="Standard">
      <style:text-properties fo:color="#ffffff" style:font-name="Droid Sans" fo:font-size="12pt" fo:font-style="normal" fo:font-weight="bold" officeooo:paragraph-rsid="0111262a" style:font-name-asian="Wingdings" style:font-size-asian="12pt" style:font-style-asian="normal" style:font-weight-asian="bold" style:font-name-complex="Wingdings" style:font-size-complex="12pt" style:font-style-complex="normal" style:font-weight-complex="bold"/>
    </style:style>
    <style:style style:name="P231" style:family="paragraph" style:parent-style-name="Standard">
      <style:text-properties fo:color="#ffffff" style:font-name="Droid Sans" fo:font-size="12pt" fo:font-style="normal" fo:font-weight="bold" officeooo:paragraph-rsid="011c571c" style:font-name-asian="Wingdings" style:font-size-asian="12pt" style:font-style-asian="normal" style:font-weight-asian="bold" style:font-name-complex="Wingdings" style:font-size-complex="12pt" style:font-style-complex="normal" style:font-weight-complex="bold"/>
    </style:style>
    <style:style style:name="P232" style:family="paragraph" style:parent-style-name="Standard">
      <style:text-properties fo:color="#ffffff" style:font-name="Droid Sans" fo:font-size="12pt" fo:font-style="normal" fo:font-weight="bold" officeooo:paragraph-rsid="01382532" style:font-name-asian="Wingdings" style:font-size-asian="12pt" style:font-style-asian="normal" style:font-weight-asian="bold" style:font-name-complex="Wingdings" style:font-size-complex="12pt" style:font-style-complex="normal" style:font-weight-complex="bold"/>
    </style:style>
    <style:style style:name="P233" style:family="paragraph" style:parent-style-name="Standard">
      <style:text-properties fo:color="#ffffff" style:font-name="Droid Sans" fo:font-size="6pt" fo:font-style="normal" style:text-underline-style="none" fo:font-weight="normal" officeooo:paragraph-rsid="0044e43f" style:font-name-asian="Wingdings" style:font-size-asian="5.25pt" style:font-style-asian="normal" style:font-weight-asian="normal" style:font-name-complex="Wingdings" style:font-size-complex="6pt" style:font-style-complex="normal" style:font-weight-complex="normal"/>
    </style:style>
    <style:style style:name="P234" style:family="paragraph" style:parent-style-name="Standard">
      <style:text-properties fo:color="#ffffff" style:font-name="Droid Sans" fo:font-size="6pt" fo:font-style="normal" style:text-underline-style="none" fo:font-weight="normal" officeooo:paragraph-rsid="0082366d" style:font-name-asian="Wingdings" style:font-size-asian="5.25pt" style:font-style-asian="normal" style:font-weight-asian="normal" style:font-name-complex="Wingdings" style:font-size-complex="6pt" style:font-style-complex="normal" style:font-weight-complex="normal"/>
    </style:style>
    <style:style style:name="P235" style:family="paragraph" style:parent-style-name="Standard">
      <style:text-properties fo:color="#ffffff" style:font-name="Droid Sans" fo:font-size="6pt" fo:font-style="normal" style:text-underline-style="none" fo:font-weight="normal" officeooo:paragraph-rsid="0085e3d9" style:font-name-asian="Wingdings" style:font-size-asian="5.25pt" style:font-style-asian="normal" style:font-weight-asian="normal" style:font-name-complex="Wingdings" style:font-size-complex="6pt" style:font-style-complex="normal" style:font-weight-complex="normal"/>
    </style:style>
    <style:style style:name="P236" style:family="paragraph" style:parent-style-name="Standard">
      <style:text-properties fo:color="#ffffff" style:font-name="Droid Sans" fo:font-size="6pt" fo:font-style="normal" style:text-underline-style="none" fo:font-weight="normal" officeooo:paragraph-rsid="008ccc69" style:font-name-asian="Wingdings" style:font-size-asian="5.25pt" style:font-style-asian="normal" style:font-weight-asian="normal" style:font-name-complex="Wingdings" style:font-size-complex="6pt" style:font-style-complex="normal" style:font-weight-complex="normal"/>
    </style:style>
    <style:style style:name="P237" style:family="paragraph" style:parent-style-name="Standard">
      <style:text-properties fo:color="#ffffff" style:font-name="Droid Sans" fo:font-size="6pt" fo:font-style="normal" style:text-underline-style="none" fo:font-weight="normal" officeooo:paragraph-rsid="008eb41d" style:font-name-asian="Wingdings" style:font-size-asian="5.25pt" style:font-style-asian="normal" style:font-weight-asian="normal" style:font-name-complex="Wingdings" style:font-size-complex="6pt" style:font-style-complex="normal" style:font-weight-complex="normal"/>
    </style:style>
    <style:style style:name="P238" style:family="paragraph" style:parent-style-name="Standard">
      <style:text-properties fo:color="#ffffff" style:font-name="Droid Sans" fo:font-size="6pt" fo:font-style="normal" style:text-underline-style="none" fo:font-weight="normal" officeooo:paragraph-rsid="00915fe7" style:font-name-asian="Wingdings" style:font-size-asian="5.25pt" style:font-style-asian="normal" style:font-weight-asian="normal" style:font-name-complex="Wingdings" style:font-size-complex="6pt" style:font-style-complex="normal" style:font-weight-complex="normal"/>
    </style:style>
    <style:style style:name="P239" style:family="paragraph" style:parent-style-name="Standard">
      <style:text-properties fo:color="#ffffff" style:font-name="Droid Sans" fo:font-size="6pt" fo:font-style="normal" style:text-underline-style="none" fo:font-weight="normal" officeooo:paragraph-rsid="0111262a" style:font-name-asian="Wingdings" style:font-size-asian="5.25pt" style:font-style-asian="normal" style:font-weight-asian="normal" style:font-name-complex="Wingdings" style:font-size-complex="6pt" style:font-style-complex="normal" style:font-weight-complex="normal"/>
    </style:style>
    <style:style style:name="P240" style:family="paragraph" style:parent-style-name="Standard">
      <style:text-properties fo:color="#ffffff" style:font-name="Droid Sans" fo:font-size="6pt" fo:font-style="normal" style:text-underline-style="none" fo:font-weight="normal" officeooo:paragraph-rsid="011c571c" style:font-name-asian="Wingdings" style:font-size-asian="5.25pt" style:font-style-asian="normal" style:font-weight-asian="normal" style:font-name-complex="Wingdings" style:font-size-complex="6pt" style:font-style-complex="normal" style:font-weight-complex="normal"/>
    </style:style>
    <style:style style:name="P241" style:family="paragraph" style:parent-style-name="Standard">
      <style:text-properties fo:color="#ffffff" style:font-name="Droid Sans" fo:font-size="6pt" fo:font-style="normal" style:text-underline-style="none" fo:font-weight="bold" officeooo:rsid="01bf4b41" officeooo:paragraph-rsid="0044e43f" style:font-name-asian="Wingdings" style:font-size-asian="5.25pt" style:font-style-asian="normal" style:font-weight-asian="bold" style:font-name-complex="Wingdings" style:font-size-complex="6pt" style:font-style-complex="normal" style:font-weight-complex="bold"/>
    </style:style>
    <style:style style:name="P242" style:family="paragraph" style:parent-style-name="Standard">
      <style:text-properties fo:color="#ffffff" style:font-name="Droid Sans" fo:font-size="6pt" fo:font-style="normal" style:text-underline-style="none" fo:font-weight="bold" officeooo:rsid="01bf4b41" officeooo:paragraph-rsid="00829f6a" style:font-name-asian="Wingdings" style:font-size-asian="5.25pt" style:font-style-asian="normal" style:font-weight-asian="bold" style:font-name-complex="Wingdings" style:font-size-complex="6pt" style:font-style-complex="normal" style:font-weight-complex="bold"/>
    </style:style>
    <style:style style:name="P243" style:family="paragraph" style:parent-style-name="Standard">
      <style:text-properties fo:color="#ffffff" style:font-name="Droid Sans" fo:font-size="6pt" fo:font-style="normal" style:text-underline-style="none" fo:font-weight="bold" officeooo:rsid="01bf4b41" officeooo:paragraph-rsid="0085e3d9" style:font-name-asian="Wingdings" style:font-size-asian="5.25pt" style:font-style-asian="normal" style:font-weight-asian="bold" style:font-name-complex="Wingdings" style:font-size-complex="6pt" style:font-style-complex="normal" style:font-weight-complex="bold"/>
    </style:style>
    <style:style style:name="P244" style:family="paragraph" style:parent-style-name="Standard">
      <style:text-properties fo:color="#ffffff" style:font-name="Droid Sans" fo:font-size="6pt" fo:font-style="normal" style:text-underline-style="none" fo:font-weight="bold" officeooo:rsid="01bf4b41" officeooo:paragraph-rsid="008ccc69" style:font-name-asian="Wingdings" style:font-size-asian="5.25pt" style:font-style-asian="normal" style:font-weight-asian="bold" style:font-name-complex="Wingdings" style:font-size-complex="6pt" style:font-style-complex="normal" style:font-weight-complex="bold"/>
    </style:style>
    <style:style style:name="P245" style:family="paragraph" style:parent-style-name="Standard">
      <style:text-properties fo:color="#ffffff" style:font-name="Droid Sans" fo:font-size="6pt" fo:font-style="normal" style:text-underline-style="none" fo:font-weight="bold" officeooo:rsid="01bf4b41" officeooo:paragraph-rsid="008eb41d" style:font-name-asian="Wingdings" style:font-size-asian="5.25pt" style:font-style-asian="normal" style:font-weight-asian="bold" style:font-name-complex="Wingdings" style:font-size-complex="6pt" style:font-style-complex="normal" style:font-weight-complex="bold"/>
    </style:style>
    <style:style style:name="P246" style:family="paragraph" style:parent-style-name="Standard">
      <style:text-properties fo:color="#ffffff" style:font-name="Droid Sans" fo:font-size="6pt" fo:font-style="normal" style:text-underline-style="none" fo:font-weight="bold" officeooo:rsid="01bf4b41" officeooo:paragraph-rsid="00915fe7" style:font-name-asian="Wingdings" style:font-size-asian="5.25pt" style:font-style-asian="normal" style:font-weight-asian="bold" style:font-name-complex="Wingdings" style:font-size-complex="6pt" style:font-style-complex="normal" style:font-weight-complex="bold"/>
    </style:style>
    <style:style style:name="P247" style:family="paragraph" style:parent-style-name="Standard">
      <style:text-properties fo:color="#ffffff" style:font-name="Droid Sans" fo:font-size="6pt" fo:font-style="normal" style:text-underline-style="none" fo:font-weight="bold" officeooo:rsid="01bf4b41" officeooo:paragraph-rsid="0111262a" style:font-name-asian="Wingdings" style:font-size-asian="5.25pt" style:font-style-asian="normal" style:font-weight-asian="bold" style:font-name-complex="Wingdings" style:font-size-complex="6pt" style:font-style-complex="normal" style:font-weight-complex="bold"/>
    </style:style>
    <style:style style:name="P248" style:family="paragraph" style:parent-style-name="Standard">
      <style:text-properties fo:color="#ffffff" style:font-name="Droid Sans" fo:font-size="6pt" fo:font-style="normal" style:text-underline-style="none" fo:font-weight="bold" officeooo:rsid="01bf4b41" officeooo:paragraph-rsid="011c571c" style:font-name-asian="Wingdings" style:font-size-asian="5.25pt" style:font-style-asian="normal" style:font-weight-asian="bold" style:font-name-complex="Wingdings" style:font-size-complex="6pt" style:font-style-complex="normal" style:font-weight-complex="bold"/>
    </style:style>
    <style:style style:name="P249" style:family="paragraph" style:parent-style-name="Standard">
      <style:text-properties fo:color="#ffffff" style:font-name="Droid Sans" fo:font-size="6pt" fo:font-style="normal" style:text-underline-style="none" fo:font-weight="bold" officeooo:paragraph-rsid="011c571c" style:font-name-asian="Wingdings" style:font-size-asian="5.25pt" style:font-style-asian="normal" style:font-weight-asian="bold" style:font-name-complex="Wingdings" style:font-size-complex="6pt" style:font-style-complex="normal" style:font-weight-complex="bold"/>
    </style:style>
    <style:style style:name="P250" style:family="paragraph" style:parent-style-name="Standard">
      <style:text-properties fo:color="#ffffff" style:font-name="Droid Sans" fo:font-size="6pt" fo:font-style="normal" style:text-underline-style="none" fo:font-weight="bold" officeooo:rsid="00193c28" officeooo:paragraph-rsid="011c571c" style:font-name-asian="Wingdings" style:font-size-asian="5.25pt" style:font-style-asian="normal" style:font-weight-asian="bold" style:font-name-complex="Wingdings" style:font-size-complex="6pt" style:font-style-complex="normal" style:font-weight-complex="bold"/>
    </style:style>
    <style:style style:name="P251" style:family="paragraph" style:parent-style-name="Standard">
      <style:text-properties fo:color="#ffffff" style:font-name="Droid Sans" fo:font-size="14pt" fo:font-style="normal" style:text-underline-style="none" fo:font-weight="normal" officeooo:paragraph-rsid="0044e43f" style:font-name-asian="Wingdings" style:font-size-asian="14pt" style:font-style-asian="normal" style:font-weight-asian="normal" style:font-name-complex="Wingdings" style:font-size-complex="14pt" style:font-style-complex="normal" style:font-weight-complex="normal"/>
    </style:style>
    <style:style style:name="P252" style:family="paragraph" style:parent-style-name="Standard">
      <style:text-properties fo:color="#ffffff" style:font-name="Droid Sans" fo:font-size="14pt" fo:font-style="normal" style:text-underline-style="none" fo:font-weight="normal" officeooo:paragraph-rsid="0082366d" style:font-name-asian="Wingdings" style:font-size-asian="14pt" style:font-style-asian="normal" style:font-weight-asian="normal" style:font-name-complex="Wingdings" style:font-size-complex="14pt" style:font-style-complex="normal" style:font-weight-complex="normal"/>
    </style:style>
    <style:style style:name="P253" style:family="paragraph" style:parent-style-name="Standard">
      <style:text-properties fo:color="#ffffff" style:font-name="Droid Sans" fo:font-size="14pt" fo:font-style="normal" style:text-underline-style="none" fo:font-weight="normal" officeooo:paragraph-rsid="0085e3d9" style:font-name-asian="Wingdings" style:font-size-asian="14pt" style:font-style-asian="normal" style:font-weight-asian="normal" style:font-name-complex="Wingdings" style:font-size-complex="14pt" style:font-style-complex="normal" style:font-weight-complex="normal"/>
    </style:style>
    <style:style style:name="P254" style:family="paragraph" style:parent-style-name="Standard">
      <style:text-properties fo:color="#ffffff" style:font-name="Droid Sans" fo:font-size="14pt" fo:font-style="normal" style:text-underline-style="none" fo:font-weight="normal" officeooo:paragraph-rsid="008ccc69" style:font-name-asian="Wingdings" style:font-size-asian="14pt" style:font-style-asian="normal" style:font-weight-asian="normal" style:font-name-complex="Wingdings" style:font-size-complex="14pt" style:font-style-complex="normal" style:font-weight-complex="normal"/>
    </style:style>
    <style:style style:name="P255" style:family="paragraph" style:parent-style-name="Standard">
      <style:text-properties fo:color="#ffffff" style:font-name="Droid Sans" fo:font-size="14pt" fo:font-style="normal" style:text-underline-style="none" fo:font-weight="normal" officeooo:paragraph-rsid="008eb41d" style:font-name-asian="Wingdings" style:font-size-asian="14pt" style:font-style-asian="normal" style:font-weight-asian="normal" style:font-name-complex="Wingdings" style:font-size-complex="14pt" style:font-style-complex="normal" style:font-weight-complex="normal"/>
    </style:style>
    <style:style style:name="P256" style:family="paragraph" style:parent-style-name="Standard">
      <style:text-properties fo:color="#ffffff" style:font-name="Droid Sans" fo:font-size="14pt" fo:font-style="normal" style:text-underline-style="none" fo:font-weight="normal" officeooo:paragraph-rsid="00915fe7" style:font-name-asian="Wingdings" style:font-size-asian="14pt" style:font-style-asian="normal" style:font-weight-asian="normal" style:font-name-complex="Wingdings" style:font-size-complex="14pt" style:font-style-complex="normal" style:font-weight-complex="normal"/>
    </style:style>
    <style:style style:name="P257" style:family="paragraph" style:parent-style-name="Standard">
      <style:text-properties fo:color="#ffffff" style:font-name="Droid Sans" fo:font-size="14pt" fo:font-style="normal" style:text-underline-style="none" fo:font-weight="bold" officeooo:rsid="00193c28" officeooo:paragraph-rsid="0111262a" style:font-name-asian="Wingdings" style:font-size-asian="14pt" style:font-style-asian="normal" style:font-weight-asian="bold" style:font-name-complex="Wingdings" style:font-size-complex="14pt" style:font-style-complex="normal" style:font-weight-complex="bold"/>
    </style:style>
    <style:style style:name="P258" style:family="paragraph" style:parent-style-name="Standard">
      <style:text-properties fo:color="#ffffff" style:font-name="Droid Sans" fo:font-size="14pt" fo:font-style="normal" style:text-underline-style="none" fo:font-weight="bold" officeooo:rsid="00193c28" officeooo:paragraph-rsid="011c571c" style:font-name-asian="Wingdings" style:font-size-asian="14pt" style:font-style-asian="normal" style:font-weight-asian="bold" style:font-name-complex="Wingdings" style:font-size-complex="14pt" style:font-style-complex="normal" style:font-weight-complex="bold"/>
    </style:style>
    <style:style style:name="P259" style:family="paragraph" style:parent-style-name="Standard">
      <style:text-properties fo:color="#00cc33" style:font-name="Droid Sans" fo:font-size="9pt" fo:font-style="normal" fo:font-weight="normal" officeooo:rsid="001ca37b" officeooo:paragraph-rsid="0111262a" style:font-name-asian="Wingdings" style:font-size-asian="9pt" style:font-style-asian="normal" style:font-weight-asian="normal" style:font-size-complex="9pt" style:font-style-complex="normal" style:font-weight-complex="normal"/>
    </style:style>
    <style:style style:name="P260" style:family="paragraph" style:parent-style-name="Standard">
      <style:text-properties fo:color="#00cc33" style:font-name="Droid Sans" fo:font-size="9pt" fo:font-style="normal" fo:font-weight="normal" officeooo:rsid="001ca37b" officeooo:paragraph-rsid="011c571c" style:font-name-asian="Wingdings" style:font-size-asian="9pt" style:font-style-asian="normal" style:font-weight-asian="normal" style:font-size-complex="9pt" style:font-style-complex="normal" style:font-weight-complex="normal"/>
    </style:style>
    <style:style style:name="P261" style:family="paragraph" style:parent-style-name="Standard">
      <style:text-properties fo:color="#00cc33" style:font-name="Droid Sans" fo:font-size="9pt" fo:font-style="normal" fo:font-weight="normal" officeooo:rsid="002331a5" officeooo:paragraph-rsid="0111262a" style:font-name-asian="Wingdings" style:font-size-asian="9pt" style:font-style-asian="normal" style:font-weight-asian="normal" style:font-size-complex="9pt" style:font-style-complex="normal" style:font-weight-complex="normal"/>
    </style:style>
    <style:style style:name="P262" style:family="paragraph" style:parent-style-name="Standard">
      <style:text-properties fo:color="#00cc33" style:font-name="Droid Sans" fo:font-size="9pt" fo:font-style="normal" fo:font-weight="normal" officeooo:rsid="002ac6db" officeooo:paragraph-rsid="011c571c" style:font-name-asian="Wingdings" style:font-size-asian="9pt" style:font-style-asian="normal" style:font-weight-asian="normal" style:font-size-complex="9pt" style:font-style-complex="normal" style:font-weight-complex="normal"/>
    </style:style>
    <style:style style:name="P263" style:family="paragraph" style:parent-style-name="Standard">
      <style:text-properties fo:color="#00cc33" style:font-name="Droid Sans" fo:font-style="normal" fo:font-weight="normal" officeooo:paragraph-rsid="0111262a" style:font-style-asian="normal" style:font-weight-asian="normal" style:font-style-complex="normal" style:font-weight-complex="normal"/>
    </style:style>
    <style:style style:name="P264" style:family="paragraph" style:parent-style-name="Standard">
      <style:text-properties fo:color="#00cc33" style:font-name="Droid Sans" fo:font-style="normal" fo:font-weight="normal" officeooo:paragraph-rsid="011c571c" style:font-style-asian="normal" style:font-weight-asian="normal" style:font-style-complex="normal" style:font-weight-complex="normal"/>
    </style:style>
    <style:style style:name="P265" style:family="paragraph" style:parent-style-name="Standard">
      <style:text-properties fo:color="#00cc33" style:font-name="Droid Sans" fo:font-size="10pt" fo:font-style="normal" fo:font-weight="normal" officeooo:paragraph-rsid="011c571c" style:font-name-asian="Wingdings" style:font-size-asian="10pt" style:font-style-asian="normal" style:font-weight-asian="normal" style:font-name-complex="Wingdings" style:font-size-complex="10pt" style:font-style-complex="normal" style:font-weight-complex="normal"/>
    </style:style>
    <style:style style:name="P266" style:family="paragraph" style:parent-style-name="Standard">
      <style:text-properties style:use-window-font-color="true" style:font-name="Droid Sans" fo:font-style="normal" fo:font-weight="normal" officeooo:paragraph-rsid="0111262a" style:font-style-asian="normal" style:font-weight-asian="normal" style:font-style-complex="normal" style:font-weight-complex="normal"/>
    </style:style>
    <style:style style:name="P267" style:family="paragraph" style:parent-style-name="Standard">
      <style:text-properties style:use-window-font-color="true" style:font-name="Droid Sans" fo:font-style="normal" fo:font-weight="normal" officeooo:paragraph-rsid="011c571c" style:font-style-asian="normal" style:font-weight-asian="normal" style:font-style-complex="normal" style:font-weight-complex="normal"/>
    </style:style>
    <style:style style:name="P268" style:family="paragraph" style:parent-style-name="Standard">
      <style:text-properties style:use-window-font-color="true" style:font-name="Droid Sans" fo:font-size="10pt" fo:font-style="normal" fo:font-weight="normal" officeooo:paragraph-rsid="011c571c" style:font-name-asian="Wingdings" style:font-size-asian="10pt" style:font-style-asian="normal" style:font-weight-asian="normal" style:font-name-complex="Wingdings" style:font-size-complex="10pt" style:font-style-complex="normal" style:font-weight-complex="normal"/>
    </style:style>
    <style:style style:name="P269" style:family="paragraph" style:parent-style-name="Standard">
      <style:text-properties fo:color="#ff0000" style:font-name="Droid Sans" fo:font-size="9pt" fo:font-style="normal" fo:font-weight="normal" officeooo:rsid="002ca0ad" officeooo:paragraph-rsid="011c571c" style:font-name-asian="Wingdings" style:font-size-asian="9pt" style:font-style-asian="normal" style:font-weight-asian="normal" style:font-size-complex="9pt" style:font-style-complex="normal" style:font-weight-complex="normal"/>
    </style:style>
    <style:style style:name="P27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27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27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7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7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75"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46dff" officeooo:paragraph-rsid="0044e43f" style:font-name-asian="Wingdings" style:font-size-asian="9pt" style:font-style-asian="normal" style:font-weight-asian="normal" style:font-name-complex="Wingdings" style:font-size-complex="9pt" style:font-style-complex="normal" style:font-weight-complex="normal"/>
    </style:style>
    <style:style style:name="P276"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277"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278"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officeooo:rsid="00068be6" officeooo:paragraph-rsid="00068be6"/>
    </style:style>
    <style:style style:name="P279"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style:use-window-font-color="true" style:font-name="Droid Sans" officeooo:rsid="00068be6" officeooo:paragraph-rsid="00068be6"/>
    </style:style>
    <style:style style:name="P280" style:family="paragraph" style:parent-style-name="Recommandation">
      <style:paragraph-properties fo:margin-left="0cm" fo:margin-right="0cm" fo:margin-top="0.212cm" fo:margin-bottom="0cm" loext:contextual-spacing="false" fo:text-indent="0cm" style:auto-text-indent="false"/>
      <style:text-properties fo:color="#000000" style:font-name="Droid Sans" fo:font-size="11pt" fo:font-style="italic" officeooo:rsid="00bc7c53" officeooo:paragraph-rsid="00bc7c53" style:font-size-asian="11pt" style:font-style-asian="italic" style:font-size-complex="11pt" style:font-style-complex="italic"/>
    </style:style>
    <style:style style:name="P281"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44e43f" style:font-name-asian="Wingdings" style:font-size-asian="11pt" style:font-style-asian="normal" style:font-weight-asian="normal" style:font-size-complex="11pt" style:font-style-complex="normal" style:font-weight-complex="normal"/>
    </style:style>
    <style:style style:name="P282"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2366d" style:font-name-asian="Wingdings" style:font-size-asian="11pt" style:font-style-asian="normal" style:font-weight-asian="normal" style:font-size-complex="11pt" style:font-style-complex="normal" style:font-weight-complex="normal"/>
    </style:style>
    <style:style style:name="P283"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5e3d9" style:font-name-asian="Wingdings" style:font-size-asian="11pt" style:font-style-asian="normal" style:font-weight-asian="normal" style:font-size-complex="11pt" style:font-style-complex="normal" style:font-weight-complex="normal"/>
    </style:style>
    <style:style style:name="P284"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ccc69" style:font-name-asian="Wingdings" style:font-size-asian="11pt" style:font-style-asian="normal" style:font-weight-asian="normal" style:font-size-complex="11pt" style:font-style-complex="normal" style:font-weight-complex="normal"/>
    </style:style>
    <style:style style:name="P285"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eb41d" style:font-name-asian="Wingdings" style:font-size-asian="11pt" style:font-style-asian="normal" style:font-weight-asian="normal" style:font-size-complex="11pt" style:font-style-complex="normal" style:font-weight-complex="normal"/>
    </style:style>
    <style:style style:name="P286"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915fe7" style:font-name-asian="Wingdings" style:font-size-asian="11pt" style:font-style-asian="normal" style:font-weight-asian="normal" style:font-size-complex="11pt" style:font-style-complex="normal" style:font-weight-complex="normal"/>
    </style:style>
    <style:style style:name="P287"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44e43f" style:font-name-asian="Wingdings" style:font-size-asian="9pt" style:font-style-asian="normal" style:font-weight-asian="normal" style:font-size-complex="9pt" style:font-style-complex="normal" style:font-weight-complex="normal"/>
    </style:style>
    <style:style style:name="P288"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9b6002" style:font-name-asian="Wingdings" style:font-size-asian="9pt" style:font-style-asian="normal" style:font-weight-asian="normal" style:font-size-complex="9pt" style:font-style-complex="normal" style:font-weight-complex="normal"/>
    </style:style>
    <style:style style:name="P289" style:family="paragraph" style:parent-style-name="Standard">
      <style:paragraph-properties fo:margin-left="0cm" fo:margin-right="-0.123cm" fo:text-indent="0cm" style:auto-text-indent="false"/>
      <style:text-properties style:font-name="Droid Sans" fo:font-size="9pt" fo:font-style="normal" fo:font-weight="normal" officeooo:rsid="00145977" officeooo:paragraph-rsid="0044e43f" style:font-name-asian="Wingdings" style:font-size-asian="9pt" style:font-style-asian="normal" style:font-weight-asian="normal" style:font-size-complex="9pt" style:font-style-complex="normal" style:font-weight-complex="normal"/>
    </style:style>
    <style:style style:name="P290" style:family="paragraph" style:parent-style-name="Standard">
      <style:paragraph-properties fo:margin-left="0cm" fo:margin-right="-0.123cm" fo:text-indent="0cm" style:auto-text-indent="false"/>
      <style:text-properties style:font-name="Droid Sans" fo:font-size="9pt" fo:font-style="normal" fo:font-weight="normal" officeooo:rsid="00185722" officeooo:paragraph-rsid="0044e43f" style:font-name-asian="Wingdings" style:font-size-asian="9pt" style:font-style-asian="normal" style:font-weight-asian="normal" style:font-size-complex="9pt" style:font-style-complex="normal" style:font-weight-complex="normal"/>
    </style:style>
    <style:style style:name="P291" style:family="paragraph" style:parent-style-name="Standard">
      <style:paragraph-properties fo:margin-left="0cm" fo:margin-right="-0.123cm" fo:text-indent="0cm" style:auto-text-indent="false"/>
      <style:text-properties style:font-name="Droid Sans" fo:font-size="9pt" fo:font-style="normal" fo:font-weight="normal" officeooo:rsid="00180820" officeooo:paragraph-rsid="0044e43f" style:font-name-asian="Wingdings" style:font-size-asian="9pt" style:font-style-asian="normal" style:font-weight-asian="normal" style:font-size-complex="9pt" style:font-style-complex="normal" style:font-weight-complex="normal"/>
    </style:style>
    <style:style style:name="P292" style:family="paragraph" style:parent-style-name="Standard">
      <style:paragraph-properties fo:margin-left="0cm" fo:margin-right="-0.123cm" fo:text-indent="0cm" style:auto-text-indent="false"/>
      <style:text-properties style:font-name="Droid Sans" fo:font-size="9pt" fo:font-style="normal" fo:font-weight="normal" officeooo:rsid="00146dff" officeooo:paragraph-rsid="0044e43f" style:font-name-asian="Wingdings" style:font-size-asian="9pt" style:font-style-asian="normal" style:font-weight-asian="normal" style:font-size-complex="9pt" style:font-style-complex="normal" style:font-weight-complex="normal"/>
    </style:style>
    <style:style style:name="P293" style:family="paragraph" style:parent-style-name="Standard">
      <style:paragraph-properties fo:margin-left="0cm" fo:margin-right="-0.123cm" fo:text-indent="0cm" style:auto-text-indent="false"/>
      <style:text-properties style:font-name="Droid Sans" fo:font-size="9pt" fo:font-style="normal" fo:font-weight="normal" officeooo:rsid="000da08e" officeooo:paragraph-rsid="0044e43f" style:font-name-asian="Wingdings" style:font-size-asian="9pt" style:font-style-asian="normal" style:font-weight-asian="normal" style:font-size-complex="9pt" style:font-style-complex="normal" style:font-weight-complex="normal"/>
    </style:style>
    <style:style style:name="P294" style:family="paragraph" style:parent-style-name="Standard">
      <style:paragraph-properties fo:margin-left="0cm" fo:margin-right="-0.123cm" fo:text-indent="0cm" style:auto-text-indent="false"/>
      <style:text-properties style:font-name="Droid Sans" fo:font-size="9pt" fo:font-style="normal" fo:font-weight="normal" officeooo:rsid="0029bd97" officeooo:paragraph-rsid="0044e43f" style:font-name-asian="Wingdings" style:font-size-asian="9pt" style:font-style-asian="normal" style:font-weight-asian="normal" style:font-size-complex="9pt" style:font-style-complex="normal" style:font-weight-complex="normal"/>
    </style:style>
    <style:style style:name="P295" style:family="paragraph" style:parent-style-name="Standard">
      <style:paragraph-properties fo:margin-left="0cm" fo:margin-right="-0.123cm" fo:text-indent="0cm" style:auto-text-indent="false"/>
      <style:text-properties style:font-name="Droid Sans" fo:font-size="9pt" fo:font-style="normal" fo:font-weight="normal" officeooo:rsid="002b6ce8" officeooo:paragraph-rsid="0044e43f" style:font-name-asian="Wingdings" style:font-size-asian="9pt" style:font-style-asian="normal" style:font-weight-asian="normal" style:font-size-complex="9pt" style:font-style-complex="normal" style:font-weight-complex="normal"/>
    </style:style>
    <style:style style:name="P296" style:family="paragraph" style:parent-style-name="Text_20_body">
      <style:paragraph-properties fo:text-align="center" style:justify-single-word="false"/>
      <style:text-properties style:font-name="Droid Sans" fo:font-weight="bold" style:font-weight-asian="bold" style:font-weight-complex="bold"/>
    </style:style>
    <style:style style:name="P297" style:family="paragraph" style:parent-style-name="Text_20_body">
      <style:paragraph-properties fo:text-align="center" style:justify-single-word="false"/>
      <style:text-properties style:font-name="Droid Sans"/>
    </style:style>
    <style:style style:name="P298" style:family="paragraph" style:parent-style-name="Text_20_body">
      <style:paragraph-properties fo:text-align="center" style:justify-single-word="false"/>
      <style:text-properties style:font-name="Droid Sans" officeooo:paragraph-rsid="004ce562"/>
    </style:style>
    <style:style style:name="P299" style:family="paragraph" style:parent-style-name="Text_20_body">
      <style:paragraph-properties fo:text-align="center" style:justify-single-word="false"/>
      <style:text-properties style:font-name="Droid Sans" officeooo:rsid="002ce49f" officeooo:paragraph-rsid="002ce49f"/>
    </style:style>
    <style:style style:name="P300" style:family="paragraph" style:parent-style-name="Text_20_body">
      <style:paragraph-properties fo:text-align="center" style:justify-single-word="false"/>
      <style:text-properties style:font-name="Droid Sans" officeooo:rsid="004ce562" officeooo:paragraph-rsid="004ce562"/>
    </style:style>
    <style:style style:name="P301" style:family="paragraph" style:parent-style-name="Text_20_body">
      <style:paragraph-properties fo:text-align="center" style:justify-single-word="false"/>
      <style:text-properties style:font-name="Droid Sans" officeooo:rsid="007a2dfa" officeooo:paragraph-rsid="007a2dfa"/>
    </style:style>
    <style:style style:name="P302" style:family="paragraph" style:parent-style-name="Text_20_body">
      <style:paragraph-properties fo:text-align="center" style:justify-single-word="false"/>
      <style:text-properties style:font-name="Droid Sans" officeooo:rsid="0094245d" officeooo:paragraph-rsid="0094245d"/>
    </style:style>
    <style:style style:name="P303" style:family="paragraph" style:parent-style-name="Text_20_body">
      <style:paragraph-properties fo:text-align="center" style:justify-single-word="false"/>
      <style:text-properties style:font-name="Droid Sans" officeooo:rsid="00c5580b" officeooo:paragraph-rsid="00c5580b"/>
    </style:style>
    <style:style style:name="P304" style:family="paragraph" style:parent-style-name="Text_20_body">
      <style:paragraph-properties fo:text-align="center" style:justify-single-word="false"/>
      <style:text-properties style:font-name="Droid Sans" officeooo:rsid="00c7435f" officeooo:paragraph-rsid="00c7435f"/>
    </style:style>
    <style:style style:name="P305" style:family="paragraph" style:parent-style-name="Text_20_body">
      <style:paragraph-properties fo:text-align="center" style:justify-single-word="false"/>
      <style:text-properties style:font-name="Droid Sans" officeooo:rsid="00f0e9be" officeooo:paragraph-rsid="00f0e9be"/>
    </style:style>
    <style:style style:name="P306" style:family="paragraph" style:parent-style-name="Text_20_body">
      <style:paragraph-properties fo:text-align="center" style:justify-single-word="false"/>
      <style:text-properties style:font-name="Droid Sans" officeooo:rsid="00f29f44" officeooo:paragraph-rsid="00f29f44"/>
    </style:style>
    <style:style style:name="P307"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308"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08b5b4" style:font-size-asian="11pt" style:font-style-asian="normal" style:font-size-complex="11pt" style:font-style-complex="normal"/>
    </style:style>
    <style:style style:name="P309"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ba6f53" style:font-size-asian="11pt" style:font-style-asian="normal" style:font-size-complex="11pt" style:font-style-complex="normal"/>
    </style:style>
    <style:style style:name="P310"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be6335" style:font-size-asian="11pt" style:font-style-asian="normal" style:font-size-complex="11pt" style:font-style-complex="normal"/>
    </style:style>
    <style:style style:name="P311"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2366d"/>
    </style:style>
    <style:style style:name="P312"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5e3d9"/>
    </style:style>
    <style:style style:name="P313" style:family="paragraph" style:parent-style-name="Recommandation">
      <style:paragraph-properties fo:margin-top="0.212cm" fo:margin-bottom="0cm" loext: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314"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315" style:family="paragraph" style:parent-style-name="Standard" style:master-page-name="Standard">
      <style:paragraph-properties style:page-number="auto"/>
      <style:text-properties style:font-name="Droid Sans"/>
    </style:style>
    <style:style style:name="P316" style:family="paragraph" style:parent-style-name="Standard">
      <style:text-properties style:font-name="Droid Sans" fo:font-size="9pt" fo:font-style="normal" style:text-underline-style="none" fo:font-weight="normal" officeooo:rsid="012caf1d" officeooo:paragraph-rsid="0111262a" style:font-name-asian="Wingdings" style:font-size-asian="9pt" style:font-style-asian="normal" style:font-weight-asian="normal" style:font-name-complex="Wingdings" style:font-size-complex="9pt" style:font-style-complex="normal" style:font-weight-complex="normal"/>
    </style:style>
    <style:style style:name="P317" style:family="paragraph" style:parent-style-name="Standard" style:list-style-name="L6">
      <style:text-properties style:font-name="Droid Sans" fo:font-size="9pt" fo:font-style="normal" style:text-underline-style="none" fo:font-weight="normal" officeooo:rsid="015b7189" officeooo:paragraph-rsid="015b7189" style:font-name-asian="Wingdings" style:font-size-asian="9pt" style:font-style-asian="normal" style:font-weight-asian="normal" style:font-name-complex="Wingdings" style:font-size-complex="9pt" style:font-style-complex="normal" style:font-weight-complex="normal"/>
    </style:style>
    <style:style style:name="P318" style:family="paragraph" style:parent-style-name="Standard" style:list-style-name="L6">
      <style:text-properties style:font-name="Droid Sans" fo:font-size="9pt" fo:font-style="normal" style:text-underline-style="none" fo:font-weight="normal" officeooo:rsid="001fcfdf" officeooo:paragraph-rsid="0111262a" style:font-name-asian="Wingdings" style:font-size-asian="9pt" style:font-style-asian="normal" style:font-weight-asian="normal" style:font-name-complex="Wingdings" style:font-size-complex="9pt" style:font-style-complex="normal" style:font-weight-complex="normal"/>
    </style:style>
    <style:style style:name="P319" style:family="paragraph" style:parent-style-name="Standard" style:list-style-name="L8">
      <style:text-properties style:font-name="Droid Sans" fo:font-size="9pt" fo:font-style="normal" style:text-underline-style="none" fo:font-weight="normal" officeooo:rsid="002afb14" officeooo:paragraph-rsid="019a59a1" style:font-name-asian="Wingdings" style:font-size-asian="9pt" style:font-style-asian="normal" style:font-weight-asian="normal" style:font-name-complex="Wingdings" style:font-size-complex="9pt" style:font-style-complex="normal" style:font-weight-complex="normal"/>
    </style:style>
    <style:style style:name="P320" style:family="paragraph" style:parent-style-name="Standard" style:list-style-name="L8">
      <style:text-properties style:font-name="Droid Sans" fo:font-size="9pt" fo:font-style="normal" style:text-underline-style="none" fo:font-weight="normal" officeooo:rsid="002afb14" officeooo:paragraph-rsid="011c571c" style:font-name-asian="Wingdings" style:font-size-asian="9pt" style:font-style-asian="normal" style:font-weight-asian="normal" style:font-name-complex="Wingdings" style:font-size-complex="9pt" style:font-style-complex="normal" style:font-weight-complex="normal"/>
    </style:style>
    <style:style style:name="P321" style:family="paragraph" style:parent-style-name="Standard">
      <style:text-properties style:font-name="Droid Sans" fo:font-size="9pt" fo:font-style="normal" fo:font-weight="normal" officeooo:rsid="015cc225" officeooo:paragraph-rsid="011c571c" style:font-name-asian="Wingdings" style:font-size-asian="9pt" style:font-style-asian="normal" style:font-weight-asian="normal" style:font-size-complex="9pt" style:font-style-complex="normal" style:font-weight-complex="normal"/>
    </style:style>
    <style:style style:name="P322" style:family="paragraph" style:parent-style-name="Standard">
      <style:text-properties style:font-name="Droid Sans" fo:font-size="9pt" fo:font-style="normal" fo:font-weight="normal" officeooo:rsid="015cc225" officeooo:paragraph-rsid="015e9afa" style:font-name-asian="Wingdings" style:font-size-asian="9pt" style:font-style-asian="normal" style:font-weight-asian="normal" style:font-size-complex="9pt" style:font-style-complex="normal" style:font-weight-complex="normal"/>
    </style:style>
    <style:style style:name="P323" style:family="paragraph" style:parent-style-name="Standard">
      <style:text-properties style:font-name="Droid Sans" fo:font-size="9pt" fo:font-style="normal" fo:font-weight="normal" officeooo:rsid="0144a83e" officeooo:paragraph-rsid="011c571c" style:font-name-asian="Wingdings" style:font-size-asian="9pt" style:font-style-asian="normal" style:font-weight-asian="normal" style:font-size-complex="9pt" style:font-style-complex="normal" style:font-weight-complex="normal"/>
    </style:style>
    <style:style style:name="P324" style:family="paragraph" style:parent-style-name="Standard">
      <style:text-properties style:font-name="Droid Sans" fo:font-size="9pt" fo:font-style="normal" fo:font-weight="normal" officeooo:rsid="0185978b" officeooo:paragraph-rsid="018a52a9" style:font-name-asian="Wingdings" style:font-size-asian="9pt" style:font-style-asian="normal" style:font-weight-asian="normal" style:font-size-complex="9pt" style:font-style-complex="normal" style:font-weight-complex="normal"/>
    </style:style>
    <style:style style:name="P325" style:family="paragraph" style:parent-style-name="Standard">
      <style:text-properties style:font-name="Droid Sans" fo:font-size="9pt" fo:font-style="normal" fo:font-weight="normal" officeooo:rsid="019cf580" officeooo:paragraph-rsid="019cf580" style:font-name-asian="Wingdings" style:font-size-asian="9pt" style:font-style-asian="normal" style:font-weight-asian="normal" style:font-size-complex="9pt" style:font-style-complex="normal" style:font-weight-complex="normal"/>
    </style:style>
    <style:style style:name="P326" style:family="paragraph" style:parent-style-name="Standard" style:list-style-name="">
      <style:paragraph-properties fo:orphans="0" fo:widows="0"/>
      <style:text-properties style:font-name="Droid Sans" style:text-underline-style="none" fo:font-weight="normal" officeooo:rsid="00be6335" officeooo:paragraph-rsid="011c571c" style:font-weight-asian="normal" style:font-weight-complex="normal"/>
    </style:style>
    <style:style style:name="P327" style:family="paragraph" style:parent-style-name="Standard" style:list-style-name="">
      <style:paragraph-properties fo:orphans="0" fo:widows="0"/>
      <style:text-properties style:font-name="Droid Sans" style:text-underline-style="none" fo:font-weight="normal" officeooo:rsid="00c1d2aa" officeooo:paragraph-rsid="011c571c" style:font-weight-asian="normal" style:font-weight-complex="normal"/>
    </style:style>
    <style:style style:name="P328" style:family="paragraph" style:parent-style-name="Standard" style:list-style-name="L7">
      <style:text-properties fo:font-size="9pt" officeooo:paragraph-rsid="011c571c" style:font-size-asian="9pt" style:font-size-complex="9pt"/>
    </style:style>
    <style:style style:name="P329" style:family="paragraph" style:parent-style-name="Standard" style:list-style-name="L7">
      <style:text-properties fo:font-size="9pt" officeooo:rsid="015642ac" officeooo:paragraph-rsid="015642ac" style:font-size-asian="9pt" style:font-size-complex="9pt"/>
    </style:style>
    <style:style style:name="P330" style:family="paragraph" style:parent-style-name="Standard">
      <style:text-properties fo:color="#ffffff" style:font-name="Droid Sans" fo:font-size="14pt" fo:font-style="normal" style:text-underline-style="none" fo:font-weight="bold" officeooo:rsid="0125567f" officeooo:paragraph-rsid="011c571c" style:font-name-asian="Wingdings" style:font-size-asian="14pt" style:font-style-asian="normal" style:font-weight-asian="bold" style:font-name-complex="Wingdings" style:font-size-complex="14pt" style:font-style-complex="normal" style:font-weight-complex="bold"/>
    </style:style>
    <style:style style:name="P331" style:family="paragraph" style:parent-style-name="Standard" style:list-style-name="">
      <style:paragraph-properties fo:orphans="0" fo:widows="0" fo:break-before="page"/>
      <style:text-properties style:font-name="Droid Sans" style:text-underline-style="none" fo:font-weight="normal" officeooo:rsid="00be6335" officeooo:paragraph-rsid="011c571c" style:font-weight-asian="normal" style:font-weight-complex="normal"/>
    </style:style>
    <style:style style:name="P332" style:family="paragraph" style:parent-style-name="Standard" style:list-style-name="">
      <style:paragraph-properties fo:margin-left="0cm" fo:margin-right="0cm" fo:orphans="0" fo:widows="0" fo:text-indent="0cm" style:auto-text-indent="false"/>
      <style:text-properties style:font-name="Droid Sans" style:text-underline-style="none" fo:font-weight="normal" officeooo:rsid="00be6335" officeooo:paragraph-rsid="011c571c" style:font-weight-asian="normal" style:font-weight-complex="normal"/>
    </style:style>
    <style:style style:name="P333" style:family="paragraph" style:parent-style-name="Standard" style:list-style-name="">
      <style:paragraph-properties fo:margin-left="0cm" fo:margin-right="0cm" fo:orphans="0" fo:widows="0" fo:text-indent="0cm" style:auto-text-indent="false"/>
      <style:text-properties style:font-name="Droid Sans" style:text-underline-style="none" fo:font-weight="normal" officeooo:rsid="00c1d2aa" officeooo:paragraph-rsid="011c571c" style:font-weight-asian="normal" style:font-weight-complex="normal"/>
    </style:style>
    <style:style style:name="P334" style:family="paragraph" style:parent-style-name="Standard" style:list-style-name="">
      <style:paragraph-properties fo:margin-left="0cm" fo:margin-right="0cm" fo:orphans="0" fo:widows="0" fo:text-indent="0cm" style:auto-text-indent="false" fo:break-before="page"/>
      <style:text-properties style:font-name="Droid Sans" style:text-underline-style="none" fo:font-weight="normal" officeooo:rsid="00be6335" officeooo:paragraph-rsid="011c571c" style:font-weight-asian="normal" style:font-weight-complex="normal"/>
    </style:style>
    <style:style style:name="P335" style:family="paragraph" style:parent-style-name="Standard" style:list-style-name="">
      <style:paragraph-properties fo:margin-left="0cm" fo:margin-right="0cm" fo:orphans="0" fo:widows="0" fo:text-indent="0cm" style:auto-text-indent="false" fo:break-before="page"/>
      <style:text-properties style:font-name="Droid Sans" style:text-underline-style="none" fo:font-weight="normal" officeooo:rsid="00c1d2aa" officeooo:paragraph-rsid="011c571c" style:font-weight-asian="normal" style:font-weight-complex="normal"/>
    </style:style>
    <style:style style:name="P336" style:family="paragraph" style:parent-style-name="Heading_20_1">
      <style:paragraph-properties fo:text-align="center" style:justify-single-word="false"/>
      <style:text-properties style:font-name="Droid Sans"/>
    </style:style>
    <style:style style:name="P337" style:family="paragraph" style:parent-style-name="Heading_20_1">
      <style:paragraph-properties fo:text-align="center" style:justify-single-word="false"/>
      <style:text-properties style:font-name="Droid Sans" officeooo:rsid="0034144a" officeooo:paragraph-rsid="0034144a"/>
    </style:style>
    <style:style style:name="P338" style:family="paragraph" style:parent-style-name="Heading_20_1">
      <style:paragraph-properties fo:text-align="center" style:justify-single-word="false" fo:break-before="page"/>
      <style:text-properties style:font-name="Droid Sans"/>
    </style:style>
    <style:style style:name="P339" style:family="paragraph" style:parent-style-name="Footer">
      <style:text-properties fo:color="#000000" style:font-name="Droid Sans" fo:font-size="9pt" fo:font-style="normal" fo:font-weight="normal" officeooo:rsid="014ea53f" officeooo:paragraph-rsid="0111262a" style:font-name-asian="Wingdings" style:font-size-asian="9pt" style:font-style-asian="normal" style:font-weight-asian="normal" style:font-name-complex="Comic Sans MS" style:font-size-complex="9pt" style:font-style-complex="normal" style:font-weight-complex="normal"/>
    </style:style>
    <style:style style:name="P340" style:family="paragraph" style:parent-style-name="Chapitre1" style:list-style-name="WW8Num20">
      <style:text-properties style:font-name="Droid Sans" style:text-underline-style="none" fo:font-weight="normal" officeooo:rsid="00bc7c53" officeooo:paragraph-rsid="00bc7c53" style:font-weight-asian="normal" style:font-weight-complex="normal"/>
    </style:style>
    <style:style style:name="P341" style:family="paragraph" style:parent-style-name="Chapitre1" style:list-style-name="WW8Num20">
      <style:text-properties style:font-name="Droid Sans" style:text-underline-style="none" fo:font-weight="normal" officeooo:rsid="00bc7c53" officeooo:paragraph-rsid="00f9c13e" style:font-weight-asian="normal" style:font-weight-complex="normal"/>
    </style:style>
    <style:style style:name="P342" style:family="paragraph" style:parent-style-name="Chapitre1" style:list-style-name="WW8Num20">
      <style:text-properties style:font-name="Droid Sans" style:text-underline-style="none" fo:font-weight="normal" officeooo:rsid="00be6335" officeooo:paragraph-rsid="00c1d2aa" style:font-weight-asian="normal" style:font-weight-complex="normal"/>
    </style:style>
    <style:style style:name="P343" style:family="paragraph" style:parent-style-name="Chapitre1" style:list-style-name="WW8Num20">
      <style:text-properties style:font-name="Droid Sans" style:text-underline-style="none" fo:font-weight="normal" officeooo:rsid="00c1d2aa" officeooo:paragraph-rsid="00c1d2aa" style:font-weight-asian="normal" style:font-weight-complex="normal"/>
    </style:style>
    <style:style style:name="P344" style:family="paragraph" style:parent-style-name="Chapitre1" style:list-style-name="WW8Num20">
      <style:text-properties style:font-name="Droid Sans" style:text-underline-style="none" fo:font-weight="normal" officeooo:rsid="01275ea5" officeooo:paragraph-rsid="00bd3f8f" style:font-weight-asian="normal" style:font-weight-complex="normal"/>
    </style:style>
    <style:style style:name="P345" style:family="paragraph" style:parent-style-name="Chapitre1" style:list-style-name="WW8Num20">
      <style:text-properties style:font-name="Droid Sans" style:text-underline-style="none" fo:font-weight="normal" officeooo:rsid="00d106e6" officeooo:paragraph-rsid="01041ef5" style:font-weight-asian="normal" style:font-weight-complex="normal"/>
    </style:style>
    <style:style style:name="P346" style:family="paragraph" style:parent-style-name="Chapitre1" style:list-style-name="WW8Num20">
      <style:text-properties style:font-name="Droid Sans" style:text-underline-style="none" fo:font-weight="normal" officeooo:rsid="00d106e6" officeooo:paragraph-rsid="012ae4ae" style:font-weight-asian="normal" style:font-weight-complex="normal"/>
    </style:style>
    <style:style style:name="P347" style:family="paragraph" style:parent-style-name="Chapitre1" style:list-style-name="WW8Num20">
      <style:text-properties style:font-name="Droid Sans" style:text-underline-style="none" fo:font-weight="normal" officeooo:rsid="012181f6" officeooo:paragraph-rsid="0123361a" style:font-weight-asian="normal" style:font-weight-complex="normal"/>
    </style:style>
    <style:style style:name="P348" style:family="paragraph" style:parent-style-name="Chapitre1">
      <style:paragraph-properties fo:margin-left="1.002cm" fo:margin-right="0cm" fo:text-indent="-0.501cm" style:auto-text-indent="false"/>
      <style:text-properties style:font-name="Droid Sans"/>
    </style:style>
    <style:style style:name="P349"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06cf1" officeooo:paragraph-rsid="0082366d"/>
    </style:style>
    <style:style style:name="P350"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5e3d9"/>
    </style:style>
    <style:style style:name="P351"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ccc69"/>
    </style:style>
    <style:style style:name="P352"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eb41d"/>
    </style:style>
    <style:style style:name="P353"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06cf1" officeooo:paragraph-rsid="00806cf1"/>
    </style:style>
    <style:style style:name="P354"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2366d"/>
    </style:style>
    <style:style style:name="P355"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5e3d9"/>
    </style:style>
    <style:style style:name="P356"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ccc69"/>
    </style:style>
    <style:style style:name="P357"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915fe7"/>
    </style:style>
    <style:style style:name="P358" style:family="paragraph" style:parent-style-name="Chapitre1" style:list-style-name="WW8Num20">
      <style:paragraph-properties fo:break-before="page"/>
      <style:text-properties style:font-name="Droid Sans" officeooo:paragraph-rsid="00bc7c53"/>
    </style:style>
    <style:style style:name="P359" style:family="paragraph" style:parent-style-name="Chapitre1" style:list-style-name="WW8Num20">
      <style:paragraph-properties fo:break-before="page"/>
      <style:text-properties style:font-name="Droid Sans" officeooo:paragraph-rsid="01041ef5"/>
    </style:style>
    <style:style style:name="P360" style:family="paragraph" style:parent-style-name="Chapitre1" style:list-style-name="WW8Num20">
      <style:paragraph-properties fo:break-before="page"/>
      <style:text-properties style:font-name="Droid Sans" style:text-underline-style="none" fo:font-weight="normal" officeooo:rsid="00d106e6" officeooo:paragraph-rsid="01041ef5" style:font-weight-asian="normal" style:font-weight-complex="normal"/>
    </style:style>
    <style:style style:name="P361" style:family="paragraph" style:parent-style-name="Chapitre1" style:list-style-name="WW8Num20">
      <style:paragraph-properties fo:break-before="page"/>
      <style:text-properties style:font-name="Droid Sans" style:text-underline-style="none" fo:font-weight="normal" officeooo:rsid="00c1d2aa" officeooo:paragraph-rsid="011c571c" style:font-weight-asian="normal" style:font-weight-complex="normal"/>
    </style:style>
    <style:style style:name="P362" style:family="paragraph" style:parent-style-name="Chapitre1" style:list-style-name="">
      <style:paragraph-properties fo:margin-left="0cm" fo:margin-right="0cm" fo:text-indent="0cm" style:auto-text-indent="false"/>
      <style:text-properties style:font-name="Droid Sans" officeooo:paragraph-rsid="00bc7c53"/>
    </style:style>
    <style:style style:name="P363" style:family="paragraph" style:parent-style-name="Chapitre1" style:list-style-name="">
      <style:paragraph-properties fo:margin-left="0cm" fo:margin-right="0cm" fo:orphans="0" fo:widows="0" fo:text-indent="0cm" style:auto-text-indent="false">
        <style:tab-stops>
          <style:tab-stop style:position="1.884cm"/>
        </style:tab-stops>
      </style:paragraph-properties>
      <style:text-properties officeooo:paragraph-rsid="00915fe7"/>
    </style:style>
    <style:style style:name="P364"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rsid="00806cf1" officeooo:paragraph-rsid="0044e43f"/>
    </style:style>
    <style:style style:name="P365"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paragraph-rsid="008eb41d"/>
    </style:style>
    <style:style style:name="P366"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068be6" officeooo:paragraph-rsid="00068be6" style:font-style-asian="normal" style:font-style-complex="normal"/>
    </style:style>
    <style:style style:name="P367"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49ab10" officeooo:paragraph-rsid="0049ab10" style:font-style-asian="normal" style:font-style-complex="normal"/>
    </style:style>
    <style:style style:name="P368"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100bc84" officeooo:paragraph-rsid="0100bc84" style:font-style-asian="normal" style:font-style-complex="normal"/>
    </style:style>
    <style:style style:name="P369" style:family="paragraph" style:parent-style-name="Recommandation" style:list-style-name="L1">
      <style:paragraph-properties fo:margin-top="0.212cm" fo:margin-bottom="0cm" loext: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370" style:family="paragraph" style:parent-style-name="Recommandation" style:list-style-name="L2">
      <style:paragraph-properties fo:margin-top="0.212cm" fo:margin-bottom="0cm" loext: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371" style:family="paragraph" style:parent-style-name="Recommandation" style:list-style-name="L2">
      <style:paragraph-properties fo:margin-top="0.212cm" fo:margin-bottom="0cm" loext:contextual-spacing="false"/>
      <style:text-properties fo:color="#000000" style:font-name="Droid Sans" fo:font-size="11pt" fo:font-style="normal" officeooo:rsid="0008b5b4" officeooo:paragraph-rsid="00be6335" style:font-size-asian="11pt" style:font-style-asian="normal" style:font-size-complex="11pt" style:font-style-complex="normal"/>
    </style:style>
    <style:style style:name="P372" style:family="paragraph" style:parent-style-name="Recommandation" style:list-style-name="L2">
      <style:paragraph-properties fo:margin-top="0.212cm" fo:margin-bottom="0cm" loext:contextual-spacing="false"/>
      <style:text-properties fo:color="#000000" style:font-name="Droid Sans" fo:font-size="11pt" fo:font-style="normal" officeooo:rsid="0008b5b4" officeooo:paragraph-rsid="00ba6f53" style:font-size-asian="11pt" style:font-style-asian="normal" style:font-size-complex="11pt" style:font-style-complex="normal"/>
    </style:style>
    <style:style style:name="P373" style:family="paragraph" style:parent-style-name="Recommandation" style:list-style-name="L3">
      <style:paragraph-properties fo:margin-top="0.212cm" fo:margin-bottom="0cm" loext: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374" style:family="paragraph" style:parent-style-name="Recommandation" style:list-style-name="L1">
      <style:paragraph-properties fo:margin-top="0.212cm" fo:margin-bottom="0cm" loext:contextual-spacing="false" fo:text-align="start" style:justify-single-word="false"/>
      <style:text-properties fo:color="#000000" style:font-name="Droid Sans" fo:font-size="11pt" fo:font-style="normal" officeooo:rsid="00b901f6" officeooo:paragraph-rsid="00b901f6" style:font-size-asian="11pt" style:font-style-asian="normal" style:font-size-complex="11pt" style:font-style-complex="normal"/>
    </style:style>
    <style:style style:name="P375" style:family="paragraph" style:parent-style-name="Recommandation" style:list-style-name="L2">
      <style:paragraph-properties fo:margin-top="0.212cm" fo:margin-bottom="0cm" loext:contextual-spacing="false"/>
      <style:text-properties fo:color="#000000" style:font-name="Droid Sans" fo:font-size="11pt" fo:font-style="normal" officeooo:rsid="00b9152e" officeooo:paragraph-rsid="00b9152e" style:font-size-asian="11pt" style:font-style-asian="normal" style:font-size-complex="11pt" style:font-style-complex="normal"/>
    </style:style>
    <style:style style:name="P376" style:family="paragraph" style:parent-style-name="Recommandation" style:list-style-name="L4">
      <style:paragraph-properties fo:margin-top="0.212cm" fo:margin-bottom="0cm" loext:contextual-spacing="false"/>
      <style:text-properties fo:color="#000000" style:font-name="Droid Sans" fo:font-size="11pt" fo:font-style="normal" officeooo:rsid="00be6335" officeooo:paragraph-rsid="00be6335" style:font-size-asian="11pt" style:font-style-asian="normal" style:font-size-complex="11pt" style:font-style-complex="normal"/>
    </style:style>
    <style:style style:name="P377" style:family="paragraph" style:parent-style-name="Recommandation" style:list-style-name="L5">
      <style:paragraph-properties fo:margin-top="0.212cm" fo:margin-bottom="0cm" loext:contextual-spacing="false"/>
      <style:text-properties fo:color="#000000" style:font-name="Droid Sans" fo:font-size="11pt" fo:font-style="normal" officeooo:rsid="00ba6f53" officeooo:paragraph-rsid="00ba6f53" style:font-size-asian="11pt" style:font-style-asian="normal" style:font-size-complex="11pt" style:font-style-complex="normal"/>
    </style:style>
    <style:style style:name="P378" style:family="paragraph" style:parent-style-name="Recommandation" style:list-style-name="L5">
      <style:paragraph-properties fo:margin-top="0.212cm" fo:margin-bottom="0cm" loext:contextual-spacing="false"/>
      <style:text-properties fo:color="#000000" style:font-name="Droid Sans" fo:font-size="11pt" fo:font-style="normal" officeooo:rsid="00bbcb7e" officeooo:paragraph-rsid="00bbcb7e" style:font-size-asian="11pt" style:font-style-asian="normal" style:font-size-complex="11pt" style:font-style-complex="normal"/>
    </style:style>
    <style:style style:name="P379" style:family="paragraph" style:parent-style-name="Recommandation" style:list-style-name="L5">
      <style:paragraph-properties fo:margin-top="0.212cm" fo:margin-bottom="0cm" loext:contextual-spacing="false"/>
      <style:text-properties fo:color="#000000" style:font-name="Droid Sans" fo:font-size="11pt" fo:font-style="italic" officeooo:rsid="00bbcb7e" officeooo:paragraph-rsid="00bbcb7e" style:font-size-asian="11pt" style:font-style-asian="italic" style:font-size-complex="11pt" style:font-style-complex="italic"/>
    </style:style>
    <style:style style:name="P380" style:family="paragraph">
      <loext:graphic-properties draw:fill="none" draw:fill-color="#ffffff"/>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ff0000" fo:font-size="12pt" fo:font-style="normal" fo:font-weight="normal" officeooo:rsid="00035131" style:font-size-asian="12pt" style:font-style-asian="normal" style:font-weight-asian="normal" style:font-name-complex="Arial"/>
    </style:style>
    <style:style style:name="T6" style:family="text">
      <style:text-properties fo:color="#ff0000" fo:font-size="12pt" fo:font-style="normal" fo:font-weight="normal" officeooo:rsid="000354ac" style:font-size-asian="12pt" style:font-style-asian="normal" style:font-weight-asian="normal" style:font-name-complex="Arial"/>
    </style:style>
    <style:style style:name="T7" style:family="text">
      <style:text-properties fo:color="#ff0000" fo:font-size="12pt" fo:font-style="normal" fo:font-weight="normal" officeooo:rsid="0094245d" style:font-size-asian="12pt" style:font-style-asian="normal" style:font-weight-asian="normal" style:font-name-complex="Arial"/>
    </style:style>
    <style:style style:name="T8" style:family="text">
      <style:text-properties fo:color="#ff0000" fo:font-size="12pt" fo:font-style="normal" fo:font-weight="normal" officeooo:rsid="00960f42" style:font-size-asian="12pt" style:font-style-asian="normal" style:font-weight-asian="normal" style:font-name-complex="Arial"/>
    </style:style>
    <style:style style:name="T9" style:family="text">
      <style:text-properties fo:color="#ff0000" fo:font-size="12pt" fo:font-style="normal" fo:font-weight="normal" officeooo:rsid="00e9b458" style:font-size-asian="12pt" style:font-style-asian="normal" style:font-weight-asian="normal" style:font-name-complex="Arial"/>
    </style:style>
    <style:style style:name="T10" style:family="text">
      <style:text-properties fo:color="#ff0000" fo:font-size="12pt" fo:font-style="normal" fo:font-weight="normal" officeooo:rsid="00f0e9be" style:font-size-asian="12pt" style:font-style-asian="normal" style:font-weight-asian="normal" style:font-name-complex="Arial"/>
    </style:style>
    <style:style style:name="T11" style:family="text">
      <style:text-properties fo:font-weight="bold" style:font-weight-asian="bold" style:font-weight-complex="bold"/>
    </style:style>
    <style:style style:name="T12" style:family="text">
      <style:text-properties fo:font-weight="bold" officeooo:rsid="000d4d6f" style:font-weight-asian="bold" style:font-weight-complex="bold"/>
    </style:style>
    <style:style style:name="T13" style:family="text">
      <style:text-properties fo:font-weight="bold" officeooo:rsid="01bf4b41" style:font-weight-asian="bold" style:font-weight-complex="bold"/>
    </style:style>
    <style:style style:name="T14" style:family="text">
      <style:text-properties fo:font-weight="bold" officeooo:rsid="008ccc69" style:font-weight-asian="bold" style:font-weight-complex="bold"/>
    </style:style>
    <style:style style:name="T15" style:family="text">
      <style:text-properties fo:font-weight="bold" officeooo:rsid="008eb41d" style:font-weight-asian="bold" style:font-weight-complex="bold"/>
    </style:style>
    <style:style style:name="T16" style:family="text">
      <style:text-properties fo:font-weight="bold" officeooo:rsid="00915fe7" style:font-weight-asian="bold" style:font-weight-complex="bold"/>
    </style:style>
    <style:style style:name="T17" style:family="text">
      <style:text-properties officeooo:rsid="0007dfe7"/>
    </style:style>
    <style:style style:name="T18" style:family="text">
      <style:text-properties fo:font-size="10pt" style:font-name-asian="Times New Roman" style:font-size-asian="10pt" style:font-name-complex="Times New Roman" style:font-size-complex="10pt"/>
    </style:style>
    <style:style style:name="T19" style:family="text">
      <style:text-properties fo:font-size="10pt" officeooo:rsid="002138c0" style:font-name-asian="Times New Roman" style:font-size-asian="10pt" style:font-name-complex="Times New Roman" style:font-size-complex="10pt"/>
    </style:style>
    <style:style style:name="T20" style:family="text">
      <style:text-properties fo:font-size="10pt" officeooo:rsid="0021a6cb" style:font-name-asian="Times New Roman" style:font-size-asian="10pt" style:font-name-complex="Times New Roman" style:font-size-complex="10pt"/>
    </style:style>
    <style:style style:name="T21" style:family="text">
      <style:text-properties fo:font-size="10pt" officeooo:rsid="0023a37d" style:font-name-asian="Times New Roman" style:font-size-asian="10pt" style:font-name-complex="Times New Roman" style:font-size-complex="10pt"/>
    </style:style>
    <style:style style:name="T22" style:family="text">
      <style:text-properties fo:font-size="10pt" style:font-name-asian="Wingdings" style:font-size-asian="10pt" style:font-name-complex="Wingdings" style:font-size-complex="10pt"/>
    </style:style>
    <style:style style:name="T23" style:family="text">
      <style:text-properties fo:font-size="10pt" officeooo:rsid="002138c0" style:font-name-asian="Wingdings" style:font-size-asian="10pt" style:font-name-complex="Wingdings" style:font-size-complex="10pt"/>
    </style:style>
    <style:style style:name="T24" style:family="text">
      <style:text-properties fo:font-size="10pt" officeooo:rsid="0024d286" style:font-name-asian="Wingdings" style:font-size-asian="10pt" style:font-name-complex="Wingdings" style:font-size-complex="10pt"/>
    </style:style>
    <style:style style:name="T25" style:family="text">
      <style:text-properties officeooo:rsid="000d4d6f"/>
    </style:style>
    <style:style style:name="T26" style:family="text">
      <style:text-properties officeooo:rsid="00125e96"/>
    </style:style>
    <style:style style:name="T27" style:family="text">
      <style:text-properties officeooo:rsid="00146dff"/>
    </style:style>
    <style:style style:name="T28" style:family="text">
      <style:text-properties officeooo:rsid="0016edc6"/>
    </style:style>
    <style:style style:name="T29" style:family="text">
      <style:text-properties officeooo:rsid="00185722"/>
    </style:style>
    <style:style style:name="T30" style:family="text">
      <style:text-properties officeooo:rsid="001a6fd5"/>
    </style:style>
    <style:style style:name="T31" style:family="text">
      <style:text-properties officeooo:rsid="001c50c9"/>
    </style:style>
    <style:style style:name="T32" style:family="text">
      <style:text-properties officeooo:rsid="001c5cfc"/>
    </style:style>
    <style:style style:name="T33" style:family="text">
      <style:text-properties officeooo:rsid="001c9594"/>
    </style:style>
    <style:style style:name="T34" style:family="text">
      <style:text-properties officeooo:rsid="001f1d69"/>
    </style:style>
    <style:style style:name="T35" style:family="text">
      <style:text-properties officeooo:rsid="002553bb"/>
    </style:style>
    <style:style style:name="T36" style:family="text">
      <style:text-properties officeooo:rsid="002b6ce8"/>
    </style:style>
    <style:style style:name="T37" style:family="text">
      <style:text-properties officeooo:rsid="0047e99e"/>
    </style:style>
    <style:style style:name="T38" style:family="text">
      <style:text-properties officeooo:rsid="00508288"/>
    </style:style>
    <style:style style:name="T39" style:family="text">
      <style:text-properties officeooo:rsid="00516187"/>
    </style:style>
    <style:style style:name="T40" style:family="text">
      <style:text-properties officeooo:rsid="0052e7ce"/>
    </style:style>
    <style:style style:name="T41" style:family="text">
      <style:text-properties officeooo:rsid="007eb86d"/>
    </style:style>
    <style:style style:name="T42" style:family="text">
      <style:text-properties officeooo:rsid="007f5211"/>
    </style:style>
    <style:style style:name="T43" style:family="text">
      <style:text-properties officeooo:rsid="00806cf1"/>
    </style:style>
    <style:style style:name="T44" style:family="text">
      <style:text-properties style:font-name-asian="Wingdings" style:font-name-complex="Wingdings"/>
    </style:style>
    <style:style style:name="T45" style:family="text">
      <style:text-properties style:font-name-asian="Times New Roman" style:font-name-complex="Times New Roman"/>
    </style:style>
    <style:style style:name="T46" style:family="text">
      <style:text-properties officeooo:rsid="00879790"/>
    </style:style>
    <style:style style:name="T47" style:family="text">
      <style:text-properties officeooo:rsid="0096615b"/>
    </style:style>
    <style:style style:name="T48" style:family="text">
      <style:text-properties officeooo:rsid="009866e2"/>
    </style:style>
    <style:style style:name="T49" style:family="text">
      <style:text-properties officeooo:rsid="009b6002"/>
    </style:style>
    <style:style style:name="T50" style:family="text">
      <style:text-properties officeooo:rsid="009cdfc9"/>
    </style:style>
    <style:style style:name="T51" style:family="text">
      <style:text-properties officeooo:rsid="00ba6f53"/>
    </style:style>
    <style:style style:name="T52" style:family="text">
      <style:text-properties fo:font-style="italic" style:font-style-asian="italic" style:font-style-complex="italic"/>
    </style:style>
    <style:style style:name="T53" style:family="text">
      <style:text-properties fo:font-style="normal" style:font-style-asian="normal" style:font-style-complex="normal"/>
    </style:style>
    <style:style style:name="T54" style:family="text">
      <style:text-properties fo:font-style="normal" officeooo:rsid="00f70547" style:font-style-asian="normal" style:font-style-complex="normal"/>
    </style:style>
    <style:style style:name="T55" style:family="text">
      <style:text-properties officeooo:rsid="00be6335"/>
    </style:style>
    <style:style style:name="T56" style:family="text">
      <style:text-properties officeooo:rsid="00bf3044"/>
    </style:style>
    <style:style style:name="T57" style:family="text">
      <style:text-properties officeooo:rsid="00cdbd5c"/>
    </style:style>
    <style:style style:name="T58" style:family="text">
      <style:text-properties officeooo:rsid="00d2e400"/>
    </style:style>
    <style:style style:name="T59" style:family="text">
      <style:text-properties officeooo:rsid="00e63ad1"/>
    </style:style>
    <style:style style:name="T60" style:family="text">
      <style:text-properties officeooo:rsid="00f29f44"/>
    </style:style>
    <style:style style:name="T61" style:family="text">
      <style:text-properties officeooo:rsid="00f434ae"/>
    </style:style>
    <style:style style:name="T62" style:family="text">
      <style:text-properties officeooo:rsid="00f5bae5"/>
    </style:style>
    <style:style style:name="T63" style:family="text">
      <style:text-properties officeooo:rsid="00f879f3"/>
    </style:style>
    <style:style style:name="T64" style:family="text">
      <style:text-properties officeooo:rsid="00f9c13e"/>
    </style:style>
    <style:style style:name="T65" style:family="text">
      <style:text-properties style:font-name="Droid Sans" fo:font-style="normal" style:text-underline-style="none" fo:font-weight="normal" style:font-name-asian="Wingdings" style:font-style-asian="normal" style:font-weight-asian="normal" style:font-name-complex="Wingdings" style:font-style-complex="normal" style:font-weight-complex="normal"/>
    </style:style>
    <style:style style:name="T66" style:family="text">
      <style:text-properties style:font-name="Droid Sans" fo:font-style="normal" style:text-underline-style="none" fo:font-weight="normal" officeooo:rsid="01353e18" style:font-name-asian="Wingdings" style:font-style-asian="normal" style:font-weight-asian="normal" style:font-name-complex="Wingdings" style:font-style-complex="normal" style:font-weight-complex="normal"/>
    </style:style>
    <style:style style:name="T67" style:family="text">
      <style:text-properties style:font-name="Droid Sans" fo:font-style="normal" style:text-underline-style="none" fo:font-weight="normal" officeooo:rsid="002afb14" style:font-name-asian="Wingdings" style:font-style-asian="normal" style:font-weight-asian="normal" style:font-name-complex="Wingdings" style:font-style-complex="normal" style:font-weight-complex="normal"/>
    </style:style>
    <style:style style:name="T68" style:family="text">
      <style:text-properties officeooo:rsid="00fb228b"/>
    </style:style>
    <style:style style:name="T69" style:family="text">
      <style:text-properties officeooo:rsid="00fd88aa"/>
    </style:style>
    <style:style style:name="T70" style:family="text">
      <style:text-properties officeooo:rsid="00ff7307"/>
    </style:style>
    <style:style style:name="T71" style:family="text">
      <style:text-properties officeooo:rsid="01023b9d"/>
    </style:style>
    <style:style style:name="T72" style:family="text">
      <style:text-properties officeooo:rsid="01026b1d"/>
    </style:style>
    <style:style style:name="T73" style:family="text">
      <style:text-properties officeooo:rsid="01041ef5"/>
    </style:style>
    <style:style style:name="T74" style:family="text">
      <style:text-properties officeooo:rsid="002331a5"/>
    </style:style>
    <style:style style:name="T75" style:family="text">
      <style:text-properties officeooo:rsid="001ca37b"/>
    </style:style>
    <style:style style:name="T76" style:family="text">
      <style:text-properties officeooo:rsid="002138c0"/>
    </style:style>
    <style:style style:name="T77" style:family="text">
      <style:text-properties style:font-name-complex="Times New Roman"/>
    </style:style>
    <style:style style:name="T78" style:family="text">
      <style:text-properties style:font-name-complex="Wingdings"/>
    </style:style>
    <style:style style:name="T79" style:family="text">
      <style:text-properties officeooo:rsid="002138c0" style:font-name-complex="Wingdings"/>
    </style:style>
    <style:style style:name="T80" style:family="text">
      <style:text-properties officeooo:rsid="0113c6af"/>
    </style:style>
    <style:style style:name="T81" style:family="text">
      <style:text-properties officeooo:rsid="01153542"/>
    </style:style>
    <style:style style:name="T82" style:family="text">
      <style:text-properties officeooo:rsid="011c571c"/>
    </style:style>
    <style:style style:name="T83" style:family="text">
      <style:text-properties officeooo:rsid="001dec86"/>
    </style:style>
    <style:style style:name="T84" style:family="text">
      <style:text-properties officeooo:rsid="001e073e"/>
    </style:style>
    <style:style style:name="T85" style:family="text">
      <style:text-properties officeooo:rsid="002a801b"/>
    </style:style>
    <style:style style:name="T86" style:family="text">
      <style:text-properties officeooo:rsid="002ca0ad"/>
    </style:style>
    <style:style style:name="T87" style:family="text">
      <style:text-properties fo:color="#00cc33" fo:font-size="10pt" style:font-name-asian="Wingdings" style:font-size-asian="10pt" style:font-name-complex="Wingdings" style:font-size-complex="10pt"/>
    </style:style>
    <style:style style:name="T88" style:family="text">
      <style:text-properties fo:color="#00cc33" fo:font-size="10pt" officeooo:rsid="002ca0ad" style:font-name-asian="Wingdings" style:font-size-asian="10pt" style:font-name-complex="Wingdings" style:font-size-complex="10pt"/>
    </style:style>
    <style:style style:name="T89" style:family="text">
      <style:text-properties fo:color="#00cc33" fo:font-size="10pt" officeooo:rsid="002138c0" style:font-name-asian="Wingdings" style:font-size-asian="10pt" style:font-name-complex="Wingdings" style:font-size-complex="10pt"/>
    </style:style>
    <style:style style:name="T90" style:family="text">
      <style:text-properties style:use-window-font-color="true"/>
    </style:style>
    <style:style style:name="T91" style:family="text">
      <style:text-properties style:use-window-font-color="true" officeooo:rsid="002ca0ad"/>
    </style:style>
    <style:style style:name="T92" style:family="text">
      <style:text-properties style:use-window-font-color="true" officeooo:rsid="002138c0"/>
    </style:style>
    <style:style style:name="T93" style:family="text">
      <style:text-properties officeooo:rsid="01239632"/>
    </style:style>
    <style:style style:name="T94" style:family="text">
      <style:text-properties officeooo:rsid="0125567f"/>
    </style:style>
    <style:style style:name="T95" style:family="text">
      <style:text-properties officeooo:rsid="0125e0db"/>
    </style:style>
    <style:style style:name="T96" style:family="text">
      <style:text-properties officeooo:rsid="012820a6"/>
    </style:style>
    <style:style style:name="T97" style:family="text">
      <style:text-properties officeooo:rsid="012f1fad"/>
    </style:style>
    <style:style style:name="T98" style:family="text">
      <style:text-properties officeooo:rsid="0133611d"/>
    </style:style>
    <style:style style:name="T99" style:family="text">
      <style:text-properties officeooo:rsid="0135ce85"/>
    </style:style>
    <style:style style:name="T100" style:family="text">
      <style:text-properties officeooo:rsid="01372380"/>
    </style:style>
    <style:style style:name="T101" style:family="text">
      <style:text-properties officeooo:rsid="013a7843"/>
    </style:style>
    <style:style style:name="T102" style:family="text">
      <style:text-properties officeooo:rsid="013dff76"/>
    </style:style>
    <style:style style:name="T103" style:family="text">
      <style:text-properties officeooo:rsid="013fa523"/>
    </style:style>
    <style:style style:name="T104" style:family="text">
      <style:text-properties officeooo:rsid="0144a83e"/>
    </style:style>
    <style:style style:name="T105" style:family="text">
      <style:text-properties officeooo:rsid="0146333e"/>
    </style:style>
    <style:style style:name="T106" style:family="text">
      <style:text-properties officeooo:rsid="014e69fe"/>
    </style:style>
    <style:style style:name="T107" style:family="text">
      <style:text-properties fo:font-weight="normal" style:font-weight-asian="normal" style:font-weight-complex="normal"/>
    </style:style>
    <style:style style:name="T108" style:family="text">
      <style:text-properties officeooo:rsid="0153bfc8"/>
    </style:style>
    <style:style style:name="T109" style:family="text">
      <style:text-properties officeooo:rsid="015bb71b"/>
    </style:style>
    <style:style style:name="T110" style:family="text">
      <style:text-properties officeooo:rsid="015cc225"/>
    </style:style>
    <style:style style:name="T111" style:family="text">
      <style:text-properties officeooo:rsid="01648425"/>
    </style:style>
    <style:style style:name="T112" style:family="text">
      <style:text-properties officeooo:rsid="01669f63"/>
    </style:style>
    <style:style style:name="T113" style:family="text">
      <style:text-properties officeooo:rsid="01675692"/>
    </style:style>
    <style:style style:name="T114" style:family="text">
      <style:text-properties officeooo:rsid="01677182"/>
    </style:style>
    <style:style style:name="T115" style:family="text">
      <style:text-properties officeooo:rsid="01697632"/>
    </style:style>
    <style:style style:name="T116" style:family="text">
      <style:text-properties officeooo:rsid="016edc7e"/>
    </style:style>
    <style:style style:name="T117" style:family="text">
      <style:text-properties officeooo:rsid="0170b9d3"/>
    </style:style>
    <style:style style:name="T118" style:family="text">
      <style:text-properties officeooo:rsid="0173374b"/>
    </style:style>
    <style:style style:name="T119" style:family="text">
      <style:text-properties officeooo:rsid="01750f00"/>
    </style:style>
    <style:style style:name="T120" style:family="text">
      <style:text-properties officeooo:rsid="01761b24"/>
    </style:style>
    <style:style style:name="T121" style:family="text">
      <style:text-properties officeooo:rsid="01784a24"/>
    </style:style>
    <style:style style:name="T122" style:family="text">
      <style:text-properties officeooo:rsid="017a4b5e"/>
    </style:style>
    <style:style style:name="T123" style:family="text">
      <style:text-properties officeooo:rsid="017bf339"/>
    </style:style>
    <style:style style:name="T124" style:family="text">
      <style:text-properties officeooo:rsid="017d5fe7"/>
    </style:style>
    <style:style style:name="T125" style:family="text">
      <style:text-properties officeooo:rsid="017e6690"/>
    </style:style>
    <style:style style:name="T126" style:family="text">
      <style:text-properties officeooo:rsid="017ebec9"/>
    </style:style>
    <style:style style:name="T127" style:family="text">
      <style:text-properties officeooo:rsid="01826c8e"/>
    </style:style>
    <style:style style:name="T128" style:family="text">
      <style:text-properties officeooo:rsid="018277bc"/>
    </style:style>
    <style:style style:name="T129" style:family="text">
      <style:text-properties officeooo:rsid="0184caa5"/>
    </style:style>
    <style:style style:name="T130" style:family="text">
      <style:text-properties officeooo:rsid="0185978b"/>
    </style:style>
    <style:style style:name="T131" style:family="text">
      <style:text-properties officeooo:rsid="01876311"/>
    </style:style>
    <style:style style:name="T132" style:family="text">
      <style:text-properties officeooo:rsid="018ab0a6"/>
    </style:style>
    <style:style style:name="T133" style:family="text">
      <style:text-properties officeooo:rsid="018ccdc6"/>
    </style:style>
    <style:style style:name="T134" style:family="text">
      <style:text-properties officeooo:rsid="0191246f"/>
    </style:style>
    <style:style style:name="T135" style:family="text">
      <style:text-properties officeooo:rsid="01917f97"/>
    </style:style>
    <style:style style:name="T136" style:family="text">
      <style:text-properties officeooo:rsid="019383c8"/>
    </style:style>
    <style:style style:name="T137" style:family="text">
      <style:text-properties officeooo:rsid="0196ae43"/>
    </style:style>
    <style:style style:name="T138" style:family="text">
      <style:text-properties officeooo:rsid="0199e694"/>
    </style:style>
    <style:style style:name="T139" style:family="text">
      <style:text-properties officeooo:rsid="019a59a1"/>
    </style:style>
    <style:style style:name="T140" style:family="text">
      <style:text-properties officeooo:rsid="019b412a"/>
    </style:style>
    <style:style style:name="T141" style:family="text">
      <style:text-properties officeooo:rsid="019c992d"/>
    </style:style>
    <style:style style:name="T142" style:family="text">
      <style:text-properties officeooo:rsid="019cf580"/>
    </style:style>
    <style:style style:name="T143" style:family="text">
      <style:text-properties officeooo:rsid="019db12a"/>
    </style:style>
    <style:style style:name="T144" style:family="text">
      <style:text-properties officeooo:rsid="019dfa98"/>
    </style:style>
    <style:style style:name="T145" style:family="text">
      <style:text-properties officeooo:rsid="019f9c1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5"/>
      <text:p text:style-name="P46"/>
      <text:p text:style-name="P46"/>
      <text:p text:style-name="P46"/>
      <text:p text:style-name="P46"/>
      <text:p text:style-name="P46"/>
      <text:h text:style-name="P314" text:outline-level="2">CAHIER DE RECETTE</text:h>
      <text:h text:style-name="P314" text:outline-level="2"/>
      <text:p text:style-name="P47"/>
      <text:p text:style-name="P46"/>
      <text:p text:style-name="P46"/>
      <text:p text:style-name="P171"/>
      <text:p text:style-name="P171"><text:tab/></text:p>
      <text:p text:style-name="P270"/>
      <text:p text:style-name="P272"><text:span text:style-name="T3">Version :<text:tab/><text:tab/></text:span><text:span text:style-name="T7">1.</text:span><text:span text:style-name="T10">3</text:span></text:p>
      <text:p text:style-name="P271"/>
      <text:p text:style-name="P272"><text:span text:style-name="T3">Date :<text:tab/><text:tab/><text:tab/></text:span><text:span text:style-name="T9">1</text:span><text:span text:style-name="T10">8</text:span><text:span text:style-name="T9">/0</text:span><text:span text:style-name="T10">5</text:span><text:span text:style-name="T6">/1</text:span><text:span text:style-name="T8">7</text:span></text:p>
      <text:p text:style-name="P273"/>
      <text:p text:style-name="P272"><text:span text:style-name="T3">Rédigé par :</text:span><text:span text:style-name="T4"><text:tab/><text:tab/></text:span><text:span text:style-name="T5">L'équipe SmartLogger</text:span></text:p>
      <text:p text:style-name="P271"/>
      <text:p text:style-name="P272"><text:span text:style-name="T3">Relu par :</text:span><text:span text:style-name="T4"><text:tab/><text:tab/></text:span><text:span text:style-name="T5">L'équipe SmartLogger</text:span></text:p>
      <text:p text:style-name="P274"/>
      <text:p text:style-name="P178"><text:tab/><text:tab/></text:p>
      <text:h text:style-name="P338" text:outline-level="1"><text:bookmark text:name="_Définir_une_politique"/><text:bookmark text:name="_Structure_d’un_plan"/></text:h>
      <text:h text:style-name="P336" text:outline-level="1"/>
      <text:h text:style-name="P337" text:outline-level="1">HISTORIQUE DE LA DOCUMENTATION</text:h>
      <text:p text:style-name="P46"/>
      <text:p text:style-name="P46"/>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96">Version</text:p>
          </table:table-cell>
          <table:table-cell table:style-name="Tableau1.A1" office:value-type="string">
            <text:p text:style-name="P296">Date</text:p>
          </table:table-cell>
          <table:table-cell table:style-name="Tableau1.C1" office:value-type="string">
            <text:p text:style-name="P296">Modifications réalisées</text:p>
          </table:table-cell>
        </table:table-row>
        <table:table-row table:style-name="Tableau1.1">
          <table:table-cell table:style-name="Tableau1.A1" office:value-type="string">
            <text:p text:style-name="P297">0.1</text:p>
          </table:table-cell>
          <table:table-cell table:style-name="Tableau1.A1" office:value-type="string">
            <text:p text:style-name="P299">11/12/16</text:p>
          </table:table-cell>
          <table:table-cell table:style-name="Tableau1.C1" office:value-type="string">
            <text:p text:style-name="P298">Création</text:p>
          </table:table-cell>
        </table:table-row>
        <table:table-row table:style-name="Tableau1.1">
          <table:table-cell table:style-name="Tableau1.A3" office:value-type="string">
            <text:p text:style-name="P300">0.2</text:p>
          </table:table-cell>
          <table:table-cell table:style-name="Tableau1.A3" office:value-type="string">
            <text:p text:style-name="P300">05/01/17</text:p>
          </table:table-cell>
          <table:table-cell table:style-name="Tableau1.C3" office:value-type="string">
            <text:p text:style-name="P301">Modifications de la partie 3. <text:span text:style-name="T41">Stratégie de tests</text:span></text:p>
          </table:table-cell>
        </table:table-row>
        <table:table-row table:style-name="Tableau1.1">
          <table:table-cell table:style-name="Tableau1.A3" office:value-type="string">
            <text:p text:style-name="P302">1.0</text:p>
          </table:table-cell>
          <table:table-cell table:style-name="Tableau1.A3" office:value-type="string">
            <text:p text:style-name="P302">12/01/17</text:p>
          </table:table-cell>
          <table:table-cell table:style-name="Tableau1.C3" office:value-type="string">
            <text:p text:style-name="P302">Correctifs et restructuration du document</text:p>
          </table:table-cell>
        </table:table-row>
        <table:table-row table:style-name="Tableau1.1">
          <table:table-cell table:style-name="Tableau1.A3" office:value-type="string">
            <text:p text:style-name="P303">1.1</text:p>
          </table:table-cell>
          <table:table-cell table:style-name="Tableau1.A3" office:value-type="string">
            <text:p text:style-name="P303">26/01/17</text:p>
          </table:table-cell>
          <table:table-cell table:style-name="Tableau1.C3" office:value-type="string">
            <text:p text:style-name="P303">Correction<text:span text:style-name="T142">s</text:span> liées aux remarques professorales</text:p>
          </table:table-cell>
        </table:table-row>
        <table:table-row table:style-name="Tableau1.1">
          <table:table-cell table:style-name="Tableau1.A3" office:value-type="string">
            <text:p text:style-name="P304">1.2</text:p>
          </table:table-cell>
          <table:table-cell table:style-name="Tableau1.A3" office:value-type="string">
            <text:p text:style-name="P304">28/03/17</text:p>
          </table:table-cell>
          <table:table-cell table:style-name="Tableau1.C3" office:value-type="string">
            <text:p text:style-name="P304">Ajout des procédures de tests sur les itérations 1 et 2.</text:p>
          </table:table-cell>
        </table:table-row>
        <table:table-row table:style-name="Tableau1.1">
          <table:table-cell table:style-name="Tableau1.A3" office:value-type="string">
            <text:p text:style-name="P305">1.3</text:p>
          </table:table-cell>
          <table:table-cell table:style-name="Tableau1.A3" office:value-type="string">
            <text:p text:style-name="P305"><text:span text:style-name="T60">1</text:span>8/05/17</text:p>
          </table:table-cell>
          <table:table-cell table:style-name="Tableau1.C3" office:value-type="string">
            <text:p text:style-name="P306">Validation des procédures de tests définies</text:p>
          </table:table-cell>
        </table:table-row>
      </table:table>
      <text:p text:style-name="P46"/>
      <text:p text:style-name="P46"/>
      <text:p text:style-name="P46"/>
      <text:p text:style-name="P46"/>
      <text:list xml:id="list2236639294501523446" text:style-name="WW8Num20">
        <text:list-item>
          <text:h text:style-name="P348" text:outline-level="1">Documents applicables et de référence</text:h>
        </text:list-item>
      </text:list>
      <text:list xml:id="list4086519540313432999" text:style-name="WW8Num19">
        <text:list-item>
          <text:p text:style-name="P366">Le document de Spécifications Techniques des Besoins : STB.pdf.</text:p>
        </text:list-item>
        <text:list-item>
          <text:p text:style-name="P367">Le document d'architecture du logiciel : DAL.pdf</text:p>
        </text:list-item>
        <text:list-item>
          <text:p text:style-name="P368">Le plan de développement : PdD.pdf</text:p>
        </text:list-item>
        <text:list-item>
          <text:p text:style-name="P366">Le Glossaire des termes techniques et des acronymes : <text:span text:style-name="T17">Gl</text:span>ossaire.pdf</text:p>
        </text:list-item>
      </text:list>
      <text:p text:style-name="P278"/>
      <text:p text:style-name="P279"/>
      <text:list xml:id="list155619428979132" text:continue-list="list2236639294501523446" text:style-name="WW8Num20">
        <text:list-item>
          <text:h text:style-name="P348" text:outline-level="1">Environnement de test</text:h>
        </text:list-item>
      </text:list>
      <text:p text:style-name="P307">La plate-forme cible du projet est un serveur Linux, ainsi dans l'optique d'effectuer des tests sur un système le plus proche possible de l'original, nous allons travailler sur des Systèmes Linux uniquement, sachant que les systèmes Microsoft ont été écartés par le client.</text:p>
      <text:p text:style-name="P307"/>
      <text:p text:style-name="P308">Site de réalisation des test<text:span text:style-name="T37">s </text:span>:</text:p>
      <text:list xml:id="list5304927097716034108" text:style-name="L1">
        <text:list-item>
          <text:p text:style-name="P369">Réalisation des tests sur nos machines personnelles.</text:p>
        </text:list-item>
        <text:list-item>
          <text:p text:style-name="P369">Potentiellement un serveur présent directement sur le site client.</text:p>
        </text:list-item>
        <text:list-item>
          <text:p text:style-name="P374">Utilisation d'un serveur identique à celui du client afin d'avoir un environnement de travail identique pour le produit, en production ou durant son développement.</text:p>
        </text:list-item>
      </text:list>
      <text:p text:style-name="P313"/>
      <text:p text:style-name="P308">Configurations matérielles utilisées :</text:p>
      <text:list xml:id="list2350990725690897086" text:style-name="L2">
        <text:list-item>
          <text:p text:style-name="P370">Système Linux (Fedora, Ubuntu)</text:p>
        </text:list-item>
        <text:list-item>
          <text:p text:style-name="P375">Serveur basé sur un système Linux.</text:p>
          <text:p text:style-name="P370"/>
        </text:list-item>
      </text:list>
      <text:p text:style-name="P308">Outils de test mis en œuvre :</text:p>
      <text:list xml:id="list7720288958800559102" text:style-name="L3">
        <text:list-item>
          <text:p text:style-name="P373">JUnit pour les tests unitaires de la part<text:span text:style-name="T47">ie</text:span> Java du projet.</text:p>
        </text:list-item>
      </text:list>
      <text:list xml:id="list155619366357802" text:continue-list="list2350990725690897086" text:style-name="L2">
        <text:list-header>
          <text:p text:style-name="P371"/>
        </text:list-header>
      </text:list>
      <text:p text:style-name="P310"><text:span text:style-name="T55">Outils de gestion des anomalies </text:span>:</text:p>
      <text:list xml:id="list4194017090280250089" text:style-name="L4">
        <text:list-item>
          <text:p text:style-name="P376">Utilisation d'un logiciel de Bug Tracker <text:span text:style-name="T56">tels que MantisBT ou encore Redmine</text:span>.</text:p>
        </text:list-item>
      </text:list>
      <text:list xml:id="list155618292075041" text:continue-list="list155619366357802" text:style-name="L2">
        <text:list-header>
          <text:p text:style-name="P372"/>
        </text:list-header>
      </text:list>
      <text:p text:style-name="P309"><text:span text:style-name="T61">Jeux de données utilisés durant</text:span> <text:span text:style-name="T51">les phases de tests </text:span>:</text:p>
      <text:list xml:id="list2662254114015756447" text:style-name="L5">
        <text:list-item>
          <text:p text:style-name="P377">Données de la forme : <text:span text:style-name="T52">niveau de criticité – informations importantes</text:span></text:p>
          <text:list>
            <text:list-item>
              <text:p text:style-name="P378"><text:span text:style-name="T52">niveau de criticité : </text:span>Valeur numérique permettant d'affilier un niveau de criticité a un format de données précis.</text:p>
            </text:list-item>
            <text:list-item>
              <text:p text:style-name="P379">Informations importante<text:span text:style-name="T62">s </text:span><text:span text:style-name="T53">: Toutes les données traité</text:span><text:span text:style-name="T54">e</text:span><text:span text:style-name="T53">s par le système sont considéré</text:span><text:span text:style-name="T54">e</text:span><text:span text:style-name="T53">s comme importante</text:span><text:span text:style-name="T54">s</text:span><text:span text:style-name="T53">, c'est pourquoi nous stockons l'ensemble des données sans distinction.</text:span></text:p>
            </text:list-item>
          </text:list>
        </text:list-item>
      </text:list>
      <text:p text:style-name="P280"/>
      <text:list xml:id="list155619169674832" text:continue-list="list155619428979132" text:style-name="WW8Num20">
        <text:list-item>
          <text:h text:style-name="P358" text:outline-level="1">Stratégie de test <text:span text:style-name="T57">des cas d'utilisation</text:span></text:h>
          <text:list>
            <text:list-item>
              <text:h text:style-name="P340" text:outline-level="1">Solution de test </text:h>
            </text:list-item>
          </text:list>
          <text:h text:style-name="P341" text:outline-level="1">Les solutions de test que nous avons choisi<text:span text:style-name="T143">s</text:span> de définir consiste<text:span text:style-name="T63">nt</text:span> <text:span text:style-name="T55">à</text:span> rédig<text:span text:style-name="T55">er</text:span> les tests en parallèle du développement. C<text:span text:style-name="T64">ela implique</text:span> qu'une partie de <text:span text:style-name="T64">l'équipe</text:span> se chargera de la rédaction et de l'automatisation complète des tests, pendant que l<text:span text:style-name="T64">e reste</text:span> <text:span text:style-name="T64">de l'effectif </text:span>s<text:span text:style-name="T64">era chargé </text:span>de développer le contenu de l'itération. </text:h>
          <text:h text:style-name="P342" text:outline-level="1">Cela permettra ensuite, via automatisation des tests de pouvoir rejouer <text:span text:style-name="T68">à</text:span> chaque <text:span text:style-name="T68">fin </text:span>d'itération, les tests unitaires de chacun des modules afin d’accélérer le processus de test, <text:span text:style-name="T68">et d'empêcher tout phénomène de régression. Cet investissement servira à allouer plus de temps aux</text:span> <text:span text:style-name="T68">t</text:span>est<text:span text:style-name="T68">s</text:span> d'intégration.</text:h>
          <text:h text:style-name="P343" text:outline-level="1">En cas d'anomalie durant le développement, l'utilisation d'un outil de <text:span text:style-name="T52">bug tracking</text:span> permettra de <text:span text:style-name="T69">détecter et de fournir de</text:span>s informations complémentaires <text:span text:style-name="T69">sur des défauts, </text:span>afin d<text:span text:style-name="T69">'en faciliter la correction par l'équipe.</text:span></text:h>
          <text:h text:style-name="P343" text:outline-level="1"/>
          <text:list text:continue-numbering="true">
            <text:list-item>
              <text:h text:style-name="P344" text:outline-level="1">Description des scénarios de test correspondant aux cas d'utilisation</text:h>
            </text:list-item>
          </text:list>
        </text:list-item>
      </text:list>
      <text:h text:style-name="P362" text:outline-level="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p text:style-name="P233"/>
            <text:p text:style-name="P251"><text:span text:style-name="T11">[</text:span><text:span text:style-name="T12">UC-001</text:span><text:span text:style-name="T11">] </text:span><text:span text:style-name="T12">F</text:span><text:span text:style-name="T13">onctionnement principal</text:span></text:p>
            <text:p text:style-name="P241"/>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2" office:value-type="string">
            <text:p text:style-name="P159">Objectif</text:p>
          </table:table-cell>
          <table:covered-table-cell/>
          <table:table-cell table:style-name="Table1.C2" table:number-columns-spanned="6" office:value-type="string">
            <text:p text:style-name="P277">Vérifier le fonctionnement principal de l'application</text:p>
            <text:p text:style-name="P277"/>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159"><text:span text:style-name="T25">Éléments</text:span> à tester</text:p>
          </table:table-cell>
          <table:covered-table-cell/>
          <table:table-cell table:style-name="Table1.C3" table:number-columns-spanned="6" office:value-type="string">
            <text:p text:style-name="P153">Réception des données externe<text:span text:style-name="T47">s</text:span></text:p>
            <text:p text:style-name="P153">Conversion des données dans le bon format</text:p>
            <text:p text:style-name="P153">Vérification de <text:span text:style-name="T27">la validité des données</text:span></text:p>
            <text:p text:style-name="P153">Stockage des données dans la base de données</text:p>
            <text:p text:style-name="P153"><text:span text:style-name="T71">Capacité d'analyse </text:span>fonctionnelle</text:p>
            <text:p text:style-name="P153">Adaptation du comportement en fonction des résultats</text:p>
            <text:p text:style-name="P153">Envoi <text:span text:style-name="T72">des </text:span>d'alerte<text:span text:style-name="T47">s potentielles</text:span></text:p>
            <text:p text:style-name="P153"/>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159">Pré-requis</text:p>
          </table:table-cell>
          <table:covered-table-cell/>
          <table:table-cell table:style-name="Table1.C4" table:number-columns-spanned="6" office:value-type="string">
            <text:p text:style-name="P155">Un serveur fonctionnel, avec une connexion internet permettant de recevoir des flux HTTP depuis d'autres services web.</text:p>
            <text:p text:style-name="P155"/>
          </table:table-cell>
          <table:covered-table-cell/>
          <table:covered-table-cell/>
          <table:covered-table-cell/>
          <table:covered-table-cell/>
          <table:covered-table-cell/>
        </table:table-row>
        <table:table-row table:style-name="Table1.2">
          <table:table-cell table:style-name="Table1.A5" table:number-columns-spanned="2" office:value-type="string">
            <text:p text:style-name="P159">Initialisation</text:p>
          </table:table-cell>
          <table:covered-table-cell/>
          <table:table-cell table:style-name="Table1.C5" table:number-columns-spanned="6" office:value-type="string">
            <text:p text:style-name="P155">On lance le script de démarrage de l'application afin qu'elle s'i<text:span text:style-name="T73">nitialise </text:span>tout<text:span text:style-name="T47">e</text:span> seule.</text:p>
            <text:p text:style-name="P155"/>
          </table:table-cell>
          <table:covered-table-cell/>
          <table:covered-table-cell/>
          <table:covered-table-cell/>
          <table:covered-table-cell/>
          <table:covered-table-cell/>
        </table:table-row>
        <table:table-row table:style-name="Table1.2">
          <table:table-cell table:style-name="Table1.A6" table:number-columns-spanned="8" office:value-type="string">
            <text:p text:style-name="P224">Scénario<text:span text:style-name="T59">s</text:span> : </text:p>
          </table:table-cell>
          <table:covered-table-cell/>
          <table:covered-table-cell/>
          <table:covered-table-cell/>
          <table:covered-table-cell/>
          <table:covered-table-cell/>
          <table:covered-table-cell/>
          <table:covered-table-cell/>
        </table:table-row>
        <table:table-row table:style-name="Table1.7">
          <table:table-cell table:style-name="Table1.A5" office:value-type="string">
            <text:p text:style-name="P213">I<text:span text:style-name="T42">D</text:span></text:p>
          </table:table-cell>
          <table:table-cell table:style-name="Table1.A5" table:number-columns-spanned="3" office:value-type="string">
            <text:p text:style-name="P7">Démarche</text:p>
          </table:table-cell>
          <table:covered-table-cell/>
          <table:covered-table-cell/>
          <table:table-cell table:style-name="Table1.A5" office:value-type="string">
            <text:p text:style-name="P200">Modules</text:p>
          </table:table-cell>
          <table:table-cell table:style-name="Table1.A5" table:number-columns-spanned="2" office:value-type="string">
            <text:p text:style-name="P281">Comportement attendu</text:p>
          </table:table-cell>
          <table:covered-table-cell/>
          <table:table-cell table:style-name="Table1.H7" office:value-type="string">
            <text:p text:style-name="P194">Exigences V<text:span text:style-name="T43">érifiées</text:span></text:p>
          </table:table-cell>
        </table:table-row>
        <table:table-row table:style-name="Table1.8">
          <table:table-cell table:style-name="Table1.A8" office:value-type="string">
            <text:p text:style-name="P143">1</text:p>
          </table:table-cell>
          <table:table-cell table:style-name="Table1.B8" table:number-columns-spanned="3" office:value-type="string">
            <text:p text:style-name="P25">On lance le script de démarrage.</text:p>
          </table:table-cell>
          <table:covered-table-cell/>
          <table:covered-table-cell/>
          <table:table-cell table:style-name="Table1.E8" office:value-type="string">
            <text:p text:style-name="P110">Tous</text:p>
          </table:table-cell>
          <table:table-cell table:style-name="Table1.F8" table:number-columns-spanned="2" office:value-type="string">
            <text:p text:style-name="P293">Le système se lance et le module analytique effectue correctement son travail.</text:p>
          </table:table-cell>
          <table:covered-table-cell/>
          <table:table-cell table:style-name="Table1.H8" office:value-type="string">
            <text:p text:style-name="P88">OP-1</text:p>
            <text:p text:style-name="P89">OP-4</text:p>
          </table:table-cell>
        </table:table-row>
        <table:table-row table:style-name="Table1.9">
          <table:table-cell table:style-name="Table1.A5" table:number-columns-spanned="3" office:value-type="string">
            <text:p text:style-name="P179">Rapport de test</text:p>
          </table:table-cell>
          <table:covered-table-cell/>
          <table:covered-table-cell/>
          <table:table-cell table:style-name="Table1.A5" table:number-columns-spanned="3" office:value-type="string">
            <text:p text:style-name="P172"><text:span text:style-name="T44"></text:span><text:span text:style-name="T45"> </text:span><text:span text:style-name="T44">Testé par :</text:span></text:p>
          </table:table-cell>
          <table:covered-table-cell/>
          <table:covered-table-cell/>
          <table:table-cell table:style-name="Table1.H7" table:number-columns-spanned="2" office:value-type="string">
            <text:p text:style-name="P186">Le :</text:p>
          </table:table-cell>
          <table:covered-table-cell/>
        </table:table-row>
        <table:table-row table:style-name="Table1.10">
          <table:table-cell table:style-name="Table1.A10" table:number-columns-spanned="3" office:value-type="string">
            <text:p text:style-name="P59">Fonctionnalité :</text:p>
          </table:table-cell>
          <table:covered-table-cell/>
          <table:covered-table-cell/>
          <table:table-cell table:style-name="Table1.D10" table:number-columns-spanned="3" office:value-type="string">
            <text:p text:style-name="P59">Conformité :</text:p>
          </table:table-cell>
          <table:covered-table-cell/>
          <table:covered-table-cell/>
          <table:table-cell table:style-name="Table1.G10" table:number-columns-spanned="2" office:value-type="string">
            <text:p text:style-name="P59">Ergonomie :</text:p>
          </table:table-cell>
          <table:covered-table-cell/>
        </table:table-row>
        <table:table-row table:style-name="Table1.11">
          <table:table-cell table:style-name="Table1.A11" table:number-columns-spanned="3" office:value-type="string">
            <text:p text:style-name="P48"><text:span text:style-name="T22"></text:span><text:span text:style-name="T18"> </text:span><text:span text:style-name="T22">Excellente</text:span></text:p>
            <text:p text:style-name="P48"><text:span text:style-name="T22"></text:span><text:span text:style-name="T18"> </text:span><text:span text:style-name="T22">Bonne</text:span></text:p>
            <text:p text:style-name="P48"><text:span text:style-name="T22"></text:span><text:span text:style-name="T18"> </text:span><text:span text:style-name="T22">Moyenne</text:span></text:p>
            <text:p text:style-name="P48"><text:span text:style-name="T22"></text:span><text:span text:style-name="T18"> </text:span><text:span text:style-name="T22">Faible</text:span></text:p>
          </table:table-cell>
          <table:covered-table-cell/>
          <table:covered-table-cell/>
          <table:table-cell table:style-name="Table1.D11" table:number-columns-spanned="3" office:value-type="string">
            <text:p text:style-name="P48"><text:span text:style-name="T22"></text:span><text:span text:style-name="T18"> </text:span><text:span text:style-name="T22">Excellente</text:span></text:p>
            <text:p text:style-name="P48"><text:span text:style-name="T22"></text:span><text:span text:style-name="T18"> </text:span><text:span text:style-name="T22">Moyenne</text:span></text:p>
            <text:p text:style-name="P48"><text:span text:style-name="T22"></text:span><text:span text:style-name="T18"> </text:span><text:span text:style-name="T22">Faible</text:span></text:p>
          </table:table-cell>
          <table:covered-table-cell/>
          <table:covered-table-cell/>
          <table:table-cell table:style-name="Table1.G11" table:number-columns-spanned="2" office:value-type="string">
            <text:p text:style-name="P48"><text:span text:style-name="T22"></text:span><text:span text:style-name="T18"> </text:span><text:span text:style-name="T22">Excellente</text:span></text:p>
            <text:p text:style-name="P48"><text:span text:style-name="T22"></text:span><text:span text:style-name="T18"> </text:span><text:span text:style-name="T22">Moyenne</text:span></text:p>
            <text:p text:style-name="P48"><text:span text:style-name="T22"></text:span><text:span text:style-name="T18"> </text:span><text:span text:style-name="T22">Faible</text:span></text:p>
          </table:table-cell>
          <table:covered-table-cell/>
        </table:table-row>
      </table:table>
      <text:h text:style-name="P364" text:outline-level="1"/>
      <text:h text:style-name="P353" text:outline-level="1"/>
      <text:p text:style-name="P31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table:number-columns-spanned="8" office:value-type="string">
            <text:p text:style-name="P234"/>
            <text:p text:style-name="P252"><text:span text:style-name="T11">[</text:span><text:span text:style-name="T12">UC-002] Détection de données erronées</text:span></text:p>
            <text:p text:style-name="P242"/>
          </table:table-cell>
          <table:covered-table-cell/>
          <table:covered-table-cell/>
          <table:covered-table-cell/>
          <table:covered-table-cell/>
          <table:covered-table-cell/>
          <table:covered-table-cell/>
          <table:covered-table-cell/>
        </table:table-row>
        <table:table-row table:style-name="Table6.2">
          <table:table-cell table:style-name="Table6.A2" table:number-columns-spanned="2" office:value-type="string">
            <text:p text:style-name="P158">Objectif</text:p>
          </table:table-cell>
          <table:covered-table-cell/>
          <table:table-cell table:style-name="Table6.C2" table:number-columns-spanned="6" office:value-type="string">
            <text:p text:style-name="P276">Vérifier que le système <text:span text:style-name="T26">détecte</text:span> correctement les données erronées.</text:p>
            <text:p text:style-name="P276"/>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158"><text:span text:style-name="T25">Éléments</text:span> à tester</text:p>
          </table:table-cell>
          <table:covered-table-cell/>
          <table:table-cell table:style-name="Table6.C3" table:number-columns-spanned="6" office:value-type="string">
            <text:p text:style-name="P153">Réception des données externe<text:span text:style-name="T47">s</text:span></text:p>
            <text:p text:style-name="P153">Conversion des données dans le bon format</text:p>
            <text:p text:style-name="P153">Vérification de <text:span text:style-name="T27">la validité des données</text:span></text:p>
            <text:p text:style-name="P153"/>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158">Pré-requis</text:p>
          </table:table-cell>
          <table:covered-table-cell/>
          <table:table-cell table:style-name="Table6.C4" table:number-columns-spanned="6" office:value-type="string">
            <text:p text:style-name="P155">Un serveur fonctionnel, avec une connexion internet permettant de recevoir des flux HTTP depuis d'autres services web</text:p>
            <text:p text:style-name="P156">La réception de données erronées depuis le flux HTTP</text:p>
            <text:p text:style-name="P156"/>
          </table:table-cell>
          <table:covered-table-cell/>
          <table:covered-table-cell/>
          <table:covered-table-cell/>
          <table:covered-table-cell/>
          <table:covered-table-cell/>
        </table:table-row>
        <table:table-row table:style-name="Table6.2">
          <table:table-cell table:style-name="Table6.A5" table:number-columns-spanned="2" office:value-type="string">
            <text:p text:style-name="P158">Initialisation</text:p>
          </table:table-cell>
          <table:covered-table-cell/>
          <table:table-cell table:style-name="Table6.C5" table:number-columns-spanned="6" office:value-type="string">
            <text:p text:style-name="P157">On envoie des données invalides depuis le flux HTTP</text:p>
            <text:p text:style-name="P157"/>
          </table:table-cell>
          <table:covered-table-cell/>
          <table:covered-table-cell/>
          <table:covered-table-cell/>
          <table:covered-table-cell/>
          <table:covered-table-cell/>
        </table:table-row>
        <table:table-row table:style-name="Table6.2">
          <table:table-cell table:style-name="Table6.A6" table:number-columns-spanned="8" office:value-type="string">
            <text:p text:style-name="P225">Scénario<text:span text:style-name="T59">s</text:span> : </text:p>
          </table:table-cell>
          <table:covered-table-cell/>
          <table:covered-table-cell/>
          <table:covered-table-cell/>
          <table:covered-table-cell/>
          <table:covered-table-cell/>
          <table:covered-table-cell/>
          <table:covered-table-cell/>
        </table:table-row>
        <table:table-row table:style-name="Table6.7">
          <table:table-cell table:style-name="Table6.A5" office:value-type="string">
            <text:p text:style-name="P214">I<text:span text:style-name="T42">D</text:span></text:p>
          </table:table-cell>
          <table:table-cell table:style-name="Table6.A5" table:number-columns-spanned="3" office:value-type="string">
            <text:p text:style-name="P8">Démarche</text:p>
          </table:table-cell>
          <table:covered-table-cell/>
          <table:covered-table-cell/>
          <table:table-cell table:style-name="Table6.A5" office:value-type="string">
            <text:p text:style-name="P201">Modules</text:p>
          </table:table-cell>
          <table:table-cell table:style-name="Table6.A5" table:number-columns-spanned="2" office:value-type="string">
            <text:p text:style-name="P282">Comportement attendu</text:p>
          </table:table-cell>
          <table:covered-table-cell/>
          <table:table-cell table:style-name="Table6.H7" office:value-type="string">
            <text:p text:style-name="P195">Exigences V<text:span text:style-name="T43">érifiées</text:span></text:p>
          </table:table-cell>
        </table:table-row>
        <table:table-row table:style-name="Table6.8">
          <table:table-cell table:style-name="Table6.A12" office:value-type="string">
            <text:p text:style-name="P143">1</text:p>
          </table:table-cell>
          <table:table-cell table:style-name="Table6.B12" table:number-columns-spanned="3" office:value-type="string">
            <text:p text:style-name="P20">On envoie des données erronées depuis la vue de l'application ou par le biais d'un flux HTTP</text:p>
          </table:table-cell>
          <table:covered-table-cell/>
          <table:covered-table-cell/>
          <table:table-cell table:style-name="Table6.E12" office:value-type="string">
            <text:p text:style-name="P87">Module E/S</text:p>
          </table:table-cell>
          <table:table-cell table:style-name="Table6.F12" table:number-columns-spanned="2" office:value-type="string">
            <text:p text:style-name="P289">Le système reçoit une donnée depuis l'application elle-même ou depuis un flux HTTP</text:p>
          </table:table-cell>
          <table:covered-table-cell/>
          <table:table-cell table:style-name="Table6.H12" office:value-type="string">
            <text:p text:style-name="P106">OP-1</text:p>
            <text:p text:style-name="P101">IN-1</text:p>
          </table:table-cell>
        </table:table-row>
        <table:table-row table:style-name="Table6.8">
          <table:table-cell table:style-name="Table6.A12" office:value-type="string">
            <text:p text:style-name="P141">2</text:p>
          </table:table-cell>
          <table:table-cell table:style-name="Table6.B12" table:number-columns-spanned="3" office:value-type="string">
            <text:p text:style-name="P20">Le système traite et converti<text:span text:style-name="T144">t</text:span> le flux en données exploitable<text:span text:style-name="T144">s</text:span></text:p>
          </table:table-cell>
          <table:covered-table-cell/>
          <table:covered-table-cell/>
          <table:table-cell table:style-name="Table6.E12" office:value-type="string">
            <text:p text:style-name="P87">Module C/V</text:p>
          </table:table-cell>
          <table:table-cell table:style-name="Table6.F12" table:number-columns-spanned="2" office:value-type="string">
            <text:p text:style-name="P289">Le système <text:span text:style-name="T47">a</text:span> converti les données dans le format du système</text:p>
          </table:table-cell>
          <table:covered-table-cell/>
          <table:table-cell table:style-name="Table6.H12" office:value-type="string">
            <text:p text:style-name="P102">OP-5</text:p>
            <text:p text:style-name="P103">IN-1</text:p>
          </table:table-cell>
        </table:table-row>
        <table:table-row table:style-name="Table6.8">
          <table:table-cell table:style-name="Table6.A12" office:value-type="string">
            <text:p text:style-name="P141">3</text:p>
          </table:table-cell>
          <table:table-cell table:style-name="Table6.B12" table:number-columns-spanned="3" office:value-type="string">
            <text:p text:style-name="P20">Le système effectue la vérification des données</text:p>
          </table:table-cell>
          <table:covered-table-cell/>
          <table:covered-table-cell/>
          <table:table-cell table:style-name="Table6.E12" office:value-type="string">
            <text:p text:style-name="P87">Module C/V</text:p>
          </table:table-cell>
          <table:table-cell table:style-name="Table6.F12" table:number-columns-spanned="2" office:value-type="string">
            <text:p text:style-name="P289">Le système vérifie la validité des données et prévien<text:span text:style-name="T47">t</text:span> l'utilisateur que les données sont invalides <text:span text:style-name="T27">(si celles-ci sont invalides)</text:span></text:p>
          </table:table-cell>
          <table:covered-table-cell/>
          <table:table-cell table:style-name="Table6.H12" office:value-type="string">
            <text:p text:style-name="P75">OP-5</text:p>
            <text:p text:style-name="P104">IN-1</text:p>
          </table:table-cell>
        </table:table-row>
        <table:table-row table:style-name="Table6.8">
          <table:table-cell table:style-name="Table6.A12" office:value-type="string">
            <text:p text:style-name="P141">4</text:p>
          </table:table-cell>
          <table:table-cell table:style-name="Table6.B12" table:number-columns-spanned="3" office:value-type="string">
            <text:p text:style-name="P20">Le système stocke les données <text:span text:style-name="T27">afin de les traiter ultérieurement</text:span></text:p>
          </table:table-cell>
          <table:covered-table-cell/>
          <table:covered-table-cell/>
          <table:table-cell table:style-name="Table6.E12" office:value-type="string">
            <text:p text:style-name="P87">Module de Gestion des Données</text:p>
          </table:table-cell>
          <table:table-cell table:style-name="Table6.F12" table:number-columns-spanned="2" office:value-type="string">
            <text:p text:style-name="P292">Le système stocke les données dans une base de données dédiée au stockage des données non traitable<text:span text:style-name="T47">s</text:span> ou non acceptable<text:span text:style-name="T47">s</text:span></text:p>
          </table:table-cell>
          <table:covered-table-cell/>
          <table:table-cell table:style-name="Table6.H12" office:value-type="string">
            <text:p text:style-name="P70">OP-3</text:p>
          </table:table-cell>
        </table:table-row>
        <table:table-row table:style-name="Table6.8">
          <table:table-cell table:style-name="Table6.A12" office:value-type="string">
            <text:p text:style-name="P142">5</text:p>
          </table:table-cell>
          <table:table-cell table:style-name="Table6.B12" table:number-columns-spanned="3" office:value-type="string">
            <text:p text:style-name="P24">Le système envoie une alerte à l'utilisateur pour le prévenir d'une donnée erronée</text:p>
          </table:table-cell>
          <table:covered-table-cell/>
          <table:covered-table-cell/>
          <table:table-cell table:style-name="Table6.E12" office:value-type="string">
            <text:p text:style-name="P87">Module E/S</text:p>
          </table:table-cell>
          <table:table-cell table:style-name="Table6.F12" table:number-columns-spanned="2" office:value-type="string">
            <text:p text:style-name="P292">Le système envoie une alerte via un canal choisi</text:p>
          </table:table-cell>
          <table:covered-table-cell/>
          <table:table-cell table:style-name="Table6.H12" office:value-type="string">
            <text:p text:style-name="P107">OP-2</text:p>
            <text:p text:style-name="P105">IN-2</text:p>
          </table:table-cell>
        </table:table-row>
        <table:table-row table:style-name="Table6.13">
          <table:table-cell table:style-name="Table6.A5" table:number-columns-spanned="3" office:value-type="string">
            <text:p text:style-name="P180">Rapport de test</text:p>
          </table:table-cell>
          <table:covered-table-cell/>
          <table:covered-table-cell/>
          <table:table-cell table:style-name="Table6.A5" table:number-columns-spanned="3" office:value-type="string">
            <text:p text:style-name="P173"><text:span text:style-name="T44"></text:span><text:span text:style-name="T45"> </text:span><text:span text:style-name="T44">Testé par :</text:span></text:p>
          </table:table-cell>
          <table:covered-table-cell/>
          <table:covered-table-cell/>
          <table:table-cell table:style-name="Table6.H7" table:number-columns-spanned="2" office:value-type="string">
            <text:p text:style-name="P187">Le :</text:p>
          </table:table-cell>
          <table:covered-table-cell/>
        </table:table-row>
        <table:table-row table:style-name="Table6.14">
          <table:table-cell table:style-name="Table6.A14" table:number-columns-spanned="3" office:value-type="string">
            <text:p text:style-name="P60">Fonctionnalité :</text:p>
          </table:table-cell>
          <table:covered-table-cell/>
          <table:covered-table-cell/>
          <table:table-cell table:style-name="Table6.D14" table:number-columns-spanned="3" office:value-type="string">
            <text:p text:style-name="P60">Conformité :</text:p>
          </table:table-cell>
          <table:covered-table-cell/>
          <table:covered-table-cell/>
          <table:table-cell table:style-name="Table6.G14" table:number-columns-spanned="2" office:value-type="string">
            <text:p text:style-name="P60">Ergonomie :</text:p>
          </table:table-cell>
          <table:covered-table-cell/>
        </table:table-row>
        <table:table-row table:style-name="Table6.15">
          <table:table-cell table:style-name="Table6.A15" table:number-columns-spanned="3" office:value-type="string">
            <text:p text:style-name="P49"><text:span text:style-name="T22"></text:span><text:span text:style-name="T18"> </text:span><text:span text:style-name="T22">Excellente</text:span></text:p>
            <text:p text:style-name="P49"><text:span text:style-name="T22"></text:span><text:span text:style-name="T18"> </text:span><text:span text:style-name="T22">Bonne</text:span></text:p>
            <text:p text:style-name="P49"><text:span text:style-name="T22"></text:span><text:span text:style-name="T18"> </text:span><text:span text:style-name="T22">Moyenne</text:span></text:p>
            <text:p text:style-name="P49"><text:span text:style-name="T22"></text:span><text:span text:style-name="T18"> </text:span><text:span text:style-name="T22">Faible</text:span></text:p>
          </table:table-cell>
          <table:covered-table-cell/>
          <table:covered-table-cell/>
          <table:table-cell table:style-name="Table6.D15" table:number-columns-spanned="3" office:value-type="string">
            <text:p text:style-name="P49"><text:span text:style-name="T22"></text:span><text:span text:style-name="T18"> </text:span><text:span text:style-name="T22">Excellente</text:span></text:p>
            <text:p text:style-name="P49"><text:span text:style-name="T22"></text:span><text:span text:style-name="T18"> </text:span><text:span text:style-name="T22">Moyenne</text:span></text:p>
            <text:p text:style-name="P49"><text:span text:style-name="T22"></text:span><text:span text:style-name="T18"> </text:span><text:span text:style-name="T22">Faible</text:span></text:p>
          </table:table-cell>
          <table:covered-table-cell/>
          <table:covered-table-cell/>
          <table:table-cell table:style-name="Table6.G15" table:number-columns-spanned="2" office:value-type="string">
            <text:p text:style-name="P49"><text:span text:style-name="T22"></text:span><text:span text:style-name="T18"> </text:span><text:span text:style-name="T22">Excellente</text:span></text:p>
            <text:p text:style-name="P49"><text:span text:style-name="T22"></text:span><text:span text:style-name="T18"> </text:span><text:span text:style-name="T22">Moyenne</text:span></text:p>
            <text:p text:style-name="P49"><text:span text:style-name="T22"></text:span><text:span text:style-name="T18"> </text:span><text:span text:style-name="T22">Faible</text:span></text:p>
          </table:table-cell>
          <table:covered-table-cell/>
        </table:table-row>
      </table:table>
      <text:h text:style-name="P349" text:outline-level="1"/>
      <text:h text:style-name="P354" text:outline-level="1"/>
      <text:p text:style-name="P31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table:number-columns-spanned="8" office:value-type="string">
            <text:p text:style-name="P235"/>
            <text:p text:style-name="P253"><text:span text:style-name="T11">[</text:span><text:span text:style-name="T12">UC-003 Réutilisation des données</text:span></text:p>
            <text:p text:style-name="P243"/>
          </table:table-cell>
          <table:covered-table-cell/>
          <table:covered-table-cell/>
          <table:covered-table-cell/>
          <table:covered-table-cell/>
          <table:covered-table-cell/>
          <table:covered-table-cell/>
          <table:covered-table-cell/>
        </table:table-row>
        <table:table-row table:style-name="Table7.2">
          <table:table-cell table:style-name="Table7.A2" table:number-columns-spanned="2" office:value-type="string">
            <text:p text:style-name="P154">Objectif</text:p>
          </table:table-cell>
          <table:covered-table-cell/>
          <table:table-cell table:style-name="Table7.C2" table:number-columns-spanned="6" office:value-type="string">
            <text:p text:style-name="P275">Vérifier que le système puisse accepter des données utilisateur</text:p>
            <text:p text:style-name="P275"/>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154"><text:span text:style-name="T25">Éléments</text:span> à tester</text:p>
          </table:table-cell>
          <table:covered-table-cell/>
          <table:table-cell table:style-name="Table7.C3" table:number-columns-spanned="6" office:value-type="string">
            <text:p text:style-name="P153">Réception des données <text:span text:style-name="T27">internes</text:span></text:p>
            <text:p text:style-name="P153">Conversion des données dans le bon format <text:span text:style-name="T27">(si nécessaire)</text:span></text:p>
            <text:p text:style-name="P153">Vérification de <text:span text:style-name="T27">la validité des données</text:span></text:p>
            <text:p text:style-name="P151">Analyse des données</text:p>
            <text:p text:style-name="P151">Apprentissage du module analytique</text:p>
            <text:p text:style-name="P151">Sauvegarde des données dans la base de données</text:p>
            <text:p text:style-name="P151"/>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154">Pré-<text:span text:style-name="T46">r</text:span>equis</text:p>
          </table:table-cell>
          <table:covered-table-cell/>
          <table:table-cell table:style-name="Table7.C4" table:number-columns-spanned="6" office:value-type="string">
            <text:p text:style-name="P151">Le système doit être opérationnel, l'opérateur doit avoir accès au service web de l'application afin d'envoyer les données à la machine <text:span text:style-name="T28">d'apprentissage</text:span></text:p>
            <text:p text:style-name="P151"/>
          </table:table-cell>
          <table:covered-table-cell/>
          <table:covered-table-cell/>
          <table:covered-table-cell/>
          <table:covered-table-cell/>
          <table:covered-table-cell/>
        </table:table-row>
        <table:table-row table:style-name="Table7.2">
          <table:table-cell table:style-name="Table7.A5" table:number-columns-spanned="2" office:value-type="string">
            <text:p text:style-name="P154">Initialisation</text:p>
          </table:table-cell>
          <table:covered-table-cell/>
          <table:table-cell table:style-name="Table7.C5" table:number-columns-spanned="6" office:value-type="string">
            <text:p text:style-name="P152">L'opérateur se connecte au serveur web via un navigateur web, et possède un jeu de données qu'il souhaite envoyer à la machine</text:p>
            <text:p text:style-name="P152"/>
          </table:table-cell>
          <table:covered-table-cell/>
          <table:covered-table-cell/>
          <table:covered-table-cell/>
          <table:covered-table-cell/>
          <table:covered-table-cell/>
        </table:table-row>
        <table:table-row table:style-name="Table7.2">
          <table:table-cell table:style-name="Table7.A6" table:number-columns-spanned="8" office:value-type="string">
            <text:p text:style-name="P226">Scénario<text:span text:style-name="T59">s</text:span> : </text:p>
          </table:table-cell>
          <table:covered-table-cell/>
          <table:covered-table-cell/>
          <table:covered-table-cell/>
          <table:covered-table-cell/>
          <table:covered-table-cell/>
          <table:covered-table-cell/>
          <table:covered-table-cell/>
        </table:table-row>
        <table:table-row table:style-name="Table7.7">
          <table:table-cell table:style-name="Table7.A5" office:value-type="string">
            <text:p text:style-name="P215">I<text:span text:style-name="T42">D</text:span></text:p>
          </table:table-cell>
          <table:table-cell table:style-name="Table7.A5" table:number-columns-spanned="3" office:value-type="string">
            <text:p text:style-name="P9">Démarche</text:p>
          </table:table-cell>
          <table:covered-table-cell/>
          <table:covered-table-cell/>
          <table:table-cell table:style-name="Table7.A5" office:value-type="string">
            <text:p text:style-name="P202">Modules</text:p>
          </table:table-cell>
          <table:table-cell table:style-name="Table7.A5" table:number-columns-spanned="2" office:value-type="string">
            <text:p text:style-name="P283">Comportement attendu</text:p>
          </table:table-cell>
          <table:covered-table-cell/>
          <table:table-cell table:style-name="Table7.H7" office:value-type="string">
            <text:p text:style-name="P196">Exigences V<text:span text:style-name="T43">érifiées</text:span></text:p>
          </table:table-cell>
        </table:table-row>
        <table:table-row table:style-name="Table7.8">
          <table:table-cell table:style-name="Table7.A14" office:value-type="string">
            <text:p text:style-name="P143">1</text:p>
          </table:table-cell>
          <table:table-cell table:style-name="Table7.B14" table:number-columns-spanned="3" office:value-type="string">
            <text:p text:style-name="P23">On se connecte au système depuis un navigateur web <text:span text:style-name="T29">et la page principal de l'application s'ouvre</text:span></text:p>
          </table:table-cell>
          <table:covered-table-cell/>
          <table:covered-table-cell/>
          <table:table-cell table:style-name="Table7.E14" office:value-type="string">
            <text:p text:style-name="P76">Module d'Interface Utilisateur</text:p>
          </table:table-cell>
          <table:table-cell table:style-name="Table7.F14" table:number-columns-spanned="2" office:value-type="string">
            <text:p text:style-name="P291">L'application web s'ouvre <text:span text:style-name="T29">et l'opérateur se retrouve sur la page principal de l'application web</text:span></text:p>
          </table:table-cell>
          <table:covered-table-cell/>
          <table:table-cell table:style-name="Table7.H14" office:value-type="string">
            <text:p text:style-name="P86">OP-1</text:p>
            <text:p text:style-name="P80">IN-1</text:p>
            <text:p text:style-name="P96">IN-3</text:p>
          </table:table-cell>
        </table:table-row>
        <table:table-row table:style-name="Table7.8">
          <table:table-cell table:style-name="Table7.A14" office:value-type="string">
            <text:p text:style-name="P141">2</text:p>
          </table:table-cell>
          <table:table-cell table:style-name="Table7.B14" table:number-columns-spanned="3" office:value-type="string">
            <text:p text:style-name="P22">L'opérateur clique sur un lien permettant d'afficher la page des données qu'il souhaite refaire traiter par le système</text:p>
          </table:table-cell>
          <table:covered-table-cell/>
          <table:covered-table-cell/>
          <table:table-cell table:style-name="Table7.E14" office:value-type="string">
            <text:p text:style-name="P76">Module d'Interface Utilisateur</text:p>
          </table:table-cell>
          <table:table-cell table:style-name="Table7.F14" table:number-columns-spanned="2" office:value-type="string">
            <text:p text:style-name="P290">L'application web affiche une page contenant les données que le système peut traiter afin que celui-ci les <text:span text:style-name="T47">traite à nouveau</text:span></text:p>
          </table:table-cell>
          <table:covered-table-cell/>
          <table:table-cell table:style-name="Table7.H14" office:value-type="string">
            <text:p text:style-name="P85">OP-5</text:p>
            <text:p text:style-name="P80">IN-1</text:p>
            <text:p text:style-name="P96">IN-3</text:p>
          </table:table-cell>
        </table:table-row>
        <table:table-row table:style-name="Table7.8">
          <table:table-cell table:style-name="Table7.A14" office:value-type="string">
            <text:p text:style-name="P141">3</text:p>
          </table:table-cell>
          <table:table-cell table:style-name="Table7.B14" table:number-columns-spanned="3" office:value-type="string">
            <text:p text:style-name="P22">L'opérateur choisi<text:span text:style-name="T48">t</text:span> les données <text:span text:style-name="T31">qu'il souhaite refaire travailler au système</text:span></text:p>
          </table:table-cell>
          <table:covered-table-cell/>
          <table:covered-table-cell/>
          <table:table-cell table:style-name="Table7.E14" office:value-type="string">
            <text:p text:style-name="P76">Module d'Interface Utilisateur</text:p>
          </table:table-cell>
          <table:table-cell table:style-name="Table7.F14" table:number-columns-spanned="2" office:value-type="string">
            <text:p text:style-name="P290">L<text:span text:style-name="T30">'opérateur choisit les données qu'il souhaite faire traiter à nouveau par le système</text:span></text:p>
          </table:table-cell>
          <table:covered-table-cell/>
          <table:table-cell table:style-name="Table7.H14" office:value-type="string">
            <text:p text:style-name="P78">OP-5</text:p>
            <text:p text:style-name="P80">IN-1</text:p>
            <text:p text:style-name="P97">IN-3</text:p>
          </table:table-cell>
        </table:table-row>
        <table:table-row table:style-name="Table7.8">
          <table:table-cell table:style-name="Table7.A14" office:value-type="string">
            <text:p text:style-name="P141">4</text:p>
          </table:table-cell>
          <table:table-cell table:style-name="Table7.B14" table:number-columns-spanned="3" office:value-type="string">
            <text:p text:style-name="P20">Le système <text:span text:style-name="T31">reçoit les données a retravailler</text:span></text:p>
          </table:table-cell>
          <table:covered-table-cell/>
          <table:covered-table-cell/>
          <table:table-cell table:style-name="Table7.E14" office:value-type="string">
            <text:p text:style-name="P76">Module de C/V</text:p>
          </table:table-cell>
          <table:table-cell table:style-name="Table7.F14" table:number-columns-spanned="2" office:value-type="string">
            <text:p text:style-name="P289">Le système <text:span text:style-name="T31">reçoit les données a retravailler pour modifier son comportement ou ajouter de nouveaux flux d'entrée</text:span></text:p>
          </table:table-cell>
          <table:covered-table-cell/>
          <table:table-cell table:style-name="Table7.H14" office:value-type="string">
            <text:p text:style-name="P71">OP-5</text:p>
          </table:table-cell>
        </table:table-row>
        <table:table-row table:style-name="Table7.8">
          <table:table-cell table:style-name="Table7.A14" office:value-type="string">
            <text:p text:style-name="P142">5</text:p>
          </table:table-cell>
          <table:table-cell table:style-name="Table7.B14" table:number-columns-spanned="3" office:value-type="string">
            <text:p text:style-name="P20">Le système effectue l<text:span text:style-name="T32">'analyse des données afin de modifier son comportement ou d'apprendre de nouveaux flux d'entrée</text:span></text:p>
          </table:table-cell>
          <table:covered-table-cell/>
          <table:covered-table-cell/>
          <table:table-cell table:style-name="Table7.E14" office:value-type="string">
            <text:p text:style-name="P76">Module Analytique</text:p>
          </table:table-cell>
          <table:table-cell table:style-name="Table7.F14" table:number-columns-spanned="2" office:value-type="string">
            <text:p text:style-name="P287">Le système exécute l'analyse des données que lui envoie l'opérateur de l'application</text:p>
          </table:table-cell>
          <table:covered-table-cell/>
          <table:table-cell table:style-name="Table7.H14" office:value-type="string">
            <text:p text:style-name="P72">OP-5</text:p>
          </table:table-cell>
        </table:table-row>
        <table:table-row table:style-name="Table7.8">
          <table:table-cell table:style-name="Table7.A14" office:value-type="string">
            <text:p text:style-name="P146">6</text:p>
          </table:table-cell>
          <table:table-cell table:style-name="Table7.B14" table:number-columns-spanned="3" office:value-type="string">
            <text:p text:style-name="P21">Le système apprend des données reçu<text:span text:style-name="T48">es</text:span></text:p>
          </table:table-cell>
          <table:covered-table-cell/>
          <table:covered-table-cell/>
          <table:table-cell table:style-name="Table7.E14" office:value-type="string">
            <text:p text:style-name="P76">Module Analytique</text:p>
          </table:table-cell>
          <table:table-cell table:style-name="Table7.F14" table:number-columns-spanned="2" office:value-type="string">
            <text:p text:style-name="P287">Le système apprend, des nouvelles données reçues, et modifie son comportement en conséquence</text:p>
          </table:table-cell>
          <table:covered-table-cell/>
          <table:table-cell table:style-name="Table7.H14" office:value-type="string">
            <text:p text:style-name="P71">OP-2</text:p>
          </table:table-cell>
        </table:table-row>
        <table:table-row table:style-name="Table7.8">
          <table:table-cell table:style-name="Table7.A14" office:value-type="string">
            <text:p text:style-name="P147">7</text:p>
          </table:table-cell>
          <table:table-cell table:style-name="Table7.B14" table:number-columns-spanned="3" office:value-type="string">
            <text:p text:style-name="P21">Le système sauvegarde les modification<text:span text:style-name="T144">s</text:span> de son comportement dans la base de données correspondante</text:p>
          </table:table-cell>
          <table:covered-table-cell/>
          <table:covered-table-cell/>
          <table:table-cell table:style-name="Table7.E14" office:value-type="string">
            <text:p text:style-name="P77">Module de Gestion des Données</text:p>
          </table:table-cell>
          <table:table-cell table:style-name="Table7.F14" table:number-columns-spanned="2" office:value-type="string">
            <text:p text:style-name="P287">Le système stocke l<text:span text:style-name="T49">a</text:span> modification de son comportement dans la base de données correspondante</text:p>
          </table:table-cell>
          <table:covered-table-cell/>
          <table:table-cell table:style-name="Table7.H14" office:value-type="string">
            <text:p text:style-name="P69">OP-3</text:p>
          </table:table-cell>
        </table:table-row>
        <table:table-row table:style-name="Table7.15">
          <table:table-cell table:style-name="Table7.A5" table:number-columns-spanned="3" office:value-type="string">
            <text:p text:style-name="P181">Rapport de test</text:p>
          </table:table-cell>
          <table:covered-table-cell/>
          <table:covered-table-cell/>
          <table:table-cell table:style-name="Table7.A5" table:number-columns-spanned="3" office:value-type="string">
            <text:p text:style-name="P174"><text:span text:style-name="T44"></text:span><text:span text:style-name="T45"> </text:span><text:span text:style-name="T44">Testé par :</text:span></text:p>
          </table:table-cell>
          <table:covered-table-cell/>
          <table:covered-table-cell/>
          <table:table-cell table:style-name="Table7.H7" table:number-columns-spanned="2" office:value-type="string">
            <text:p text:style-name="P188">Le :</text:p>
          </table:table-cell>
          <table:covered-table-cell/>
        </table:table-row>
        <table:table-row table:style-name="Table7.16">
          <table:table-cell table:style-name="Table7.A16" table:number-columns-spanned="3" office:value-type="string">
            <text:p text:style-name="P61">Fonctionnalité :</text:p>
          </table:table-cell>
          <table:covered-table-cell/>
          <table:covered-table-cell/>
          <table:table-cell table:style-name="Table7.D16" table:number-columns-spanned="3" office:value-type="string">
            <text:p text:style-name="P61">Conformité :</text:p>
          </table:table-cell>
          <table:covered-table-cell/>
          <table:covered-table-cell/>
          <table:table-cell table:style-name="Table7.G16" table:number-columns-spanned="2" office:value-type="string">
            <text:p text:style-name="P61">Ergonomie :</text:p>
          </table:table-cell>
          <table:covered-table-cell/>
        </table:table-row>
        <table:table-row table:style-name="Table7.17">
          <table:table-cell table:style-name="Table7.A17" table:number-columns-spanned="3" office:value-type="string">
            <text:p text:style-name="P68"><text:span text:style-name="T44"></text:span><text:span text:style-name="T45"> </text:span><text:span text:style-name="T44">Excellente</text:span></text:p>
            <text:p text:style-name="P68"><text:span text:style-name="T44"></text:span><text:span text:style-name="T45"> </text:span><text:span text:style-name="T44">Bonne</text:span></text:p>
            <text:p text:style-name="P68"><text:span text:style-name="T44"></text:span><text:span text:style-name="T45"> </text:span><text:span text:style-name="T44">Moyenne</text:span></text:p>
            <text:p text:style-name="P68"><text:span text:style-name="T44"></text:span><text:span text:style-name="T45"> </text:span><text:span text:style-name="T44">Faible</text:span></text:p>
          </table:table-cell>
          <table:covered-table-cell/>
          <table:covered-table-cell/>
          <table:table-cell table:style-name="Table7.D17" table:number-columns-spanned="3" office:value-type="string">
            <text:p text:style-name="P68"><text:span text:style-name="T44"></text:span><text:span text:style-name="T45"> </text:span><text:span text:style-name="T44">Excellente</text:span></text:p>
            <text:p text:style-name="P68"><text:span text:style-name="T44"></text:span><text:span text:style-name="T45"> </text:span><text:span text:style-name="T44">Moyenne</text:span></text:p>
            <text:p text:style-name="P68"><text:span text:style-name="T44"></text:span><text:span text:style-name="T45"> </text:span><text:span text:style-name="T44">Faible</text:span></text:p>
          </table:table-cell>
          <table:covered-table-cell/>
          <table:covered-table-cell/>
          <table:table-cell table:style-name="Table7.G17" table:number-columns-spanned="2" office:value-type="string">
            <text:p text:style-name="P68"><text:span text:style-name="T44"></text:span><text:span text:style-name="T45"> </text:span><text:span text:style-name="T44">Excellente</text:span></text:p>
            <text:p text:style-name="P68"><text:span text:style-name="T44"></text:span><text:span text:style-name="T45"> </text:span><text:span text:style-name="T44">Moyenne</text:span></text:p>
            <text:p text:style-name="P68"><text:span text:style-name="T44"></text:span><text:span text:style-name="T45"> </text:span><text:span text:style-name="T44">Faible</text:span></text:p>
          </table:table-cell>
          <table:covered-table-cell/>
        </table:table-row>
      </table:table>
      <text:h text:style-name="P350" text:outline-level="1"/>
      <text:h text:style-name="P355" text:outline-level="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236"/>
            <text:p text:style-name="P254"><text:span text:style-name="T11">[</text:span><text:span text:style-name="T12">UC-00</text:span><text:span text:style-name="T14">4] Entraînement du système</text:span></text:p>
            <text:p text:style-name="P244"/>
          </table:table-cell>
          <table:covered-table-cell/>
          <table:covered-table-cell/>
          <table:covered-table-cell/>
          <table:covered-table-cell/>
          <table:covered-table-cell/>
          <table:covered-table-cell/>
          <table:covered-table-cell/>
        </table:table-row>
        <table:table-row table:style-name="Table2.2">
          <table:table-cell table:style-name="Table2.A2" table:number-columns-spanned="2" office:value-type="string">
            <text:p text:style-name="P160">Objectif</text:p>
          </table:table-cell>
          <table:covered-table-cell/>
          <table:table-cell table:style-name="Table2.C2" table:number-columns-spanned="6" office:value-type="string">
            <text:p text:style-name="P276">Vérifier que le système <text:span text:style-name="T33">puisse être entraîné depuis l'application web par un entraîneur.</text:span></text:p>
            <text:p text:style-name="P276"/>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160"><text:span text:style-name="T25">Éléments</text:span> à tester</text:p>
          </table:table-cell>
          <table:covered-table-cell/>
          <table:table-cell table:style-name="Table2.C3" table:number-columns-spanned="6" office:value-type="string">
            <text:p text:style-name="P153">Réception des données <text:span text:style-name="T33">internes</text:span></text:p>
            <text:p text:style-name="P153">Conversion des données dans le bon format</text:p>
            <text:p text:style-name="P153">Vérification des données valides</text:p>
            <text:p text:style-name="P151">Analyse des données</text:p>
            <text:p text:style-name="P151">Apprentissage du module analytique</text:p>
            <text:p text:style-name="P151">Sauvegarde des données dans la base de données</text:p>
            <text:p text:style-name="P161">Affichage des résultats du traitement sur l'application web</text:p>
            <text:p text:style-name="P161"/>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160">Pré-requis</text:p>
          </table:table-cell>
          <table:covered-table-cell/>
          <table:table-cell table:style-name="Table2.C4" table:number-columns-spanned="6" office:value-type="string">
            <text:p text:style-name="P151">Le système doit être opérationnel, l'opérateur doit avoir accès au service web de l'application afin d'envoyer les données à la machine <text:span text:style-name="T28">d'apprentissage</text:span></text:p>
            <text:p text:style-name="P151"/>
          </table:table-cell>
          <table:covered-table-cell/>
          <table:covered-table-cell/>
          <table:covered-table-cell/>
          <table:covered-table-cell/>
          <table:covered-table-cell/>
        </table:table-row>
        <table:table-row table:style-name="Table2.2">
          <table:table-cell table:style-name="Table2.A5" table:number-columns-spanned="2" office:value-type="string">
            <text:p text:style-name="P160">Initialisation</text:p>
          </table:table-cell>
          <table:covered-table-cell/>
          <table:table-cell table:style-name="Table2.C5" table:number-columns-spanned="6" office:value-type="string">
            <text:p text:style-name="P152">L'opérateur se connecte au serveur web via un navigateur web, et possède un jeu de données qu'il souhaite envoyer à la machine</text:p>
            <text:p text:style-name="P152"/>
          </table:table-cell>
          <table:covered-table-cell/>
          <table:covered-table-cell/>
          <table:covered-table-cell/>
          <table:covered-table-cell/>
          <table:covered-table-cell/>
        </table:table-row>
        <table:table-row table:style-name="Table2.2">
          <table:table-cell table:style-name="Table2.A6" table:number-columns-spanned="8" office:value-type="string">
            <text:p text:style-name="P227">Scénario<text:span text:style-name="T59">s</text:span> : </text:p>
          </table:table-cell>
          <table:covered-table-cell/>
          <table:covered-table-cell/>
          <table:covered-table-cell/>
          <table:covered-table-cell/>
          <table:covered-table-cell/>
          <table:covered-table-cell/>
          <table:covered-table-cell/>
        </table:table-row>
        <table:table-row table:style-name="Table2.7">
          <table:table-cell table:style-name="Table2.A5" office:value-type="string">
            <text:p text:style-name="P216">I<text:span text:style-name="T42">D</text:span></text:p>
          </table:table-cell>
          <table:table-cell table:style-name="Table2.A5" table:number-columns-spanned="3" office:value-type="string">
            <text:p text:style-name="P10">Démarche</text:p>
          </table:table-cell>
          <table:covered-table-cell/>
          <table:covered-table-cell/>
          <table:table-cell table:style-name="Table2.A5" office:value-type="string">
            <text:p text:style-name="P203">Modules</text:p>
          </table:table-cell>
          <table:table-cell table:style-name="Table2.A5" table:number-columns-spanned="2" office:value-type="string">
            <text:p text:style-name="P284">Comportement attendu</text:p>
          </table:table-cell>
          <table:covered-table-cell/>
          <table:table-cell table:style-name="Table2.H7" office:value-type="string">
            <text:p text:style-name="P197">Exigences V<text:span text:style-name="T43">érifiées</text:span></text:p>
          </table:table-cell>
        </table:table-row>
        <table:table-row table:style-name="Table2.8">
          <table:table-cell table:style-name="Table2.A14" office:value-type="string">
            <text:p text:style-name="P143">1</text:p>
          </table:table-cell>
          <table:table-cell table:style-name="Table2.B14" table:number-columns-spanned="3" office:value-type="string">
            <text:p text:style-name="P23">On se connecte au système depuis un navigateur web <text:span text:style-name="T29">et la page principal de l'application s'ouvre</text:span></text:p>
          </table:table-cell>
          <table:covered-table-cell/>
          <table:covered-table-cell/>
          <table:table-cell table:style-name="Table2.E14" office:value-type="string">
            <text:p text:style-name="P77">Module d'Interface Utilisateur</text:p>
          </table:table-cell>
          <table:table-cell table:style-name="Table2.F14" table:number-columns-spanned="2" office:value-type="string">
            <text:p text:style-name="P291">L'application web s'ouvre <text:span text:style-name="T29">et l'opérateur se retrouve sur la page principal de l'application web</text:span></text:p>
          </table:table-cell>
          <table:covered-table-cell/>
          <table:table-cell table:style-name="Table2.H14" office:value-type="string">
            <text:p text:style-name="P92">OP-1</text:p>
            <text:p text:style-name="P81">IN-1</text:p>
            <text:p text:style-name="P98">IN-3</text:p>
          </table:table-cell>
        </table:table-row>
        <table:table-row table:style-name="Table2.8">
          <table:table-cell table:style-name="Table2.A14" office:value-type="string">
            <text:p text:style-name="P141">2</text:p>
          </table:table-cell>
          <table:table-cell table:style-name="Table2.B14" table:number-columns-spanned="3" office:value-type="string">
            <text:p text:style-name="P22"><text:span text:style-name="T49">L’entraîneur</text:span> clique sur un lien permettant d'afficher la page <text:span text:style-name="T34">d'envoi de jeux de données</text:span></text:p>
          </table:table-cell>
          <table:covered-table-cell/>
          <table:covered-table-cell/>
          <table:table-cell table:style-name="Table2.E14" office:value-type="string">
            <text:p text:style-name="P77">Module d'Interface Utilisateur</text:p>
          </table:table-cell>
          <table:table-cell table:style-name="Table2.F14" table:number-columns-spanned="2" office:value-type="string">
            <text:p text:style-name="P290">L'application web affiche une page permettant à <text:span text:style-name="T49">l’entraîneur</text:span> d'envoyer des jeux de données</text:p>
          </table:table-cell>
          <table:covered-table-cell/>
          <table:table-cell table:style-name="Table2.H14" office:value-type="string">
            <text:p text:style-name="P91">OP-5</text:p>
            <text:p text:style-name="P82">IN-1</text:p>
            <text:p text:style-name="P98">IN-3</text:p>
          </table:table-cell>
        </table:table-row>
        <table:table-row table:style-name="Table2.8">
          <table:table-cell table:style-name="Table2.A14" office:value-type="string">
            <text:p text:style-name="P141">3</text:p>
          </table:table-cell>
          <table:table-cell table:style-name="Table2.B14" table:number-columns-spanned="3" office:value-type="string">
            <text:p text:style-name="P22">L'opérateur <text:span text:style-name="T34">prépare les jeux de données à envoyer et les envoie depuis l'application web</text:span></text:p>
          </table:table-cell>
          <table:covered-table-cell/>
          <table:covered-table-cell/>
          <table:table-cell table:style-name="Table2.E14" office:value-type="string">
            <text:p text:style-name="P77">Module d'Interface, Utilisateur / <text:span text:style-name="T38">Module E/S</text:span></text:p>
          </table:table-cell>
          <table:table-cell table:style-name="Table2.F14" table:number-columns-spanned="2" office:value-type="string">
            <text:p text:style-name="P290">L<text:span text:style-name="T30">'opérateur envoie les données qu'il souhaite faire traiter par le système</text:span></text:p>
          </table:table-cell>
          <table:covered-table-cell/>
          <table:table-cell table:style-name="Table2.H14" office:value-type="string">
            <text:p text:style-name="P91">OP-5</text:p>
            <text:p text:style-name="P82">IN-1</text:p>
            <text:p text:style-name="P98">IN-3</text:p>
          </table:table-cell>
        </table:table-row>
        <table:table-row table:style-name="Table2.8">
          <table:table-cell table:style-name="Table2.A14" office:value-type="string">
            <text:p text:style-name="P148">4</text:p>
          </table:table-cell>
          <table:table-cell table:style-name="Table2.B14" table:number-columns-spanned="3" office:value-type="string">
            <text:p text:style-name="P20">Le système traite et converti<text:span text:style-name="T144">t</text:span> le flux en données exploitable<text:span text:style-name="T49">s</text:span></text:p>
          </table:table-cell>
          <table:covered-table-cell/>
          <table:covered-table-cell/>
          <table:table-cell table:style-name="Table2.E14" office:value-type="string">
            <text:p text:style-name="P77">Module de C/V</text:p>
          </table:table-cell>
          <table:table-cell table:style-name="Table2.F14" table:number-columns-spanned="2" office:value-type="string">
            <text:p text:style-name="P289">Le système <text:span text:style-name="T49">a</text:span> converti les données dans le format du système</text:p>
          </table:table-cell>
          <table:covered-table-cell/>
          <table:table-cell table:style-name="Table2.H14" office:value-type="string">
            <text:p text:style-name="P72">OP-5</text:p>
          </table:table-cell>
        </table:table-row>
        <table:table-row table:style-name="Table2.8">
          <table:table-cell table:style-name="Table2.A14" office:value-type="string">
            <text:p text:style-name="P148">5</text:p>
          </table:table-cell>
          <table:table-cell table:style-name="Table2.B14" table:number-columns-spanned="3" office:value-type="string">
            <text:p text:style-name="P20">Le système effectue la vérification des données</text:p>
          </table:table-cell>
          <table:covered-table-cell/>
          <table:covered-table-cell/>
          <table:table-cell table:style-name="Table2.E14" office:value-type="string">
            <text:p text:style-name="P77">Module de C/V</text:p>
          </table:table-cell>
          <table:table-cell table:style-name="Table2.F14" table:number-columns-spanned="2" office:value-type="string">
            <text:p text:style-name="P289">Le système vérifie la validité des données et prévien<text:span text:style-name="T49">t</text:span> l'utilisateur que les données sont invalides <text:span text:style-name="T27">(si celles-ci sont invalides)</text:span></text:p>
          </table:table-cell>
          <table:covered-table-cell/>
          <table:table-cell table:style-name="Table2.H14" office:value-type="string">
            <text:p text:style-name="P73">OP-5</text:p>
          </table:table-cell>
        </table:table-row>
        <table:table-row table:style-name="Table2.8">
          <table:table-cell table:style-name="Table2.A14" office:value-type="string">
            <text:p text:style-name="P148">6</text:p>
          </table:table-cell>
          <table:table-cell table:style-name="Table2.B14" table:number-columns-spanned="3" office:value-type="string">
            <text:p text:style-name="P20">Le système effectue l<text:span text:style-name="T32">'analyse des données afin de modifier son comportement ou d'apprendre de nouveaux flux d'entrée</text:span></text:p>
          </table:table-cell>
          <table:covered-table-cell/>
          <table:covered-table-cell/>
          <table:table-cell table:style-name="Table2.E14" office:value-type="string">
            <text:p text:style-name="P77">Module Analytique</text:p>
          </table:table-cell>
          <table:table-cell table:style-name="Table2.F14" table:number-columns-spanned="2" office:value-type="string">
            <text:p text:style-name="P287">Le système exécute l'analyse des données que lui envoie l'opérateur de l'application</text:p>
          </table:table-cell>
          <table:covered-table-cell/>
          <table:table-cell table:style-name="Table2.H14" office:value-type="string">
            <text:p text:style-name="P90">OP-5</text:p>
          </table:table-cell>
        </table:table-row>
        <table:table-row table:style-name="Table2.8">
          <table:table-cell table:style-name="Table2.A14" office:value-type="string">
            <text:p text:style-name="P148">7</text:p>
          </table:table-cell>
          <table:table-cell table:style-name="Table2.B14" table:number-columns-spanned="3" office:value-type="string">
            <text:p text:style-name="P21">Le système sauvegarde les modification<text:span text:style-name="T49">s</text:span> de son comportement dans la base de données correspondante</text:p>
          </table:table-cell>
          <table:covered-table-cell/>
          <table:covered-table-cell/>
          <table:table-cell table:style-name="Table2.E14" office:value-type="string">
            <text:p text:style-name="P77">Module de Gestion des Données</text:p>
          </table:table-cell>
          <table:table-cell table:style-name="Table2.F14" table:number-columns-spanned="2" office:value-type="string">
            <text:p text:style-name="P288">Le système stocke l<text:span text:style-name="T49">a</text:span></text:p>
            <text:p text:style-name="P288"><text:s/>modification de son comportement dans la base de données correspondante</text:p>
          </table:table-cell>
          <table:covered-table-cell/>
          <table:table-cell table:style-name="Table2.H14" office:value-type="string">
            <text:p text:style-name="P69">OP-3</text:p>
          </table:table-cell>
        </table:table-row>
        <table:table-row table:style-name="Table2.15">
          <table:table-cell table:style-name="Table2.A5" table:number-columns-spanned="3" office:value-type="string">
            <text:p text:style-name="P182">Rapport de test</text:p>
          </table:table-cell>
          <table:covered-table-cell/>
          <table:covered-table-cell/>
          <table:table-cell table:style-name="Table2.A5" table:number-columns-spanned="3" office:value-type="string">
            <text:p text:style-name="P175"><text:span text:style-name="T44"></text:span><text:span text:style-name="T45"> </text:span><text:span text:style-name="T44">Testé par :</text:span></text:p>
          </table:table-cell>
          <table:covered-table-cell/>
          <table:covered-table-cell/>
          <table:table-cell table:style-name="Table2.H7" table:number-columns-spanned="2" office:value-type="string">
            <text:p text:style-name="P189">Le :</text:p>
          </table:table-cell>
          <table:covered-table-cell/>
        </table:table-row>
        <table:table-row table:style-name="Table2.16">
          <table:table-cell table:style-name="Table2.A16" table:number-columns-spanned="3" office:value-type="string">
            <text:p text:style-name="P62">Fonctionnalité :</text:p>
          </table:table-cell>
          <table:covered-table-cell/>
          <table:covered-table-cell/>
          <table:table-cell table:style-name="Table2.D16" table:number-columns-spanned="3" office:value-type="string">
            <text:p text:style-name="P62">Conformité :</text:p>
          </table:table-cell>
          <table:covered-table-cell/>
          <table:covered-table-cell/>
          <table:table-cell table:style-name="Table2.G16" table:number-columns-spanned="2" office:value-type="string">
            <text:p text:style-name="P62">Ergonomie :</text:p>
          </table:table-cell>
          <table:covered-table-cell/>
        </table:table-row>
        <table:table-row table:style-name="Table2.17">
          <table:table-cell table:style-name="Table2.A17" table:number-columns-spanned="3" office:value-type="string">
            <text:p text:style-name="P50"><text:span text:style-name="T22"></text:span><text:span text:style-name="T18"> </text:span><text:span text:style-name="T22">Excellente</text:span></text:p>
            <text:p text:style-name="P50"><text:span text:style-name="T22"></text:span><text:span text:style-name="T18"> </text:span><text:span text:style-name="T22">Bonne</text:span></text:p>
            <text:p text:style-name="P50"><text:span text:style-name="T22"></text:span><text:span text:style-name="T18"> </text:span><text:span text:style-name="T22">Moyenne</text:span></text:p>
            <text:p text:style-name="P50"><text:span text:style-name="T22"></text:span><text:span text:style-name="T18"> </text:span><text:span text:style-name="T22">Faible</text:span></text:p>
          </table:table-cell>
          <table:covered-table-cell/>
          <table:covered-table-cell/>
          <table:table-cell table:style-name="Table2.D17" table:number-columns-spanned="3" office:value-type="string">
            <text:p text:style-name="P50"><text:span text:style-name="T22"></text:span><text:span text:style-name="T18"> </text:span><text:span text:style-name="T22">Excellente</text:span></text:p>
            <text:p text:style-name="P50"><text:span text:style-name="T22"></text:span><text:span text:style-name="T18"> </text:span><text:span text:style-name="T22">Moyenne</text:span></text:p>
            <text:p text:style-name="P50"><text:span text:style-name="T22"></text:span><text:span text:style-name="T18"> </text:span><text:span text:style-name="T22">Faible</text:span></text:p>
          </table:table-cell>
          <table:covered-table-cell/>
          <table:covered-table-cell/>
          <table:table-cell table:style-name="Table2.G17" table:number-columns-spanned="2" office:value-type="string">
            <text:p text:style-name="P50"><text:span text:style-name="T22"></text:span><text:span text:style-name="T18"> </text:span><text:span text:style-name="T22">Excellente</text:span></text:p>
            <text:p text:style-name="P50"><text:span text:style-name="T22"></text:span><text:span text:style-name="T18"> </text:span><text:span text:style-name="T22">Moyenne</text:span></text:p>
            <text:p text:style-name="P50"><text:span text:style-name="T22"></text:span><text:span text:style-name="T18"> </text:span><text:span text:style-name="T22">Faible</text:span></text:p>
          </table:table-cell>
          <table:covered-table-cell/>
        </table:table-row>
      </table:table>
      <text:h text:style-name="P351" text:outline-level="1"/>
      <text:h text:style-name="P356" text:outline-level="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columns-spanned="8" office:value-type="string">
            <text:p text:style-name="P237"/>
            <text:p text:style-name="P255"><text:span text:style-name="T11">[</text:span><text:span text:style-name="T12">UC-00</text:span><text:span text:style-name="T15">5</text:span><text:span text:style-name="T14">] </text:span><text:span text:style-name="T15">Consultation des données</text:span></text:p>
            <text:p text:style-name="P245"/>
          </table:table-cell>
          <table:covered-table-cell/>
          <table:covered-table-cell/>
          <table:covered-table-cell/>
          <table:covered-table-cell/>
          <table:covered-table-cell/>
          <table:covered-table-cell/>
          <table:covered-table-cell/>
        </table:table-row>
        <table:table-row table:style-name="Table3.2">
          <table:table-cell table:style-name="Table3.A2" table:number-columns-spanned="2" office:value-type="string">
            <text:p text:style-name="P162">Objectif</text:p>
          </table:table-cell>
          <table:covered-table-cell/>
          <table:table-cell table:style-name="Table3.C2" table:number-columns-spanned="6" office:value-type="string">
            <text:p text:style-name="P276">Vérifier <text:span text:style-name="T35">qu'un utilisateur puisse consulter les données du module analytique</text:span></text:p>
            <text:p text:style-name="P276"/>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162"><text:span text:style-name="T25">Éléments</text:span> à tester</text:p>
          </table:table-cell>
          <table:covered-table-cell/>
          <table:table-cell table:style-name="Table3.C3" table:number-columns-spanned="6" office:value-type="string">
            <text:p text:style-name="P163">Accès au système depuis un navigateur web</text:p>
            <text:p text:style-name="P163">Consulter l'état de la base de données</text:p>
            <text:p text:style-name="P163"/>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162">Pré-requis</text:p>
          </table:table-cell>
          <table:covered-table-cell/>
          <table:table-cell table:style-name="Table3.C4" table:number-columns-spanned="6" office:value-type="string">
            <text:p text:style-name="P164">Le système doit être en fonctionnement</text:p>
            <text:p text:style-name="P164">Un navigateur web est requis, ainsi que la présence de la base de données</text:p>
            <text:p text:style-name="P164"/>
          </table:table-cell>
          <table:covered-table-cell/>
          <table:covered-table-cell/>
          <table:covered-table-cell/>
          <table:covered-table-cell/>
          <table:covered-table-cell/>
        </table:table-row>
        <table:table-row table:style-name="Table3.2">
          <table:table-cell table:style-name="Table3.A5" table:number-columns-spanned="2" office:value-type="string">
            <text:p text:style-name="P162">Initialisation</text:p>
          </table:table-cell>
          <table:covered-table-cell/>
          <table:table-cell table:style-name="Table3.C5" table:number-columns-spanned="6" office:value-type="string">
            <text:p text:style-name="P164">On se connecte à l'application depuis un navigateur web présent dans le même réseau interne</text:p>
            <text:p text:style-name="P164"/>
          </table:table-cell>
          <table:covered-table-cell/>
          <table:covered-table-cell/>
          <table:covered-table-cell/>
          <table:covered-table-cell/>
          <table:covered-table-cell/>
        </table:table-row>
        <table:table-row table:style-name="Table3.2">
          <table:table-cell table:style-name="Table3.A6" table:number-columns-spanned="8" office:value-type="string">
            <text:p text:style-name="P228">Scénario<text:span text:style-name="T59">s</text:span> : </text:p>
          </table:table-cell>
          <table:covered-table-cell/>
          <table:covered-table-cell/>
          <table:covered-table-cell/>
          <table:covered-table-cell/>
          <table:covered-table-cell/>
          <table:covered-table-cell/>
          <table:covered-table-cell/>
        </table:table-row>
        <table:table-row table:style-name="Table3.7">
          <table:table-cell table:style-name="Table3.A5" office:value-type="string">
            <text:p text:style-name="P217">I<text:span text:style-name="T42">D</text:span></text:p>
          </table:table-cell>
          <table:table-cell table:style-name="Table3.A5" table:number-columns-spanned="3" office:value-type="string">
            <text:p text:style-name="P11">Démarche</text:p>
          </table:table-cell>
          <table:covered-table-cell/>
          <table:covered-table-cell/>
          <table:table-cell table:style-name="Table3.A5" office:value-type="string">
            <text:p text:style-name="P204">Modules</text:p>
          </table:table-cell>
          <table:table-cell table:style-name="Table3.A5" table:number-columns-spanned="2" office:value-type="string">
            <text:p text:style-name="P285">Comportement attendu</text:p>
          </table:table-cell>
          <table:covered-table-cell/>
          <table:table-cell table:style-name="Table3.H7" office:value-type="string">
            <text:p text:style-name="P198">Exigences V<text:span text:style-name="T43">érifiées</text:span></text:p>
          </table:table-cell>
        </table:table-row>
        <table:table-row table:style-name="Table3.8">
          <table:table-cell table:style-name="Table3.A12" office:value-type="string">
            <text:p text:style-name="P56">1</text:p>
          </table:table-cell>
          <table:table-cell table:style-name="Table3.B12" table:number-columns-spanned="3" office:value-type="string">
            <text:p text:style-name="P23">On se connecte au système depuis un navigateur web <text:span text:style-name="T29">et la page principal de l'application s'ouvre</text:span></text:p>
          </table:table-cell>
          <table:covered-table-cell/>
          <table:covered-table-cell/>
          <table:table-cell table:style-name="Table3.E12" office:value-type="string">
            <text:p text:style-name="P77">Module d'Interface Utilisateur</text:p>
          </table:table-cell>
          <table:table-cell table:style-name="Table3.F12" table:number-columns-spanned="2" office:value-type="string">
            <text:p text:style-name="P291">L'application web s'ouvre <text:span text:style-name="T29">et l'opérateur se retrouve sur la page principal de l'application web</text:span></text:p>
          </table:table-cell>
          <table:covered-table-cell/>
          <table:table-cell table:style-name="Table3.H12" office:value-type="string">
            <text:p text:style-name="P95">OP-1</text:p>
            <text:p text:style-name="P79">IN-1</text:p>
            <text:p text:style-name="P98">IN-3</text:p>
          </table:table-cell>
        </table:table-row>
        <table:table-row table:style-name="Table3.8">
          <table:table-cell table:style-name="Table3.A12" office:value-type="string">
            <text:p text:style-name="P58">2</text:p>
          </table:table-cell>
          <table:table-cell table:style-name="Table3.B12" table:number-columns-spanned="3" office:value-type="string">
            <text:p text:style-name="P26"><text:span text:style-name="T49">L’entraîneur</text:span> clique sur un lien affichant les données </text:p>
          </table:table-cell>
          <table:covered-table-cell/>
          <table:covered-table-cell/>
          <table:table-cell table:style-name="Table3.E12" office:value-type="string">
            <text:p text:style-name="P77">Module d'Interface Utilisateur</text:p>
          </table:table-cell>
          <table:table-cell table:style-name="Table3.F12" table:number-columns-spanned="2" office:value-type="string">
            <text:p text:style-name="P294"><text:span text:style-name="T49">L’entraîneur</text:span> arrive sur la page de consultation des différentes tables</text:p>
          </table:table-cell>
          <table:covered-table-cell/>
          <table:table-cell table:style-name="Table3.H12" office:value-type="string">
            <text:p text:style-name="P94">OP-5</text:p>
            <text:p text:style-name="P79">IN-1</text:p>
            <text:p text:style-name="P98">IN-3</text:p>
          </table:table-cell>
        </table:table-row>
        <table:table-row table:style-name="Table3.8">
          <table:table-cell table:style-name="Table3.A12" office:value-type="string">
            <text:p text:style-name="P57">3</text:p>
          </table:table-cell>
          <table:table-cell table:style-name="Table3.B12" table:number-columns-spanned="3" office:value-type="string">
            <text:p text:style-name="P27"><text:span text:style-name="T49">L’entraîneur</text:span> choisi<text:span text:style-name="T50">t</text:span> les données qu'il souhaite consult<text:span text:style-name="T50">er</text:span> depuis une liste</text:p>
          </table:table-cell>
          <table:covered-table-cell/>
          <table:covered-table-cell/>
          <table:table-cell table:style-name="Table3.E12" office:value-type="string">
            <text:p text:style-name="P77">Module d'Interface Utilisateur</text:p>
          </table:table-cell>
          <table:table-cell table:style-name="Table3.F12" table:number-columns-spanned="2" office:value-type="string">
            <text:p text:style-name="P294"><text:span text:style-name="T49">L’entraîneur</text:span> choisi<text:span text:style-name="T50">t</text:span> les données et la page charge le contenu à afficher</text:p>
          </table:table-cell>
          <table:covered-table-cell/>
          <table:table-cell table:style-name="Table3.H12" office:value-type="string">
            <text:p text:style-name="P74">OP-5</text:p>
            <text:p text:style-name="P79">IN-1</text:p>
            <text:p text:style-name="P98">IN-3</text:p>
          </table:table-cell>
        </table:table-row>
        <table:table-row table:style-name="Table3.8">
          <table:table-cell table:style-name="Table3.A12" office:value-type="string">
            <text:p text:style-name="P57">4</text:p>
          </table:table-cell>
          <table:table-cell table:style-name="Table3.B12" table:number-columns-spanned="3" office:value-type="string">
            <text:p text:style-name="P27">Le système interroge la table mentionnée ci-dessus</text:p>
          </table:table-cell>
          <table:covered-table-cell/>
          <table:covered-table-cell/>
          <table:table-cell table:style-name="Table3.E12" office:value-type="string">
            <text:p text:style-name="P77"><text:span text:style-name="T39">Module E/S, </text:span>Module de Gestion des Données</text:p>
          </table:table-cell>
          <table:table-cell table:style-name="Table3.F12" table:number-columns-spanned="2" office:value-type="string">
            <text:p text:style-name="P294">Le système consulte la base de donnée souhaitée par <text:span text:style-name="T49">l’entraîneur</text:span></text:p>
          </table:table-cell>
          <table:covered-table-cell/>
          <table:table-cell table:style-name="Table3.H12" office:value-type="string">
            <text:p text:style-name="P93">OP-3</text:p>
          </table:table-cell>
        </table:table-row>
        <table:table-row table:style-name="Table3.8">
          <table:table-cell table:style-name="Table3.A12" office:value-type="string">
            <text:p text:style-name="P57">5</text:p>
          </table:table-cell>
          <table:table-cell table:style-name="Table3.B12" table:number-columns-spanned="3" office:value-type="string">
            <text:p text:style-name="P27">Le système renvoie le contenu de la table</text:p>
          </table:table-cell>
          <table:covered-table-cell/>
          <table:covered-table-cell/>
          <table:table-cell table:style-name="Table3.E12" office:value-type="string">
            <text:p text:style-name="P77">Module d'E/S</text:p>
          </table:table-cell>
          <table:table-cell table:style-name="Table3.F12" table:number-columns-spanned="2" office:value-type="string">
            <text:p text:style-name="P294">Le système renvoie le résultat de la requête vers la page de consultation</text:p>
          </table:table-cell>
          <table:covered-table-cell/>
          <table:table-cell table:style-name="Table3.H12" office:value-type="string">
            <text:p text:style-name="P93">OP-3</text:p>
          </table:table-cell>
        </table:table-row>
        <table:table-row table:style-name="Table3.8">
          <table:table-cell table:style-name="Table3.A13" office:value-type="string">
            <text:p text:style-name="P57">6</text:p>
          </table:table-cell>
          <table:table-cell table:style-name="Table3.B13" table:number-columns-spanned="3" office:value-type="string">
            <text:p text:style-name="P27">Le résultat est affiché sur la page de consultation</text:p>
          </table:table-cell>
          <table:covered-table-cell/>
          <table:covered-table-cell/>
          <table:table-cell table:style-name="Table3.E13" office:value-type="string">
            <text:p text:style-name="P77">Module d'Interface Utilisateur</text:p>
          </table:table-cell>
          <table:table-cell table:style-name="Table3.F13" table:number-columns-spanned="2" office:value-type="string">
            <text:p text:style-name="P294">La page affiche le contenu de la table</text:p>
          </table:table-cell>
          <table:covered-table-cell/>
          <table:table-cell table:style-name="Table3.H13" office:value-type="string">
            <text:p text:style-name="P93">OP-3</text:p>
            <text:p text:style-name="P98">IN-3</text:p>
          </table:table-cell>
        </table:table-row>
        <table:table-row table:style-name="Table3.14">
          <table:table-cell table:style-name="Table3.A5" table:number-columns-spanned="3" office:value-type="string">
            <text:p text:style-name="P183">Rapport de test</text:p>
          </table:table-cell>
          <table:covered-table-cell/>
          <table:covered-table-cell/>
          <table:table-cell table:style-name="Table3.A5" table:number-columns-spanned="3" office:value-type="string">
            <text:p text:style-name="P176"><text:span text:style-name="T44"></text:span><text:span text:style-name="T45"> </text:span><text:span text:style-name="T44">Testé par :</text:span></text:p>
          </table:table-cell>
          <table:covered-table-cell/>
          <table:covered-table-cell/>
          <table:table-cell table:style-name="Table3.H7" table:number-columns-spanned="2" office:value-type="string">
            <text:p text:style-name="P190">Le :</text:p>
          </table:table-cell>
          <table:covered-table-cell/>
        </table:table-row>
        <table:table-row table:style-name="Table3.15">
          <table:table-cell table:style-name="Table3.A15" table:number-columns-spanned="3" office:value-type="string">
            <text:p text:style-name="P63">Fonctionnalité :</text:p>
          </table:table-cell>
          <table:covered-table-cell/>
          <table:covered-table-cell/>
          <table:table-cell table:style-name="Table3.D15" table:number-columns-spanned="3" office:value-type="string">
            <text:p text:style-name="P63">Conformité :</text:p>
          </table:table-cell>
          <table:covered-table-cell/>
          <table:covered-table-cell/>
          <table:table-cell table:style-name="Table3.G15" table:number-columns-spanned="2" office:value-type="string">
            <text:p text:style-name="P63">Ergonomie :</text:p>
          </table:table-cell>
          <table:covered-table-cell/>
        </table:table-row>
        <table:table-row table:style-name="Table3.16">
          <table:table-cell table:style-name="Table3.A16" table:number-columns-spanned="3" office:value-type="string">
            <text:p text:style-name="P51"><text:span text:style-name="T22"></text:span><text:span text:style-name="T18"> </text:span><text:span text:style-name="T22">Excellente</text:span></text:p>
            <text:p text:style-name="P51"><text:span text:style-name="T22"></text:span><text:span text:style-name="T18"> </text:span><text:span text:style-name="T22">Bonne</text:span></text:p>
            <text:p text:style-name="P51"><text:span text:style-name="T22"></text:span><text:span text:style-name="T18"> </text:span><text:span text:style-name="T22">Moyenne</text:span></text:p>
            <text:p text:style-name="P51"><text:span text:style-name="T22"></text:span><text:span text:style-name="T18"> </text:span><text:span text:style-name="T22">Faible</text:span></text:p>
          </table:table-cell>
          <table:covered-table-cell/>
          <table:covered-table-cell/>
          <table:table-cell table:style-name="Table3.D16" table:number-columns-spanned="3" office:value-type="string">
            <text:p text:style-name="P51"><text:span text:style-name="T22"></text:span><text:span text:style-name="T18"> </text:span><text:span text:style-name="T22">Excellente</text:span></text:p>
            <text:p text:style-name="P51"><text:span text:style-name="T22"></text:span><text:span text:style-name="T18"> </text:span><text:span text:style-name="T22">Moyenne</text:span></text:p>
            <text:p text:style-name="P51"><text:span text:style-name="T22"></text:span><text:span text:style-name="T18"> </text:span><text:span text:style-name="T22">Faible</text:span></text:p>
          </table:table-cell>
          <table:covered-table-cell/>
          <table:covered-table-cell/>
          <table:table-cell table:style-name="Table3.G16" table:number-columns-spanned="2" office:value-type="string">
            <text:p text:style-name="P51"><text:span text:style-name="T22"></text:span><text:span text:style-name="T18"> </text:span><text:span text:style-name="T22">Excellente</text:span></text:p>
            <text:p text:style-name="P51"><text:span text:style-name="T22"></text:span><text:span text:style-name="T18"> </text:span><text:span text:style-name="T22">Moyenne</text:span></text:p>
            <text:p text:style-name="P51"><text:span text:style-name="T22"></text:span><text:span text:style-name="T18"> </text:span><text:span text:style-name="T22">Faible</text:span></text:p>
          </table:table-cell>
          <table:covered-table-cell/>
        </table:table-row>
      </table:table>
      <text:h text:style-name="P352" text:outline-level="1"/>
      <text:h text:style-name="P365" text:outline-level="1"/>
      <text:h text:style-name="P357" text:outline-level="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238"/>
            <text:p text:style-name="P256"><text:span text:style-name="T11">[</text:span><text:span text:style-name="T12">UC-00</text:span><text:span text:style-name="T16">6</text:span><text:span text:style-name="T14">] </text:span><text:span text:style-name="T16">Ajustement du comportement</text:span></text:p>
            <text:p text:style-name="P246"/>
          </table:table-cell>
          <table:covered-table-cell/>
          <table:covered-table-cell/>
          <table:covered-table-cell/>
          <table:covered-table-cell/>
          <table:covered-table-cell/>
          <table:covered-table-cell/>
          <table:covered-table-cell/>
        </table:table-row>
        <table:table-row table:style-name="Table4.2">
          <table:table-cell table:style-name="Table4.A2" table:number-columns-spanned="2" office:value-type="string">
            <text:p text:style-name="P165">Objectif</text:p>
          </table:table-cell>
          <table:covered-table-cell/>
          <table:table-cell table:style-name="Table4.C2" table:number-columns-spanned="6" office:value-type="string">
            <text:p text:style-name="P276">Vérifier que le système <text:span text:style-name="T26">détecte</text:span> correctement les données erronées</text:p>
            <text:p text:style-name="P276"/>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165"><text:span text:style-name="T25">Éléments</text:span> à tester</text:p>
          </table:table-cell>
          <table:covered-table-cell/>
          <table:table-cell table:style-name="Table4.C3" table:number-columns-spanned="6" office:value-type="string">
            <text:p text:style-name="P153">Réception des données externe<text:span text:style-name="T50">s</text:span></text:p>
            <text:p text:style-name="P153">Conversion des données dans le bon format</text:p>
            <text:p text:style-name="P153">Vérification des données valides</text:p>
            <text:p text:style-name="P153"/>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165">Pré-requis</text:p>
          </table:table-cell>
          <table:covered-table-cell/>
          <table:table-cell table:style-name="Table4.C4" table:number-columns-spanned="6" office:value-type="string">
            <text:p text:style-name="P155">Un serveur fonctionnel, avec une connexion internet permettant de recevoir des flux HTTP depuis d'autres services web</text:p>
            <text:p text:style-name="P156">La réception de données erronées depuis le flux HTTP</text:p>
            <text:p text:style-name="P156"/>
          </table:table-cell>
          <table:covered-table-cell/>
          <table:covered-table-cell/>
          <table:covered-table-cell/>
          <table:covered-table-cell/>
          <table:covered-table-cell/>
        </table:table-row>
        <table:table-row table:style-name="Table4.2">
          <table:table-cell table:style-name="Table4.A5" table:number-columns-spanned="2" office:value-type="string">
            <text:p text:style-name="P165">Initialisation</text:p>
          </table:table-cell>
          <table:covered-table-cell/>
          <table:table-cell table:style-name="Table4.C5" table:number-columns-spanned="6" office:value-type="string">
            <text:p text:style-name="P164">On se connecte à l'application depuis un navigateur web présent dans le même réseau interne</text:p>
            <text:p text:style-name="P164"/>
          </table:table-cell>
          <table:covered-table-cell/>
          <table:covered-table-cell/>
          <table:covered-table-cell/>
          <table:covered-table-cell/>
          <table:covered-table-cell/>
        </table:table-row>
        <table:table-row table:style-name="Table4.2">
          <table:table-cell table:style-name="Table4.A6" table:number-columns-spanned="8" office:value-type="string">
            <text:p text:style-name="P229">Scénario<text:span text:style-name="T59">s</text:span> : </text:p>
          </table:table-cell>
          <table:covered-table-cell/>
          <table:covered-table-cell/>
          <table:covered-table-cell/>
          <table:covered-table-cell/>
          <table:covered-table-cell/>
          <table:covered-table-cell/>
          <table:covered-table-cell/>
        </table:table-row>
        <table:table-row table:style-name="Table4.7">
          <table:table-cell table:style-name="Table4.A5" office:value-type="string">
            <text:p text:style-name="P218">I<text:span text:style-name="T42">D</text:span></text:p>
          </table:table-cell>
          <table:table-cell table:style-name="Table4.A5" table:number-columns-spanned="3" office:value-type="string">
            <text:p text:style-name="P12">Démarche</text:p>
          </table:table-cell>
          <table:covered-table-cell/>
          <table:covered-table-cell/>
          <table:table-cell table:style-name="Table4.A5" office:value-type="string">
            <text:p text:style-name="P205">Modules</text:p>
          </table:table-cell>
          <table:table-cell table:style-name="Table4.A5" table:number-columns-spanned="2" office:value-type="string">
            <text:p text:style-name="P286">Comportement attendu</text:p>
          </table:table-cell>
          <table:covered-table-cell/>
          <table:table-cell table:style-name="Table4.H7" office:value-type="string">
            <text:p text:style-name="P199">Exigences V<text:span text:style-name="T43">érifiées</text:span></text:p>
          </table:table-cell>
        </table:table-row>
        <table:table-row table:style-name="Table4.8">
          <table:table-cell table:style-name="Table4.A11" office:value-type="string">
            <text:p text:style-name="P143">1</text:p>
          </table:table-cell>
          <table:table-cell table:style-name="Table4.B11" table:number-columns-spanned="3" office:value-type="string">
            <text:p text:style-name="P23">On se connecte au système depuis un navigateur web <text:span text:style-name="T29">et la page principal de l'application s'ouvre</text:span></text:p>
          </table:table-cell>
          <table:covered-table-cell/>
          <table:covered-table-cell/>
          <table:table-cell table:style-name="Table4.E11" office:value-type="string">
            <text:p text:style-name="P108">Module d'Interface Utilisateur</text:p>
          </table:table-cell>
          <table:table-cell table:style-name="Table4.F11" table:number-columns-spanned="2" office:value-type="string">
            <text:p text:style-name="P291">L'application web s'ouvre <text:span text:style-name="T29">et l'opérateur se retrouve sur la page principal de l'application web</text:span></text:p>
          </table:table-cell>
          <table:covered-table-cell/>
          <table:table-cell table:style-name="Table4.H11" office:value-type="string">
            <text:p text:style-name="P79">OP-1</text:p>
            <text:p text:style-name="P79">IN-1</text:p>
            <text:p text:style-name="P99">IN-3</text:p>
          </table:table-cell>
        </table:table-row>
        <table:table-row table:style-name="Table4.8">
          <table:table-cell table:style-name="Table4.A11" office:value-type="string">
            <text:p text:style-name="P141">2</text:p>
          </table:table-cell>
          <table:table-cell table:style-name="Table4.B11" table:number-columns-spanned="3" office:value-type="string">
            <text:p text:style-name="P26">L<text:span text:style-name="T36">e testeur</text:span> clique sur un lien <text:span text:style-name="T36">permettant la modification du comportement de la machine</text:span> </text:p>
          </table:table-cell>
          <table:covered-table-cell/>
          <table:covered-table-cell/>
          <table:table-cell table:style-name="Table4.E11" office:value-type="string">
            <text:p text:style-name="P108">Module d'Interface Utilisateur</text:p>
          </table:table-cell>
          <table:table-cell table:style-name="Table4.F11" table:number-columns-spanned="2" office:value-type="string">
            <text:p text:style-name="P294">L<text:span text:style-name="T36">e testeur arrive sur une page comportant l'ensemble des options de modification du comportement de la machine</text:span></text:p>
          </table:table-cell>
          <table:covered-table-cell/>
          <table:table-cell table:style-name="Table4.H11" office:value-type="string">
            <text:p text:style-name="P100">OP-5</text:p>
            <text:p text:style-name="P79">IN-1</text:p>
            <text:p text:style-name="P99">IN-3</text:p>
          </table:table-cell>
        </table:table-row>
        <table:table-row table:style-name="Table4.8">
          <table:table-cell table:style-name="Table4.A11" office:value-type="string">
            <text:p text:style-name="P141">3</text:p>
          </table:table-cell>
          <table:table-cell table:style-name="Table4.B11" table:number-columns-spanned="3" office:value-type="string">
            <text:p text:style-name="P28">Le testeur envoie les modifications de comportement de la machine</text:p>
          </table:table-cell>
          <table:covered-table-cell/>
          <table:covered-table-cell/>
          <table:table-cell table:style-name="Table4.E11" office:value-type="string">
            <text:p text:style-name="P108">Module d'Interface, Utilisateur Module E/S</text:p>
          </table:table-cell>
          <table:table-cell table:style-name="Table4.F11" table:number-columns-spanned="2" office:value-type="string">
            <text:p text:style-name="P295">La page de modification du comportement se met en attente de confirmation du comportement de la machine d'apprentissage</text:p>
          </table:table-cell>
          <table:covered-table-cell/>
          <table:table-cell table:style-name="Table4.H11" office:value-type="string">
            <text:p text:style-name="P100">OP-5</text:p>
            <text:p text:style-name="P84">IN-1</text:p>
            <text:p text:style-name="P99">IN-3</text:p>
          </table:table-cell>
        </table:table-row>
        <table:table-row table:style-name="Table4.8">
          <table:table-cell table:style-name="Table4.A11" office:value-type="string">
            <text:p text:style-name="P141">4</text:p>
          </table:table-cell>
          <table:table-cell table:style-name="Table4.B11" table:number-columns-spanned="3" office:value-type="string">
            <text:p text:style-name="P28">Le module d'analyse répercute les modifications <text:s/>sur son comportement en lançant une nouvelle phase d'apprentissage</text:p>
          </table:table-cell>
          <table:covered-table-cell/>
          <table:covered-table-cell/>
          <table:table-cell table:style-name="Table4.E11" office:value-type="string">
            <text:p text:style-name="P108">Module Analytique</text:p>
          </table:table-cell>
          <table:table-cell table:style-name="Table4.F11" table:number-columns-spanned="2" office:value-type="string">
            <text:p text:style-name="P295">Le système exécute une phase complète d'analyse et d'apprentissage afin de corriger son comportement.</text:p>
          </table:table-cell>
          <table:covered-table-cell/>
          <table:table-cell table:style-name="Table4.H11" office:value-type="string">
            <text:p text:style-name="P79">OP-3</text:p>
          </table:table-cell>
        </table:table-row>
        <table:table-row table:style-name="Table4.8">
          <table:table-cell table:style-name="Table4.A12" office:value-type="string">
            <text:p text:style-name="P142">5</text:p>
          </table:table-cell>
          <table:table-cell table:style-name="Table4.B12" table:number-columns-spanned="3" office:value-type="string">
            <text:p text:style-name="P28">Le module d'analyse envoie une confirmation de la modification de son comportement</text:p>
          </table:table-cell>
          <table:covered-table-cell/>
          <table:covered-table-cell/>
          <table:table-cell table:style-name="Table4.E12" office:value-type="string">
            <text:p text:style-name="P109">Module Analytiqu<text:span text:style-name="T40">e,</text:span></text:p>
            <text:p text:style-name="P109">Module E/S, Module d'Interface Utilisateur</text:p>
          </table:table-cell>
          <table:table-cell table:style-name="Table4.F12" table:number-columns-spanned="2" office:value-type="string">
            <text:p text:style-name="P295">La page de modification du comportement affiche le résultat de la modification</text:p>
          </table:table-cell>
          <table:covered-table-cell/>
          <table:table-cell table:style-name="Table4.H12" office:value-type="string">
            <text:p text:style-name="P83">IN-1</text:p>
            <text:p text:style-name="P99">IN-3</text:p>
          </table:table-cell>
        </table:table-row>
        <table:table-row table:style-name="Table4.13">
          <table:table-cell table:style-name="Table4.A5" table:number-columns-spanned="3" office:value-type="string">
            <text:p text:style-name="P184">Rapport de test</text:p>
          </table:table-cell>
          <table:covered-table-cell/>
          <table:covered-table-cell/>
          <table:table-cell table:style-name="Table4.A5" table:number-columns-spanned="3" office:value-type="string">
            <text:p text:style-name="P177"><text:span text:style-name="T44"></text:span><text:span text:style-name="T45"> </text:span><text:span text:style-name="T44">Testé par :</text:span></text:p>
          </table:table-cell>
          <table:covered-table-cell/>
          <table:covered-table-cell/>
          <table:table-cell table:style-name="Table4.H7" table:number-columns-spanned="2" office:value-type="string">
            <text:p text:style-name="P191">Le :</text:p>
          </table:table-cell>
          <table:covered-table-cell/>
        </table:table-row>
        <table:table-row table:style-name="Table4.14">
          <table:table-cell table:style-name="Table4.A14" table:number-columns-spanned="3" office:value-type="string">
            <text:p text:style-name="P64">Fonctionnalité :</text:p>
          </table:table-cell>
          <table:covered-table-cell/>
          <table:covered-table-cell/>
          <table:table-cell table:style-name="Table4.D14" table:number-columns-spanned="3" office:value-type="string">
            <text:p text:style-name="P64">Conformité :</text:p>
          </table:table-cell>
          <table:covered-table-cell/>
          <table:covered-table-cell/>
          <table:table-cell table:style-name="Table4.G14" table:number-columns-spanned="2" office:value-type="string">
            <text:p text:style-name="P64">Ergonomie :</text:p>
          </table:table-cell>
          <table:covered-table-cell/>
        </table:table-row>
        <table:table-row table:style-name="Table4.15">
          <table:table-cell table:style-name="Table4.A15" table:number-columns-spanned="3" office:value-type="string">
            <text:p text:style-name="P52"><text:span text:style-name="T22"></text:span><text:span text:style-name="T18"> </text:span><text:span text:style-name="T22">Excellente</text:span></text:p>
            <text:p text:style-name="P52"><text:span text:style-name="T22"></text:span><text:span text:style-name="T18"> </text:span><text:span text:style-name="T22">Bonne</text:span></text:p>
            <text:p text:style-name="P52"><text:span text:style-name="T22"></text:span><text:span text:style-name="T18"> </text:span><text:span text:style-name="T22">Moyenne</text:span></text:p>
            <text:p text:style-name="P52"><text:span text:style-name="T22"></text:span><text:span text:style-name="T18"> </text:span><text:span text:style-name="T22">Faible</text:span></text:p>
          </table:table-cell>
          <table:covered-table-cell/>
          <table:covered-table-cell/>
          <table:table-cell table:style-name="Table4.D15" table:number-columns-spanned="3" office:value-type="string">
            <text:p text:style-name="P52"><text:span text:style-name="T22"></text:span><text:span text:style-name="T18"> </text:span><text:span text:style-name="T22">Excellente</text:span></text:p>
            <text:p text:style-name="P52"><text:span text:style-name="T22"></text:span><text:span text:style-name="T18"> </text:span><text:span text:style-name="T22">Moyenne</text:span></text:p>
            <text:p text:style-name="P52"><text:span text:style-name="T22"></text:span><text:span text:style-name="T18"> </text:span><text:span text:style-name="T22">Faible</text:span></text:p>
          </table:table-cell>
          <table:covered-table-cell/>
          <table:covered-table-cell/>
          <table:table-cell table:style-name="Table4.G15" table:number-columns-spanned="2" office:value-type="string">
            <text:p text:style-name="P52"><text:span text:style-name="T22"></text:span><text:span text:style-name="T18"> </text:span><text:span text:style-name="T22">Excellente</text:span></text:p>
            <text:p text:style-name="P52"><text:span text:style-name="T22"></text:span><text:span text:style-name="T18"> </text:span><text:span text:style-name="T22">Moyenne</text:span></text:p>
            <text:p text:style-name="P52"><text:span text:style-name="T22"></text:span><text:span text:style-name="T18"> </text:span><text:span text:style-name="T22">Faible</text:span></text:p>
          </table:table-cell>
          <table:covered-table-cell/>
        </table:table-row>
      </table:table>
      <text:h text:style-name="P363" text:outline-level="1"/>
      <text:list xml:id="list155619915280781" text:continue-numbering="true" text:style-name="WW8Num20">
        <text:list-item>
          <text:h text:style-name="P359" text:outline-level="1">Stratégie de test <text:span text:style-name="T95">appliquée</text:span></text:h>
          <text:h text:style-name="P345" text:outline-level="1">Cette partie va détailler les différentes <text:span text:style-name="T96">applications des </text:span>m<text:span text:style-name="T96">oyens</text:span> de test, afin d'assurer la qualité des fonctionnalités produites <text:span text:style-name="T82">depuis le début du développement</text:span>.</text:h>
          <text:h text:style-name="P346" text:outline-level="1"><text:span text:style-name="T70">Conformément aux solutions de tests sélectionnées précédemment</text:span>, le pré-requis de toute validation d'une itération consistera à répéter les tests associés aux itérations précédentes. <text:span text:style-name="T58">L'exécution de ces procédures de test, seront conçues par les différents membres de l'équipe, en respectant les principes généraux des tests unitaires et d'intégration. Leur réalisation et leur exécution sera alors assurée par le responsable qualité.</text:span></text:h>
          <text:h text:style-name="P347" text:outline-level="1">Le but de ces stratégies est d'offrir à l'équipe de test, un outil organisationnel simplifié, dans la mise en place de ces procédures. <text:span text:style-name="T93">Ces mêmes stratégies décriront chacun un point technique crucial du projet, concernant un module du système ou concept général, en énumérant les différentes classes de test qui lui sont associés et les différents points de contrôle.</text:span></text:h>
          <text:h text:style-name="P360" text:outline-level="1"/>
        </text:list-item>
      </text:list>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table:number-columns-spanned="6" office:value-type="string">
            <text:p text:style-name="P239"/>
            <text:p text:style-name="P257">Module <text:span text:style-name="T74">Analytique</text:span></text:p>
            <text:p text:style-name="P247"/>
          </table:table-cell>
          <table:covered-table-cell/>
          <table:covered-table-cell/>
          <table:covered-table-cell/>
          <table:covered-table-cell/>
          <table:covered-table-cell/>
        </table:table-row>
        <table:table-row table:style-name="Tableau4.2">
          <table:table-cell table:style-name="Tableau4.A2" table:number-columns-spanned="3" office:value-type="string">
            <text:p text:style-name="P167">Objectif</text:p>
          </table:table-cell>
          <table:covered-table-cell/>
          <table:covered-table-cell/>
          <table:table-cell table:style-name="Tableau4.D2" table:number-columns-spanned="3" office:value-type="string">
            <text:p text:style-name="P316">Vérifier le fonctionnement et les capacités de traitement de l'analyseur.</text:p>
          </table:table-cell>
          <table:covered-table-cell/>
          <table:covered-table-cell/>
        </table:table-row>
        <table:table-row table:style-name="Tableau4.2">
          <table:table-cell table:style-name="Tableau4.A3" table:number-columns-spanned="3" office:value-type="string">
            <text:p text:style-name="P167"><text:span text:style-name="T25">Éléments</text:span> à tester</text:p>
          </table:table-cell>
          <table:covered-table-cell/>
          <table:covered-table-cell/>
          <table:table-cell table:style-name="Tableau4.D3" table:number-columns-spanned="3" office:value-type="string">
            <text:list xml:id="list3350239357554117537" text:style-name="L6">
              <text:list-item>
                <text:p text:style-name="P317">Fonctionnalités de base de l'analyse</text:p>
              </text:list-item>
              <text:list-item>
                <text:p text:style-name="P317">Robustesse du modèle au format de données</text:p>
              </text:list-item>
              <text:list-item>
                <text:p text:style-name="P317">Performance (temps d'exécution et résultats)</text:p>
              </text:list-item>
            </text:list>
          </table:table-cell>
          <table:covered-table-cell/>
          <table:covered-table-cell/>
        </table:table-row>
        <table:table-row table:style-name="Tableau4.2">
          <table:table-cell table:style-name="Tableau4.A4" table:number-columns-spanned="5" office:value-type="string">
            <text:p text:style-name="P230"><text:span text:style-name="T100">Description de la stratégie </text:span>: </text:p>
          </table:table-cell>
          <table:covered-table-cell/>
          <table:covered-table-cell/>
          <table:covered-table-cell/>
          <table:covered-table-cell/>
          <table:table-cell table:style-name="Tableau4.F4" office:value-type="string">
            <text:p text:style-name="P230"/>
          </table:table-cell>
        </table:table-row>
        <table:table-row table:style-name="Tableau4.5">
          <table:table-cell table:style-name="Tableau4.A3" office:value-type="string">
            <text:p text:style-name="P219">I<text:span text:style-name="T42">D</text:span></text:p>
          </table:table-cell>
          <table:table-cell table:style-name="Tableau4.A3" office:value-type="string">
            <text:p text:style-name="P16">Mécanisme</text:p>
          </table:table-cell>
          <table:table-cell table:style-name="Tableau4.A3" office:value-type="string">
            <text:p text:style-name="P14">Classe de test</text:p>
          </table:table-cell>
          <table:table-cell table:style-name="Tableau4.A3" office:value-type="string">
            <text:p text:style-name="P206">Ce qui est vérifié</text:p>
          </table:table-cell>
          <table:table-cell table:style-name="Tableau4.A3" office:value-type="string">
            <text:p text:style-name="P208">Cas de test</text:p>
          </table:table-cell>
          <table:table-cell table:style-name="Tableau4.F5" office:value-type="string">
            <text:p text:style-name="P210">Validé ?</text:p>
          </table:table-cell>
        </table:table-row>
        <table:table-row table:style-name="Tableau4.6">
          <table:table-cell table:style-name="Tableau4.A14" table:number-rows-spanned="9" office:value-type="string">
            <text:p text:style-name="P144">1</text:p>
          </table:table-cell>
          <table:table-cell table:style-name="Tableau4.B14" table:number-rows-spanned="9" office:value-type="string">
            <text:p text:style-name="P35">Analyseur</text:p>
          </table:table-cell>
          <table:table-cell table:style-name="Tableau4.C9" table:number-rows-spanned="4" office:value-type="string">
            <text:p text:style-name="P339">SmartAnalyzerTest</text:p>
          </table:table-cell>
          <table:table-cell table:style-name="Tableau4.D9" table:number-rows-spanned="4" office:value-type="string">
            <text:p text:style-name="P126">Fonctionnalités de la classe SmartAnalyzer, qui constitue le noyau de l'analyseur.</text:p>
            <text:p text:style-name="P127">Robustesse du module</text:p>
          </table:table-cell>
          <table:table-cell table:style-name="Tableau4.E6" office:value-type="string">
            <text:p text:style-name="P138">Cas de mauvaise instanciation</text:p>
          </table:table-cell>
          <table:table-cell table:style-name="Tableau4.F6" office:value-type="string">
            <text:p text:style-name="P259">O<text:span text:style-name="T76">K</text:span></text:p>
          </table:table-cell>
        </table:table-row>
        <table:table-row table:style-name="Tableau4.6">
          <table:covered-table-cell/>
          <table:covered-table-cell/>
          <table:covered-table-cell/>
          <table:covered-table-cell/>
          <table:table-cell table:style-name="Tableau4.E7" office:value-type="string">
            <text:p text:style-name="P111">Changement de Modèle pendant l’analyse</text:p>
          </table:table-cell>
          <table:table-cell table:style-name="Tableau4.F7" office:value-type="string">
            <text:p text:style-name="P259">O<text:span text:style-name="T76">K</text:span></text:p>
          </table:table-cell>
        </table:table-row>
        <table:table-row table:style-name="Tableau4.6">
          <table:covered-table-cell/>
          <table:covered-table-cell/>
          <table:covered-table-cell/>
          <table:covered-table-cell/>
          <table:table-cell table:style-name="Tableau4.E8" office:value-type="string">
            <text:p text:style-name="P112">Changement de modèle avant l’analyse</text:p>
          </table:table-cell>
          <table:table-cell table:style-name="Tableau4.F8" office:value-type="string">
            <text:p text:style-name="P259">O<text:span text:style-name="T76">K</text:span></text:p>
          </table:table-cell>
        </table:table-row>
        <table:table-row table:style-name="Tableau4.6">
          <table:covered-table-cell/>
          <table:covered-table-cell/>
          <table:covered-table-cell/>
          <table:covered-table-cell/>
          <table:table-cell table:style-name="Tableau4.E9" office:value-type="string">
            <text:p text:style-name="P112">Prédi<text:span text:style-name="T120">ction</text:span> depuis un objet <text:span text:style-name="T120">non défini</text:span></text:p>
          </table:table-cell>
          <table:table-cell table:style-name="Tableau4.F9" office:value-type="string">
            <text:p text:style-name="P259">O<text:span text:style-name="T76">K</text:span></text:p>
          </table:table-cell>
        </table:table-row>
        <table:table-row table:style-name="Tableau4.6">
          <table:covered-table-cell/>
          <table:covered-table-cell/>
          <table:table-cell table:style-name="Tableau4.C14" table:number-rows-spanned="5" office:value-type="string">
            <text:p text:style-name="P29"><text:span text:style-name="Strong_20_Emphasis"><text:span text:style-name="T107">SmartAnalyzerBenchmark</text:span></text:span></text:p>
          </table:table-cell>
          <table:table-cell table:style-name="Tableau4.D14" table:number-rows-spanned="5" office:value-type="string">
            <text:p text:style-name="P112">Tester, et comparer les performance de différents algorithmes de classification</text:p>
          </table:table-cell>
          <table:table-cell table:style-name="Tableau4.E10" office:value-type="string">
            <text:p text:style-name="P112">Vérifier l’identité de deux prédictions successives.</text:p>
          </table:table-cell>
          <table:table-cell table:style-name="Tableau4.F10" office:value-type="string">
            <text:p text:style-name="P259">O<text:span text:style-name="T76">K</text:span></text:p>
          </table:table-cell>
        </table:table-row>
        <table:table-row table:style-name="Tableau4.6">
          <table:covered-table-cell/>
          <table:covered-table-cell/>
          <table:covered-table-cell/>
          <table:covered-table-cell/>
          <table:table-cell table:style-name="Tableau4.E11" office:value-type="string">
            <text:p text:style-name="P112">NaiveBayes</text:p>
          </table:table-cell>
          <table:table-cell table:style-name="Tableau4.F11" office:value-type="string">
            <text:p text:style-name="P259">O<text:span text:style-name="T76">K</text:span></text:p>
          </table:table-cell>
        </table:table-row>
        <table:table-row table:style-name="Tableau4.6">
          <table:covered-table-cell/>
          <table:covered-table-cell/>
          <table:covered-table-cell/>
          <table:covered-table-cell/>
          <table:table-cell table:style-name="Tableau4.E13" office:value-type="string">
            <text:p text:style-name="P112">DecisionTreeClassifier</text:p>
          </table:table-cell>
          <table:table-cell table:style-name="Tableau4.F13" office:value-type="string">
            <text:p text:style-name="P259">O<text:span text:style-name="T76">K</text:span></text:p>
          </table:table-cell>
        </table:table-row>
        <table:table-row table:style-name="Tableau4.6">
          <table:covered-table-cell/>
          <table:covered-table-cell/>
          <table:covered-table-cell/>
          <table:covered-table-cell/>
          <table:table-cell table:style-name="Tableau4.E13" office:value-type="string">
            <text:p text:style-name="P112">LogisticRegression</text:p>
          </table:table-cell>
          <table:table-cell table:style-name="Tableau4.F13" office:value-type="string">
            <text:p text:style-name="P261">OK</text:p>
          </table:table-cell>
        </table:table-row>
        <table:table-row table:style-name="Tableau4.6">
          <table:covered-table-cell/>
          <table:covered-table-cell/>
          <table:covered-table-cell/>
          <table:covered-table-cell/>
          <table:table-cell table:style-name="Tableau4.E14" office:value-type="string">
            <text:p text:style-name="P112">RandomForestClassifier</text:p>
          </table:table-cell>
          <table:table-cell table:style-name="Tableau4.F14" office:value-type="string">
            <text:p text:style-name="P259">O<text:span text:style-name="T76">K</text:span></text:p>
          </table:table-cell>
        </table:table-row>
        <table:table-row table:style-name="Tableau4.15">
          <table:table-cell table:style-name="Tableau4.A3" table:number-columns-spanned="3" office:value-type="string">
            <text:p text:style-name="P212"><text:span text:style-name="T77"><text:s/></text:span><text:span text:style-name="T78">Testé par : </text:span><text:span text:style-name="T79">Grégoire Pommier</text:span></text:p>
          </table:table-cell>
          <table:covered-table-cell/>
          <table:covered-table-cell/>
          <table:table-cell table:style-name="Tableau4.A3" table:number-columns-spanned="2" office:value-type="string">
            <text:p text:style-name="P223">Le : <text:span text:style-name="T76">15/05/2017</text:span></text:p>
          </table:table-cell>
          <table:covered-table-cell/>
          <table:table-cell table:style-name="Tableau4.F5" office:value-type="string">
            <text:p text:style-name="P222">Couverture</text:p>
          </table:table-cell>
        </table:table-row>
        <table:table-row table:style-name="Tableau4.6">
          <table:table-cell table:style-name="Tableau4.A17" table:number-columns-spanned="3" office:value-type="string">
            <text:p text:style-name="P65">Fonctionnalité :</text:p>
          </table:table-cell>
          <table:covered-table-cell/>
          <table:covered-table-cell/>
          <table:table-cell table:style-name="Tableau4.D17" office:value-type="string">
            <text:p text:style-name="P65">Conformité :</text:p>
          </table:table-cell>
          <table:table-cell table:style-name="Tableau4.E17" office:value-type="string">
            <text:p text:style-name="P65">Ergonomie :</text:p>
          </table:table-cell>
          <table:table-cell table:style-name="Tableau4.F17" table:number-rows-spanned="2" office:value-type="string">
            <text:p text:style-name="P53">100 %</text:p>
          </table:table-cell>
        </table:table-row>
        <table:table-row table:style-name="Tableau4.6">
          <table:table-cell table:style-name="Tableau4.A17" table:number-columns-spanned="3" office:value-type="string">
            <text:p text:style-name="P263"><text:span text:style-name="T23">[X]</text:span><text:span text:style-name="T18"> </text:span><text:span text:style-name="T22">Excellente</text:span></text:p>
            <text:p text:style-name="P54"><text:span text:style-name="T19">[ <text:s/>]</text:span><text:span text:style-name="T18"> </text:span><text:span text:style-name="T22">Bonne</text:span></text:p>
            <text:p text:style-name="P54"><text:span text:style-name="T19">[ <text:s/>]</text:span><text:span text:style-name="T18"> </text:span><text:span text:style-name="T22">Moyenne</text:span></text:p>
            <text:p text:style-name="P54"><text:span text:style-name="T23">[ <text:s/>]</text:span><text:span text:style-name="T18"> </text:span><text:span text:style-name="T22">Faible</text:span></text:p>
          </table:table-cell>
          <table:covered-table-cell/>
          <table:covered-table-cell/>
          <table:table-cell table:style-name="Tableau4.D17" office:value-type="string">
            <text:p text:style-name="P263"><text:span text:style-name="T23">[X]</text:span><text:span text:style-name="T18"> </text:span><text:span text:style-name="T22">Excellente</text:span></text:p>
            <text:p text:style-name="P54"><text:span text:style-name="T19">[ <text:s/>]</text:span><text:span text:style-name="T18"> </text:span><text:span text:style-name="T22">Bonne</text:span></text:p>
            <text:p text:style-name="P54"><text:span text:style-name="T19">[ <text:s/>]</text:span><text:span text:style-name="T18"> </text:span><text:span text:style-name="T22">Moyenne</text:span></text:p>
            <text:p text:style-name="P54"><text:span text:style-name="T23">[ <text:s/>]</text:span><text:span text:style-name="T18"> </text:span><text:span text:style-name="T22">Faible</text:span></text:p>
          </table:table-cell>
          <table:table-cell table:style-name="Tableau4.E17" office:value-type="string">
            <text:p text:style-name="P266"><text:span text:style-name="T23">[ <text:s/>]</text:span><text:span text:style-name="T18"> </text:span><text:span text:style-name="T22">Excellente</text:span></text:p>
            <text:p text:style-name="P266"><text:span text:style-name="T19">[</text:span><text:span text:style-name="T20"> <text:s/></text:span><text:span text:style-name="T19">]</text:span><text:span text:style-name="T18"> </text:span><text:span text:style-name="T22">Bonne</text:span></text:p>
            <text:p text:style-name="P263"><text:span text:style-name="T19">[</text:span><text:span text:style-name="T21">X</text:span><text:span text:style-name="T19">]</text:span><text:span text:style-name="T18"> </text:span><text:span text:style-name="T22">Moyenne</text:span></text:p>
            <text:p text:style-name="P54"><text:span text:style-name="T23">[ <text:s/>]</text:span><text:span text:style-name="T18"> </text:span><text:span text:style-name="T22">Faible</text:span></text:p>
          </table:table-cell>
          <table:covered-table-cell/>
        </table:table-row>
      </table:table>
      <text:h text:style-name="P326" text:outline-level="1"/>
      <text:list xml:id="list155618909305863" text:continue-list="list155619915280781" text:style-name="WW8Num20">
        <text:list-header>
          <text:h text:style-name="P361" text:outline-level="1"><text:bookmark-start text:name="__DdeLink__2908_1920434926"/></text:h>
        </text:list-header>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table:number-columns-spanned="6" office:value-type="string">
            <text:p text:style-name="P240"/>
            <text:p text:style-name="P258">Module <text:span text:style-name="T102">E/S – Mécanismes d'alerte</text:span></text:p>
            <text:p text:style-name="P248"/>
          </table:table-cell>
          <table:covered-table-cell/>
          <table:covered-table-cell/>
          <table:covered-table-cell/>
          <table:covered-table-cell/>
          <table:covered-table-cell/>
        </table:table-row>
        <table:table-row table:style-name="Tableau2.2">
          <table:table-cell table:style-name="Tableau2.A2" table:number-columns-spanned="3" office:value-type="string">
            <text:p text:style-name="P170">Objectif</text:p>
          </table:table-cell>
          <table:covered-table-cell/>
          <table:covered-table-cell/>
          <table:table-cell table:style-name="Tableau2.D2" table:number-columns-spanned="3" office:value-type="string">
            <text:p text:style-name="P168">Assurer <text:span text:style-name="T98">la propagation d'une </text:span>alerte, <text:span text:style-name="T98">levée</text:span> lors de l'analyse d<text:span text:style-name="T98">'un</text:span> log <text:span text:style-name="T98">témoignant d'un état </text:span>critique.</text:p>
          </table:table-cell>
          <table:covered-table-cell/>
          <table:covered-table-cell/>
        </table:table-row>
        <table:table-row table:style-name="Tableau2.2">
          <table:table-cell table:style-name="Tableau2.A3" table:number-columns-spanned="3" office:value-type="string">
            <text:p text:style-name="P170"><text:span text:style-name="T25">Éléments</text:span> à tester</text:p>
          </table:table-cell>
          <table:covered-table-cell/>
          <table:covered-table-cell/>
          <table:table-cell table:style-name="Tableau2.D3" table:number-columns-spanned="3" office:value-type="string">
            <text:list xml:id="list7464992565506782585" text:style-name="L7">
              <text:list-item>
                <text:p text:style-name="P328"><text:span text:style-name="T66">L</text:span><text:span text:style-name="T67">es différentes API de sortie.</text:span></text:p>
              </text:list-item>
              <text:list-item>
                <text:p text:style-name="P329"><text:span text:style-name="T67">L</text:span><text:span text:style-name="T65">e mécanisme de levée des alertes</text:span></text:p>
              </text:list-item>
            </text:list>
          </table:table-cell>
          <table:covered-table-cell/>
          <table:covered-table-cell/>
        </table:table-row>
        <table:table-row table:style-name="Tableau2.2">
          <table:table-cell table:style-name="Tableau2.A4" table:number-columns-spanned="5" office:value-type="string">
            <text:p text:style-name="P232"><text:span text:style-name="T100">Description de la stratégie </text:span>: </text:p>
          </table:table-cell>
          <table:covered-table-cell/>
          <table:covered-table-cell/>
          <table:covered-table-cell/>
          <table:covered-table-cell/>
          <table:table-cell table:style-name="Tableau2.F4" office:value-type="string">
            <text:p text:style-name="P231"/>
          </table:table-cell>
        </table:table-row>
        <table:table-row table:style-name="Tableau2.5">
          <table:table-cell table:style-name="Tableau2.A3" office:value-type="string">
            <text:p text:style-name="P220">I<text:span text:style-name="T42">D</text:span></text:p>
          </table:table-cell>
          <table:table-cell table:style-name="Tableau2.A3" office:value-type="string">
            <text:p text:style-name="P17">Mécanisme</text:p>
          </table:table-cell>
          <table:table-cell table:style-name="Tableau2.A3" office:value-type="string">
            <text:p text:style-name="P15">Classe de test</text:p>
          </table:table-cell>
          <table:table-cell table:style-name="Tableau2.A3" office:value-type="string">
            <text:p text:style-name="P207">Ce qui est vérifié</text:p>
          </table:table-cell>
          <table:table-cell table:style-name="Tableau2.A3" office:value-type="string">
            <text:p text:style-name="P209">Cas de test</text:p>
          </table:table-cell>
          <table:table-cell table:style-name="Tableau2.F5" office:value-type="string">
            <text:p text:style-name="P211">Validé ?</text:p>
          </table:table-cell>
        </table:table-row>
        <table:table-row table:style-name="Tableau2.6">
          <table:table-cell table:style-name="Tableau2.A16" table:number-rows-spanned="11" office:value-type="string">
            <text:p text:style-name="P145">1</text:p>
          </table:table-cell>
          <table:table-cell table:style-name="Tableau2.B16" table:number-rows-spanned="11" office:value-type="string">
            <text:p text:style-name="P37">Levée d'alerte</text:p>
            <text:p text:style-name="P38">-</text:p>
            <text:p text:style-name="P39">Gestion des alerteurs</text:p>
          </table:table-cell>
          <table:table-cell table:style-name="Tableau2.C16" table:number-rows-spanned="11" office:value-type="string">
            <text:p text:style-name="P31">AlerterTest</text:p>
          </table:table-cell>
          <table:table-cell table:style-name="Tableau2.D16" table:number-rows-spanned="11" office:value-type="string">
            <text:p text:style-name="P113"><text:span text:style-name="T109">Mise en place de</text:span> l'alerteur, dans les cas d'utilisation potentiels.</text:p>
            <text:p text:style-name="P113"/>
            <text:p text:style-name="P128">Implantation correcte du pattern Observer.</text:p>
          </table:table-cell>
          <table:table-cell table:style-name="Tableau2.E6" office:value-type="string">
            <text:p text:style-name="P130">Ajout d'un alerteur</text:p>
          </table:table-cell>
          <table:table-cell table:style-name="Tableau2.F6" office:value-type="string">
            <text:p text:style-name="P260">O<text:span text:style-name="T76">K</text:span></text:p>
          </table:table-cell>
        </table:table-row>
        <table:table-row table:style-name="Tableau2.6">
          <table:covered-table-cell/>
          <table:covered-table-cell/>
          <table:covered-table-cell/>
          <table:covered-table-cell/>
          <table:table-cell table:style-name="Tableau2.E7" office:value-type="string">
            <text:p text:style-name="P131">Ajout simultané de plusieurs alerteurs</text:p>
          </table:table-cell>
          <table:table-cell table:style-name="Tableau2.F7" office:value-type="string">
            <text:p text:style-name="P260">O<text:span text:style-name="T76">K</text:span></text:p>
          </table:table-cell>
        </table:table-row>
        <table:table-row table:style-name="Tableau2.6">
          <table:covered-table-cell/>
          <table:covered-table-cell/>
          <table:covered-table-cell/>
          <table:covered-table-cell/>
          <table:table-cell table:style-name="Tableau2.E8" office:value-type="string">
            <text:p text:style-name="P129">Ajouts d'alerteurs identiques</text:p>
          </table:table-cell>
          <table:table-cell table:style-name="Tableau2.F8" office:value-type="string">
            <text:p text:style-name="P260">O<text:span text:style-name="T76">K</text:span></text:p>
          </table:table-cell>
        </table:table-row>
        <table:table-row table:style-name="Tableau2.9">
          <table:covered-table-cell/>
          <table:covered-table-cell/>
          <table:covered-table-cell/>
          <table:covered-table-cell/>
          <table:table-cell table:style-name="Tableau2.E9" office:value-type="string">
            <text:p text:style-name="P321">Retrait d'un alerteur</text:p>
          </table:table-cell>
          <table:table-cell table:style-name="Tableau2.F9" office:value-type="string">
            <text:p text:style-name="P260">O<text:span text:style-name="T76">K</text:span></text:p>
          </table:table-cell>
        </table:table-row>
        <table:table-row table:style-name="Tableau2.10">
          <table:covered-table-cell/>
          <table:covered-table-cell/>
          <table:covered-table-cell/>
          <table:covered-table-cell/>
          <table:table-cell table:style-name="Tableau2.E10" office:value-type="string">
            <text:p text:style-name="P114"><text:span text:style-name="T110">Retrait </text:span>non <text:span text:style-name="T110">autorisé</text:span></text:p>
          </table:table-cell>
          <table:table-cell table:style-name="Tableau2.F10" office:value-type="string">
            <text:p text:style-name="P260">O<text:span text:style-name="T76">K</text:span></text:p>
          </table:table-cell>
        </table:table-row>
        <table:table-row table:style-name="Tableau2.6">
          <table:covered-table-cell/>
          <table:covered-table-cell/>
          <table:covered-table-cell/>
          <table:covered-table-cell/>
          <table:table-cell table:style-name="Tableau2.E11" office:value-type="string">
            <text:p text:style-name="P321">Retrait du premier alerteur associé</text:p>
          </table:table-cell>
          <table:table-cell table:style-name="Tableau2.F11" office:value-type="string">
            <text:p text:style-name="P260">O<text:span text:style-name="T76">K</text:span></text:p>
          </table:table-cell>
        </table:table-row>
        <table:table-row table:style-name="Tableau2.6">
          <table:covered-table-cell/>
          <table:covered-table-cell/>
          <table:covered-table-cell/>
          <table:covered-table-cell/>
          <table:table-cell table:style-name="Tableau2.E12" office:value-type="string">
            <text:p text:style-name="P322">Retrait du dernier alerteur associé</text:p>
          </table:table-cell>
          <table:table-cell table:style-name="Tableau2.F12" office:value-type="string">
            <text:p text:style-name="P260">O<text:span text:style-name="T76">K</text:span></text:p>
          </table:table-cell>
        </table:table-row>
        <table:table-row table:style-name="Tableau2.13">
          <table:covered-table-cell/>
          <table:covered-table-cell/>
          <table:covered-table-cell/>
          <table:covered-table-cell/>
          <table:table-cell table:style-name="Tableau2.E13" office:value-type="string">
            <text:p text:style-name="P132">Utilisation avec un alerteur</text:p>
          </table:table-cell>
          <table:table-cell table:style-name="Tableau2.F13" office:value-type="string">
            <text:p text:style-name="P260">O<text:span text:style-name="T76">K</text:span></text:p>
          </table:table-cell>
        </table:table-row>
        <table:table-row table:style-name="Tableau2.14">
          <table:covered-table-cell/>
          <table:covered-table-cell/>
          <table:covered-table-cell/>
          <table:covered-table-cell/>
          <table:table-cell table:style-name="Tableau2.E14" office:value-type="string">
            <text:p text:style-name="P132">Utilisation avec plusieurs alerteurs</text:p>
          </table:table-cell>
          <table:table-cell table:style-name="Tableau2.F14" office:value-type="string">
            <text:p text:style-name="P260"><text:bookmark-start text:name="__DdeLink__1030_503529362"/>O<text:span text:style-name="T76">K</text:span><text:bookmark-end text:name="__DdeLink__1030_503529362"/></text:p>
          </table:table-cell>
        </table:table-row>
        <table:table-row table:style-name="Tableau2.15">
          <table:covered-table-cell/>
          <table:covered-table-cell/>
          <table:covered-table-cell/>
          <table:covered-table-cell/>
          <table:table-cell table:style-name="Tableau2.E15" office:value-type="string">
            <text:p text:style-name="P133">Utilisation cas réel <text:span text:style-name="T112">(avec alerte mail et Slack)</text:span></text:p>
          </table:table-cell>
          <table:table-cell table:style-name="Tableau2.F15" office:value-type="string">
            <text:p text:style-name="P260">O<text:span text:style-name="T76">K</text:span></text:p>
          </table:table-cell>
        </table:table-row>
        <table:table-row table:style-name="Tableau2.14">
          <table:covered-table-cell/>
          <table:covered-table-cell/>
          <table:covered-table-cell/>
          <table:covered-table-cell/>
          <table:table-cell table:style-name="Tableau2.E16" office:value-type="string">
            <text:p text:style-name="P132">Utilisation <text:span text:style-name="T111">san</text:span>s alerteurs</text:p>
          </table:table-cell>
          <table:table-cell table:style-name="Tableau2.F16" office:value-type="string">
            <text:p text:style-name="P260">O<text:span text:style-name="T76">K</text:span></text:p>
          </table:table-cell>
        </table:table-row>
        <table:table-row table:style-name="Tableau2.6">
          <table:table-cell table:style-name="Tableau2.A19" table:number-rows-spanned="3" office:value-type="string">
            <text:p text:style-name="P149">2</text:p>
          </table:table-cell>
          <table:table-cell table:style-name="Tableau2.B19" table:number-rows-spanned="3" office:value-type="string">
            <text:p text:style-name="P36">Alerteur Mail</text:p>
          </table:table-cell>
          <table:table-cell table:style-name="Tableau2.C19" table:number-rows-spanned="3" office:value-type="string">
            <text:p text:style-name="P31">MailNotifierTest</text:p>
          </table:table-cell>
          <table:table-cell table:style-name="Tableau2.D19" table:number-rows-spanned="3" office:value-type="string">
            <text:p text:style-name="P116">Vérification que les mail partent bien, que <text:span text:style-name="T106">l’erreur</text:span> est bien gérée.</text:p>
            <text:p text:style-name="P117">Vérification manuelle de la réception.</text:p>
          </table:table-cell>
          <table:table-cell table:style-name="Tableau2.E17" office:value-type="string">
            <text:p text:style-name="P134">Envoi à plusieurs destinataires</text:p>
          </table:table-cell>
          <table:table-cell table:style-name="Tableau2.F17" office:value-type="string">
            <text:p text:style-name="P260">O<text:span text:style-name="T76">K</text:span></text:p>
          </table:table-cell>
        </table:table-row>
        <table:table-row table:style-name="Tableau2.6">
          <table:covered-table-cell/>
          <table:covered-table-cell/>
          <table:covered-table-cell/>
          <table:covered-table-cell/>
          <table:table-cell table:style-name="Tableau2.E18" office:value-type="string">
            <text:p text:style-name="P135">Envoi à <text:span text:style-name="T115">un</text:span> destinataire <text:span text:style-name="T115">non identifié</text:span></text:p>
          </table:table-cell>
          <table:table-cell table:style-name="Tableau2.F18" office:value-type="string">
            <text:p text:style-name="P260">O<text:span text:style-name="T76">K</text:span></text:p>
          </table:table-cell>
        </table:table-row>
        <table:table-row table:style-name="Tableau2.19">
          <table:covered-table-cell/>
          <table:covered-table-cell/>
          <table:covered-table-cell/>
          <table:covered-table-cell/>
          <table:table-cell table:style-name="Tableau2.E19" office:value-type="string">
            <text:p text:style-name="P136">Envoi à <text:span text:style-name="T115">un</text:span> destinataire<text:span text:style-name="T115"> sans adresse</text:span></text:p>
          </table:table-cell>
          <table:table-cell table:style-name="Tableau2.F19" office:value-type="string">
            <text:p text:style-name="P260">O<text:span text:style-name="T76">K</text:span></text:p>
          </table:table-cell>
        </table:table-row>
        <table:table-row table:style-name="Tableau2.6">
          <table:table-cell table:style-name="Tableau2.A22" table:number-rows-spanned="3" office:value-type="string">
            <text:p text:style-name="P150">3</text:p>
          </table:table-cell>
          <table:table-cell table:style-name="Tableau2.B22" table:number-rows-spanned="3" office:value-type="string">
            <text:p text:style-name="P36">Alerteur Slack</text:p>
          </table:table-cell>
          <table:table-cell table:style-name="Tableau2.C22" table:number-rows-spanned="3" office:value-type="string">
            <text:p text:style-name="P31">SlackNotifierTest</text:p>
          </table:table-cell>
          <table:table-cell table:style-name="Tableau2.D22" table:number-rows-spanned="3" office:value-type="string">
            <text:p text:style-name="P116">Vérification du bon fonctionnement des envois sur <text:span text:style-name="T113">S</text:span>lack</text:p>
          </table:table-cell>
          <table:table-cell table:style-name="Tableau2.E20" office:value-type="string">
            <text:p text:style-name="P116">Envoi avec clé d'api de test</text:p>
          </table:table-cell>
          <table:table-cell table:style-name="Tableau2.F20" office:value-type="string">
            <text:p text:style-name="P260">O<text:span text:style-name="T76">K</text:span></text:p>
          </table:table-cell>
        </table:table-row>
        <table:table-row table:style-name="Tableau2.6">
          <table:covered-table-cell/>
          <table:covered-table-cell/>
          <table:covered-table-cell/>
          <table:covered-table-cell/>
          <table:table-cell table:style-name="Tableau2.E21" office:value-type="string">
            <text:p text:style-name="P116">Envoi avec clé d'api standard</text:p>
          </table:table-cell>
          <table:table-cell table:style-name="Tableau2.F21" office:value-type="string">
            <text:p text:style-name="P260">O<text:span text:style-name="T76">K</text:span></text:p>
          </table:table-cell>
        </table:table-row>
        <table:table-row table:style-name="Tableau2.6">
          <table:covered-table-cell/>
          <table:covered-table-cell/>
          <table:covered-table-cell/>
          <table:covered-table-cell/>
          <table:table-cell table:style-name="Tableau2.E22" office:value-type="string">
            <text:p text:style-name="P116">Envoi avec clé d'api <text:span text:style-name="T145">érronée</text:span></text:p>
          </table:table-cell>
          <table:table-cell table:style-name="Tableau2.F22" office:value-type="string">
            <text:p text:style-name="P260">O<text:span text:style-name="T76">K</text:span></text:p>
          </table:table-cell>
        </table:table-row>
        <table:table-row table:style-name="Tableau2.6">
          <table:table-cell table:style-name="Tableau2.A3" table:number-columns-spanned="4" office:value-type="string">
            <text:p text:style-name="P185"><text:span text:style-name="T45"><text:s/></text:span><text:span text:style-name="T78">Testé par : </text:span><text:span text:style-name="T79">Grégoire Pommier</text:span></text:p>
          </table:table-cell>
          <table:covered-table-cell/>
          <table:covered-table-cell/>
          <table:covered-table-cell/>
          <table:table-cell table:style-name="Tableau2.A3" office:value-type="string">
            <text:p text:style-name="P193">Le : <text:span text:style-name="T76">15/05/2017</text:span></text:p>
          </table:table-cell>
          <table:table-cell table:style-name="Tableau2.F5" office:value-type="string">
            <text:p text:style-name="P192">Couverture</text:p>
          </table:table-cell>
        </table:table-row>
        <table:table-row table:style-name="Tableau2.24">
          <table:table-cell table:style-name="Tableau2.A24" table:number-columns-spanned="3" office:value-type="string">
            <text:p text:style-name="P67">Fonctionnalité :</text:p>
          </table:table-cell>
          <table:covered-table-cell/>
          <table:covered-table-cell/>
          <table:table-cell table:style-name="Tableau2.D24" office:value-type="string">
            <text:p text:style-name="P67">Conformité :</text:p>
          </table:table-cell>
          <table:table-cell table:style-name="Tableau2.E24" office:value-type="string">
            <text:p text:style-name="P67">Ergonomie :</text:p>
          </table:table-cell>
          <table:table-cell table:style-name="Tableau2.F25" table:number-rows-spanned="2" office:value-type="string">
            <text:p text:style-name="P66">100 %</text:p>
          </table:table-cell>
        </table:table-row>
        <table:table-row table:style-name="Tableau2.25">
          <table:table-cell table:style-name="Tableau2.A25" table:number-columns-spanned="3" office:value-type="string">
            <text:p text:style-name="P264"><text:span text:style-name="T23">[X]</text:span><text:span text:style-name="T18"> </text:span><text:span text:style-name="T22">Excellente</text:span></text:p>
            <text:p text:style-name="P55"><text:span text:style-name="T19">[ <text:s/>]</text:span><text:span text:style-name="T18"> </text:span><text:span text:style-name="T22">Bonne</text:span></text:p>
            <text:p text:style-name="P55"><text:span text:style-name="T19">[ <text:s/>]</text:span><text:span text:style-name="T18"> </text:span><text:span text:style-name="T22">Moyenne</text:span></text:p>
            <text:p text:style-name="P55"><text:span text:style-name="T23">[ <text:s/>]</text:span><text:span text:style-name="T18"> </text:span><text:span text:style-name="T22">Faible</text:span></text:p>
          </table:table-cell>
          <table:covered-table-cell/>
          <table:covered-table-cell/>
          <table:table-cell table:style-name="Tableau2.D25" office:value-type="string">
            <text:p text:style-name="P264"><text:span text:style-name="T23">[X]</text:span><text:span text:style-name="T18"> </text:span><text:span text:style-name="T22">Excellente</text:span></text:p>
            <text:p text:style-name="P55"><text:span text:style-name="T19">[ <text:s/>]</text:span><text:span text:style-name="T18"> </text:span><text:span text:style-name="T22">Bonne</text:span></text:p>
            <text:p text:style-name="P55"><text:span text:style-name="T19">[ <text:s/>]</text:span><text:span text:style-name="T18"> </text:span><text:span text:style-name="T22">Moyenne</text:span></text:p>
            <text:p text:style-name="P55"><text:span text:style-name="T23">[ <text:s/>]</text:span><text:span text:style-name="T18"> </text:span><text:span text:style-name="T22">Faible</text:span></text:p>
          </table:table-cell>
          <table:table-cell table:style-name="Tableau2.E25" office:value-type="string">
            <text:p text:style-name="P264"><text:span text:style-name="T23">[</text:span><text:span text:style-name="T24">X</text:span><text:span text:style-name="T23">]</text:span><text:span text:style-name="T18"> </text:span><text:span text:style-name="T22">Excellente</text:span></text:p>
            <text:p text:style-name="P267"><text:span text:style-name="T19">[</text:span><text:span text:style-name="T20"> <text:s/></text:span><text:span text:style-name="T19">]</text:span><text:span text:style-name="T18"> </text:span><text:span text:style-name="T22">Bonne</text:span></text:p>
            <text:p text:style-name="P55"><text:span text:style-name="T19">[ <text:s/>]</text:span><text:span text:style-name="T18"> </text:span><text:span text:style-name="T22">Moyenne</text:span></text:p>
            <text:p text:style-name="P55"><text:span text:style-name="T23">[ <text:s/>]</text:span><text:span text:style-name="T18"> </text:span><text:span text:style-name="T22">Faible</text:span></text:p>
          </table:table-cell>
          <table:covered-table-cell/>
        </table:table-row>
      </table:table>
      <text:h text:style-name="P326" text:outline-level="1"/>
      <text:h text:style-name="P331" text:outline-level="1"><text:bookmark-end text:name="__DdeLink__2908_1920434926"/></text:h>
      <text:h text:style-name="P327" text:outline-level="1"><text:bookmark-start text:name="__DdeLink__1027_503529362"/><text:bookmark-start text:name="__DdeLink__1034_503529362"/></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table:number-columns-spanned="6" office:value-type="string">
            <text:p text:style-name="P240"/>
            <text:p text:style-name="P258">Module <text:span text:style-name="T103">E/S – Mécanisme de réception des données</text:span></text:p>
            <text:p text:style-name="P248"/>
          </table:table-cell>
          <table:covered-table-cell/>
          <table:covered-table-cell/>
          <table:covered-table-cell/>
          <table:covered-table-cell/>
          <table:covered-table-cell/>
        </table:table-row>
        <table:table-row table:style-name="Table9.2">
          <table:table-cell table:style-name="Table9.A2" table:number-columns-spanned="3" office:value-type="string">
            <text:p text:style-name="P170">Objectif</text:p>
          </table:table-cell>
          <table:covered-table-cell/>
          <table:covered-table-cell/>
          <table:table-cell table:style-name="Table9.D2" table:number-columns-spanned="3" office:value-type="string">
            <text:p text:style-name="P166"><text:span text:style-name="T108">Assurer la réception des logs</text:span> et le<text:span text:style-name="T108">ur stockage </text:span>dans le batch.</text:p>
          </table:table-cell>
          <table:covered-table-cell/>
          <table:covered-table-cell/>
        </table:table-row>
        <table:table-row table:style-name="Table9.2">
          <table:table-cell table:style-name="Table9.A3" table:number-columns-spanned="3" office:value-type="string">
            <text:p text:style-name="P170"><text:span text:style-name="T25">Éléments</text:span> à tester</text:p>
          </table:table-cell>
          <table:covered-table-cell/>
          <table:covered-table-cell/>
          <table:table-cell table:style-name="Table9.D3" table:number-columns-spanned="3" office:value-type="string">
            <text:list xml:id="list155620406773054" text:continue-list="list3350239357554117537" text:style-name="L6">
              <text:list-item>
                <text:p text:style-name="P318"><text:span text:style-name="T97">L'</text:span>entrée fonctionne correctement, elle est <text:span text:style-name="T81">résistante</text:span> à la mont<text:span text:style-name="T81">ée</text:span> en charge, au stress, à la durée.</text:p>
              </text:list-item>
              <text:list-item>
                <text:p text:style-name="P318"><text:span text:style-name="T97">L</text:span>es log<text:span text:style-name="T145">s</text:span> sont <text:span text:style-name="T80">correctement interprétés (parsing)</text:span></text:p>
              </text:list-item>
              <text:list-item>
                <text:p text:style-name="P318"><text:span text:style-name="T97">L</text:span>es log<text:span text:style-name="T145">s</text:span> sont bien sto<text:span text:style-name="T80">ck</text:span>és</text:p>
              </text:list-item>
            </text:list>
          </table:table-cell>
          <table:covered-table-cell/>
          <table:covered-table-cell/>
        </table:table-row>
        <table:table-row table:style-name="Table9.2">
          <table:table-cell table:style-name="Table9.A4" table:number-columns-spanned="5" office:value-type="string">
            <text:p text:style-name="P230"><text:span text:style-name="T100">Description de la stratégie </text:span>: </text:p>
          </table:table-cell>
          <table:covered-table-cell/>
          <table:covered-table-cell/>
          <table:covered-table-cell/>
          <table:covered-table-cell/>
          <table:table-cell table:style-name="Table9.F4" office:value-type="string">
            <text:p text:style-name="P231"/>
          </table:table-cell>
        </table:table-row>
        <table:table-row table:style-name="Table9.5">
          <table:table-cell table:style-name="Table9.A3" office:value-type="string">
            <text:p text:style-name="P220">I<text:span text:style-name="T42">D</text:span></text:p>
          </table:table-cell>
          <table:table-cell table:style-name="Table9.A3" office:value-type="string">
            <text:p text:style-name="P18">Mécanisme</text:p>
          </table:table-cell>
          <table:table-cell table:style-name="Table9.A3" office:value-type="string">
            <text:p text:style-name="P15">Classe de test</text:p>
          </table:table-cell>
          <table:table-cell table:style-name="Table9.A3" office:value-type="string">
            <text:p text:style-name="P207">Ce qui est vérifié</text:p>
          </table:table-cell>
          <table:table-cell table:style-name="Table9.A3" office:value-type="string">
            <text:p text:style-name="P209">Cas de test</text:p>
          </table:table-cell>
          <table:table-cell table:style-name="Table9.F5" office:value-type="string">
            <text:p text:style-name="P211">Validé ?</text:p>
          </table:table-cell>
        </table:table-row>
        <table:table-row table:style-name="Table9.6">
          <table:table-cell table:style-name="Table9.A9" table:number-rows-spanned="4" office:value-type="string">
            <text:p text:style-name="P145">1</text:p>
          </table:table-cell>
          <table:table-cell table:style-name="Table9.B9" table:number-rows-spanned="4" office:value-type="string">
            <text:p text:style-name="P40">Gestion des requêtes d'entrée</text:p>
          </table:table-cell>
          <table:table-cell table:style-name="Table9.C9" table:number-rows-spanned="4" office:value-type="string">
            <text:p text:style-name="P30">InputManager<text:span text:style-name="T75">Test</text:span></text:p>
          </table:table-cell>
          <table:table-cell table:style-name="Table9.D9" table:number-rows-spanned="4" office:value-type="string">
            <text:p text:style-name="P115"><text:span text:style-name="T119">L</text:span>e gestionnaire d'entrée gère correctement les <text:span text:style-name="T116">requêtes</text:span>, surtout en cas de stress</text:p>
          </table:table-cell>
          <table:table-cell table:style-name="Table9.E6" office:value-type="string">
            <text:p text:style-name="P137">Fonctionnement normal</text:p>
          </table:table-cell>
          <table:table-cell table:style-name="Table9.F6" office:value-type="string">
            <text:p text:style-name="P260">O<text:span text:style-name="T76">K</text:span></text:p>
          </table:table-cell>
        </table:table-row>
        <table:table-row table:style-name="Table9.6">
          <table:covered-table-cell/>
          <table:covered-table-cell/>
          <table:covered-table-cell/>
          <table:covered-table-cell/>
          <table:table-cell table:style-name="Table9.E7" office:value-type="string">
            <text:p text:style-name="P115">Stress Test</text:p>
          </table:table-cell>
          <table:table-cell table:style-name="Table9.F7" office:value-type="string">
            <text:p text:style-name="P260">O<text:span text:style-name="T76">K</text:span></text:p>
          </table:table-cell>
        </table:table-row>
        <table:table-row table:style-name="Table9.6">
          <table:covered-table-cell/>
          <table:covered-table-cell/>
          <table:covered-table-cell/>
          <table:covered-table-cell/>
          <table:table-cell table:style-name="Table9.E8" office:value-type="string">
            <text:p text:style-name="P115">Test de <text:span text:style-name="T117">requête</text:span> erronée</text:p>
          </table:table-cell>
          <table:table-cell table:style-name="Table9.F8" office:value-type="string">
            <text:p text:style-name="P260">O<text:span text:style-name="T76">K</text:span></text:p>
          </table:table-cell>
        </table:table-row>
        <table:table-row table:style-name="Table9.6">
          <table:covered-table-cell/>
          <table:covered-table-cell/>
          <table:covered-table-cell/>
          <table:covered-table-cell/>
          <table:table-cell table:style-name="Table9.E9" office:value-type="string">
            <text:p text:style-name="P115">Test de fermeture de l'entrée pendant l'envoi</text:p>
          </table:table-cell>
          <table:table-cell table:style-name="Table9.F9" office:value-type="string">
            <text:p text:style-name="P260">O<text:span text:style-name="T76">K</text:span></text:p>
          </table:table-cell>
        </table:table-row>
        <table:table-row table:style-name="Table9.6">
          <table:table-cell table:style-name="Table9.A12" table:number-rows-spanned="3" office:value-type="string">
            <text:p text:style-name="P149">2</text:p>
          </table:table-cell>
          <table:table-cell table:style-name="Table9.B12" table:number-rows-spanned="3" office:value-type="string">
            <text:p text:style-name="P41">Stockage des</text:p>
            <text:p text:style-name="P41">données reçues</text:p>
          </table:table-cell>
          <table:table-cell table:style-name="Table9.C12" table:number-rows-spanned="3" office:value-type="string">
            <text:p text:style-name="P30">LogBatch<text:span text:style-name="T75">Test</text:span></text:p>
          </table:table-cell>
          <table:table-cell table:style-name="Table9.D12" table:number-rows-spanned="3" office:value-type="string">
            <text:p text:style-name="P115"><text:span text:style-name="T145">L</text:span>e batch ne perds pas les donnée qu'on lui fourni</text:p>
          </table:table-cell>
          <table:table-cell table:style-name="Table9.E10" office:value-type="string">
            <text:p text:style-name="P115">Test du Batch vide</text:p>
          </table:table-cell>
          <table:table-cell table:style-name="Table9.F10" office:value-type="string">
            <text:p text:style-name="P260">O<text:span text:style-name="T76">K</text:span></text:p>
          </table:table-cell>
        </table:table-row>
        <table:table-row table:style-name="Table9.6">
          <table:covered-table-cell/>
          <table:covered-table-cell/>
          <table:covered-table-cell/>
          <table:covered-table-cell/>
          <table:table-cell table:style-name="Table9.E11" office:value-type="string">
            <text:p text:style-name="P115">Test d'ajout d'un log</text:p>
          </table:table-cell>
          <table:table-cell table:style-name="Table9.F11" office:value-type="string">
            <text:p text:style-name="P260">O<text:span text:style-name="T76">K</text:span></text:p>
          </table:table-cell>
        </table:table-row>
        <table:table-row table:style-name="Table9.6">
          <table:covered-table-cell/>
          <table:covered-table-cell/>
          <table:covered-table-cell/>
          <table:covered-table-cell/>
          <table:table-cell table:style-name="Table9.E12" office:value-type="string">
            <text:p text:style-name="P115">Test d'ajout de 2 logs</text:p>
          </table:table-cell>
          <table:table-cell table:style-name="Table9.F12" office:value-type="string">
            <text:p text:style-name="P260">O<text:span text:style-name="T76">K</text:span></text:p>
          </table:table-cell>
        </table:table-row>
        <table:table-row table:style-name="Table9.6">
          <table:table-cell table:style-name="Table9.A17" table:number-rows-spanned="5" office:value-type="string">
            <text:p text:style-name="P150">3</text:p>
          </table:table-cell>
          <table:table-cell table:style-name="Table9.B17" table:number-rows-spanned="5" office:value-type="string">
            <text:p text:style-name="P42">Interprétation des logs reçus</text:p>
          </table:table-cell>
          <table:table-cell table:style-name="Table9.C17" table:number-rows-spanned="5" office:value-type="string">
            <text:p text:style-name="P30">LogParser<text:span text:style-name="T75">Test</text:span></text:p>
          </table:table-cell>
          <table:table-cell table:style-name="Table9.D17" table:number-rows-spanned="5" office:value-type="string">
            <text:p text:style-name="P115"><text:span text:style-name="T145">L</text:span>e parser fonctionne correctement</text:p>
            <text:p text:style-name="P115"><text:s/></text:p>
          </table:table-cell>
          <table:table-cell table:style-name="Table9.E13" office:value-type="string">
            <text:p text:style-name="P115">Test du cas nul</text:p>
          </table:table-cell>
          <table:table-cell table:style-name="Table9.F13" office:value-type="string">
            <text:p text:style-name="P260">O<text:span text:style-name="T76">K</text:span></text:p>
          </table:table-cell>
        </table:table-row>
        <table:table-row table:style-name="Table9.6">
          <table:covered-table-cell/>
          <table:covered-table-cell/>
          <table:covered-table-cell/>
          <table:covered-table-cell/>
          <table:table-cell table:style-name="Table9.E14" office:value-type="string">
            <text:p text:style-name="P115">Test du cas sta<text:span text:style-name="T83">ndard</text:span></text:p>
          </table:table-cell>
          <table:table-cell table:style-name="Table9.F14" office:value-type="string">
            <text:p text:style-name="P260">O<text:span text:style-name="T76">K</text:span></text:p>
          </table:table-cell>
        </table:table-row>
        <table:table-row table:style-name="Table9.6">
          <table:covered-table-cell/>
          <table:covered-table-cell/>
          <table:covered-table-cell/>
          <table:covered-table-cell/>
          <table:table-cell table:style-name="Table9.E15" office:value-type="string">
            <text:p text:style-name="P118">Test <text:span text:style-name="T84">d'un cas limite</text:span></text:p>
          </table:table-cell>
          <table:table-cell table:style-name="Table9.F15" office:value-type="string">
            <text:p text:style-name="P260">O<text:span text:style-name="T76">K</text:span></text:p>
          </table:table-cell>
        </table:table-row>
        <table:table-row table:style-name="Table9.6">
          <table:covered-table-cell/>
          <table:covered-table-cell/>
          <table:covered-table-cell/>
          <table:covered-table-cell/>
          <table:table-cell table:style-name="Table9.E16" office:value-type="string">
            <text:p text:style-name="P119">Test mauvais entête</text:p>
          </table:table-cell>
          <table:table-cell table:style-name="Table9.F16" office:value-type="string">
            <text:p text:style-name="P260">O<text:span text:style-name="T76">K</text:span></text:p>
          </table:table-cell>
        </table:table-row>
        <table:table-row table:style-name="Table9.6">
          <table:covered-table-cell/>
          <table:covered-table-cell/>
          <table:covered-table-cell/>
          <table:covered-table-cell/>
          <table:table-cell table:style-name="Table9.E17" office:value-type="string">
            <text:p text:style-name="P119">Test mauvais format</text:p>
          </table:table-cell>
          <table:table-cell table:style-name="Table9.F17" office:value-type="string">
            <text:p text:style-name="P260">O<text:span text:style-name="T76">K</text:span></text:p>
          </table:table-cell>
        </table:table-row>
        <table:table-row table:style-name="Table9.6">
          <table:table-cell table:style-name="Table9.A3" table:number-columns-spanned="4" office:value-type="string">
            <text:p text:style-name="P185"><text:span text:style-name="T45"><text:s/></text:span><text:span text:style-name="T78">Testé par : </text:span><text:span text:style-name="T79">Grégoire Pommier</text:span></text:p>
          </table:table-cell>
          <table:covered-table-cell/>
          <table:covered-table-cell/>
          <table:covered-table-cell/>
          <table:table-cell table:style-name="Table9.A3" office:value-type="string">
            <text:p text:style-name="P193">Le : <text:span text:style-name="T76">15/05/2017</text:span></text:p>
          </table:table-cell>
          <table:table-cell table:style-name="Table9.F5" office:value-type="string">
            <text:p text:style-name="P192">Couverture</text:p>
          </table:table-cell>
        </table:table-row>
        <table:table-row table:style-name="Table9.19">
          <table:table-cell table:style-name="Table9.A19" table:number-columns-spanned="3" office:value-type="string">
            <text:p text:style-name="P67">Fonctionnalité :</text:p>
          </table:table-cell>
          <table:covered-table-cell/>
          <table:covered-table-cell/>
          <table:table-cell table:style-name="Table9.D19" office:value-type="string">
            <text:p text:style-name="P67">Conformité :</text:p>
          </table:table-cell>
          <table:table-cell table:style-name="Table9.E19" office:value-type="string">
            <text:p text:style-name="P67">Ergonomie :</text:p>
          </table:table-cell>
          <table:table-cell table:style-name="Table9.F20" table:number-rows-spanned="2" office:value-type="string">
            <text:p text:style-name="P66">100 %</text:p>
          </table:table-cell>
        </table:table-row>
        <table:table-row table:style-name="Table9.6">
          <table:table-cell table:style-name="Table9.A20" table:number-columns-spanned="3" office:value-type="string">
            <text:p text:style-name="P264"><text:span text:style-name="T23">[X]</text:span><text:span text:style-name="T18"> </text:span><text:span text:style-name="T22">Excellente</text:span></text:p>
            <text:p text:style-name="P55"><text:span text:style-name="T19">[ <text:s/>]</text:span><text:span text:style-name="T18"> </text:span><text:span text:style-name="T22">Bonne</text:span></text:p>
            <text:p text:style-name="P55"><text:span text:style-name="T19">[ <text:s/>]</text:span><text:span text:style-name="T18"> </text:span><text:span text:style-name="T22">Moyenne</text:span></text:p>
            <text:p text:style-name="P55"><text:span text:style-name="T23">[ <text:s/>]</text:span><text:span text:style-name="T18"> </text:span><text:span text:style-name="T22">Faible</text:span></text:p>
          </table:table-cell>
          <table:covered-table-cell/>
          <table:covered-table-cell/>
          <table:table-cell table:style-name="Table9.D20" office:value-type="string">
            <text:p text:style-name="P264"><text:span text:style-name="T23">[X]</text:span><text:span text:style-name="T18"> </text:span><text:span text:style-name="T22">Excellente</text:span></text:p>
            <text:p text:style-name="P55"><text:span text:style-name="T19">[ <text:s/>]</text:span><text:span text:style-name="T18"> </text:span><text:span text:style-name="T22">Bonne</text:span></text:p>
            <text:p text:style-name="P55"><text:span text:style-name="T19">[ <text:s/>]</text:span><text:span text:style-name="T18"> </text:span><text:span text:style-name="T22">Moyenne</text:span></text:p>
            <text:p text:style-name="P55"><text:span text:style-name="T23">[ <text:s/>]</text:span><text:span text:style-name="T18"> </text:span><text:span text:style-name="T22">Faible</text:span></text:p>
          </table:table-cell>
          <table:table-cell table:style-name="Table9.E20" office:value-type="string">
            <text:p text:style-name="P267"><text:span text:style-name="T23">[ <text:s/>]</text:span><text:span text:style-name="T18"> </text:span><text:span text:style-name="T22">Excellente</text:span></text:p>
            <text:p text:style-name="P264"><text:span text:style-name="T19">[</text:span><text:span text:style-name="T20">X</text:span><text:span text:style-name="T19">]</text:span><text:span text:style-name="T18"> </text:span><text:span text:style-name="T22">Bonne</text:span></text:p>
            <text:p text:style-name="P55"><text:span text:style-name="T19">[ <text:s/>]</text:span><text:span text:style-name="T18"> </text:span><text:span text:style-name="T22">Moyenne</text:span></text:p>
            <text:p text:style-name="P55"><text:span text:style-name="T23">[ <text:s/>]</text:span><text:span text:style-name="T18"> </text:span><text:span text:style-name="T22">Faible</text:span></text:p>
          </table:table-cell>
          <table:covered-table-cell/>
        </table:table-row>
      </table:table>
      <text:h text:style-name="P332" text:outline-level="1"/>
      <text:h text:style-name="P334" text:outline-level="1"><text:bookmark-end text:name="__DdeLink__1027_503529362"/></text:h>
      <text:h text:style-name="P333" text:outline-level="1"><text:bookmark-end text:name="__DdeLink__1034_503529362"/></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style-name="Tableau3.1">
          <table:table-cell table:style-name="Tableau3.A1" table:number-columns-spanned="6" office:value-type="string">
            <text:p text:style-name="P240"/>
            <text:p text:style-name="P258">Module <text:span text:style-name="T85">Utilitaire</text:span></text:p>
            <text:p text:style-name="P248"/>
          </table:table-cell>
          <table:covered-table-cell/>
          <table:covered-table-cell/>
          <table:covered-table-cell/>
          <table:covered-table-cell/>
          <table:covered-table-cell/>
        </table:table-row>
        <table:table-row table:style-name="Tableau3.2">
          <table:table-cell table:style-name="Tableau3.A2" table:number-columns-spanned="3" office:value-type="string">
            <text:p text:style-name="P170">Objectif</text:p>
          </table:table-cell>
          <table:covered-table-cell/>
          <table:covered-table-cell/>
          <table:table-cell table:style-name="Tableau3.D2" table:number-columns-spanned="3" office:value-type="string">
            <text:p text:style-name="P168"><text:span text:style-name="T138">Gérer</text:span> <text:span text:style-name="T138">l</text:span>es propriété<text:span text:style-name="T94">s définies par les fichiers de configuration</text:span></text:p>
          </table:table-cell>
          <table:covered-table-cell/>
          <table:covered-table-cell/>
        </table:table-row>
        <table:table-row table:style-name="Tableau3.2">
          <table:table-cell table:style-name="Tableau3.A3" table:number-columns-spanned="3" office:value-type="string">
            <text:p text:style-name="P170"><text:span text:style-name="T25">Éléments</text:span> à tester</text:p>
          </table:table-cell>
          <table:covered-table-cell/>
          <table:covered-table-cell/>
          <table:table-cell table:style-name="Tableau3.D3" table:number-columns-spanned="3" office:value-type="string">
            <text:list xml:id="list2401564443260151816" text:style-name="L8">
              <text:list-item>
                <text:p text:style-name="P319">La manipulation des fichier<text:span text:style-name="T121">s</text:span> <text:span text:style-name="T139">(lecture/écriture) et de leurs propriétés associées</text:span></text:p>
              </text:list-item>
              <text:list-item>
                <text:p text:style-name="P320">L'encryptage <text:span text:style-name="T122">des propriétés dans les fichiers.</text:span></text:p>
              </text:list-item>
            </text:list>
          </table:table-cell>
          <table:covered-table-cell/>
          <table:covered-table-cell/>
        </table:table-row>
        <table:table-row table:style-name="Tableau3.2">
          <table:table-cell table:style-name="Tableau3.A4" table:number-columns-spanned="5" office:value-type="string">
            <text:p text:style-name="P230"><text:span text:style-name="T100">Description de la stratégie </text:span>: </text:p>
          </table:table-cell>
          <table:covered-table-cell/>
          <table:covered-table-cell/>
          <table:covered-table-cell/>
          <table:covered-table-cell/>
          <table:table-cell table:style-name="Tableau3.F4" office:value-type="string">
            <text:p text:style-name="P231"/>
          </table:table-cell>
        </table:table-row>
        <table:table-row table:style-name="Tableau3.5">
          <table:table-cell table:style-name="Tableau3.A3" office:value-type="string">
            <text:p text:style-name="P221">I<text:span text:style-name="T118">D</text:span></text:p>
          </table:table-cell>
          <table:table-cell table:style-name="Tableau3.A3" office:value-type="string">
            <text:p text:style-name="P18">Mécanisme</text:p>
          </table:table-cell>
          <table:table-cell table:style-name="Tableau3.A3" office:value-type="string">
            <text:p text:style-name="P15">Classe de test</text:p>
          </table:table-cell>
          <table:table-cell table:style-name="Tableau3.A3" office:value-type="string">
            <text:p text:style-name="P207">Ce qui est vérifié</text:p>
          </table:table-cell>
          <table:table-cell table:style-name="Tableau3.A3" office:value-type="string">
            <text:p text:style-name="P209">Cas de test</text:p>
          </table:table-cell>
          <table:table-cell table:style-name="Tableau3.F5" office:value-type="string">
            <text:p text:style-name="P211">Validé ?</text:p>
          </table:table-cell>
        </table:table-row>
        <table:table-row table:style-name="Tableau3.6">
          <table:table-cell table:style-name="Tableau3.A9" table:number-rows-spanned="4" office:value-type="string">
            <text:p text:style-name="P145">1</text:p>
          </table:table-cell>
          <table:table-cell table:style-name="Tableau3.B9" table:number-rows-spanned="4" office:value-type="string">
            <text:p text:style-name="P43">Gestionnaire de propriétés</text:p>
          </table:table-cell>
          <table:table-cell table:style-name="Tableau3.C9" table:number-rows-spanned="4" office:value-type="string">
            <text:p text:style-name="P32">PropertyManagerTest</text:p>
          </table:table-cell>
          <table:table-cell table:style-name="Tableau3.D9" table:number-rows-spanned="4" office:value-type="string">
            <text:p text:style-name="P120">Vérifier que les propriété<text:span text:style-name="T124">s</text:span> sont manipulés <text:span text:style-name="T123">correctement</text:span>, et que les fichiers <text:span text:style-name="T126">associés</text:span> <text:span text:style-name="T125">correspondent aux propriétés du gestionnaire</text:span></text:p>
          </table:table-cell>
          <table:table-cell table:style-name="Tableau3.E6" office:value-type="string">
            <text:p text:style-name="P124"><text:span text:style-name="T140">C</text:span>hargement de fichier inexistant</text:p>
          </table:table-cell>
          <table:table-cell table:style-name="Tableau3.F6" office:value-type="string">
            <text:p text:style-name="P260">O<text:span text:style-name="T76">K</text:span></text:p>
          </table:table-cell>
        </table:table-row>
        <table:table-row table:style-name="Tableau3.6">
          <table:covered-table-cell/>
          <table:covered-table-cell/>
          <table:covered-table-cell/>
          <table:covered-table-cell/>
          <table:table-cell table:style-name="Tableau3.E7" office:value-type="string">
            <text:p text:style-name="P124"><text:span text:style-name="T140">L</text:span>ecture d'un fichier existant</text:p>
          </table:table-cell>
          <table:table-cell table:style-name="Tableau3.F7" office:value-type="string">
            <text:p text:style-name="P260">O<text:span text:style-name="T76">K</text:span></text:p>
          </table:table-cell>
        </table:table-row>
        <table:table-row table:style-name="Tableau3.6">
          <table:covered-table-cell/>
          <table:covered-table-cell/>
          <table:covered-table-cell/>
          <table:covered-table-cell/>
          <table:table-cell table:style-name="Tableau3.E8" office:value-type="string">
            <text:p text:style-name="P124"><text:span text:style-name="T140">S</text:span>auvegarde <text:span text:style-name="T140">des propriétés du gestionnaire</text:span></text:p>
          </table:table-cell>
          <table:table-cell table:style-name="Tableau3.F8" office:value-type="string">
            <text:p text:style-name="P260">O<text:span text:style-name="T76">K</text:span></text:p>
          </table:table-cell>
        </table:table-row>
        <table:table-row table:style-name="Tableau3.6">
          <table:covered-table-cell/>
          <table:covered-table-cell/>
          <table:covered-table-cell/>
          <table:covered-table-cell/>
          <table:table-cell table:style-name="Tableau3.E9" office:value-type="string">
            <text:p text:style-name="P124"><text:span text:style-name="T141">L</text:span>ecture d'un fichier vide</text:p>
          </table:table-cell>
          <table:table-cell table:style-name="Tableau3.F9" office:value-type="string">
            <text:p text:style-name="P260">O<text:span text:style-name="T76">K</text:span></text:p>
          </table:table-cell>
        </table:table-row>
        <table:table-row table:style-name="Tableau3.6">
          <table:table-cell table:style-name="Tableau3.A11" table:number-rows-spanned="3" office:value-type="string">
            <text:p text:style-name="P149">2</text:p>
          </table:table-cell>
          <table:table-cell table:style-name="Tableau3.B11" table:number-rows-spanned="3" office:value-type="string">
            <text:p text:style-name="P44"><text:span text:style-name="T127">Cryptage</text:span> de<text:span text:style-name="T127">s</text:span> propriétés</text:p>
          </table:table-cell>
          <table:table-cell table:style-name="Tableau3.C11" table:number-rows-spanned="3" office:value-type="string">
            <text:p text:style-name="P32">EncrypterPropertyManagerTEst</text:p>
          </table:table-cell>
          <table:table-cell table:style-name="Tableau3.D11" table:number-rows-spanned="3" office:value-type="string">
            <text:p text:style-name="P120">Vérifier que l'encryptage se fait <text:span text:style-name="T123">correctement.</text:span></text:p>
          </table:table-cell>
          <table:table-cell table:style-name="Tableau3.E10" office:value-type="string">
            <text:p text:style-name="P325">Sauvegarde de donnée dans un fichier</text:p>
          </table:table-cell>
          <table:table-cell table:style-name="Tableau3.F10" office:value-type="string">
            <text:p text:style-name="P260">O<text:span text:style-name="T76">K</text:span></text:p>
          </table:table-cell>
        </table:table-row>
        <table:table-row table:style-name="Tableau3.6">
          <table:covered-table-cell/>
          <table:covered-table-cell/>
          <table:covered-table-cell/>
          <table:covered-table-cell/>
          <table:table-cell table:style-name="Tableau3.E11" office:value-type="string">
            <text:p text:style-name="P325">Chargement de donnée depuis un fichier</text:p>
          </table:table-cell>
          <table:table-cell table:style-name="Tableau3.F11" office:value-type="string">
            <text:p text:style-name="P260">O<text:span text:style-name="T76">K</text:span></text:p>
          </table:table-cell>
        </table:table-row>
        <table:table-row table:style-name="Tableau3.6">
          <table:covered-table-cell/>
          <table:covered-table-cell/>
          <table:covered-table-cell/>
          <table:covered-table-cell/>
          <table:table-cell table:style-name="Tableau3.E12" office:value-type="string">
            <text:p text:style-name="P325">Chargement de donnée depuis un fichier vide</text:p>
          </table:table-cell>
          <table:table-cell table:style-name="Tableau3.F12" office:value-type="string">
            <text:p text:style-name="P262">OK</text:p>
          </table:table-cell>
        </table:table-row>
        <table:table-row table:style-name="Tableau3.6">
          <table:table-cell table:style-name="Tableau3.A3" table:number-columns-spanned="4" office:value-type="string">
            <text:p text:style-name="P185"><text:span text:style-name="T45"><text:s/></text:span><text:span text:style-name="T78">Testé par : </text:span><text:span text:style-name="T79">Grégoire Pommier</text:span></text:p>
          </table:table-cell>
          <table:covered-table-cell/>
          <table:covered-table-cell/>
          <table:covered-table-cell/>
          <table:table-cell table:style-name="Tableau3.A3" office:value-type="string">
            <text:p text:style-name="P193">Le : <text:span text:style-name="T76">15/05/2017</text:span></text:p>
          </table:table-cell>
          <table:table-cell table:style-name="Tableau3.F5" office:value-type="string">
            <text:p text:style-name="P192">Couverture</text:p>
          </table:table-cell>
        </table:table-row>
        <table:table-row table:style-name="Tableau3.14">
          <table:table-cell table:style-name="Tableau3.A14" table:number-columns-spanned="3" office:value-type="string">
            <text:p text:style-name="P67">Fonctionnalité :</text:p>
          </table:table-cell>
          <table:covered-table-cell/>
          <table:covered-table-cell/>
          <table:table-cell table:style-name="Tableau3.D14" office:value-type="string">
            <text:p text:style-name="P67">Conformité :</text:p>
          </table:table-cell>
          <table:table-cell table:style-name="Tableau3.E14" office:value-type="string">
            <text:p text:style-name="P67">Ergonomie :</text:p>
          </table:table-cell>
          <table:table-cell table:style-name="Tableau3.F15" table:number-rows-spanned="2" office:value-type="string">
            <text:p text:style-name="P66">100 %</text:p>
          </table:table-cell>
        </table:table-row>
        <table:table-row table:style-name="Tableau3.6">
          <table:table-cell table:style-name="Tableau3.A15" table:number-columns-spanned="3" office:value-type="string">
            <text:p text:style-name="P264"><text:span text:style-name="T23">[X]</text:span><text:span text:style-name="T18"> </text:span><text:span text:style-name="T22">Excellente</text:span></text:p>
            <text:p text:style-name="P55"><text:span text:style-name="T19">[ <text:s/>]</text:span><text:span text:style-name="T18"> </text:span><text:span text:style-name="T22">Bonne</text:span></text:p>
            <text:p text:style-name="P55"><text:span text:style-name="T19">[ <text:s/>]</text:span><text:span text:style-name="T18"> </text:span><text:span text:style-name="T22">Moyenne</text:span></text:p>
            <text:p text:style-name="P55"><text:span text:style-name="T23">[ <text:s/>]</text:span><text:span text:style-name="T18"> </text:span><text:span text:style-name="T22">Faible</text:span></text:p>
          </table:table-cell>
          <table:covered-table-cell/>
          <table:covered-table-cell/>
          <table:table-cell table:style-name="Tableau3.D15" office:value-type="string">
            <text:p text:style-name="P264"><text:span text:style-name="T23">[X]</text:span><text:span text:style-name="T18"> </text:span><text:span text:style-name="T22">Excellente</text:span></text:p>
            <text:p text:style-name="P55"><text:span text:style-name="T19">[ <text:s/>]</text:span><text:span text:style-name="T18"> </text:span><text:span text:style-name="T22">Bonne</text:span></text:p>
            <text:p text:style-name="P55"><text:span text:style-name="T19">[ <text:s/>]</text:span><text:span text:style-name="T18"> </text:span><text:span text:style-name="T22">Moyenne</text:span></text:p>
            <text:p text:style-name="P55"><text:span text:style-name="T23">[ <text:s/>]</text:span><text:span text:style-name="T18"> </text:span><text:span text:style-name="T22">Faible</text:span></text:p>
          </table:table-cell>
          <table:table-cell table:style-name="Tableau3.E15" office:value-type="string">
            <text:p text:style-name="P267"><text:span text:style-name="T23">[ <text:s/>]</text:span><text:span text:style-name="T18"> </text:span><text:span text:style-name="T22">Excellente</text:span></text:p>
            <text:p text:style-name="P264"><text:span text:style-name="T19">[</text:span><text:span text:style-name="T20">X</text:span><text:span text:style-name="T19">]</text:span><text:span text:style-name="T18"> </text:span><text:span text:style-name="T22">Bonne</text:span></text:p>
            <text:p text:style-name="P55"><text:span text:style-name="T19">[ <text:s/>]</text:span><text:span text:style-name="T18"> </text:span><text:span text:style-name="T22">Moyenne</text:span></text:p>
            <text:p text:style-name="P55"><text:span text:style-name="T23">[ <text:s/>]</text:span><text:span text:style-name="T18"> </text:span><text:span text:style-name="T22">Faible</text:span></text:p>
          </table:table-cell>
          <table:covered-table-cell/>
        </table:table-row>
      </table:table>
      <text:h text:style-name="P332" text:outline-level="1"/>
      <text:h text:style-name="P332" text:outline-level="1"/>
      <text:h text:style-name="P332" text:outline-level="1"/>
      <text:h text:style-name="P332" text:outline-level="1"/>
      <text:h text:style-name="P332" text:outline-level="1"/>
      <text:h text:style-name="P332" text:outline-level="1"/>
      <text:h text:style-name="P332" text:outline-level="1"/>
      <text:h text:style-name="P332" text:outline-level="1"/>
      <text:h text:style-name="P332" text:outline-level="1"/>
      <text:h text:style-name="P332" text:outline-level="1"/>
      <text:h text:style-name="P332" text:outline-level="1"/>
      <text:h text:style-name="P332" text:outline-level="1"/>
      <text:h text:style-name="P332" text:outline-level="1"/>
      <text:h text:style-name="P332" text:outline-level="1"/>
      <text:h text:style-name="P332" text:outline-level="1"/>
      <text:h text:style-name="P327" text:outline-level="1"><text:bookmark-start text:name="__DdeLink__1027_5035293621"/></text:h>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ext:soft-page-break/>
        <table:table-row table:style-name="Tableau5.1">
          <table:table-cell table:style-name="Tableau5.A1" table:number-columns-spanned="6" office:value-type="string">
            <text:p text:style-name="P240"/>
            <text:p text:style-name="P258">Module <text:span text:style-name="T94">de Gestion des Données</text:span></text:p>
            <text:p text:style-name="P250"/>
          </table:table-cell>
          <table:covered-table-cell/>
          <table:covered-table-cell/>
          <table:covered-table-cell/>
          <table:covered-table-cell/>
          <table:covered-table-cell/>
        </table:table-row>
        <table:table-row table:style-name="Tableau5.2">
          <table:table-cell table:style-name="Tableau5.A2" table:number-columns-spanned="3" office:value-type="string">
            <text:p text:style-name="P170">Objectif</text:p>
          </table:table-cell>
          <table:covered-table-cell/>
          <table:covered-table-cell/>
          <table:table-cell table:style-name="Tableau5.D2" table:number-columns-spanned="3" office:value-type="string">
            <text:p text:style-name="P169">Assurer la <text:span text:style-name="T101">persistance</text:span> des données <text:span text:style-name="T101">reçues</text:span> par SmartLogger</text:p>
          </table:table-cell>
          <table:covered-table-cell/>
          <table:covered-table-cell/>
        </table:table-row>
        <table:table-row table:style-name="Tableau5.2">
          <table:table-cell table:style-name="Tableau5.A3" table:number-columns-spanned="3" office:value-type="string">
            <text:p text:style-name="P170"><text:span text:style-name="T25">Éléments</text:span> à tester</text:p>
          </table:table-cell>
          <table:covered-table-cell/>
          <table:covered-table-cell/>
          <table:table-cell table:style-name="Tableau5.D3" table:number-columns-spanned="3" office:value-type="string">
            <text:p text:style-name="P169">La bonne manipulation de la base de données, ainsi que son contenu</text:p>
          </table:table-cell>
          <table:covered-table-cell/>
          <table:covered-table-cell/>
        </table:table-row>
        <table:table-row table:style-name="Tableau5.2">
          <table:table-cell table:style-name="Tableau5.A4" table:number-columns-spanned="6" office:value-type="string">
            <text:p text:style-name="P230"><text:span text:style-name="T100">Description de la stratégie </text:span>: </text:p>
          </table:table-cell>
          <table:covered-table-cell/>
          <table:covered-table-cell/>
          <table:covered-table-cell/>
          <table:covered-table-cell/>
          <table:covered-table-cell/>
        </table:table-row>
        <table:table-row table:style-name="Tableau5.5">
          <table:table-cell table:style-name="Tableau5.A3" office:value-type="string">
            <text:p text:style-name="P220">I<text:span text:style-name="T42">D</text:span></text:p>
          </table:table-cell>
          <table:table-cell table:style-name="Tableau5.A3" office:value-type="string">
            <text:p text:style-name="P19">Mécanisme</text:p>
          </table:table-cell>
          <table:table-cell table:style-name="Tableau5.A3" office:value-type="string">
            <text:p text:style-name="P15">Classe de test</text:p>
          </table:table-cell>
          <table:table-cell table:style-name="Tableau5.A3" office:value-type="string">
            <text:p text:style-name="P207">Ce qui est vérifié</text:p>
          </table:table-cell>
          <table:table-cell table:style-name="Tableau5.A3" office:value-type="string">
            <text:p text:style-name="P209">Cas de test</text:p>
          </table:table-cell>
          <table:table-cell table:style-name="Tableau5.F5" office:value-type="string">
            <text:p text:style-name="P211">Validé ?</text:p>
          </table:table-cell>
        </table:table-row>
        <table:table-row table:style-name="Tableau5.6">
          <table:table-cell table:style-name="Tableau5.A6" office:value-type="string">
            <text:p text:style-name="P145">1</text:p>
          </table:table-cell>
          <table:table-cell table:style-name="Tableau5.B6" office:value-type="string">
            <text:p text:style-name="P33"><text:span text:style-name="T128">Représentation d'un</text:span>Log</text:p>
          </table:table-cell>
          <table:table-cell table:style-name="Tableau5.C6" office:value-type="string">
            <text:p text:style-name="P33">LogTest</text:p>
          </table:table-cell>
          <table:table-cell table:style-name="Tableau5.D6" office:value-type="string">
            <text:p text:style-name="P120">Le bon fonctionnement de l'objet Log</text:p>
          </table:table-cell>
          <table:table-cell table:style-name="Tableau5.E6" office:value-type="string">
            <text:p text:style-name="P139">Validité du modèle par rapport aux informations à stocker</text:p>
          </table:table-cell>
          <table:table-cell table:style-name="Tableau5.F6" office:value-type="string">
            <text:p text:style-name="P260">O<text:span text:style-name="T76">K</text:span></text:p>
          </table:table-cell>
        </table:table-row>
        <table:table-row table:style-name="Tableau5.6">
          <table:table-cell table:style-name="Tableau5.A12" table:number-rows-spanned="6" office:value-type="string">
            <text:p text:style-name="P149">2</text:p>
          </table:table-cell>
          <table:table-cell table:style-name="Tableau5.B12" table:number-rows-spanned="6" office:value-type="string">
            <text:p text:style-name="P33">DAO</text:p>
          </table:table-cell>
          <table:table-cell table:style-name="Tableau5.C12" table:number-rows-spanned="6" office:value-type="string">
            <text:p text:style-name="P33">DAOTest</text:p>
          </table:table-cell>
          <table:table-cell table:style-name="Tableau5.D12" table:number-rows-spanned="6" office:value-type="string">
            <text:p text:style-name="P120">Test fonctionnels CRUD sur la base de donnée.</text:p>
            <text:p text:style-name="P122">Test de réaction<text:span text:style-name="T132">s</text:span> </text:p>
            <text:p text:style-name="P122">en cas <text:span text:style-name="T104">d’erreur.</text:span></text:p>
          </table:table-cell>
          <table:table-cell table:style-name="Tableau5.E7" office:value-type="string">
            <text:p text:style-name="P120">Te<text:span text:style-name="T131">ntative</text:span> <text:span text:style-name="T105">d’accès</text:span> sans base <text:span text:style-name="T131">de données associée</text:span></text:p>
          </table:table-cell>
          <table:table-cell table:style-name="Tableau5.F7" office:value-type="string">
            <text:p text:style-name="P260">O<text:span text:style-name="T76">K</text:span></text:p>
          </table:table-cell>
        </table:table-row>
        <table:table-row table:style-name="Tableau5.6">
          <table:covered-table-cell/>
          <table:covered-table-cell/>
          <table:covered-table-cell/>
          <table:covered-table-cell/>
          <table:table-cell table:style-name="Tableau5.E8" office:value-type="string">
            <text:p text:style-name="P121"><text:span text:style-name="T130">Procédure d'i</text:span>n<text:span text:style-name="T131">itialisation de la table de données</text:span></text:p>
          </table:table-cell>
          <table:table-cell table:style-name="Tableau5.F8" office:value-type="string">
            <text:p text:style-name="P260">O<text:span text:style-name="T76">K</text:span></text:p>
          </table:table-cell>
        </table:table-row>
        <table:table-row table:style-name="Tableau5.6">
          <table:covered-table-cell/>
          <table:covered-table-cell/>
          <table:covered-table-cell/>
          <table:covered-table-cell/>
          <table:table-cell table:style-name="Tableau5.E11" office:value-type="string">
            <text:p text:style-name="P120"><text:span text:style-name="T130">Procédure d'i</text:span>nsertion</text:p>
          </table:table-cell>
          <table:table-cell table:style-name="Tableau5.F11" office:value-type="string">
            <text:p text:style-name="P260">O<text:span text:style-name="T76">K</text:span></text:p>
          </table:table-cell>
        </table:table-row>
        <table:table-row table:style-name="Tableau5.6">
          <table:covered-table-cell/>
          <table:covered-table-cell/>
          <table:covered-table-cell/>
          <table:covered-table-cell/>
          <table:table-cell table:style-name="Tableau5.E11" office:value-type="string">
            <text:p text:style-name="P323">Accès avec des identifiants d'accès</text:p>
          </table:table-cell>
          <table:table-cell table:style-name="Tableau5.F11" office:value-type="string">
            <text:p text:style-name="P260">O<text:span text:style-name="T76">K</text:span></text:p>
          </table:table-cell>
        </table:table-row>
        <table:table-row table:style-name="Tableau5.6">
          <table:covered-table-cell/>
          <table:covered-table-cell/>
          <table:covered-table-cell/>
          <table:covered-table-cell/>
          <table:table-cell table:style-name="Tableau5.E11" office:value-type="string">
            <text:p text:style-name="P120"><text:span text:style-name="T129">Accès</text:span> avec identifiant inexistant <text:span text:style-name="T133">ou incorrects</text:span></text:p>
          </table:table-cell>
          <table:table-cell table:style-name="Tableau5.F11" office:value-type="string">
            <text:p text:style-name="P260">O<text:span text:style-name="T76">K</text:span></text:p>
          </table:table-cell>
        </table:table-row>
        <table:table-row table:style-name="Tableau5.6">
          <table:covered-table-cell/>
          <table:covered-table-cell/>
          <table:covered-table-cell/>
          <table:covered-table-cell/>
          <table:table-cell table:style-name="Tableau5.E12" office:value-type="string">
            <text:p text:style-name="P324">Procédure de mise à jour d'une valeur</text:p>
          </table:table-cell>
          <table:table-cell table:style-name="Tableau5.F12" office:value-type="string">
            <text:p text:style-name="P260">O<text:span text:style-name="T76">K</text:span></text:p>
          </table:table-cell>
        </table:table-row>
        <table:table-row table:style-name="Tableau5.6">
          <table:table-cell table:style-name="Tableau5.A16" table:number-rows-spanned="4" office:value-type="string">
            <text:p text:style-name="P150">3</text:p>
          </table:table-cell>
          <table:table-cell table:style-name="Tableau5.B16" table:number-rows-spanned="4" office:value-type="string">
            <text:p text:style-name="P45">Connecteur</text:p>
          </table:table-cell>
          <table:table-cell table:style-name="Tableau5.C16" table:number-rows-spanned="4" office:value-type="string">
            <text:p text:style-name="P33">DBCon<text:span text:style-name="T99">n</text:span>ectorTest</text:p>
          </table:table-cell>
          <table:table-cell table:style-name="Tableau5.D16" table:number-rows-spanned="4" office:value-type="string">
            <text:p text:style-name="P120">Tester la <text:span text:style-name="T135">réalisation de la</text:span> connexion <text:span text:style-name="T135">à</text:span> la base de données <text:span text:style-name="T135">distante</text:span></text:p>
          </table:table-cell>
          <table:table-cell table:style-name="Tableau5.E13" office:value-type="string">
            <text:p text:style-name="P140">Réalisation de la connexion</text:p>
          </table:table-cell>
          <table:table-cell table:style-name="Tableau5.F13" office:value-type="string">
            <text:p text:style-name="P260">O<text:span text:style-name="T76">K</text:span></text:p>
          </table:table-cell>
        </table:table-row>
        <table:table-row table:style-name="Tableau5.6">
          <table:covered-table-cell/>
          <table:covered-table-cell/>
          <table:covered-table-cell/>
          <table:covered-table-cell/>
          <table:table-cell table:style-name="Tableau5.E14" office:value-type="string">
            <text:p text:style-name="P120"><text:span text:style-name="T135">F</text:span>ermeture <text:span text:style-name="T135">d'un connecteur ouvert</text:span></text:p>
          </table:table-cell>
          <table:table-cell table:style-name="Tableau5.F14" office:value-type="string">
            <text:p text:style-name="P260">O<text:span text:style-name="T76">K</text:span></text:p>
          </table:table-cell>
        </table:table-row>
        <table:table-row table:style-name="Tableau5.6">
          <table:covered-table-cell/>
          <table:covered-table-cell/>
          <table:covered-table-cell/>
          <table:covered-table-cell/>
          <table:table-cell table:style-name="Tableau5.E16" office:value-type="string">
            <text:p text:style-name="P123"><text:span text:style-name="T136">F</text:span>ermeture d'un <text:span text:style-name="T134">connecteur déjà</text:span> fermé</text:p>
          </table:table-cell>
          <table:table-cell table:style-name="Tableau5.F16" office:value-type="string">
            <text:p text:style-name="P260"><text:bookmark-start text:name="__DdeLink__1037_503529362"/>O<text:span text:style-name="T76">K</text:span><text:bookmark-end text:name="__DdeLink__1037_503529362"/></text:p>
          </table:table-cell>
        </table:table-row>
        <table:table-row table:style-name="Tableau5.6">
          <table:covered-table-cell/>
          <table:covered-table-cell/>
          <table:covered-table-cell/>
          <table:covered-table-cell/>
          <table:table-cell table:style-name="Tableau5.E16" office:value-type="string">
            <text:p text:style-name="P120"><text:span text:style-name="T136">O</text:span>uverture d'un <text:span text:style-name="T134">connecteur</text:span> <text:span text:style-name="T136">déjà </text:span>ouvert</text:p>
          </table:table-cell>
          <table:table-cell table:style-name="Tableau5.F16" office:value-type="string">
            <text:p text:style-name="P260">O<text:span text:style-name="T76">K</text:span></text:p>
          </table:table-cell>
        </table:table-row>
        <table:table-row table:style-name="Tableau5.6">
          <table:table-cell table:style-name="Tableau5.A3" table:number-columns-spanned="4" office:value-type="string">
            <text:p text:style-name="P185"><text:span text:style-name="T45"><text:s/></text:span><text:span text:style-name="T78">Testé par : </text:span><text:span text:style-name="T79">Grégoire Pommier</text:span></text:p>
          </table:table-cell>
          <table:covered-table-cell/>
          <table:covered-table-cell/>
          <table:covered-table-cell/>
          <table:table-cell table:style-name="Tableau5.A3" office:value-type="string">
            <text:p text:style-name="P193">Le : <text:span text:style-name="T76">15/05/2017</text:span></text:p>
          </table:table-cell>
          <table:table-cell table:style-name="Tableau5.F5" office:value-type="string">
            <text:p text:style-name="P192">Couverture</text:p>
          </table:table-cell>
        </table:table-row>
        <table:table-row table:style-name="Tableau5.18">
          <table:table-cell table:style-name="Tableau5.A18" table:number-columns-spanned="3" office:value-type="string">
            <text:p text:style-name="P67">Fonctionnalité :</text:p>
          </table:table-cell>
          <table:covered-table-cell/>
          <table:covered-table-cell/>
          <table:table-cell table:style-name="Tableau5.D18" office:value-type="string">
            <text:p text:style-name="P67">Conformité :</text:p>
          </table:table-cell>
          <table:table-cell table:style-name="Tableau5.E18" office:value-type="string">
            <text:p text:style-name="P67">Ergonomie :</text:p>
          </table:table-cell>
          <table:table-cell table:style-name="Tableau5.F19" table:number-rows-spanned="2" office:value-type="string">
            <text:p text:style-name="P66">100 %</text:p>
          </table:table-cell>
        </table:table-row>
        <table:table-row table:style-name="Tableau5.6">
          <table:table-cell table:style-name="Tableau5.A19" table:number-columns-spanned="3" office:value-type="string">
            <text:p text:style-name="P264"><text:span text:style-name="T23">[X]</text:span><text:span text:style-name="T18"> </text:span><text:span text:style-name="T22">Excellente</text:span></text:p>
            <text:p text:style-name="P55"><text:span text:style-name="T19">[ <text:s/>]</text:span><text:span text:style-name="T18"> </text:span><text:span text:style-name="T22">Bonne</text:span></text:p>
            <text:p text:style-name="P55"><text:span text:style-name="T19">[ <text:s/>]</text:span><text:span text:style-name="T18"> </text:span><text:span text:style-name="T22">Moyenne</text:span></text:p>
            <text:p text:style-name="P55"><text:span text:style-name="T23">[ <text:s/>]</text:span><text:span text:style-name="T18"> </text:span><text:span text:style-name="T22">Faible</text:span></text:p>
          </table:table-cell>
          <table:covered-table-cell/>
          <table:covered-table-cell/>
          <table:table-cell table:style-name="Tableau5.D19" office:value-type="string">
            <text:p text:style-name="P264"><text:span text:style-name="T23">[X]</text:span><text:span text:style-name="T18"> </text:span><text:span text:style-name="T22">Excellente</text:span></text:p>
            <text:p text:style-name="P55"><text:span text:style-name="T19">[ <text:s/>]</text:span><text:span text:style-name="T18"> </text:span><text:span text:style-name="T22">Bonne</text:span></text:p>
            <text:p text:style-name="P55"><text:span text:style-name="T19">[ <text:s/>]</text:span><text:span text:style-name="T18"> </text:span><text:span text:style-name="T22">Moyenne</text:span></text:p>
            <text:p text:style-name="P55"><text:span text:style-name="T23">[ <text:s/>]</text:span><text:span text:style-name="T18"> </text:span><text:span text:style-name="T22">Faible</text:span></text:p>
          </table:table-cell>
          <table:table-cell table:style-name="Tableau5.E19" office:value-type="string">
            <text:p text:style-name="P267"><text:span text:style-name="T23">[ <text:s/>]</text:span><text:span text:style-name="T18"> </text:span><text:span text:style-name="T22">Excellente</text:span></text:p>
            <text:p text:style-name="P264"><text:span text:style-name="T19">[</text:span><text:span text:style-name="T20">X</text:span><text:span text:style-name="T19">]</text:span><text:span text:style-name="T18"> </text:span><text:span text:style-name="T22">Bonne</text:span></text:p>
            <text:p text:style-name="P268"><text:span text:style-name="T76">[ <text:s/>]</text:span> Moyenne</text:p>
            <text:p text:style-name="P267"><text:span text:style-name="T23">[ <text:s/>]</text:span><text:span text:style-name="T18"> </text:span><text:span text:style-name="T22">Faible</text:span></text:p>
          </table:table-cell>
          <table:covered-table-cell/>
        </table:table-row>
      </table:table>
      <text:h text:style-name="P332" text:outline-level="1"><text:bookmark-end text:name="__DdeLink__1027_5035293621"/></text:h>
      <text:h text:style-name="P332" text:outline-level="1"/>
      <text:h text:style-name="P335" text:outline-level="1"><text:bookmark-start text:name="__DdeLink__1027_50352936211"/></text:h>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table:number-columns-spanned="6" office:value-type="string">
            <text:p text:style-name="P240"/>
            <text:p text:style-name="P330">Architecture Globale <text:s/>- Stratégies d'intégration</text:p>
            <text:p text:style-name="P249"/>
          </table:table-cell>
          <table:covered-table-cell/>
          <table:covered-table-cell/>
          <table:covered-table-cell/>
          <table:covered-table-cell/>
          <table:covered-table-cell/>
        </table:table-row>
        <table:table-row table:style-name="Tableau6.2">
          <table:table-cell table:style-name="Tableau6.A2" table:number-columns-spanned="3" office:value-type="string">
            <text:p text:style-name="P170">Objectif</text:p>
          </table:table-cell>
          <table:covered-table-cell/>
          <table:covered-table-cell/>
          <table:table-cell table:style-name="Tableau6.D2" table:number-columns-spanned="3" office:value-type="string">
            <text:p text:style-name="P169">Représenter l'application globale</text:p>
          </table:table-cell>
          <table:covered-table-cell/>
          <table:covered-table-cell/>
        </table:table-row>
        <table:table-row table:style-name="Tableau6.2">
          <table:table-cell table:style-name="Tableau6.A3" table:number-columns-spanned="3" office:value-type="string">
            <text:p text:style-name="P170"><text:span text:style-name="T25">Éléments</text:span> à tester</text:p>
          </table:table-cell>
          <table:covered-table-cell/>
          <table:covered-table-cell/>
          <table:table-cell table:style-name="Tableau6.D3" table:number-columns-spanned="3" office:value-type="string">
            <text:p text:style-name="P169">Tester <text:span text:style-name="T101">l’intégration</text:span> entre les différents modules.</text:p>
          </table:table-cell>
          <table:covered-table-cell/>
          <table:covered-table-cell/>
        </table:table-row>
        <table:table-row table:style-name="Tableau6.2">
          <table:table-cell table:style-name="Tableau6.A4" table:number-columns-spanned="5" office:value-type="string">
            <text:p text:style-name="P230"><text:span text:style-name="T100">Description de la stratégie </text:span>: </text:p>
          </table:table-cell>
          <table:covered-table-cell/>
          <table:covered-table-cell/>
          <table:covered-table-cell/>
          <table:covered-table-cell/>
          <table:table-cell table:style-name="Tableau6.F4" office:value-type="string">
            <text:p text:style-name="P231"/>
          </table:table-cell>
        </table:table-row>
        <table:table-row table:style-name="Tableau6.5">
          <table:table-cell table:style-name="Tableau6.A3" office:value-type="string">
            <text:p text:style-name="P220">I<text:span text:style-name="T42">D</text:span></text:p>
          </table:table-cell>
          <table:table-cell table:style-name="Tableau6.A3" office:value-type="string">
            <text:p text:style-name="P13">Classes</text:p>
          </table:table-cell>
          <table:table-cell table:style-name="Tableau6.A3" office:value-type="string">
            <text:p text:style-name="P15">Classe de test</text:p>
          </table:table-cell>
          <table:table-cell table:style-name="Tableau6.A3" office:value-type="string">
            <text:p text:style-name="P207">Ce qui est vérifié</text:p>
          </table:table-cell>
          <table:table-cell table:style-name="Tableau6.A3" office:value-type="string">
            <text:p text:style-name="P209">Cas de test</text:p>
          </table:table-cell>
          <table:table-cell table:style-name="Tableau6.F5" office:value-type="string">
            <text:p text:style-name="P211">Validé ?</text:p>
          </table:table-cell>
        </table:table-row>
        <table:table-row table:style-name="Tableau6.6">
          <table:table-cell table:style-name="Tableau6.A6" office:value-type="string">
            <text:p text:style-name="P145">1</text:p>
          </table:table-cell>
          <table:table-cell table:style-name="Tableau6.B6" office:value-type="string">
            <text:p text:style-name="P34">SmartLogger</text:p>
            <text:p text:style-name="P34">(Version itération 1)</text:p>
          </table:table-cell>
          <table:table-cell table:style-name="Tableau6.C6" office:value-type="string">
            <text:p text:style-name="P34">SmartLoggerIntegrationML_I</text:p>
          </table:table-cell>
          <table:table-cell table:style-name="Tableau6.D6" office:value-type="string">
            <text:p text:style-name="P125">Test <text:span text:style-name="T137">d’intégration</text:span> des modules 1 et 2</text:p>
          </table:table-cell>
          <table:table-cell table:style-name="Tableau6.E6" office:value-type="string">
            <text:p text:style-name="P115"><text:bookmark-start text:name="__DdeLink__1045_503529362"/>Test Standard<text:bookmark-end text:name="__DdeLink__1045_503529362"/></text:p>
          </table:table-cell>
          <table:table-cell table:style-name="Tableau6.F6" office:value-type="string">
            <text:p text:style-name="P269">KO</text:p>
          </table:table-cell>
        </table:table-row>
        <table:table-row table:style-name="Tableau6.6">
          <table:table-cell table:style-name="Tableau6.A7" office:value-type="string">
            <text:p text:style-name="P149">2</text:p>
          </table:table-cell>
          <table:table-cell table:style-name="Tableau6.B7" office:value-type="string">
            <text:p text:style-name="P34">SmartLogger</text:p>
            <text:p text:style-name="P34">(Version itération 2)</text:p>
          </table:table-cell>
          <table:table-cell table:style-name="Tableau6.C7" office:value-type="string">
            <text:p text:style-name="P34">SmartLoggerIntegrationML_I_O</text:p>
          </table:table-cell>
          <table:table-cell table:style-name="Tableau6.D7" office:value-type="string">
            <text:p text:style-name="P125">Test <text:span text:style-name="T137">d’intégration</text:span> des module 1 2 et 3</text:p>
          </table:table-cell>
          <table:table-cell table:style-name="Tableau6.E7" office:value-type="string">
            <text:p text:style-name="P115">Test Standard</text:p>
          </table:table-cell>
          <table:table-cell table:style-name="Tableau6.F7" office:value-type="string">
            <text:p text:style-name="P269">KO</text:p>
          </table:table-cell>
        </table:table-row>
        <table:table-row table:style-name="Tableau6.6">
          <table:table-cell table:style-name="Tableau6.A8" office:value-type="string">
            <text:p text:style-name="P150">3</text:p>
          </table:table-cell>
          <table:table-cell table:style-name="Tableau6.B8" office:value-type="string">
            <text:p text:style-name="P34">SmartLogger</text:p>
            <text:p text:style-name="P34">(Version itération 3)</text:p>
          </table:table-cell>
          <table:table-cell table:style-name="Tableau6.C8" office:value-type="string">
            <text:p text:style-name="P33"/>
          </table:table-cell>
          <table:table-cell table:style-name="Tableau6.D8" office:value-type="string">
            <text:p text:style-name="P125">Test de déploiement sur la plateforme</text:p>
          </table:table-cell>
          <table:table-cell table:style-name="Tableau6.E8" office:value-type="string">
            <text:p text:style-name="P120"/>
          </table:table-cell>
          <table:table-cell table:style-name="Tableau6.F8" office:value-type="string">
            <text:p text:style-name="P260">O<text:span text:style-name="T76">K</text:span></text:p>
          </table:table-cell>
        </table:table-row>
        <table:table-row table:style-name="Tableau6.6">
          <table:table-cell table:style-name="Tableau6.A3" table:number-columns-spanned="4" office:value-type="string">
            <text:p text:style-name="P185"><text:span text:style-name="T45"><text:s/></text:span><text:span text:style-name="T78">Testé par : </text:span><text:span text:style-name="T79">Grégoire Pommier</text:span></text:p>
          </table:table-cell>
          <table:covered-table-cell/>
          <table:covered-table-cell/>
          <table:covered-table-cell/>
          <table:table-cell table:style-name="Tableau6.A3" office:value-type="string">
            <text:p text:style-name="P193">Le : <text:span text:style-name="T76">15/05/2017</text:span></text:p>
          </table:table-cell>
          <table:table-cell table:style-name="Tableau6.F5" office:value-type="string">
            <text:p text:style-name="P192">Couverture</text:p>
          </table:table-cell>
        </table:table-row>
        <table:table-row table:style-name="Tableau6.10">
          <table:table-cell table:style-name="Tableau6.A10" table:number-columns-spanned="3" office:value-type="string">
            <text:p text:style-name="P67">Fonctionnalité :</text:p>
          </table:table-cell>
          <table:covered-table-cell/>
          <table:covered-table-cell/>
          <table:table-cell table:style-name="Tableau6.D10" office:value-type="string">
            <text:p text:style-name="P67">Conformité :</text:p>
          </table:table-cell>
          <table:table-cell table:style-name="Tableau6.E10" office:value-type="string">
            <text:p text:style-name="P67">Ergonomie :</text:p>
          </table:table-cell>
          <table:table-cell table:style-name="Tableau6.F11" table:number-rows-spanned="2" office:value-type="string">
            <text:p text:style-name="P66"><text:span text:style-name="T86">33</text:span>%</text:p>
          </table:table-cell>
        </table:table-row>
        <table:table-row table:style-name="Tableau6.6">
          <table:table-cell table:style-name="Tableau6.A11" table:number-columns-spanned="3" office:value-type="string">
            <text:p text:style-name="P267"><text:span text:style-name="T23">[ <text:s/>]</text:span><text:span text:style-name="T18"> </text:span><text:span text:style-name="T22">Excellente</text:span></text:p>
            <text:p text:style-name="P55"><text:span text:style-name="T19">[ <text:s/>]</text:span><text:span text:style-name="T18"> </text:span><text:span text:style-name="T22">Bonne</text:span></text:p>
            <text:p text:style-name="P265"><text:span text:style-name="T76">[X]</text:span> Moyenne</text:p>
            <text:p text:style-name="P55"><text:span text:style-name="T23">[ <text:s/>]</text:span><text:span text:style-name="T18"> </text:span><text:span text:style-name="T22">Faible</text:span></text:p>
          </table:table-cell>
          <table:covered-table-cell/>
          <table:covered-table-cell/>
          <table:table-cell table:style-name="Tableau6.D11" office:value-type="string">
            <text:p text:style-name="P264"><text:span text:style-name="T23">[X]</text:span><text:span text:style-name="T18"> </text:span><text:span text:style-name="T22">Excellente</text:span></text:p>
            <text:p text:style-name="P55"><text:span text:style-name="T19">[ <text:s/>]</text:span><text:span text:style-name="T18"> </text:span><text:span text:style-name="T22">Bonne</text:span></text:p>
            <text:p text:style-name="P55"><text:span text:style-name="T19">[ <text:s/>]</text:span><text:span text:style-name="T18"> </text:span><text:span text:style-name="T22">Moyenne</text:span></text:p>
            <text:p text:style-name="P55"><text:span text:style-name="T23">[ <text:s/>]</text:span><text:span text:style-name="T18"> </text:span><text:span text:style-name="T22">Faible</text:span></text:p>
          </table:table-cell>
          <table:table-cell table:style-name="Tableau6.E11" office:value-type="string">
            <text:p text:style-name="P267"><text:span text:style-name="T88">[X</text:span><text:span text:style-name="T89">]</text:span><text:span text:style-name="T87"> Excellente</text:span></text:p>
            <text:p text:style-name="P267"><text:span text:style-name="T19">[</text:span><text:span text:style-name="T20"> <text:s/></text:span><text:span text:style-name="T19">]</text:span><text:span text:style-name="T18"> </text:span><text:span text:style-name="T22">Bonne</text:span></text:p>
            <text:p text:style-name="P265"><text:span text:style-name="T91">[</text:span><text:span text:style-name="T92"> <text:s/>]</text:span><text:span text:style-name="T90"> Moyenne</text:span></text:p>
            <text:p text:style-name="P55"><text:span text:style-name="T23">[ <text:s/>]</text:span><text:span text:style-name="T18"> </text:span><text:span text:style-name="T22">Faible</text:span></text:p>
          </table:table-cell>
          <table:covered-table-cell/>
        </table:table-row>
      </table:table>
      <text:h text:style-name="P332" text:outline-level="1"><text:bookmark-end text:name="__DdeLink__1027_50352936211"/></text:h>
      <text:h text:style-name="P33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20">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20">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7z0"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4.618cm" fo:text-indent="-0.635cm" fo:margin-left="4.618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3.387cm" fo:text-indent="-0.635cm" fo:margin-left="3.387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197cm" fo:text-indent="-0.635cm" fo:margin-left="7.197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737cm" fo:text-indent="-0.635cm" fo:margin-left="9.73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07cm" fo:text-indent="-0.635cm" fo:margin-left="11.007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277cm"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11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20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20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20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20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20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20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20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P6" style:family="paragraph" style:parent-style-name="Footer">
      <style:paragraph-properties fo:text-align="end" style:justify-single-word="false"/>
    </style:style>
    <style:style style:name="MP7"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Image1" text:anchor-type="char" svg:x="13.776cm" svg:y="0.053cm" svg:width="5.036cm" svg:height="1.455cm" draw:z-index="15"><draw:image xlink:href="Pictures/100000000000063D000001E9247F626A.jpg" xlink:type="simple" xlink:show="embed" xlink:actuate="onLoad"/></draw:frame>Master 1 GIL - Conduite de Projet</text:p>
        <text:p text:style-name="MP2">SmartLogger</text:p>
        <text:p text:style-name="MP3">Cahier de Recette</text:p>
        <text:p text:style-name="MP4"><draw:line text:anchor-type="char" draw:z-index="31" draw:style-name="Mgr1" draw:text-style-name="MP5" svg:x1="-0.155cm" svg:y1="0.18cm" svg:x2="19.16cm" svg:y2="0.18cm"><text:p/></draw:line></text:p>
      </style:header>
      <style:footer>
        <text:p text:style-name="MP6"><text:span text:style-name="Page_20_Number"><text:span text:style-name="MT1"><text:page-number text:select-page="current">14</text:page-number></text:span></text:span><text:span text:style-name="Page_20_Number"><text:span text:style-name="MT1">/</text:span></text:span><text:span text:style-name="Page_20_Number"><text:span text:style-name="MT1"><text:page-count style:num-format="1">16</text:page-count></text:span></text:span></text:p>
        <text:p text:style-name="MP7"><text:span text:style-name="Page_20_Number"><text:span text:style-name="MT1"/></text:span></text:p>
        <text:p text:style-name="MP7"><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12T14:36:00</meta:creation-date>
    <dc:date>2017-05-18T15:56:04.552000000</dc:date>
    <meta:editing-cycles>413</meta:editing-cycles>
    <meta:editing-duration>PT9H27M32S</meta:editing-duration>
    <meta:generator>LibreOffice/4.4.5.2$Windows_x86 LibreOffice_project/a22f674fd25a3b6f45bdebf25400ed2adff0ff99</meta:generator>
    <meta:document-statistic meta:table-count="13" meta:image-count="1" meta:object-count="0" meta:page-count="16" meta:paragraph-count="849" meta:word-count="3560" meta:character-count="21910" meta:non-whitespace-character-count="19134"/>
  </office:meta>
</office:document-meta>
</file>